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2.639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339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PageStyle_5f_Domain">
      <style:table-properties table:display="true" style:writing-mode="lr-tb"/>
    </style:style>
    <style:style style:name="ta2" style:family="table" style:master-page-name="PageStyle_5f_Province">
      <style:table-properties table:display="true" style:writing-mode="lr-tb"/>
    </style:style>
    <style:style style:name="ta3" style:family="table" style:master-page-name="PageStyle_5f_County">
      <style:table-properties table:display="true" style:writing-mode="lr-tb"/>
    </style:style>
    <style:style style:name="ta4" style:family="table" style:master-page-name="PageStyle_5f_Capital_20_City">
      <style:table-properties table:display="true" style:writing-mode="lr-tb"/>
    </style:style>
    <style:style style:name="ta5" style:family="table" style:master-page-name="PageStyle_5f_Small_20_City">
      <style:table-properties table:display="true" style:writing-mode="lr-tb"/>
    </style:style>
    <style:style style:name="ta6" style:family="table" style:master-page-name="PageStyle_5f_Town">
      <style:table-properties table:display="true" style:writing-mode="lr-tb"/>
    </style:style>
    <style:style style:name="ta7" style:family="table" style:master-page-name="PageStyle_5f_Village">
      <style:table-properties table:display="true" style:writing-mode="lr-tb"/>
    </style:style>
    <style:style style:name="ta8" style:family="table" style:master-page-name="PageStyle_5f_Hamlet">
      <style:table-properties table:display="true" style:writing-mode="lr-tb"/>
    </style:style>
    <style:style style:name="ta9" style:family="table" style:master-page-name="PageStyle_5f_Ogres">
      <style:table-properties table:display="true" style:writing-mode="lr-tb"/>
    </style:style>
    <style:style style:name="ta10" style:family="table" style:master-page-name="PageStyle_5f_Tax_20_Pie">
      <style:table-properties table:display="true" style:writing-mode="lr-tb"/>
    </style:style>
    <style:style style:name="ta11" style:family="table" style:master-page-name="PageStyle_5f_Land_20_Productivity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"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Dom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Pla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otal Tax</text:p>
          </table:table-cell>
          <table:table-cell table:style-name="ce1" office:value-type="string">
            <text:p>Total Pop</text:p>
          </table:table-cell>
          <table:table-cell table:number-columns-repeated="1018"/>
        </table:table-row>
        <table:table-row table:style-name="ro1">
          <table:table-cell office:value-type="string">
            <text:p>Capital city</text:p>
          </table:table-cell>
          <table:table-cell office:value-type="float" office:value="1">
            <text:p>1</text:p>
          </table:table-cell>
          <table:table-cell table:formula="of:=[$'Capital City'.M44]" office:value-type="float" office:value="24864">
            <text:p>24864</text:p>
          </table:table-cell>
          <table:table-cell table:formula="of:=[$'Capital City'.G2]" office:value-type="float" office:value="12000">
            <text:p>12000</text:p>
          </table:table-cell>
          <table:table-cell table:style-name="ce2" table:formula="of:=[.B2]*[.C2]" office:value-type="float" office:value="24864">
            <text:p>24864</text:p>
          </table:table-cell>
          <table:table-cell table:style-name="ce2" table:formula="of:=[.B2]*[.D2]" office:value-type="float" office:value="12000">
            <text:p>12000</text:p>
          </table:table-cell>
          <table:table-cell table:number-columns-repeated="1018"/>
        </table:table-row>
        <table:table-row table:style-name="ro1">
          <table:table-cell office:value-type="string">
            <text:p>Small city</text:p>
          </table:table-cell>
          <table:table-cell office:value-type="float" office:value="6">
            <text:p>6</text:p>
          </table:table-cell>
          <table:table-cell table:formula="of:=[$'Small City'.M44]" office:value-type="float" office:value="6216">
            <text:p>6216</text:p>
          </table:table-cell>
          <table:table-cell table:formula="of:=[$'Small City'.G2]" office:value-type="float" office:value="3000">
            <text:p>3000</text:p>
          </table:table-cell>
          <table:table-cell table:style-name="ce2" table:formula="of:=[.B3]*[.C3]" office:value-type="float" office:value="37296">
            <text:p>37296</text:p>
          </table:table-cell>
          <table:table-cell table:style-name="ce2" table:formula="of:=[.B3]*[.D3]" office:value-type="float" office:value="18000">
            <text:p>18000</text:p>
          </table:table-cell>
          <table:table-cell table:number-columns-repeated="1018"/>
        </table:table-row>
        <table:table-row table:style-name="ro1">
          <table:table-cell office:value-type="string">
            <text:p>Town</text:p>
          </table:table-cell>
          <table:table-cell office:value-type="float" office:value="36">
            <text:p>36</text:p>
          </table:table-cell>
          <table:table-cell table:formula="of:=[$Town.M44]" office:value-type="float" office:value="1563.6">
            <text:p>1563.6</text:p>
          </table:table-cell>
          <table:table-cell table:formula="of:=[$Town.G2]" office:value-type="float" office:value="1200">
            <text:p>1200</text:p>
          </table:table-cell>
          <table:table-cell table:style-name="ce2" table:formula="of:=[.B4]*[.C4]" office:value-type="float" office:value="56289.6">
            <text:p>56290</text:p>
          </table:table-cell>
          <table:table-cell table:style-name="ce2" table:formula="of:=[.B4]*[.D4]" office:value-type="float" office:value="43200">
            <text:p>43200</text:p>
          </table:table-cell>
          <table:table-cell table:number-columns-repeated="1018"/>
        </table:table-row>
        <table:table-row table:style-name="ro1">
          <table:table-cell office:value-type="string">
            <text:p>Village</text:p>
          </table:table-cell>
          <table:table-cell table:formula="of:=36*6" office:value-type="float" office:value="216">
            <text:p>216</text:p>
          </table:table-cell>
          <table:table-cell table:formula="of:=[$Village.M44]" office:value-type="float" office:value="326.9">
            <text:p>326.9</text:p>
          </table:table-cell>
          <table:table-cell table:formula="of:=[$Village.G2]" office:value-type="float" office:value="350">
            <text:p>350</text:p>
          </table:table-cell>
          <table:table-cell table:style-name="ce2" table:formula="of:=[.B5]*[.C5]" office:value-type="float" office:value="70610.4">
            <text:p>70610</text:p>
          </table:table-cell>
          <table:table-cell table:style-name="ce2" table:formula="of:=[.B5]*[.D5]" office:value-type="float" office:value="75600">
            <text:p>75600</text:p>
          </table:table-cell>
          <table:table-cell table:number-columns-repeated="1018"/>
        </table:table-row>
        <table:table-row table:style-name="ro1">
          <table:table-cell office:value-type="string">
            <text:p>Hamlet</text:p>
          </table:table-cell>
          <table:table-cell table:formula="of:=216*6" office:value-type="float" office:value="1296">
            <text:p>1296</text:p>
          </table:table-cell>
          <table:table-cell table:formula="of:=[$Hamlet.M40]" office:value-type="float" office:value="69">
            <text:p>69</text:p>
          </table:table-cell>
          <table:table-cell table:formula="of:=[$Hamlet.G2]" office:value-type="float" office:value="75">
            <text:p>75</text:p>
          </table:table-cell>
          <table:table-cell table:style-name="ce2" table:formula="of:=[.B6]*[.C6]" office:value-type="float" office:value="89424">
            <text:p>89424</text:p>
          </table:table-cell>
          <table:table-cell table:style-name="ce2" table:formula="of:=[.B6]*[.D6]" office:value-type="float" office:value="97200">
            <text:p>972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table:formula="of:=SUM([.E2:.E6])" office:value-type="float" office:value="278484">
            <text:p>278484</text:p>
          </table:table-cell>
          <table:table-cell table:style-name="ce3" table:formula="of:=SUM([.F2:.F6])" office:value-type="float" office:value="246000">
            <text:p>246000</text:p>
          </table:table-cell>
          <table: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amura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Stipend</text:p>
          </table:table-cell>
          <table:table-cell table:style-name="ce1" office:value-type="string">
            <text:p>Food</text:p>
          </table:table-cell>
          <table:table-cell table:style-name="ce1" office:value-type="string">
            <text:p>Housing</text:p>
          </table:table-cell>
          <table:table-cell table:style-name="ce1" office:value-type="string">
            <text:p>Equipment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Payroll</text:p>
          </table:table-cell>
          <table:table-cell table:style-name="ce1" office:value-type="string">
            <text:p>Food</text:p>
          </table:table-cell>
          <table:table-cell table:style-name="ce1" office:value-type="string">
            <text:p>Housing</text:p>
          </table:table-cell>
          <table:table-cell table:style-name="ce1" office:value-type="string">
            <text:p>Equipment</text:p>
          </table:table-cell>
          <table:table-cell table:style-name="ce1" office:value-type="string">
            <text:p>Total Cost</text:p>
          </table:table-cell>
          <table:table-cell table:number-columns-repeated="1010"/>
        </table:table-row>
        <table:table-row table:style-name="ro1">
          <table:table-cell office:value-type="string">
            <text:p>Capital city</text:p>
          </table:table-cell>
          <table:table-cell office:value-type="float" office:value="1">
            <text:p>1</text:p>
          </table:table-cell>
          <table:table-cell table:formula="of:=[$'Capital City'.E38]" office:value-type="float" office:value="1200">
            <text:p>120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1]*[.C11]" office:value-type="float" office:value="1200">
            <text:p>1200</text:p>
          </table:table-cell>
          <table:table-cell table:style-name="ce2" table:formula="of:=[.D11]*[.$I11]" office:value-type="float" office:value="3000">
            <text:p>3000</text:p>
          </table:table-cell>
          <table:table-cell table:style-name="ce2" table:formula="of:=[.E11]*[.$I11]" office:value-type="float" office:value="3600">
            <text:p>3600</text:p>
          </table:table-cell>
          <table:table-cell table:style-name="ce2" table:formula="of:=[.F11]*[.$I11]" office:value-type="float" office:value="0">
            <text:p>0</text:p>
          </table:table-cell>
          <table:table-cell table:style-name="ce2" table:formula="of:=[.G11]*[.$I11]" office:value-type="float" office:value="2400">
            <text:p>2400</text:p>
          </table:table-cell>
          <table:table-cell table:style-name="ce2" table:formula="of:=[.J11]+[.K11]+[.L11]+[.M11]" office:value-type="float" office:value="9000">
            <text:p>9000</text:p>
          </table:table-cell>
          <table:table-cell table:number-columns-repeated="1010"/>
        </table:table-row>
        <table:table-row table:style-name="ro1">
          <table:table-cell office:value-type="string">
            <text:p>Small city</text:p>
          </table:table-cell>
          <table:table-cell office:value-type="float" office:value="0">
            <text:p>0</text:p>
          </table:table-cell>
          <table:table-cell table:formula="of:=[$'Small City'.E38]" office:value-type="float" office:value="300">
            <text:p>30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2]*[.C12]" office:value-type="float" office:value="0">
            <text:p>0</text:p>
          </table:table-cell>
          <table:table-cell table:style-name="ce2" table:formula="of:=[.D12]*[.$I12]" office:value-type="float" office:value="0">
            <text:p>0</text:p>
          </table:table-cell>
          <table:table-cell table:style-name="ce2" table:formula="of:=[.E12]*[.$I12]" office:value-type="float" office:value="0">
            <text:p>0</text:p>
          </table:table-cell>
          <table:table-cell table:style-name="ce2" table:formula="of:=[.F12]*[.$I12]" office:value-type="float" office:value="0">
            <text:p>0</text:p>
          </table:table-cell>
          <table:table-cell table:style-name="ce2" table:formula="of:=[.G12]*[.$I12]" office:value-type="float" office:value="0">
            <text:p>0</text:p>
          </table:table-cell>
          <table:table-cell table:style-name="ce2" table:formula="of:=[.J12]+[.K12]+[.L12]+[.M1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Town</text:p>
          </table:table-cell>
          <table:table-cell office:value-type="float" office:value="0">
            <text:p>0</text:p>
          </table:table-cell>
          <table:table-cell table:formula="of:=[$Town.E39]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3]*[.C13]" office:value-type="float" office:value="0">
            <text:p>0</text:p>
          </table:table-cell>
          <table:table-cell table:style-name="ce2" table:formula="of:=[.D13]*[.$I13]" office:value-type="float" office:value="0">
            <text:p>0</text:p>
          </table:table-cell>
          <table:table-cell table:style-name="ce2" table:formula="of:=[.E13]*[.$I13]" office:value-type="float" office:value="0">
            <text:p>0</text:p>
          </table:table-cell>
          <table:table-cell table:style-name="ce2" table:formula="of:=[.F13]*[.$I13]" office:value-type="float" office:value="0">
            <text:p>0</text:p>
          </table:table-cell>
          <table:table-cell table:style-name="ce2" table:formula="of:=[.G13]*[.$I13]" office:value-type="float" office:value="0">
            <text:p>0</text:p>
          </table:table-cell>
          <table:table-cell table:style-name="ce2" table:formula="of:=[.J13]+[.K13]+[.L13]+[.M1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Village</text:p>
          </table:table-cell>
          <table:table-cell office:value-type="float" office:value="0">
            <text:p>0</text:p>
          </table:table-cell>
          <table:table-cell table:formula="of:=[$Village.E39]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4]*[.C14]" office:value-type="float" office:value="0">
            <text:p>0</text:p>
          </table:table-cell>
          <table:table-cell table:style-name="ce2" table:formula="of:=[.D14]*[.$I14]" office:value-type="float" office:value="0">
            <text:p>0</text:p>
          </table:table-cell>
          <table:table-cell table:style-name="ce2" table:formula="of:=[.E14]*[.$I14]" office:value-type="float" office:value="0">
            <text:p>0</text:p>
          </table:table-cell>
          <table:table-cell table:style-name="ce2" table:formula="of:=[.F14]*[.$I14]" office:value-type="float" office:value="0">
            <text:p>0</text:p>
          </table:table-cell>
          <table:table-cell table:style-name="ce2" table:formula="of:=[.G14]*[.$I14]" office:value-type="float" office:value="0">
            <text:p>0</text:p>
          </table:table-cell>
          <table:table-cell table:style-name="ce2" table:formula="of:=[.J14]+[.K14]+[.L14]+[.M1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Hamlet</text:p>
          </table:table-cell>
          <table:table-cell office:value-type="float" office:value="0">
            <text:p>0</text:p>
          </table:table-cell>
          <table:table-cell table:formula="of:=[$Hamlet.E39]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5]*[.C15]" office:value-type="float" office:value="0">
            <text:p>0</text:p>
          </table:table-cell>
          <table:table-cell table:style-name="ce2" table:formula="of:=[.D15]*[.$I15]" office:value-type="float" office:value="0">
            <text:p>0</text:p>
          </table:table-cell>
          <table:table-cell table:style-name="ce2" table:formula="of:=[.E15]*[.$I15]" office:value-type="float" office:value="0">
            <text:p>0</text:p>
          </table:table-cell>
          <table:table-cell table:style-name="ce2" table:formula="of:=[.F15]*[.$I15]" office:value-type="float" office:value="0">
            <text:p>0</text:p>
          </table:table-cell>
          <table:table-cell table:style-name="ce2" table:formula="of:=[.G15]*[.$I15]" office:value-type="float" office:value="0">
            <text:p>0</text:p>
          </table:table-cell>
          <table:table-cell table:style-name="ce2" table:formula="of:=[.J15]+[.K15]+[.L15]+[.M1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3" table:formula="of:=SUM([.I11:.I15])" office:value-type="float" office:value="1200">
            <text:p>1200</text:p>
          </table:table-cell>
          <table:table-cell table:style-name="ce3" table:formula="of:=SUM([.J11:.J15])" office:value-type="float" office:value="3000">
            <text:p>3000</text:p>
          </table:table-cell>
          <table:table-cell table:style-name="ce3" table:formula="of:=SUM([.K11:.K15])" office:value-type="float" office:value="3600">
            <text:p>3600</text:p>
          </table:table-cell>
          <table:table-cell table:style-name="ce3" table:formula="of:=SUM([.L11:.L15])" office:value-type="float" office:value="0">
            <text:p>0</text:p>
          </table:table-cell>
          <table:table-cell table:style-name="ce3" table:formula="of:=SUM([.M11:.M15])" office:value-type="float" office:value="2400">
            <text:p>2400</text:p>
          </table:table-cell>
          <table:table-cell table:style-name="ce3" table:formula="of:=SUM([.N11:.N15])" office:value-type="float" office:value="9000">
            <text:p>9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udg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Expense</text:p>
          </table:table-cell>
          <table:table-cell table:number-columns-repeated="1022"/>
        </table:table-row>
        <table:table-row table:style-name="ro1">
          <table:table-cell office:value-type="string">
            <text:p>Staff</text:p>
          </table:table-cell>
          <table:table-cell office:value-type="float" office:value="1000">
            <text:p>1000</text:p>
          </table:table-cell>
          <table:table-cell table:number-columns-repeated="1022"/>
        </table:table-row>
        <table:table-row table:style-name="ro1">
          <table:table-cell office:value-type="string">
            <text:p>Samurai</text:p>
          </table:table-cell>
          <table:table-cell table:style-name="ce2" table:formula="of:=[.N16]" office:value-type="float" office:value="9000">
            <text:p>9000</text:p>
          </table:table-cell>
          <table:table-cell table:number-columns-repeated="1022"/>
        </table:table-row>
        <table:table-row table:style-name="ro1">
          <table:table-cell office:value-type="string">
            <text:p>Ashigaru</text:p>
          </table:table-cell>
          <table:table-cell table:style-name="ce2" table:formula="of:=[.G7]"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Servants</text:p>
          </table:table-cell>
          <table:table-cell office:value-type="float" office:value="240">
            <text:p>240</text:p>
          </table:table-cell>
          <table:table-cell table:number-columns-repeated="1022"/>
        </table:table-row>
        <table:table-row table:style-name="ro1">
          <table:table-cell office:value-type="string">
            <text:p>Supplies</text:p>
          </table:table-cell>
          <table:table-cell office:value-type="float" office:value="120">
            <text:p>120</text:p>
          </table:table-cell>
          <table:table-cell table:number-columns-repeated="1022"/>
        </table:table-row>
        <table:table-row table:style-name="ro1">
          <table:table-cell/>
          <table:table-cell table:style-name="ce3" table:formula="of:=SUM([.B20:.B24])" office:value-type="float" office:value="10360">
            <text:p>1036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ombined Budge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Corruption</text:p>
          </table:table-cell>
          <table:table-cell table:style-name="ce1" office:value-type="string">
            <text:p>Total Cost</text:p>
          </table:table-cell>
          <table:table-cell table:number-columns-repeated="1019"/>
        </table:table-row>
        <table:table-row table:style-name="ro1">
          <table:table-cell office:value-type="string">
            <text:p>Domain</text:p>
          </table:table-cell>
          <table:table-cell office:value-type="float" office:value="1">
            <text:p>1</text:p>
          </table:table-cell>
          <table:table-cell table:style-name="ce2" table:formula="of:=[.B25]" office:value-type="float" office:value="10360">
            <text:p>10360</text:p>
          </table:table-cell>
          <table:table-cell office:value-type="float" office:value="100000">
            <text:p>100000</text:p>
          </table:table-cell>
          <table:table-cell table:formula="of:=[.B30]*([.C30]+[.D30])" office:value-type="float" office:value="110360">
            <text:p>110360</text:p>
          </table:table-cell>
          <table:table-cell table:number-columns-repeated="1019"/>
        </table:table-row>
        <table:table-row table:style-name="ro1">
          <table:table-cell office:value-type="string">
            <text:p>Province</text:p>
          </table:table-cell>
          <table:table-cell office:value-type="float" office:value="6">
            <text:p>6</text:p>
          </table:table-cell>
          <table:table-cell table:style-name="ce2" table:formula="of:=[$Province.B22]"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formula="of:=[.B31]*([.C31]+[.D31])" office:value-type="float" office:value="60000">
            <text:p>60000</text:p>
          </table:table-cell>
          <table:table-cell table:number-columns-repeated="1019"/>
        </table:table-row>
        <table:table-row table:style-name="ro1">
          <table:table-cell office:value-type="string">
            <text:p>County</text:p>
          </table:table-cell>
          <table:table-cell office:value-type="float" office:value="36">
            <text:p>36</text:p>
          </table:table-cell>
          <table:table-cell table:style-name="ce2" table:formula="of:=[$County.B45]" office:value-type="float" office:value="1445.08">
            <text:p>1445</text:p>
          </table:table-cell>
          <table:table-cell office:value-type="float" office:value="1000">
            <text:p>1000</text:p>
          </table:table-cell>
          <table:table-cell table:formula="of:=[.B32]*([.C32]+[.D32])" office:value-type="float" office:value="88022.88">
            <text:p>88022.8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30:.E32])" office:value-type="float" office:value="258382.88">
            <text:p>258382.88</text:p>
          </table:table-cell>
          <table:table-cell table:number-columns-repeated="1019"/>
        </table:table-row>
      </table:table>
      <table:table table:name="Province" table:style-name="ta2" table:print="false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Pla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otal Tax</text:p>
          </table:table-cell>
          <table:table-cell table:style-name="ce1" office:value-type="string">
            <text:p>Total Pop</text:p>
          </table:table-cell>
          <table:table-cell/>
          <table:table-cell table:style-name="ce1" table:number-columns-repeated="4"/>
          <table:table-cell table:number-columns-repeated="1013"/>
        </table:table-row>
        <table:table-row table:style-name="ro1">
          <table:table-cell office:value-type="string">
            <text:p>Capital city</text:p>
          </table:table-cell>
          <table:table-cell office:value-type="float" office:value="0">
            <text:p>0</text:p>
          </table:table-cell>
          <table:table-cell table:formula="of:=[$'Capital City'.M44]" office:value-type="float" office:value="24864">
            <text:p>24864</text:p>
          </table:table-cell>
          <table:table-cell table:formula="of:=[$'Capital City'.G2]" office:value-type="float" office:value="12000">
            <text:p>12000</text:p>
          </table:table-cell>
          <table:table-cell table:style-name="ce2" table:formula="of:=[.B2]*[.C2]" office:value-type="float" office:value="0">
            <text:p>0</text:p>
          </table:table-cell>
          <table:table-cell table:style-name="ce2" table:formula="of:=[.B2]*[.D2]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mall city</text:p>
          </table:table-cell>
          <table:table-cell office:value-type="float" office:value="1">
            <text:p>1</text:p>
          </table:table-cell>
          <table:table-cell table:formula="of:=[$'Small City'.M44]" office:value-type="float" office:value="6216">
            <text:p>6216</text:p>
          </table:table-cell>
          <table:table-cell table:formula="of:=[$'Small City'.G2]" office:value-type="float" office:value="3000">
            <text:p>3000</text:p>
          </table:table-cell>
          <table:table-cell table:style-name="ce2" table:formula="of:=[.B3]*[.C3]" office:value-type="float" office:value="6216">
            <text:p>6216</text:p>
          </table:table-cell>
          <table:table-cell table:style-name="ce2" table:formula="of:=[.B3]*[.D3]"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string">
            <text:p>Town</text:p>
          </table:table-cell>
          <table:table-cell office:value-type="float" office:value="6">
            <text:p>6</text:p>
          </table:table-cell>
          <table:table-cell table:formula="of:=[$Town.M44]" office:value-type="float" office:value="1563.6">
            <text:p>1563.6</text:p>
          </table:table-cell>
          <table:table-cell table:formula="of:=[$Town.G2]" office:value-type="float" office:value="1200">
            <text:p>1200</text:p>
          </table:table-cell>
          <table:table-cell table:style-name="ce2" table:formula="of:=[.B4]*[.C4]" office:value-type="float" office:value="9381.6">
            <text:p>9382</text:p>
          </table:table-cell>
          <table:table-cell table:style-name="ce2" table:formula="of:=[.B4]*[.D4]" office:value-type="float" office:value="7200">
            <text:p>7200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office:value-type="string">
            <text:p>Village</text:p>
          </table:table-cell>
          <table:table-cell office:value-type="float" office:value="36">
            <text:p>36</text:p>
          </table:table-cell>
          <table:table-cell table:formula="of:=[$Village.M44]" office:value-type="float" office:value="326.9">
            <text:p>326.9</text:p>
          </table:table-cell>
          <table:table-cell table:formula="of:=[$Village.G2]" office:value-type="float" office:value="350">
            <text:p>350</text:p>
          </table:table-cell>
          <table:table-cell table:style-name="ce2" table:formula="of:=[.B5]*[.C5]" office:value-type="float" office:value="11768.4">
            <text:p>11768</text:p>
          </table:table-cell>
          <table:table-cell table:style-name="ce2" table:formula="of:=[.B5]*[.D5]" office:value-type="float" office:value="12600">
            <text:p>12600</text:p>
          </table:table-cell>
          <table:table-cell table:number-columns-repeated="4"/>
          <table:table-cell table:style-name="ce1"/>
          <table:table-cell table:number-columns-repeated="1013"/>
        </table:table-row>
        <table:table-row table:style-name="ro1">
          <table:table-cell office:value-type="string">
            <text:p>Hamlet</text:p>
          </table:table-cell>
          <table:table-cell office:value-type="float" office:value="216">
            <text:p>216</text:p>
          </table:table-cell>
          <table:table-cell table:formula="of:=[$Hamlet.M40]" office:value-type="float" office:value="69">
            <text:p>69</text:p>
          </table:table-cell>
          <table:table-cell table:formula="of:=[$Hamlet.G2]" office:value-type="float" office:value="75">
            <text:p>75</text:p>
          </table:table-cell>
          <table:table-cell table:style-name="ce2" table:formula="of:=[.B6]*[.C6]" office:value-type="float" office:value="14904">
            <text:p>14904</text:p>
          </table:table-cell>
          <table:table-cell table:style-name="ce2" table:formula="of:=[.B6]*[.D6]" office:value-type="float" office:value="16200">
            <text:p>16200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table:style-name="ce3" table:formula="of:=SUM([.E2:.E6])" office:value-type="float" office:value="42270">
            <text:p>42270</text:p>
          </table:table-cell>
          <table:table-cell table:style-name="ce3" table:formula="of:=SUM([.F2:.F6])" office:value-type="float" office:value="39000">
            <text:p>39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amura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Stipend</text:p>
          </table:table-cell>
          <table:table-cell table:style-name="ce1" office:value-type="string">
            <text:p>Food</text:p>
          </table:table-cell>
          <table:table-cell table:style-name="ce1" office:value-type="string">
            <text:p>Housing</text:p>
          </table:table-cell>
          <table:table-cell table:style-name="ce1" office:value-type="string">
            <text:p>Equipment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Payroll</text:p>
          </table:table-cell>
          <table:table-cell table:style-name="ce1" office:value-type="string">
            <text:p>Food</text:p>
          </table:table-cell>
          <table:table-cell table:style-name="ce1" office:value-type="string">
            <text:p>Housing</text:p>
          </table:table-cell>
          <table:table-cell table:style-name="ce1" office:value-type="string">
            <text:p>Equipment</text:p>
          </table:table-cell>
          <table:table-cell table:style-name="ce1" office:value-type="string">
            <text:p>Total Cost</text:p>
          </table:table-cell>
          <table:table-cell table:number-columns-repeated="1010"/>
        </table:table-row>
        <table:table-row table:style-name="ro1">
          <table:table-cell office:value-type="string">
            <text:p>Capital city</text:p>
          </table:table-cell>
          <table:table-cell office:value-type="float" office:value="0">
            <text:p>0</text:p>
          </table:table-cell>
          <table:table-cell table:formula="of:=[$'Capital City'.E38]" office:value-type="float" office:value="1200">
            <text:p>120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1]*[.C11]" office:value-type="float" office:value="0">
            <text:p>0</text:p>
          </table:table-cell>
          <table:table-cell table:style-name="ce2" table:formula="of:=[.D11]*[.$I11]" office:value-type="float" office:value="0">
            <text:p>0</text:p>
          </table:table-cell>
          <table:table-cell table:style-name="ce2" table:formula="of:=[.E11]*[.$I11]" office:value-type="float" office:value="0">
            <text:p>0</text:p>
          </table:table-cell>
          <table:table-cell table:style-name="ce2" table:formula="of:=[.F11]*[.$I11]" office:value-type="float" office:value="0">
            <text:p>0</text:p>
          </table:table-cell>
          <table:table-cell table:style-name="ce2" table:formula="of:=[.G11]*[.$I11]" office:value-type="float" office:value="0">
            <text:p>0</text:p>
          </table:table-cell>
          <table:table-cell table:style-name="ce2" table:formula="of:=[.J11]+[.K11]+[.L11]+[.M1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Small city</text:p>
          </table:table-cell>
          <table:table-cell office:value-type="float" office:value="1">
            <text:p>1</text:p>
          </table:table-cell>
          <table:table-cell table:formula="of:=[$'Small City'.E38]" office:value-type="float" office:value="300">
            <text:p>30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2]*[.C12]" office:value-type="float" office:value="300">
            <text:p>300</text:p>
          </table:table-cell>
          <table:table-cell table:style-name="ce2" table:formula="of:=[.D12]*[.$I12]" office:value-type="float" office:value="750">
            <text:p>750</text:p>
          </table:table-cell>
          <table:table-cell table:style-name="ce2" table:formula="of:=[.E12]*[.$I12]" office:value-type="float" office:value="900">
            <text:p>900</text:p>
          </table:table-cell>
          <table:table-cell table:style-name="ce2" table:formula="of:=[.F12]*[.$I12]" office:value-type="float" office:value="0">
            <text:p>0</text:p>
          </table:table-cell>
          <table:table-cell table:style-name="ce2" table:formula="of:=[.G12]*[.$I12]" office:value-type="float" office:value="600">
            <text:p>600</text:p>
          </table:table-cell>
          <table:table-cell table:style-name="ce2" table:formula="of:=[.J12]+[.K12]+[.L12]+[.M12]" office:value-type="float" office:value="2250">
            <text:p>2250</text:p>
          </table:table-cell>
          <table:table-cell table:number-columns-repeated="1010"/>
        </table:table-row>
        <table:table-row table:style-name="ro1">
          <table:table-cell office:value-type="string">
            <text:p>Town</text:p>
          </table:table-cell>
          <table:table-cell office:value-type="float" office:value="0">
            <text:p>0</text:p>
          </table:table-cell>
          <table:table-cell table:formula="of:=[$Town.E38]" office:value-type="float" office:value="30">
            <text:p>3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3]*[.C13]" office:value-type="float" office:value="0">
            <text:p>0</text:p>
          </table:table-cell>
          <table:table-cell table:style-name="ce2" table:formula="of:=[.D13]*[.$I13]" office:value-type="float" office:value="0">
            <text:p>0</text:p>
          </table:table-cell>
          <table:table-cell table:style-name="ce2" table:formula="of:=[.E13]*[.$I13]" office:value-type="float" office:value="0">
            <text:p>0</text:p>
          </table:table-cell>
          <table:table-cell table:style-name="ce2" table:formula="of:=[.F13]*[.$I13]" office:value-type="float" office:value="0">
            <text:p>0</text:p>
          </table:table-cell>
          <table:table-cell table:style-name="ce2" table:formula="of:=[.G13]*[.$I13]" office:value-type="float" office:value="0">
            <text:p>0</text:p>
          </table:table-cell>
          <table:table-cell table:style-name="ce2" table:formula="of:=[.J13]+[.K13]+[.L13]+[.M1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Village</text:p>
          </table:table-cell>
          <table:table-cell office:value-type="float" office:value="0">
            <text:p>0</text:p>
          </table:table-cell>
          <table:table-cell table:formula="of:=[$Village.E38]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4]*[.C14]" office:value-type="float" office:value="0">
            <text:p>0</text:p>
          </table:table-cell>
          <table:table-cell table:style-name="ce2" table:formula="of:=[.D14]*[.$I14]" office:value-type="float" office:value="0">
            <text:p>0</text:p>
          </table:table-cell>
          <table:table-cell table:style-name="ce2" table:formula="of:=[.E14]*[.$I14]" office:value-type="float" office:value="0">
            <text:p>0</text:p>
          </table:table-cell>
          <table:table-cell table:style-name="ce2" table:formula="of:=[.F14]*[.$I14]" office:value-type="float" office:value="0">
            <text:p>0</text:p>
          </table:table-cell>
          <table:table-cell table:style-name="ce2" table:formula="of:=[.G14]*[.$I14]" office:value-type="float" office:value="0">
            <text:p>0</text:p>
          </table:table-cell>
          <table:table-cell table:style-name="ce2" table:formula="of:=[.J14]+[.K14]+[.L14]+[.M1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Hamlet</text:p>
          </table:table-cell>
          <table:table-cell office:value-type="float" office:value="0">
            <text:p>0</text:p>
          </table:table-cell>
          <table:table-cell table:formula="of:=[$Hamlet.E38]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5]*[.C15]" office:value-type="float" office:value="0">
            <text:p>0</text:p>
          </table:table-cell>
          <table:table-cell table:style-name="ce2" table:formula="of:=[.D15]*[.$I15]" office:value-type="float" office:value="0">
            <text:p>0</text:p>
          </table:table-cell>
          <table:table-cell table:style-name="ce2" table:formula="of:=[.E15]*[.$I15]" office:value-type="float" office:value="0">
            <text:p>0</text:p>
          </table:table-cell>
          <table:table-cell table:style-name="ce2" table:formula="of:=[.F15]*[.$I15]" office:value-type="float" office:value="0">
            <text:p>0</text:p>
          </table:table-cell>
          <table:table-cell table:style-name="ce2" table:formula="of:=[.G15]*[.$I15]" office:value-type="float" office:value="0">
            <text:p>0</text:p>
          </table:table-cell>
          <table:table-cell table:style-name="ce2" table:formula="of:=[.J15]+[.K15]+[.L15]+[.M1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3" table:formula="of:=SUM([.I11:.I15])" office:value-type="float" office:value="300">
            <text:p>300</text:p>
          </table:table-cell>
          <table:table-cell table:style-name="ce3" table:formula="of:=SUM([.J11:.J15])" office:value-type="float" office:value="750">
            <text:p>750</text:p>
          </table:table-cell>
          <table:table-cell table:style-name="ce3" table:formula="of:=SUM([.K11:.K15])" office:value-type="float" office:value="900">
            <text:p>900</text:p>
          </table:table-cell>
          <table:table-cell table:style-name="ce3" table:formula="of:=SUM([.L11:.L15])" office:value-type="float" office:value="0">
            <text:p>0</text:p>
          </table:table-cell>
          <table:table-cell table:style-name="ce3" table:formula="of:=SUM([.M11:.M15])" office:value-type="float" office:value="600">
            <text:p>600</text:p>
          </table:table-cell>
          <table:table-cell table:style-name="ce3" table:formula="of:=SUM([.N11:.N15])" office:value-type="float" office:value="2250">
            <text:p>22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udg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Expense</text:p>
          </table:table-cell>
          <table:table-cell table:number-columns-repeated="1022"/>
        </table:table-row>
        <table:table-row table:style-name="ro1">
          <table:table-cell office:value-type="string">
            <text:p>Staf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Samurai</text:p>
          </table:table-cell>
          <table:table-cell table:style-name="ce2" table:formula="of:=[.N16]" office:value-type="float" office:value="2250">
            <text:p>2250</text:p>
          </table:table-cell>
          <table:table-cell table:number-columns-repeated="1022"/>
        </table:table-row>
        <table:table-row table:style-name="ro1">
          <table:table-cell office:value-type="string">
            <text:p>Ashigaru</text:p>
          </table:table-cell>
          <table:table-cell table:style-name="ce2" table:formula="of:=[.G6]"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Servants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Supplies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Total</text:p>
          </table:table-cell>
          <table:table-cell table:number-columns-repeated="1017"/>
        </table:table-row>
        <table:table-row table:style-name="ro1">
          <table:table-cell office:value-type="string">
            <text:p>Corruption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000">
            <text:p>1000</text:p>
          </table:table-cell>
          <table:table-cell table:formula="of:=[.E25]*[.F25]" office:value-type="float" office:value="36000">
            <text:p>3600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otal</text:p>
          </table:table-cell>
          <table:table-cell table:style-name="ce3" table:formula="of:=SUM([.B20:.B25])" office:value-type="float" office:value="12280">
            <text:p>1228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0000">
            <text:p>10000</text:p>
          </table:table-cell>
          <table:table-cell table:formula="of:=[.E26]*[.F26]" office:value-type="float" office:value="60000">
            <text:p>6000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Remainder</text:p>
          </table:table-cell>
          <table:table-cell table:style-name="ce3" table:formula="of:=[.E7]-[.B26]" office:value-type="float" office:value="29990">
            <text:p>2999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formula="of:=[.E27]*[.F27]" office:value-type="float" office:value="100000">
            <text:p>1000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G25:.G27])" office:value-type="float" office:value="196000">
            <text:p>196000</text:p>
          </table:table-cell>
          <table:table-cell table:number-columns-repeated="1017"/>
        </table:table-row>
      </table:table>
      <table:table table:name="County" table:style-name="ta3" table:print="false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Pla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otal Tax</text:p>
          </table:table-cell>
          <table:table-cell table:style-name="ce1" office:value-type="string">
            <text:p>Total Pop</text:p>
          </table:table-cell>
          <table:table-cell table:style-name="ce1" table:number-columns-repeated="5"/>
          <table:table-cell table:number-columns-repeated="1013"/>
        </table:table-row>
        <table:table-row table:style-name="ro1">
          <table:table-cell office:value-type="string">
            <text:p>Capital city</text:p>
          </table:table-cell>
          <table:table-cell office:value-type="float" office:value="0">
            <text:p>0</text:p>
          </table:table-cell>
          <table:table-cell table:formula="of:=[$'Capital City'.M44]" office:value-type="float" office:value="24864">
            <text:p>24864</text:p>
          </table:table-cell>
          <table:table-cell table:formula="of:=[$'Capital City'.G2]" office:value-type="float" office:value="12000">
            <text:p>12000</text:p>
          </table:table-cell>
          <table:table-cell table:style-name="ce2" table:formula="of:=[.B2]*[.C2]" office:value-type="float" office:value="0">
            <text:p>0</text:p>
          </table:table-cell>
          <table:table-cell table:style-name="ce2" table:formula="of:=[.B2]*[.D2]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mall city</text:p>
          </table:table-cell>
          <table:table-cell office:value-type="float" office:value="0">
            <text:p>0</text:p>
          </table:table-cell>
          <table:table-cell table:formula="of:=[$'Small City'.M44]" office:value-type="float" office:value="6216">
            <text:p>6216</text:p>
          </table:table-cell>
          <table:table-cell table:formula="of:=[$'Small City'.G2]" office:value-type="float" office:value="3000">
            <text:p>3000</text:p>
          </table:table-cell>
          <table:table-cell table:style-name="ce2" table:formula="of:=[.B3]*[.C3]" office:value-type="float" office:value="0">
            <text:p>0</text:p>
          </table:table-cell>
          <table:table-cell table:style-name="ce2" table:formula="of:=[.B3]*[.D3]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wn</text:p>
          </table:table-cell>
          <table:table-cell office:value-type="float" office:value="1">
            <text:p>1</text:p>
          </table:table-cell>
          <table:table-cell table:formula="of:=[$Town.M44]" office:value-type="float" office:value="1563.6">
            <text:p>1563.6</text:p>
          </table:table-cell>
          <table:table-cell table:formula="of:=[$Town.G2]" office:value-type="float" office:value="1200">
            <text:p>1200</text:p>
          </table:table-cell>
          <table:table-cell table:style-name="ce2" table:formula="of:=[.B4]*[.C4]" office:value-type="float" office:value="1563.6">
            <text:p>1564</text:p>
          </table:table-cell>
          <table:table-cell table:style-name="ce2" table:formula="of:=[.B4]*[.D4]"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 office:value-type="string">
            <text:p>Village</text:p>
          </table:table-cell>
          <table:table-cell office:value-type="float" office:value="6">
            <text:p>6</text:p>
          </table:table-cell>
          <table:table-cell table:formula="of:=[$Village.M44]" office:value-type="float" office:value="326.9">
            <text:p>326.9</text:p>
          </table:table-cell>
          <table:table-cell table:formula="of:=[$Village.G2]" office:value-type="float" office:value="350">
            <text:p>350</text:p>
          </table:table-cell>
          <table:table-cell table:style-name="ce2" table:formula="of:=[.B5]*[.C5]" office:value-type="float" office:value="1961.4">
            <text:p>1961</text:p>
          </table:table-cell>
          <table:table-cell table:style-name="ce2" table:formula="of:=[.B5]*[.D5]" office:value-type="float" office:value="2100">
            <text:p>2100</text:p>
          </table:table-cell>
          <table:table-cell table:number-columns-repeated="2"/>
          <table:table-cell table:style-name="ce1" table:number-columns-repeated="3"/>
          <table:table-cell table:number-columns-repeated="1013"/>
        </table:table-row>
        <table:table-row table:style-name="ro1">
          <table:table-cell office:value-type="string">
            <text:p>Hamlet</text:p>
          </table:table-cell>
          <table:table-cell office:value-type="float" office:value="36">
            <text:p>36</text:p>
          </table:table-cell>
          <table:table-cell table:formula="of:=[$Hamlet.M40]" office:value-type="float" office:value="69">
            <text:p>69</text:p>
          </table:table-cell>
          <table:table-cell table:formula="of:=[$Hamlet.G2]" office:value-type="float" office:value="75">
            <text:p>75</text:p>
          </table:table-cell>
          <table:table-cell table:style-name="ce2" table:formula="of:=[.B6]*[.C6]" office:value-type="float" office:value="2484">
            <text:p>2484</text:p>
          </table:table-cell>
          <table:table-cell table:style-name="ce2" table:formula="of:=[.B6]*[.D6]" office:value-type="float" office:value="2700">
            <text:p>2700</text:p>
          </table:table-cell>
          <table:table-cell table:number-columns-repeated="2"/>
          <table:table-cell table:style-name="ce1" table:number-columns-repeated="2"/>
          <table:table-cell table:style-name="ce3"/>
          <table:table-cell table:number-columns-repeated="1013"/>
        </table:table-row>
        <table:table-row table:style-name="ro1">
          <table:table-cell table:number-columns-repeated="4"/>
          <table:table-cell table:style-name="ce3" table:formula="of:=SUM([.E2:.E6])" office:value-type="float" office:value="6009">
            <text:p>6009</text:p>
          </table:table-cell>
          <table:table-cell table:style-name="ce3" table:formula="of:=SUM([.F2:.F6])" office:value-type="float" office:value="6000">
            <text:p>6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amura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Stipend</text:p>
          </table:table-cell>
          <table:table-cell table:style-name="ce1" office:value-type="string">
            <text:p>Food</text:p>
          </table:table-cell>
          <table:table-cell table:style-name="ce1" office:value-type="string">
            <text:p>Housing</text:p>
          </table:table-cell>
          <table:table-cell table:style-name="ce1" office:value-type="string">
            <text:p>Equipment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Payroll</text:p>
          </table:table-cell>
          <table:table-cell table:style-name="ce1" office:value-type="string">
            <text:p>Food</text:p>
          </table:table-cell>
          <table:table-cell table:style-name="ce1" office:value-type="string">
            <text:p>Housing</text:p>
          </table:table-cell>
          <table:table-cell table:style-name="ce1" office:value-type="string">
            <text:p>Equipment</text:p>
          </table:table-cell>
          <table:table-cell table:style-name="ce1" office:value-type="string">
            <text:p>Total Cost</text:p>
          </table:table-cell>
          <table:table-cell table:number-columns-repeated="1010"/>
        </table:table-row>
        <table:table-row table:style-name="ro1">
          <table:table-cell office:value-type="string">
            <text:p>Capital city</text:p>
          </table:table-cell>
          <table:table-cell office:value-type="float" office:value="0">
            <text:p>0</text:p>
          </table:table-cell>
          <table:table-cell table:formula="of:=[$'Capital City'.E38]" office:value-type="float" office:value="1200">
            <text:p>120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1]*[.C11]" office:value-type="float" office:value="0">
            <text:p>0</text:p>
          </table:table-cell>
          <table:table-cell table:style-name="ce2" table:formula="of:=[.D11]*[.$I11]" office:value-type="float" office:value="0">
            <text:p>0</text:p>
          </table:table-cell>
          <table:table-cell table:style-name="ce2" table:formula="of:=[.E11]*[.$I11]" office:value-type="float" office:value="0">
            <text:p>0</text:p>
          </table:table-cell>
          <table:table-cell table:style-name="ce2" table:formula="of:=[.F11]*[.$I11]" office:value-type="float" office:value="0">
            <text:p>0</text:p>
          </table:table-cell>
          <table:table-cell table:style-name="ce2" table:formula="of:=[.G11]*[.$I11]" office:value-type="float" office:value="0">
            <text:p>0</text:p>
          </table:table-cell>
          <table:table-cell table:style-name="ce2" table:formula="of:=[.J11]+[.K11]+[.L11]+[.M1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Small city</text:p>
          </table:table-cell>
          <table:table-cell office:value-type="float" office:value="0">
            <text:p>0</text:p>
          </table:table-cell>
          <table:table-cell table:formula="of:=[$'Small City'.E38]" office:value-type="float" office:value="300">
            <text:p>30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2]*[.C12]" office:value-type="float" office:value="0">
            <text:p>0</text:p>
          </table:table-cell>
          <table:table-cell table:style-name="ce2" table:formula="of:=[.D12]*[.$I12]" office:value-type="float" office:value="0">
            <text:p>0</text:p>
          </table:table-cell>
          <table:table-cell table:style-name="ce2" table:formula="of:=[.E12]*[.$I12]" office:value-type="float" office:value="0">
            <text:p>0</text:p>
          </table:table-cell>
          <table:table-cell table:style-name="ce2" table:formula="of:=[.F12]*[.$I12]" office:value-type="float" office:value="0">
            <text:p>0</text:p>
          </table:table-cell>
          <table:table-cell table:style-name="ce2" table:formula="of:=[.G12]*[.$I12]" office:value-type="float" office:value="0">
            <text:p>0</text:p>
          </table:table-cell>
          <table:table-cell table:style-name="ce2" table:formula="of:=[.J12]+[.K12]+[.L12]+[.M1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Town</text:p>
          </table:table-cell>
          <table:table-cell office:value-type="float" office:value="1">
            <text:p>1</text:p>
          </table:table-cell>
          <table:table-cell table:formula="of:=[$Town.E38]" office:value-type="float" office:value="30">
            <text:p>3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3]*[.C13]" office:value-type="float" office:value="30">
            <text:p>30</text:p>
          </table:table-cell>
          <table:table-cell table:style-name="ce2" table:formula="of:=[.D13]*[.$I13]" office:value-type="float" office:value="75">
            <text:p>75</text:p>
          </table:table-cell>
          <table:table-cell table:style-name="ce2" table:formula="of:=[.E13]*[.$I13]" office:value-type="float" office:value="90">
            <text:p>90</text:p>
          </table:table-cell>
          <table:table-cell table:style-name="ce2" table:formula="of:=[.F13]*[.$I13]" office:value-type="float" office:value="0">
            <text:p>0</text:p>
          </table:table-cell>
          <table:table-cell table:style-name="ce2" table:formula="of:=[.G13]*[.$I13]" office:value-type="float" office:value="60">
            <text:p>60</text:p>
          </table:table-cell>
          <table:table-cell table:style-name="ce2" table:formula="of:=[.J13]+[.K13]+[.L13]+[.M13]" office:value-type="float" office:value="225">
            <text:p>225</text:p>
          </table:table-cell>
          <table:table-cell table:number-columns-repeated="1010"/>
        </table:table-row>
        <table:table-row table:style-name="ro1">
          <table:table-cell office:value-type="string">
            <text:p>Village</text:p>
          </table:table-cell>
          <table:table-cell office:value-type="float" office:value="6">
            <text:p>6</text:p>
          </table:table-cell>
          <table:table-cell table:formula="of:=[$Village.E38]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4]*[.C14]" office:value-type="float" office:value="0">
            <text:p>0</text:p>
          </table:table-cell>
          <table:table-cell table:style-name="ce2" table:formula="of:=[.D14]*[.$I14]" office:value-type="float" office:value="0">
            <text:p>0</text:p>
          </table:table-cell>
          <table:table-cell table:style-name="ce2" table:formula="of:=[.E14]*[.$I14]" office:value-type="float" office:value="0">
            <text:p>0</text:p>
          </table:table-cell>
          <table:table-cell table:style-name="ce2" table:formula="of:=[.F14]*[.$I14]" office:value-type="float" office:value="0">
            <text:p>0</text:p>
          </table:table-cell>
          <table:table-cell table:style-name="ce2" table:formula="of:=[.G14]*[.$I14]" office:value-type="float" office:value="0">
            <text:p>0</text:p>
          </table:table-cell>
          <table:table-cell table:style-name="ce2" table:formula="of:=[.J14]+[.K14]+[.L14]+[.M1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string">
            <text:p>Hamlet</text:p>
          </table:table-cell>
          <table:table-cell office:value-type="float" office:value="36">
            <text:p>36</text:p>
          </table:table-cell>
          <table:table-cell table:formula="of:=[$Hamlet.E38]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[.B15]*[.C15]" office:value-type="float" office:value="0">
            <text:p>0</text:p>
          </table:table-cell>
          <table:table-cell table:style-name="ce2" table:formula="of:=[.D15]*[.$I15]" office:value-type="float" office:value="0">
            <text:p>0</text:p>
          </table:table-cell>
          <table:table-cell table:style-name="ce2" table:formula="of:=[.E15]*[.$I15]" office:value-type="float" office:value="0">
            <text:p>0</text:p>
          </table:table-cell>
          <table:table-cell table:style-name="ce2" table:formula="of:=[.F15]*[.$I15]" office:value-type="float" office:value="0">
            <text:p>0</text:p>
          </table:table-cell>
          <table:table-cell table:style-name="ce2" table:formula="of:=[.G15]*[.$I15]" office:value-type="float" office:value="0">
            <text:p>0</text:p>
          </table:table-cell>
          <table:table-cell table:style-name="ce2" table:formula="of:=[.J15]+[.K15]+[.L15]+[.M1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3" table:formula="of:=SUM([.I11:.I15])" office:value-type="float" office:value="30">
            <text:p>30</text:p>
          </table:table-cell>
          <table:table-cell table:style-name="ce3" table:formula="of:=SUM([.J11:.J15])" office:value-type="float" office:value="75">
            <text:p>75</text:p>
          </table:table-cell>
          <table:table-cell table:style-name="ce3" table:formula="of:=SUM([.K11:.K15])" office:value-type="float" office:value="90">
            <text:p>90</text:p>
          </table:table-cell>
          <table:table-cell table:style-name="ce3" table:formula="of:=SUM([.L11:.L15])" office:value-type="float" office:value="0">
            <text:p>0</text:p>
          </table:table-cell>
          <table:table-cell table:style-name="ce3" table:formula="of:=SUM([.M11:.M15])" office:value-type="float" office:value="60">
            <text:p>60</text:p>
          </table:table-cell>
          <table:table-cell table:style-name="ce3" table:formula="of:=SUM([.N11:.N15])" office:value-type="float" office:value="225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killed Ashigaru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Stipend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Payroll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office:value-type="string">
            <text:p>Capital city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">
            <text:p>0.02</text:p>
          </table:table-cell>
          <table:table-cell office:value-type="float" office:value="2">
            <text:p>2</text:p>
          </table:table-cell>
          <table:table-cell table:style-name="ce2" table:formula="of:=[.B20]*[.C20]" office:value-type="float" office:value="0">
            <text:p>0</text:p>
          </table:table-cell>
          <table:table-cell table:style-name="ce2" table:formula="of:=[.E20]*[.F20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Small city</text:p>
          </table:table-cell>
          <table:table-cell table:number-columns-repeated="2" office:value-type="float" office:value="0">
            <text:p>0</text:p>
          </table:table-cell>
          <table:table-cell office:value-type="float" office:value="0.022">
            <text:p>0.02</text:p>
          </table:table-cell>
          <table:table-cell office:value-type="float" office:value="2">
            <text:p>2</text:p>
          </table:table-cell>
          <table:table-cell table:style-name="ce2" table:formula="of:=[.B21]*[.C21]" office:value-type="float" office:value="0">
            <text:p>0</text:p>
          </table:table-cell>
          <table:table-cell table:style-name="ce2" table:formula="of:=[.E21]*[.F21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To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2">
            <text:p>0.02</text:p>
          </table:table-cell>
          <table:table-cell office:value-type="float" office:value="2">
            <text:p>2</text:p>
          </table:table-cell>
          <table:table-cell table:style-name="ce2" table:formula="of:=[.B22]*[.C22]" office:value-type="float" office:value="0">
            <text:p>0</text:p>
          </table:table-cell>
          <table:table-cell table:style-name="ce2" table:formula="of:=[.E22]*[.F2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Village</text:p>
          </table:table-cell>
          <table:table-cell office:value-type="float" office:value="6">
            <text:p>6</text:p>
          </table:table-cell>
          <table:table-cell table:formula="of:=([$Village.E30])*[.D23]" office:value-type="float" office:value="6.93">
            <text:p>6.93</text:p>
          </table:table-cell>
          <table:table-cell office:value-type="float" office:value="0.022">
            <text:p>0.02</text:p>
          </table:table-cell>
          <table:table-cell office:value-type="float" office:value="2">
            <text:p>2</text:p>
          </table:table-cell>
          <table:table-cell table:style-name="ce2" table:formula="of:=[.B23]*[.C23]" office:value-type="float" office:value="41.58">
            <text:p>42</text:p>
          </table:table-cell>
          <table:table-cell table:style-name="ce2" table:formula="of:=[.E23]*[.F23]" office:value-type="float" office:value="83.16">
            <text:p>83</text:p>
          </table:table-cell>
          <table:table-cell table:number-columns-repeated="1017"/>
        </table:table-row>
        <table:table-row table:style-name="ro1">
          <table:table-cell office:value-type="string">
            <text:p>Hamlet</text:p>
          </table:table-cell>
          <table:table-cell office:value-type="float" office:value="36">
            <text:p>36</text:p>
          </table:table-cell>
          <table:table-cell table:formula="of:=([$Hamlet.E30])*[.D24]" office:value-type="float" office:value="1.485">
            <text:p>1.49</text:p>
          </table:table-cell>
          <table:table-cell office:value-type="float" office:value="0.022">
            <text:p>0.02</text:p>
          </table:table-cell>
          <table:table-cell office:value-type="float" office:value="2">
            <text:p>2</text:p>
          </table:table-cell>
          <table:table-cell table:style-name="ce2" table:formula="of:=[.B24]*[.C24]" office:value-type="float" office:value="53.46">
            <text:p>53</text:p>
          </table:table-cell>
          <table:table-cell table:style-name="ce2" table:formula="of:=[.E24]*[.F24]" office:value-type="float" office:value="106.92">
            <text:p>10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table:formula="of:=SUM([.F20:.F24])" office:value-type="float" office:value="95.04">
            <text:p>95</text:p>
          </table:table-cell>
          <table:table-cell table:style-name="ce3" table:formula="of:=SUM([.G20:.G24])" office:value-type="float" office:value="190.08">
            <text:p>19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Ashigaru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c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Population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>
            <text:p>Capital city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Small city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To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Village</text:p>
          </table:table-cell>
          <table:table-cell office:value-type="float" office:value="6">
            <text:p>6</text:p>
          </table:table-cell>
          <table:table-cell table:formula="of:=([$Village.E30])*[.D33]" office:value-type="float" office:value="31.5">
            <text:p>31.5</text:p>
          </table:table-cell>
          <table:table-cell office:value-type="float" office:value="0.1">
            <text:p>0.1</text:p>
          </table:table-cell>
          <table:table-cell table:formula="of:=[.B33]*[.C33]" office:value-type="float" office:value="189">
            <text:p>189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>
            <text:p>Hamlet</text:p>
          </table:table-cell>
          <table:table-cell office:value-type="float" office:value="36">
            <text:p>36</text:p>
          </table:table-cell>
          <table:table-cell table:formula="of:=([$Hamlet.E30])*[.D34]" office:value-type="float" office:value="6.75">
            <text:p>6.75</text:p>
          </table:table-cell>
          <table:table-cell office:value-type="float" office:value="0.1">
            <text:p>0.1</text:p>
          </table:table-cell>
          <table:table-cell table:formula="of:=[.B34]*[.C34]" office:value-type="float" office:value="243">
            <text:p>24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1" table:formula="of:=SUM([.E30:.E34])" office:value-type="float" office:value="432">
            <text:p>432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udg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Expense</text:p>
          </table:table-cell>
          <table:table-cell table:number-columns-repeated="1022"/>
        </table:table-row>
        <table:table-row table:style-name="ro1">
          <table:table-cell office:value-type="string">
            <text:p>Staff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Samurai</text:p>
          </table:table-cell>
          <table:table-cell table:style-name="ce2" table:formula="of:=[.N16]" office:value-type="float" office:value="225">
            <text:p>225</text:p>
          </table:table-cell>
          <table:table-cell table:number-columns-repeated="1022"/>
        </table:table-row>
        <table:table-row table:style-name="ro1">
          <table:table-cell office:value-type="string">
            <text:p>Ashigaru</text:p>
          </table:table-cell>
          <table:table-cell table:style-name="ce2" table:formula="of:=[.G25]" office:value-type="float" office:value="190.08">
            <text:p>190</text:p>
          </table:table-cell>
          <table:table-cell table:number-columns-repeated="1022"/>
        </table:table-row>
        <table:table-row table:style-name="ro1">
          <table:table-cell office:value-type="string">
            <text:p>Servants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Supplies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Corruption</text:p>
          </table:table-cell>
          <table:table-cell office:value-type="float" office:value="1000">
            <text:p>10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otal</text:p>
          </table:table-cell>
          <table:table-cell table:style-name="ce3" table:formula="of:=SUM([.B39:.B44])" office:value-type="float" office:value="1445.08">
            <text:p>144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mainder</text:p>
          </table:table-cell>
          <table:table-cell table:style-name="ce3" table:formula="of:=[.E7]-[.B45]" office:value-type="float" office:value="4563.92">
            <text:p>4564</text:p>
          </table:table-cell>
          <table:table-cell table:number-columns-repeated="1022"/>
        </table:table-row>
      </table:table>
      <table:table table:name="Capital City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Caste</text:p>
          </table:table-cell>
          <table:table-cell/>
          <table:table-cell table:style-name="ce1" office:value-type="string">
            <text:p>Population of city</text:p>
          </table:table-cell>
          <table:table-cell/>
          <table:table-cell table:style-name="ce1" office:value-type="string">
            <text:p>Families</text:p>
          </table:table-cell>
          <table:table-cell table:style-name="ce1" office:value-type="string">
            <text:p>Total Population of City</text:p>
          </table:table-cell>
          <table:table-cell table:number-columns-repeated="2"/>
          <table:table-cell table:style-name="ce1" office:value-type="string">
            <text:p>Property</text:p>
          </table:table-cell>
          <table:table-cell table:style-name="ce1" office:value-type="string">
            <text:p>Business</text:p>
          </table:table-cell>
          <table:table-cell table:style-name="ce1" office:value-type="string">
            <text:p>Land</text:p>
          </table:table-cell>
          <table:table-cell table:style-name="ce1" office:value-type="string">
            <text:p>Total tax</text:p>
          </table:table-cell>
          <table:table-cell table:number-columns-repeated="1011"/>
        </table:table-row>
        <table:table-row table:style-name="ro1">
          <table:table-cell table:style-name="ce4" table:formula="of:=SUM([.A3:.A9])" office:value-type="float" office:value="20">
            <text:p>20</text:p>
          </table:table-cell>
          <table:table-cell table:style-name="ce4" office:value-type="string">
            <text:p>Servants</text:p>
          </table:table-cell>
          <table:table-cell table:number-columns-repeated="2"/>
          <table:table-cell table:style-name="ce1" table:formula="of:=[.$G$2]*([.A2]/100)" office:value-type="float" office:value="2400">
            <text:p>2400</text:p>
          </table:table-cell>
          <table:table-cell table:style-name="ce1" table:formula="of:=[.E2]/5" office:value-type="float" office:value="480">
            <text:p>480</text:p>
          </table:table-cell>
          <table:table-cell table:style-name="ce1" office:value-type="float" office:value="12000">
            <text:p>12000</text:p>
          </table:table-cell>
          <table:table-cell table:number-columns-repeated="5"/>
          <table:table-cell table:style-name="ce1" table:formula="of:=SUM([.M3:.M9])" office:value-type="float" office:value="672">
            <text:p>672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tutors</text:p>
          </table:table-cell>
          <table:table-cell table:number-columns-repeated="2"/>
          <table:table-cell table:formula="of:=[.$G$2]*([.A3]/100)" office:value-type="float" office:value="0">
            <text:p>0</text:p>
          </table:table-cell>
          <table:table-cell table:formula="of:=[.E3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]*([.J3]+[.K3]+[.L3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temple</text:p>
          </table:table-cell>
          <table:table-cell table:number-columns-repeated="2"/>
          <table:table-cell table:formula="of:=[.$G$2]*([.A4]/100)" office:value-type="float" office:value="0">
            <text:p>0</text:p>
          </table:table-cell>
          <table:table-cell table:formula="of:=[.E4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4]*([.J4]+[.K4]+[.L4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vants, wealthy samurai families</text:p>
          </table:table-cell>
          <table:table-cell table:number-columns-repeated="2"/>
          <table:table-cell table:formula="of:=[.$G$2]*([.A5]/100)" office:value-type="float" office:value="240">
            <text:p>240</text:p>
          </table:table-cell>
          <table:table-cell table:formula="of:=[.E5]/5" office:value-type="float" office:value="48">
            <text:p>48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5]*([.J5]+[.K5]+[.L5])" office:value-type="float" office:value="96">
            <text:p>96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rvants, wealthy merchant families</text:p>
          </table:table-cell>
          <table:table-cell table:number-columns-repeated="2"/>
          <table:table-cell table:formula="of:=[.$G$2]*([.A6]/100)" office:value-type="float" office:value="720">
            <text:p>720</text:p>
          </table:table-cell>
          <table:table-cell table:formula="of:=[.E6]/5" office:value-type="float" office:value="144">
            <text:p>14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6]*([.J6]+[.K6]+[.L6])" office:value-type="float" office:value="288">
            <text:p>288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rvants, non-wealthy samurai families</text:p>
          </table:table-cell>
          <table:table-cell table:number-columns-repeated="2"/>
          <table:table-cell table:formula="of:=[.$G$2]*([.A7]/100)" office:value-type="float" office:value="720">
            <text:p>720</text:p>
          </table:table-cell>
          <table:table-cell table:formula="of:=[.E7]/5" office:value-type="float" office:value="144">
            <text:p>14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7]*([.J7]+[.K7]+[.L7])" office:value-type="float" office:value="144">
            <text:p>144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rvants, non-wealthy merchant families</text:p>
          </table:table-cell>
          <table:table-cell table:number-columns-repeated="2"/>
          <table:table-cell table:formula="of:=[.$G$2]*([.A8]/100)" office:value-type="float" office:value="480">
            <text:p>480</text:p>
          </table:table-cell>
          <table:table-cell table:formula="of:=[.E8]/5" office:value-type="float" office:value="96">
            <text:p>9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8]*([.J8]+[.K8]+[.L8])" office:value-type="float" office:value="96">
            <text:p>96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vants, miscellaneous</text:p>
          </table:table-cell>
          <table:table-cell table:number-columns-repeated="2"/>
          <table:table-cell table:formula="of:=[.$G$2]*([.A9]/100)" office:value-type="float" office:value="240">
            <text:p>240</text:p>
          </table:table-cell>
          <table:table-cell table:formula="of:=[.E9]/5" office:value-type="float" office:value="48">
            <text:p>4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9]*([.J9]+[.K9]+[.L9])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SUM([.A12:.A16])" office:value-type="float" office:value="35">
            <text:p>35</text:p>
          </table:table-cell>
          <table:table-cell table:style-name="ce4" office:value-type="string">
            <text:p>Laborers</text:p>
          </table:table-cell>
          <table:table-cell table:number-columns-repeated="2"/>
          <table:table-cell table:style-name="ce1" table:formula="of:=[.$G$2]*([.A11]/100)" office:value-type="float" office:value="4200">
            <text:p>4200</text:p>
          </table:table-cell>
          <table:table-cell table:style-name="ce1" table:formula="of:=[.E11]/5" office:value-type="float" office:value="840">
            <text:p>840</text:p>
          </table:table-cell>
          <table:table-cell table:number-columns-repeated="6"/>
          <table:table-cell table:style-name="ce1" table:formula="of:=SUM([.M12:.M14])" office:value-type="float" office:value="5520">
            <text:p>5520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borers, master (rich)</text:p>
          </table:table-cell>
          <table:table-cell table:number-columns-repeated="2"/>
          <table:table-cell table:formula="of:=[.$G$2]*([.A12]/100)" office:value-type="float" office:value="600">
            <text:p>600</text:p>
          </table:table-cell>
          <table:table-cell table:formula="of:=[.E12]/5" office:value-type="float" office:value="120">
            <text:p>12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F12]*([.J12]+[.K12]+[.L12])" office:value-type="float" office:value="4200">
            <text:p>4200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borers, poor</text:p>
          </table:table-cell>
          <table:table-cell table:number-columns-repeated="2"/>
          <table:table-cell table:formula="of:=[.$G$2]*([.A13]/100)" office:value-type="float" office:value="600">
            <text:p>600</text:p>
          </table:table-cell>
          <table:table-cell table:formula="of:=[.E13]/5" office:value-type="float" office:value="120">
            <text:p>12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13]*([.J13]+[.K13]+[.L13])" office:value-type="float" office:value="120">
            <text:p>120</text:p>
          </table:table-cell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borers, other</text:p>
          </table:table-cell>
          <table:table-cell table:number-columns-repeated="2"/>
          <table:table-cell table:formula="of:=[.$G$2]*([.A14]/100)" office:value-type="float" office:value="3000">
            <text:p>3000</text:p>
          </table:table-cell>
          <table:table-cell table:formula="of:=[.E14]/5" office:value-type="float" office:value="600">
            <text:p>60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14]*([.J14]+[.K14]+[.L14])" office:value-type="float" office:value="1200">
            <text:p>120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table:formula="of:=SUM([.A19:.A22])" office:value-type="float" office:value="25">
            <text:p>25</text:p>
          </table:table-cell>
          <table:table-cell table:style-name="ce4" office:value-type="string">
            <text:p>Merchants</text:p>
          </table:table-cell>
          <table:table-cell table:number-columns-repeated="2"/>
          <table:table-cell table:style-name="ce1" table:formula="of:=[.$G$2]*([.A18]/100)" office:value-type="float" office:value="3000">
            <text:p>3000</text:p>
          </table:table-cell>
          <table:table-cell table:style-name="ce1" table:formula="of:=[.E18]/5" office:value-type="float" office:value="600">
            <text:p>600</text:p>
          </table:table-cell>
          <table:table-cell table:number-columns-repeated="6"/>
          <table:table-cell table:style-name="ce1" table:formula="of:=SUM([.M19:.M22])" office:value-type="float" office:value="18240">
            <text:p>18240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rchants, very rich</text:p>
          </table:table-cell>
          <table:table-cell table:number-columns-repeated="2"/>
          <table:table-cell table:formula="of:=[.$G$2]*([.A19]/100)" office:value-type="float" office:value="240">
            <text:p>240</text:p>
          </table:table-cell>
          <table:table-cell table:formula="of:=[.E19]/5" office:value-type="float" office:value="48">
            <text:p>48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[.F19]*([.J19]+[.K19]+[.L19])" office:value-type="float" office:value="12000">
            <text:p>12000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rchants, rich</text:p>
          </table:table-cell>
          <table:table-cell table:number-columns-repeated="2"/>
          <table:table-cell table:formula="of:=[.$G$2]*([.A20]/100)" office:value-type="float" office:value="360">
            <text:p>360</text:p>
          </table:table-cell>
          <table:table-cell table:formula="of:=[.E20]/5" office:value-type="float" office:value="72">
            <text:p>7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F20]*([.J20]+[.K20]+[.L20])" office:value-type="float" office:value="2520">
            <text:p>2520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rchants, poor</text:p>
          </table:table-cell>
          <table:table-cell table:number-columns-repeated="2"/>
          <table:table-cell table:formula="of:=[.$G$2]*([.A21]/100)" office:value-type="float" office:value="600">
            <text:p>600</text:p>
          </table:table-cell>
          <table:table-cell table:formula="of:=[.E21]/5" office:value-type="float" office:value="120">
            <text:p>12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F21]*([.J21]+[.K21]+[.L21])" office:value-type="float" office:value="480">
            <text:p>480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rchants, other</text:p>
          </table:table-cell>
          <table:table-cell table:number-columns-repeated="2"/>
          <table:table-cell table:formula="of:=[.$G$2]*([.A22]/100)" office:value-type="float" office:value="1800">
            <text:p>1800</text:p>
          </table:table-cell>
          <table:table-cell table:formula="of:=[.E22]/5" office:value-type="float" office:value="360">
            <text:p>36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22]*([.J22]+[.K22]+[.L22])" office:value-type="float" office:value="3240">
            <text:p>324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SUM([.A25:.A27])" office:value-type="float" office:value="10">
            <text:p>10</text:p>
          </table:table-cell>
          <table:table-cell table:style-name="ce4" office:value-type="string">
            <text:p>Eta</text:p>
          </table:table-cell>
          <table:table-cell table:number-columns-repeated="2"/>
          <table:table-cell table:style-name="ce1" table:formula="of:=[.$G$2]*([.A24]/100)" office:value-type="float" office:value="1200">
            <text:p>1200</text:p>
          </table:table-cell>
          <table:table-cell table:style-name="ce1" table:formula="of:=[.E24]/5" office:value-type="float" office:value="240">
            <text:p>240</text:p>
          </table:table-cell>
          <table:table-cell table:number-columns-repeated="6"/>
          <table:table-cell table:style-name="ce1" table:formula="of:=SUM([.M25:.M27])" office:value-type="float" office:value="432">
            <text:p>43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ta, well-off</text:p>
          </table:table-cell>
          <table:table-cell table:number-columns-repeated="2"/>
          <table:table-cell table:formula="of:=[.$G$2]*([.A25]/100)" office:value-type="float" office:value="120">
            <text:p>120</text:p>
          </table:table-cell>
          <table:table-cell table:formula="of:=[.E25]/5" office:value-type="float" office:value="24">
            <text:p>2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25]*([.J25]+[.K25]+[.L25])" office:value-type="float" office:value="216">
            <text:p>216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ta, poor</text:p>
          </table:table-cell>
          <table:table-cell table:number-columns-repeated="2"/>
          <table:table-cell table:formula="of:=[.$G$2]*([.A26]/100)" office:value-type="float" office:value="720">
            <text:p>720</text:p>
          </table:table-cell>
          <table:table-cell table:formula="of:=[.E26]/5" office:value-type="float" office:value="144">
            <text:p>14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6]*([.J26]+[.K26]+[.L26])" office:value-type="float" office:value="144">
            <text:p>144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ta, very poor</text:p>
          </table:table-cell>
          <table:table-cell table:number-columns-repeated="2"/>
          <table:table-cell table:formula="of:=[.$G$2]*([.A27]/100)" office:value-type="float" office:value="360">
            <text:p>360</text:p>
          </table:table-cell>
          <table:table-cell table:formula="of:=[.E27]/5" office:value-type="float" office:value="72">
            <text:p>7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7]*([.J27]+[.K27]+[.L27])" office:value-type="float" office:value="72">
            <text:p>7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formula="of:=SUM([.A31:.A32])" office:value-type="float" office:value="0">
            <text:p>0</text:p>
          </table:table-cell>
          <table:table-cell table:style-name="ce4" office:value-type="string">
            <text:p>Farmers</text:p>
          </table:table-cell>
          <table:table-cell table:number-columns-repeated="2"/>
          <table:table-cell table:style-name="ce1" table:formula="of:=[.$G$2]*([.A30]/100)" office:value-type="float" office:value="0">
            <text:p>0</text:p>
          </table:table-cell>
          <table:table-cell table:style-name="ce1" table:formula="of:=[.E30]/5" office:value-type="float" office:value="0">
            <text:p>0</text:p>
          </table:table-cell>
          <table:table-cell table:number-columns-repeated="6"/>
          <table:table-cell table:style-name="ce1" table:formula="of:=SUM([.M31:.M36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urban tenant farmer</text:p>
          </table:table-cell>
          <table:table-cell table:number-columns-repeated="2"/>
          <table:table-cell table:formula="of:=[.$G$2]*([.A31]/100)" office:value-type="float" office:value="0">
            <text:p>0</text:p>
          </table:table-cell>
          <table:table-cell table:formula="of:=[.E31]/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F31]*([.J31]+[.K31]+[.L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temple urban tenant farmer</text:p>
          </table:table-cell>
          <table:table-cell table:number-columns-repeated="2"/>
          <table:table-cell table:formula="of:=[.$G$2]*([.A32]/100)" office:value-type="float" office:value="0">
            <text:p>0</text:p>
          </table:table-cell>
          <table:table-cell table:formula="of:=[.E32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2]*([.J32]+[.K32]+[.L3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rural tenant farmer</text:p>
          </table:table-cell>
          <table:table-cell table:number-columns-repeated="2"/>
          <table:table-cell table:formula="of:=[.$G$2]*([.A33]/100)" office:value-type="float" office:value="0">
            <text:p>0</text:p>
          </table:table-cell>
          <table:table-cell table:formula="of:=[.E33]/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F33]*([.J33]+[.K33]+[.L33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poor freeholder</text:p>
          </table:table-cell>
          <table:table-cell table:number-columns-repeated="2"/>
          <table:table-cell table:formula="of:=[.$G$2]*([.A34]/100)" office:value-type="float" office:value="0">
            <text:p>0</text:p>
          </table:table-cell>
          <table:table-cell table:formula="of:=[.E34]/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F34]*([.J34]+[.K34]+[.L34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freeholder</text:p>
          </table:table-cell>
          <table:table-cell table:number-columns-repeated="2"/>
          <table:table-cell table:formula="of:=[.$G$2]*([.A35]/100)" office:value-type="float" office:value="0">
            <text:p>0</text:p>
          </table:table-cell>
          <table:table-cell table:formula="of:=[.E35]/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F35]*([.J35]+[.K35]+[.L35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wealthy landowner</text:p>
          </table:table-cell>
          <table:table-cell table:number-columns-repeated="2"/>
          <table:table-cell table:formula="of:=[.$G$2]*([.A36]/100)" office:value-type="float" office:value="0">
            <text:p>0</text:p>
          </table:table-cell>
          <table:table-cell table:formula="of:=[.E36]/5"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F36]*([.J36]+[.K36]+[.L36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SUM([.A39:.A42])" office:value-type="float" office:value="10">
            <text:p>10</text:p>
          </table:table-cell>
          <table:table-cell table:style-name="ce4" office:value-type="string">
            <text:p>Samurai</text:p>
          </table:table-cell>
          <table:table-cell table:number-columns-repeated="2"/>
          <table:table-cell table:style-name="ce1" table:formula="of:=[.$G$2]*([.A38]/100)" office:value-type="float" office:value="1200">
            <text:p>1200</text:p>
          </table:table-cell>
          <table:table-cell table:style-name="ce1" table:formula="of:=[.E38]/5" office:value-type="float" office:value="240">
            <text:p>240</text:p>
          </table:table-cell>
          <table:table-cell table:number-columns-repeated="6"/>
          <table:table-cell table:style-name="ce1" table:formula="of:=SUM([.M39:.M4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urai, merchants</text:p>
          </table:table-cell>
          <table:table-cell table:number-columns-repeated="2"/>
          <table:table-cell table:formula="of:=[.$G$2]*([.A39]/100)" office:value-type="float" office:value="120">
            <text:p>120</text:p>
          </table:table-cell>
          <table:table-cell table:formula="of:=[.E39]/5" office:value-type="float" office:value="24">
            <text:p>24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9]*([.J39]+[.K39]+[.L3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urai, courtiers</text:p>
          </table:table-cell>
          <table:table-cell table:number-columns-repeated="2"/>
          <table:table-cell table:formula="of:=[.$G$2]*([.A40]/100)" office:value-type="float" office:value="120">
            <text:p>120</text:p>
          </table:table-cell>
          <table:table-cell table:formula="of:=[.E40]/5" office:value-type="float" office:value="24">
            <text:p>24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40]*([.J40]+[.K40]+[.L40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murai, bushi</text:p>
          </table:table-cell>
          <table:table-cell table:number-columns-repeated="2"/>
          <table:table-cell table:formula="of:=[.$G$2]*([.A41]/100)" office:value-type="float" office:value="960">
            <text:p>960</text:p>
          </table:table-cell>
          <table:table-cell table:formula="of:=[.E41]/5" office:value-type="float" office:value="192">
            <text:p>19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41]*([.J41]+[.K41]+[.L4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shugenja</text:p>
          </table:table-cell>
          <table:table-cell table:number-columns-repeated="2"/>
          <table:table-cell table:formula="of:=[.$G$2]*([.A42]/100)" office:value-type="float" office:value="0">
            <text:p>0</text:p>
          </table:table-cell>
          <table:table-cell table:formula="of:=[.E42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42]*([.J42]+[.K42]+[.L4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formula="of:=[.A2]+[.A11]+[.A18]+[.A24]+[.A30]+[.A38]" office:value-type="float" office:value="100">
            <text:p>100</text:p>
          </table:table-cell>
          <table:table-cell table:style-name="ce1" office:value-type="string">
            <text:p>Total</text:p>
          </table:table-cell>
          <table:table-cell table:number-columns-repeated="2"/>
          <table:table-cell table:style-name="ce1" table:formula="of:=[.$G$2]*([.A44]/100)" office:value-type="float" office:value="12000">
            <text:p>12000</text:p>
          </table:table-cell>
          <table:table-cell table:style-name="ce1" table:formula="of:=[.E44]/5" office:value-type="float" office:value="2400">
            <text:p>2400</text:p>
          </table:table-cell>
          <table:table-cell table:number-columns-repeated="6"/>
          <table:table-cell table:style-name="ce1" table:formula="of:=[.M2]+[.M11]+[.M18]+[.M24]+[.M30]+[.M38]" office:value-type="float" office:value="24864">
            <text:p>24864</text:p>
          </table:table-cell>
          <table:table-cell table:number-columns-repeated="1011"/>
        </table:table-row>
      </table:table>
      <table:table table:name="Small City" table:style-name="ta5" table:print="false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Caste</text:p>
          </table:table-cell>
          <table:table-cell/>
          <table:table-cell table:style-name="ce1" office:value-type="string">
            <text:p>Population of city</text:p>
          </table:table-cell>
          <table:table-cell/>
          <table:table-cell table:style-name="ce1" office:value-type="string">
            <text:p>Families</text:p>
          </table:table-cell>
          <table:table-cell table:style-name="ce1" office:value-type="string">
            <text:p>Total Population of City</text:p>
          </table:table-cell>
          <table:table-cell table:number-columns-repeated="2"/>
          <table:table-cell table:style-name="ce1" office:value-type="string">
            <text:p>Property</text:p>
          </table:table-cell>
          <table:table-cell table:style-name="ce1" office:value-type="string">
            <text:p>Business</text:p>
          </table:table-cell>
          <table:table-cell table:style-name="ce1" office:value-type="string">
            <text:p>Land</text:p>
          </table:table-cell>
          <table:table-cell table:style-name="ce1" office:value-type="string">
            <text:p>Total tax</text:p>
          </table:table-cell>
          <table:table-cell table:number-columns-repeated="1011"/>
        </table:table-row>
        <table:table-row table:style-name="ro1">
          <table:table-cell table:style-name="ce4" table:formula="of:=SUM([.A3:.A9])" office:value-type="float" office:value="20">
            <text:p>20</text:p>
          </table:table-cell>
          <table:table-cell table:style-name="ce4" office:value-type="string">
            <text:p>Servants</text:p>
          </table:table-cell>
          <table:table-cell table:number-columns-repeated="2"/>
          <table:table-cell table:style-name="ce1" table:formula="of:=[.$G$2]*([.A2]/100)" office:value-type="float" office:value="600">
            <text:p>600</text:p>
          </table:table-cell>
          <table:table-cell table:style-name="ce1" table:formula="of:=[.E2]/5" office:value-type="float" office:value="120">
            <text:p>120</text:p>
          </table:table-cell>
          <table:table-cell table:style-name="ce1" office:value-type="float" office:value="3000">
            <text:p>3000</text:p>
          </table:table-cell>
          <table:table-cell table:number-columns-repeated="5"/>
          <table:table-cell table:style-name="ce1" table:formula="of:=SUM([.M3:.M9])" office:value-type="float" office:value="168">
            <text:p>168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tutors</text:p>
          </table:table-cell>
          <table:table-cell table:number-columns-repeated="2"/>
          <table:table-cell table:formula="of:=[.$G$2]*([.A3]/100)" office:value-type="float" office:value="0">
            <text:p>0</text:p>
          </table:table-cell>
          <table:table-cell table:formula="of:=[.E3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]*([.J3]+[.K3]+[.L3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temple</text:p>
          </table:table-cell>
          <table:table-cell table:number-columns-repeated="2"/>
          <table:table-cell table:formula="of:=[.$G$2]*([.A4]/100)" office:value-type="float" office:value="0">
            <text:p>0</text:p>
          </table:table-cell>
          <table:table-cell table:formula="of:=[.E4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4]*([.J4]+[.K4]+[.L4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vants, wealthy samurai families</text:p>
          </table:table-cell>
          <table:table-cell table:number-columns-repeated="2"/>
          <table:table-cell table:formula="of:=[.$G$2]*([.A5]/100)" office:value-type="float" office:value="60">
            <text:p>60</text:p>
          </table:table-cell>
          <table:table-cell table:formula="of:=[.E5]/5" office:value-type="float" office:value="12">
            <text:p>1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5]*([.J5]+[.K5]+[.L5])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rvants, wealthy merchant families</text:p>
          </table:table-cell>
          <table:table-cell table:number-columns-repeated="2"/>
          <table:table-cell table:formula="of:=[.$G$2]*([.A6]/100)" office:value-type="float" office:value="180">
            <text:p>180</text:p>
          </table:table-cell>
          <table:table-cell table:formula="of:=[.E6]/5" office:value-type="float" office:value="36">
            <text:p>3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6]*([.J6]+[.K6]+[.L6])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dentured servants, non-wealthy samurai families</text:p>
          </table:table-cell>
          <table:table-cell table:number-columns-repeated="2"/>
          <table:table-cell table:formula="of:=[.$G$2]*([.A7]/100)" office:value-type="float" office:value="180">
            <text:p>180</text:p>
          </table:table-cell>
          <table:table-cell table:formula="of:=[.E7]/5" office:value-type="float" office:value="36">
            <text:p>3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7]*([.J7]+[.K7]+[.L7])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dentured servants, non-wealthy merchant families</text:p>
          </table:table-cell>
          <table:table-cell table:number-columns-repeated="2"/>
          <table:table-cell table:formula="of:=[.$G$2]*([.A8]/100)" office:value-type="float" office:value="120">
            <text:p>120</text:p>
          </table:table-cell>
          <table:table-cell table:formula="of:=[.E8]/5" office:value-type="float" office:value="24">
            <text:p>2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8]*([.J8]+[.K8]+[.L8])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vants, miscellaneous</text:p>
          </table:table-cell>
          <table:table-cell table:number-columns-repeated="2"/>
          <table:table-cell table:formula="of:=[.$G$2]*([.A9]/100)" office:value-type="float" office:value="60">
            <text:p>60</text:p>
          </table:table-cell>
          <table:table-cell table:formula="of:=[.E9]/5"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9]*([.J9]+[.K9]+[.L9])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SUM([.A12:.A16])" office:value-type="float" office:value="35">
            <text:p>35</text:p>
          </table:table-cell>
          <table:table-cell table:style-name="ce4" office:value-type="string">
            <text:p>Laborers</text:p>
          </table:table-cell>
          <table:table-cell table:number-columns-repeated="2"/>
          <table:table-cell table:style-name="ce1" table:formula="of:=[.$G$2]*([.A11]/100)" office:value-type="float" office:value="1050">
            <text:p>1050</text:p>
          </table:table-cell>
          <table:table-cell table:style-name="ce1" table:formula="of:=[.E11]/5" office:value-type="float" office:value="210">
            <text:p>210</text:p>
          </table:table-cell>
          <table:table-cell table:number-columns-repeated="6"/>
          <table:table-cell table:style-name="ce1" table:formula="of:=SUM([.M12:.M14])" office:value-type="float" office:value="1380">
            <text:p>1380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borers, master (rich)</text:p>
          </table:table-cell>
          <table:table-cell table:number-columns-repeated="2"/>
          <table:table-cell table:formula="of:=[.$G$2]*([.A12]/100)" office:value-type="float" office:value="150">
            <text:p>150</text:p>
          </table:table-cell>
          <table:table-cell table:formula="of:=[.E12]/5" office:value-type="float" office:value="30">
            <text:p>3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F12]*([.J12]+[.K12]+[.L12])" office:value-type="float" office:value="1050">
            <text:p>1050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borers, poor</text:p>
          </table:table-cell>
          <table:table-cell table:number-columns-repeated="2"/>
          <table:table-cell table:formula="of:=[.$G$2]*([.A13]/100)" office:value-type="float" office:value="150">
            <text:p>150</text:p>
          </table:table-cell>
          <table:table-cell table:formula="of:=[.E13]/5"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13]*([.J13]+[.K13]+[.L13])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borers, other</text:p>
          </table:table-cell>
          <table:table-cell table:number-columns-repeated="2"/>
          <table:table-cell table:formula="of:=[.$G$2]*([.A14]/100)" office:value-type="float" office:value="750">
            <text:p>750</text:p>
          </table:table-cell>
          <table:table-cell table:formula="of:=[.E14]/5" office:value-type="float" office:value="150">
            <text:p>15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14]*([.J14]+[.K14]+[.L14])" office:value-type="float" office:value="300">
            <text:p>30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table:formula="of:=SUM([.A19:.A22])" office:value-type="float" office:value="25">
            <text:p>25</text:p>
          </table:table-cell>
          <table:table-cell table:style-name="ce4" office:value-type="string">
            <text:p>Merchants</text:p>
          </table:table-cell>
          <table:table-cell table:number-columns-repeated="2"/>
          <table:table-cell table:style-name="ce1" table:formula="of:=[.$G$2]*([.A18]/100)" office:value-type="float" office:value="750">
            <text:p>750</text:p>
          </table:table-cell>
          <table:table-cell table:style-name="ce1" table:formula="of:=[.E18]/5" office:value-type="float" office:value="150">
            <text:p>150</text:p>
          </table:table-cell>
          <table:table-cell table:number-columns-repeated="6"/>
          <table:table-cell table:style-name="ce1" table:formula="of:=SUM([.M19:.M22])" office:value-type="float" office:value="4560">
            <text:p>4560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rchants, very rich</text:p>
          </table:table-cell>
          <table:table-cell table:number-columns-repeated="2"/>
          <table:table-cell table:formula="of:=[.$G$2]*([.A19]/100)" office:value-type="float" office:value="60">
            <text:p>60</text:p>
          </table:table-cell>
          <table:table-cell table:formula="of:=[.E19]/5" office:value-type="float" office:value="12">
            <text:p>12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[.F19]*([.J19]+[.K19]+[.L19])" office:value-type="float" office:value="3000">
            <text:p>3000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rchants, rich</text:p>
          </table:table-cell>
          <table:table-cell table:number-columns-repeated="2"/>
          <table:table-cell table:formula="of:=[.$G$2]*([.A20]/100)" office:value-type="float" office:value="90">
            <text:p>90</text:p>
          </table:table-cell>
          <table:table-cell table:formula="of:=[.E20]/5" office:value-type="float" office:value="18">
            <text:p>18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F20]*([.J20]+[.K20]+[.L20])" office:value-type="float" office:value="630">
            <text:p>630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rchants, poor</text:p>
          </table:table-cell>
          <table:table-cell table:number-columns-repeated="2"/>
          <table:table-cell table:formula="of:=[.$G$2]*([.A21]/100)" office:value-type="float" office:value="150">
            <text:p>150</text:p>
          </table:table-cell>
          <table:table-cell table:formula="of:=[.E21]/5"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F21]*([.J21]+[.K21]+[.L21])" office:value-type="float" office:value="120">
            <text:p>120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rchants, other</text:p>
          </table:table-cell>
          <table:table-cell table:number-columns-repeated="2"/>
          <table:table-cell table:formula="of:=[.$G$2]*([.A22]/100)" office:value-type="float" office:value="450">
            <text:p>450</text:p>
          </table:table-cell>
          <table:table-cell table:formula="of:=[.E22]/5" office:value-type="float" office:value="90">
            <text:p>9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22]*([.J22]+[.K22]+[.L22])" office:value-type="float" office:value="810">
            <text:p>81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SUM([.A25:.A27])" office:value-type="float" office:value="10">
            <text:p>10</text:p>
          </table:table-cell>
          <table:table-cell table:style-name="ce4" office:value-type="string">
            <text:p>Eta</text:p>
          </table:table-cell>
          <table:table-cell table:number-columns-repeated="2"/>
          <table:table-cell table:style-name="ce1" table:formula="of:=[.$G$2]*([.A24]/100)" office:value-type="float" office:value="300">
            <text:p>300</text:p>
          </table:table-cell>
          <table:table-cell table:style-name="ce1" table:formula="of:=[.E24]/5" office:value-type="float" office:value="60">
            <text:p>60</text:p>
          </table:table-cell>
          <table:table-cell table:number-columns-repeated="6"/>
          <table:table-cell table:style-name="ce1" table:formula="of:=SUM([.M25:.M27])" office:value-type="float" office:value="108">
            <text:p>108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ta, well-off</text:p>
          </table:table-cell>
          <table:table-cell table:number-columns-repeated="2"/>
          <table:table-cell table:formula="of:=[.$G$2]*([.A25]/100)" office:value-type="float" office:value="30">
            <text:p>30</text:p>
          </table:table-cell>
          <table:table-cell table:formula="of:=[.E25]/5" office:value-type="float" office:value="6">
            <text:p>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25]*([.J25]+[.K25]+[.L25])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ta, poor</text:p>
          </table:table-cell>
          <table:table-cell table:number-columns-repeated="2"/>
          <table:table-cell table:formula="of:=[.$G$2]*([.A26]/100)" office:value-type="float" office:value="180">
            <text:p>180</text:p>
          </table:table-cell>
          <table:table-cell table:formula="of:=[.E26]/5" office:value-type="float" office:value="36">
            <text:p>3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6]*([.J26]+[.K26]+[.L26])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ta, very poor</text:p>
          </table:table-cell>
          <table:table-cell table:number-columns-repeated="2"/>
          <table:table-cell table:formula="of:=[.$G$2]*([.A27]/100)" office:value-type="float" office:value="90">
            <text:p>90</text:p>
          </table:table-cell>
          <table:table-cell table:formula="of:=[.E27]/5" office:value-type="float" office:value="18">
            <text:p>1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7]*([.J27]+[.K27]+[.L27])" office:value-type="float" office:value="18">
            <text:p>1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formula="of:=SUM([.A31:.A36])" office:value-type="float" office:value="0">
            <text:p>0</text:p>
          </table:table-cell>
          <table:table-cell table:style-name="ce4" office:value-type="string">
            <text:p>Farmers</text:p>
          </table:table-cell>
          <table:table-cell table:number-columns-repeated="2"/>
          <table:table-cell table:style-name="ce1" table:formula="of:=[.$G$2]*([.A30]/100)" office:value-type="float" office:value="0">
            <text:p>0</text:p>
          </table:table-cell>
          <table:table-cell table:style-name="ce1" table:formula="of:=[.E30]/5" office:value-type="float" office:value="0">
            <text:p>0</text:p>
          </table:table-cell>
          <table:table-cell table:number-columns-repeated="6"/>
          <table:table-cell table:style-name="ce1" table:formula="of:=SUM([.M31:.M3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urban tenant farmer</text:p>
          </table:table-cell>
          <table:table-cell table:number-columns-repeated="2"/>
          <table:table-cell table:formula="of:=[.$G$2]*([.A31]/100)" office:value-type="float" office:value="0">
            <text:p>0</text:p>
          </table:table-cell>
          <table:table-cell table:formula="of:=[.E31]/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F31]*([.J31]+[.K31]+[.L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temple urban tenant farmer</text:p>
          </table:table-cell>
          <table:table-cell table:number-columns-repeated="2"/>
          <table:table-cell table:formula="of:=[.$G$2]*([.A32]/100)" office:value-type="float" office:value="0">
            <text:p>0</text:p>
          </table:table-cell>
          <table:table-cell table:formula="of:=[.E32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2]*([.J32]+[.K32]+[.L3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rural tenant farmer</text:p>
          </table:table-cell>
          <table:table-cell table:number-columns-repeated="2"/>
          <table:table-cell table:formula="of:=[.$G$2]*([.A33]/10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F33]*([.J33]+[.K33]+[.L33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poor freeholder</text:p>
          </table:table-cell>
          <table:table-cell table:number-columns-repeated="2"/>
          <table:table-cell table:formula="of:=[.$G$2]*([.A34]/100)" office:value-type="float" office:value="0">
            <text:p>0</text:p>
          </table:table-cell>
          <table:table-cell table:formula="of:=[.E34]/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F34]*([.J34]+[.K34]+[.L34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freeholder</text:p>
          </table:table-cell>
          <table:table-cell table:number-columns-repeated="2"/>
          <table:table-cell table:formula="of:=[.$G$2]*([.A35]/100)" office:value-type="float" office:value="0">
            <text:p>0</text:p>
          </table:table-cell>
          <table:table-cell table:formula="of:=[.E35]/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F35]*([.J35]+[.K35]+[.L35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wealthy landowner</text:p>
          </table:table-cell>
          <table:table-cell table:number-columns-repeated="2"/>
          <table:table-cell table:formula="of:=[.$G$2]*([.A36]/100)" office:value-type="float" office:value="0">
            <text:p>0</text:p>
          </table:table-cell>
          <table:table-cell table:formula="of:=[.E36]/5"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F36]*([.J36]+[.K36]+[.L36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SUM([.A39:.A42])" office:value-type="float" office:value="10">
            <text:p>10</text:p>
          </table:table-cell>
          <table:table-cell table:style-name="ce4" office:value-type="string">
            <text:p>Samurai</text:p>
          </table:table-cell>
          <table:table-cell table:number-columns-repeated="2"/>
          <table:table-cell table:style-name="ce1" table:formula="of:=[.$G$2]*([.A38]/100)" office:value-type="float" office:value="300">
            <text:p>300</text:p>
          </table:table-cell>
          <table:table-cell table:style-name="ce1" table:formula="of:=[.E38]/5" office:value-type="float" office:value="60">
            <text:p>6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urai, merchants</text:p>
          </table:table-cell>
          <table:table-cell table:number-columns-repeated="2"/>
          <table:table-cell table:formula="of:=[.$G$2]*([.A39]/100)" office:value-type="float" office:value="30">
            <text:p>30</text:p>
          </table:table-cell>
          <table:table-cell table:formula="of:=[.E39]/5" office:value-type="float" office:value="6">
            <text:p>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9]*([.J39]+[.K39]+[.L3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murai, courtiers</text:p>
          </table:table-cell>
          <table:table-cell table:number-columns-repeated="2"/>
          <table:table-cell table:formula="of:=[.$G$2]*([.A40]/100)" office:value-type="float" office:value="30">
            <text:p>30</text:p>
          </table:table-cell>
          <table:table-cell table:formula="of:=[.E40]/5" office:value-type="float" office:value="6">
            <text:p>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40]*([.J40]+[.K40]+[.L40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murai, bushi</text:p>
          </table:table-cell>
          <table:table-cell table:number-columns-repeated="2"/>
          <table:table-cell table:formula="of:=[.$G$2]*([.A41]/100)" office:value-type="float" office:value="240">
            <text:p>240</text:p>
          </table:table-cell>
          <table:table-cell table:formula="of:=[.E41]/5" office:value-type="float" office:value="48">
            <text:p>48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41]*([.J41]+[.K41]+[.L4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shugenja</text:p>
          </table:table-cell>
          <table:table-cell table:number-columns-repeated="2"/>
          <table:table-cell table:formula="of:=[.$G$2]*([.A42]/100)" office:value-type="float" office:value="0">
            <text:p>0</text:p>
          </table:table-cell>
          <table:table-cell table:formula="of:=[.E42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42]*([.J42]+[.K42]+[.L4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formula="of:=[.A2]+[.A11]+[.A18]+[.A24]+[.A30]+[.A38]" office:value-type="float" office:value="100">
            <text:p>100</text:p>
          </table:table-cell>
          <table:table-cell table:style-name="ce1" office:value-type="string">
            <text:p>Total</text:p>
          </table:table-cell>
          <table:table-cell table:number-columns-repeated="2"/>
          <table:table-cell table:style-name="ce1" table:formula="of:=[.$G$2]*([.A44]/100)" office:value-type="float" office:value="3000">
            <text:p>3000</text:p>
          </table:table-cell>
          <table:table-cell table:style-name="ce1" table:formula="of:=[.E44]/5" office:value-type="float" office:value="600">
            <text:p>600</text:p>
          </table:table-cell>
          <table:table-cell table:number-columns-repeated="6"/>
          <table:table-cell table:style-name="ce1" table:formula="of:=[.M2]+[.M11]+[.M18]+[.M24]+[.M30]" office:value-type="float" office:value="6216">
            <text:p>6216</text:p>
          </table:table-cell>
          <table:table-cell table:number-columns-repeated="1011"/>
        </table:table-row>
      </table:table>
      <table:table table:name="Town" table:style-name="ta6" table:print="false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Caste</text:p>
          </table:table-cell>
          <table:table-cell/>
          <table:table-cell table:style-name="ce1" office:value-type="string">
            <text:p>Population of city</text:p>
          </table:table-cell>
          <table:table-cell/>
          <table:table-cell table:style-name="ce1" office:value-type="string">
            <text:p>Families</text:p>
          </table:table-cell>
          <table:table-cell table:style-name="ce1" office:value-type="string">
            <text:p>Total Population of Town</text:p>
          </table:table-cell>
          <table:table-cell table:number-columns-repeated="2"/>
          <table:table-cell table:style-name="ce1" office:value-type="string">
            <text:p>Property</text:p>
          </table:table-cell>
          <table:table-cell table:style-name="ce1" office:value-type="string">
            <text:p>Business</text:p>
          </table:table-cell>
          <table:table-cell table:style-name="ce1" office:value-type="string">
            <text:p>Land</text:p>
          </table:table-cell>
          <table:table-cell table:style-name="ce1" office:value-type="string">
            <text:p>Total tax</text:p>
          </table:table-cell>
          <table:table-cell table:number-columns-repeated="1011"/>
        </table:table-row>
        <table:table-row table:style-name="ro1">
          <table:table-cell table:style-name="ce4" table:formula="of:=SUM([.A3:.A9])" office:value-type="float" office:value="5.5">
            <text:p>5.5</text:p>
          </table:table-cell>
          <table:table-cell table:style-name="ce4" office:value-type="string">
            <text:p>Servants</text:p>
          </table:table-cell>
          <table:table-cell table:number-columns-repeated="2"/>
          <table:table-cell table:style-name="ce1" table:formula="of:=[.$G$2]*([.A2]/100)" office:value-type="float" office:value="66">
            <text:p>66</text:p>
          </table:table-cell>
          <table:table-cell table:style-name="ce1" table:formula="of:=[.E2]/5" office:value-type="float" office:value="13.2">
            <text:p>13.2</text:p>
          </table:table-cell>
          <table:table-cell table:style-name="ce1" office:value-type="float" office:value="1200">
            <text:p>1200</text:p>
          </table:table-cell>
          <table:table-cell table:number-columns-repeated="5"/>
          <table:table-cell table:style-name="ce1" table:formula="of:=SUM([.M3:.M9])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tutors</text:p>
          </table:table-cell>
          <table:table-cell table:number-columns-repeated="2"/>
          <table:table-cell table:formula="of:=[.$G$2]*([.A3]/100)" office:value-type="float" office:value="0">
            <text:p>0</text:p>
          </table:table-cell>
          <table:table-cell table:formula="of:=[.E3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]*([.J3]+[.K3]+[.L3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temple</text:p>
          </table:table-cell>
          <table:table-cell table:number-columns-repeated="2"/>
          <table:table-cell table:formula="of:=[.$G$2]*([.A4]/100)" office:value-type="float" office:value="0">
            <text:p>0</text:p>
          </table:table-cell>
          <table:table-cell table:formula="of:=[.E4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4]*([.J4]+[.K4]+[.L4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vants, wealthy samurai families</text:p>
          </table:table-cell>
          <table:table-cell table:number-columns-repeated="2"/>
          <table:table-cell table:formula="of:=[.$G$2]*([.A5]/100)" office:value-type="float" office:value="12">
            <text:p>12</text:p>
          </table:table-cell>
          <table:table-cell table:formula="of:=[.E5]/5" office:value-type="float" office:value="2.4">
            <text:p>2.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5]*([.J5]+[.K5]+[.L5])" office:value-type="float" office:value="4.8">
            <text:p>4.8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rvants, wealthy merchant families</text:p>
          </table:table-cell>
          <table:table-cell table:number-columns-repeated="2"/>
          <table:table-cell table:formula="of:=[.$G$2]*([.A6]/100)" office:value-type="float" office:value="12">
            <text:p>12</text:p>
          </table:table-cell>
          <table:table-cell table:formula="of:=[.E6]/5" office:value-type="float" office:value="2.4">
            <text:p>2.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6]*([.J6]+[.K6]+[.L6])" office:value-type="float" office:value="4.8">
            <text:p>4.8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ndentured servants, non-wealthy samurai families</text:p>
          </table:table-cell>
          <table:table-cell table:number-columns-repeated="2"/>
          <table:table-cell table:formula="of:=[.$G$2]*([.A7]/100)" office:value-type="float" office:value="0">
            <text:p>0</text:p>
          </table:table-cell>
          <table:table-cell table:formula="of:=[.E7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7]*([.J7]+[.K7]+[.L7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Indentured servants, non-wealthy merchant families</text:p>
          </table:table-cell>
          <table:table-cell table:number-columns-repeated="2"/>
          <table:table-cell table:formula="of:=[.$G$2]*([.A8]/100)" office:value-type="float" office:value="18">
            <text:p>18</text:p>
          </table:table-cell>
          <table:table-cell table:formula="of:=[.E8]/5" office:value-type="float" office:value="3.6">
            <text:p>3.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8]*([.J8]+[.K8]+[.L8])" office:value-type="float" office:value="3.6">
            <text:p>3.6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vants, miscellaneous</text:p>
          </table:table-cell>
          <table:table-cell table:number-columns-repeated="2"/>
          <table:table-cell table:formula="of:=[.$G$2]*([.A9]/100)" office:value-type="float" office:value="24">
            <text:p>24</text:p>
          </table:table-cell>
          <table:table-cell table:formula="of:=[.E9]/5" office:value-type="float" office:value="4.8">
            <text:p>4.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9]*([.J9]+[.K9]+[.L9])" office:value-type="float" office:value="4.8">
            <text:p>4.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SUM([.A12:.A14])" office:value-type="float" office:value="12">
            <text:p>12</text:p>
          </table:table-cell>
          <table:table-cell table:style-name="ce4" office:value-type="string">
            <text:p>Laborers</text:p>
          </table:table-cell>
          <table:table-cell table:number-columns-repeated="2"/>
          <table:table-cell table:style-name="ce1" table:formula="of:=[.$G$2]*([.A11]/100)" office:value-type="float" office:value="144">
            <text:p>144</text:p>
          </table:table-cell>
          <table:table-cell table:style-name="ce1" table:formula="of:=[.E11]/5" office:value-type="float" office:value="28.8">
            <text:p>28.8</text:p>
          </table:table-cell>
          <table:table-cell table:number-columns-repeated="6"/>
          <table:table-cell table:style-name="ce1" table:formula="of:=SUM([.M12:.M14])" office:value-type="float" office:value="86.4">
            <text:p>86.4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borers, master (rich)</text:p>
          </table:table-cell>
          <table:table-cell table:number-columns-repeated="2"/>
          <table:table-cell table:formula="of:=[.$G$2]*([.A12]/100)" office:value-type="float" office:value="12">
            <text:p>12</text:p>
          </table:table-cell>
          <table:table-cell table:formula="of:=[.E12]/5" office:value-type="float" office:value="2.4">
            <text:p>2.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F12]*([.J12]+[.K12]+[.L12])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borers, poor</text:p>
          </table:table-cell>
          <table:table-cell table:number-columns-repeated="2"/>
          <table:table-cell table:formula="of:=[.$G$2]*([.A13]/100)" office:value-type="float" office:value="12">
            <text:p>12</text:p>
          </table:table-cell>
          <table:table-cell table:formula="of:=[.E13]/5" office:value-type="float" office:value="2.4">
            <text:p>2.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13]*([.J13]+[.K13]+[.L13])" office:value-type="float" office:value="2.4">
            <text:p>2.4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aborers, other</text:p>
          </table:table-cell>
          <table:table-cell table:number-columns-repeated="2"/>
          <table:table-cell table:formula="of:=[.$G$2]*([.A14]/100)" office:value-type="float" office:value="120">
            <text:p>120</text:p>
          </table:table-cell>
          <table:table-cell table:formula="of:=[.E14]/5" office:value-type="float" office:value="24">
            <text:p>2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14]*([.J14]+[.K14]+[.L14])" office:value-type="float" office:value="24">
            <text:p>24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table:formula="of:=SUM([.A19:.A22])" office:value-type="float" office:value="10">
            <text:p>10</text:p>
          </table:table-cell>
          <table:table-cell table:style-name="ce4" office:value-type="string">
            <text:p>Merchants</text:p>
          </table:table-cell>
          <table:table-cell table:number-columns-repeated="2"/>
          <table:table-cell table:style-name="ce1" table:formula="of:=[.$G$2]*([.A18]/100)" office:value-type="float" office:value="120">
            <text:p>120</text:p>
          </table:table-cell>
          <table:table-cell table:style-name="ce1" table:formula="of:=[.E18]/5" office:value-type="float" office:value="24">
            <text:p>24</text:p>
          </table:table-cell>
          <table:table-cell table:number-columns-repeated="6"/>
          <table:table-cell table:style-name="ce1" table:formula="of:=SUM([.M19:.M22])" office:value-type="float" office:value="698.4">
            <text:p>698.4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rchants, very rich</text:p>
          </table:table-cell>
          <table:table-cell table:number-columns-repeated="2"/>
          <table:table-cell table:formula="of:=[.$G$2]*([.A19]/100)" office:value-type="float" office:value="12">
            <text:p>12</text:p>
          </table:table-cell>
          <table:table-cell table:formula="of:=[.E19]/5" office:value-type="float" office:value="2.4">
            <text:p>2.4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[.F19]*([.J19]+[.K19]+[.L19])" office:value-type="float" office:value="564">
            <text:p>564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rchants, rich</text:p>
          </table:table-cell>
          <table:table-cell table:number-columns-repeated="2"/>
          <table:table-cell table:formula="of:=[.$G$2]*([.A20]/100)" office:value-type="float" office:value="12">
            <text:p>12</text:p>
          </table:table-cell>
          <table:table-cell table:formula="of:=[.E20]/5" office:value-type="float" office:value="2.4">
            <text:p>2.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F20]*([.J20]+[.K20]+[.L20])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rchants, poor</text:p>
          </table:table-cell>
          <table:table-cell table:number-columns-repeated="2"/>
          <table:table-cell table:formula="of:=[.$G$2]*([.A21]/100)" office:value-type="float" office:value="36">
            <text:p>36</text:p>
          </table:table-cell>
          <table:table-cell table:formula="of:=[.E21]/5" office:value-type="float" office:value="7.2">
            <text:p>7.2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1]*([.J21]+[.K21]+[.L21])" office:value-type="float" office:value="14.4">
            <text:p>14.4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rchants, other</text:p>
          </table:table-cell>
          <table:table-cell table:number-columns-repeated="2"/>
          <table:table-cell table:formula="of:=[.$G$2]*([.A22]/100)" office:value-type="float" office:value="60">
            <text:p>60</text:p>
          </table:table-cell>
          <table:table-cell table:formula="of:=[.E22]/5"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F22]*([.J22]+[.K22]+[.L22])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Eta</text:p>
          </table:table-cell>
          <table:table-cell table:number-columns-repeated="2"/>
          <table:table-cell table:style-name="ce1" table:formula="of:=[.$G$2]*([.A24]/100)" office:value-type="float" office:value="120">
            <text:p>120</text:p>
          </table:table-cell>
          <table:table-cell table:style-name="ce1" table:formula="of:=[.E24]/5" office:value-type="float" office:value="24">
            <text:p>24</text:p>
          </table:table-cell>
          <table:table-cell table:number-columns-repeated="6"/>
          <table:table-cell table:style-name="ce1" table:formula="of:=SUM([.M25:.M27])" office:value-type="float" office:value="40.8">
            <text:p>40.8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ta, well-off</text:p>
          </table:table-cell>
          <table:table-cell table:number-columns-repeated="2"/>
          <table:table-cell table:formula="of:=[.$G$2]*([.A25]/100)" office:value-type="float" office:value="12">
            <text:p>12</text:p>
          </table:table-cell>
          <table:table-cell table:formula="of:=[.E25]/5" office:value-type="float" office:value="2.4">
            <text:p>2.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25]*([.J25]+[.K25]+[.L25])" office:value-type="float" office:value="19.2">
            <text:p>19.2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ta, poor</text:p>
          </table:table-cell>
          <table:table-cell table:number-columns-repeated="2"/>
          <table:table-cell table:formula="of:=[.$G$2]*([.A26]/100)" office:value-type="float" office:value="72">
            <text:p>72</text:p>
          </table:table-cell>
          <table:table-cell table:formula="of:=[.E26]/5" office:value-type="float" office:value="14.4">
            <text:p>14.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6]*([.J26]+[.K26]+[.L26])" office:value-type="float" office:value="14.4">
            <text:p>14.4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ta, very poor</text:p>
          </table:table-cell>
          <table:table-cell table:number-columns-repeated="2"/>
          <table:table-cell table:formula="of:=[.$G$2]*([.A27]/100)" office:value-type="float" office:value="36">
            <text:p>36</text:p>
          </table:table-cell>
          <table:table-cell table:formula="of:=[.E27]/5" office:value-type="float" office:value="7.2">
            <text:p>7.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7]*([.J27]+[.K27]+[.L27])" office:value-type="float" office:value="7.2">
            <text:p>7.2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ta, maho-tsukai</text:p>
          </table:table-cell>
          <table:table-cell table:number-columns-repeated="2"/>
          <table:table-cell table:formula="of:=[.$G$2]*([.A28]/100)" office:value-type="float" office:value="0">
            <text:p>0</text:p>
          </table:table-cell>
          <table:table-cell table:formula="of:=[.E28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8]*([.J28]+[.K28]+[.L28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SUM([.A31:.A36])" office:value-type="float" office:value="60">
            <text:p>60</text:p>
          </table:table-cell>
          <table:table-cell table:style-name="ce4" office:value-type="string">
            <text:p>Farmers</text:p>
          </table:table-cell>
          <table:table-cell table:number-columns-repeated="2"/>
          <table:table-cell table:style-name="ce1" table:formula="of:=[.$G$2]*([.A30]/100)" office:value-type="float" office:value="720">
            <text:p>720</text:p>
          </table:table-cell>
          <table:table-cell table:style-name="ce1" table:formula="of:=[.E30]/5" office:value-type="float" office:value="144">
            <text:p>144</text:p>
          </table:table-cell>
          <table:table-cell table:number-columns-repeated="6"/>
          <table:table-cell table:style-name="ce1" table:formula="of:=SUM([.M31:.M36])" office:value-type="float" office:value="720">
            <text:p>72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urban tenant farmer</text:p>
          </table:table-cell>
          <table:table-cell table:number-columns-repeated="2"/>
          <table:table-cell table:formula="of:=[.$G$2]*([.A31]/100)" office:value-type="float" office:value="0">
            <text:p>0</text:p>
          </table:table-cell>
          <table:table-cell table:formula="of:=[.E31]/5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1]*([.J31]+[.K31]+[.L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temple urban tenant farmer</text:p>
          </table:table-cell>
          <table:table-cell table:number-columns-repeated="2"/>
          <table:table-cell table:formula="of:=[.$G$2]*([.A32]/100)" office:value-type="float" office:value="0">
            <text:p>0</text:p>
          </table:table-cell>
          <table:table-cell table:formula="of:=[.E32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2]*([.J32]+[.K32]+[.L3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armer, rural tenant farmer</text:p>
          </table:table-cell>
          <table:table-cell table:number-columns-repeated="2"/>
          <table:table-cell table:formula="of:=[.$G$2]*([.A33]/100)" office:value-type="float" office:value="600">
            <text:p>600</text:p>
          </table:table-cell>
          <table:table-cell table:formula="of:=[.E33]/5" office:value-type="float" office:value="120">
            <text:p>12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3]*([.J33]+[.K33]+[.L33])" office:value-type="float" office:value="600">
            <text:p>600</text:p>
          </table:table-cell>
          <table:table-cell table:number-columns-repeated="1011"/>
        </table:table-row>
        <table:table-row table:style-name="ro1">
          <table:table-cell office:value-type="float" office:value="2.5">
            <text:p>2.5</text:p>
          </table:table-cell>
          <table:table-cell office:value-type="string">
            <text:p>farmer, poor freeholder</text:p>
          </table:table-cell>
          <table:table-cell table:number-columns-repeated="2"/>
          <table:table-cell table:formula="of:=[.$G$2]*([.A34]/100)" office:value-type="float" office:value="30">
            <text:p>30</text:p>
          </table:table-cell>
          <table:table-cell table:formula="of:=[.E34]/5" office:value-type="float" office:value="6">
            <text:p>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4]*([.J34]+[.K34]+[.L34])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armer, freeholder</text:p>
          </table:table-cell>
          <table:table-cell table:number-columns-repeated="2"/>
          <table:table-cell table:formula="of:=[.$G$2]*([.A35]/100)" office:value-type="float" office:value="60">
            <text:p>60</text:p>
          </table:table-cell>
          <table:table-cell table:formula="of:=[.E35]/5" office:value-type="float" office:value="12">
            <text:p>12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5]*([.J35]+[.K35]+[.L35])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2.5">
            <text:p>2.5</text:p>
          </table:table-cell>
          <table:table-cell office:value-type="string">
            <text:p>farmer, wealthy landowner</text:p>
          </table:table-cell>
          <table:table-cell table:number-columns-repeated="2"/>
          <table:table-cell table:formula="of:=[.$G$2]*([.A36]/100)" office:value-type="float" office:value="30">
            <text:p>30</text:p>
          </table:table-cell>
          <table:table-cell table:formula="of:=[.E36]/5" office:value-type="float" office:value="6">
            <text:p>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6]*([.J36]+[.K36]+[.L36])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SUM([.A39:.A42])" office:value-type="float" office:value="2.5">
            <text:p>2.5</text:p>
          </table:table-cell>
          <table:table-cell table:style-name="ce4" office:value-type="string">
            <text:p>Samurai</text:p>
          </table:table-cell>
          <table:table-cell table:number-columns-repeated="2"/>
          <table:table-cell table:style-name="ce1" table:formula="of:=[.$G$2]*([.A38]/100)" office:value-type="float" office:value="30">
            <text:p>30</text:p>
          </table:table-cell>
          <table:table-cell table:style-name="ce1" table:formula="of:=[.E38]/5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merchants</text:p>
          </table:table-cell>
          <table:table-cell table:number-columns-repeated="2"/>
          <table:table-cell table:formula="of:=[.$G$2]*([.A39]/100)" office:value-type="float" office:value="0">
            <text:p>0</text:p>
          </table:table-cell>
          <table:table-cell table:formula="of:=[.E39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courtiers</text:p>
          </table:table-cell>
          <table:table-cell table:number-columns-repeated="2"/>
          <table:table-cell table:formula="of:=[.$G$2]*([.A40]/100)" office:value-type="float" office:value="0">
            <text:p>0</text:p>
          </table:table-cell>
          <table:table-cell table:formula="of:=[.E40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.5">
            <text:p>2.5</text:p>
          </table:table-cell>
          <table:table-cell office:value-type="string">
            <text:p>samurai, bushi</text:p>
          </table:table-cell>
          <table:table-cell table:number-columns-repeated="2"/>
          <table:table-cell table:formula="of:=[.$G$2]*([.A41]/100)" office:value-type="float" office:value="30">
            <text:p>30</text:p>
          </table:table-cell>
          <table:table-cell table:formula="of:=[.E41]/5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shugenja</text:p>
          </table:table-cell>
          <table:table-cell table:number-columns-repeated="2"/>
          <table:table-cell table:formula="of:=[.$G$2]*([.A42]/100)" office:value-type="float" office:value="0">
            <text:p>0</text:p>
          </table:table-cell>
          <table:table-cell table:formula="of:=[.E42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formula="of:=[.A2]+[.A11]+[.A18]+[.A24]+[.A30]+[.A38]" office:value-type="float" office:value="100">
            <text:p>100</text:p>
          </table:table-cell>
          <table:table-cell table:style-name="ce1" office:value-type="string">
            <text:p>Total</text:p>
          </table:table-cell>
          <table:table-cell table:number-columns-repeated="2"/>
          <table:table-cell table:style-name="ce1" table:formula="of:=[.$G$2]*([.A44]/100)" office:value-type="float" office:value="1200">
            <text:p>1200</text:p>
          </table:table-cell>
          <table:table-cell table:style-name="ce1" table:formula="of:=[.E44]/5" office:value-type="float" office:value="240">
            <text:p>240</text:p>
          </table:table-cell>
          <table:table-cell table:number-columns-repeated="6"/>
          <table:table-cell table:style-name="ce1" table:formula="of:=[.M2]+[.M11]+[.M18]+[.M24]+[.M30]" office:value-type="float" office:value="1563.6">
            <text:p>1563.6</text:p>
          </table:table-cell>
          <table:table-cell table:number-columns-repeated="1011"/>
        </table:table-row>
      </table:table>
      <table:table table:name="Village" table:style-name="ta7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Caste</text:p>
          </table:table-cell>
          <table:table-cell/>
          <table:table-cell table:style-name="ce1" office:value-type="string">
            <text:p>Population of city</text:p>
          </table:table-cell>
          <table:table-cell/>
          <table:table-cell table:style-name="ce1" office:value-type="string">
            <text:p>Families</text:p>
          </table:table-cell>
          <table:table-cell table:style-name="ce1" office:value-type="string">
            <text:p>Total Population of Village</text:p>
          </table:table-cell>
          <table:table-cell table:number-columns-repeated="2"/>
          <table:table-cell table:style-name="ce1" office:value-type="string">
            <text:p>Property</text:p>
          </table:table-cell>
          <table:table-cell table:style-name="ce1" office:value-type="string">
            <text:p>Business</text:p>
          </table:table-cell>
          <table:table-cell table:style-name="ce1" office:value-type="string">
            <text:p>Land</text:p>
          </table:table-cell>
          <table:table-cell table:style-name="ce1" office:value-type="string">
            <text:p>Total tax</text:p>
          </table:table-cell>
          <table:table-cell table:number-columns-repeated="1011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Servants</text:p>
          </table:table-cell>
          <table:table-cell table:number-columns-repeated="2"/>
          <table:table-cell table:style-name="ce1" table:formula="of:=[.$G$2]*([.A2]/100)" office:value-type="float" office:value="0">
            <text:p>0</text:p>
          </table:table-cell>
          <table:table-cell table:style-name="ce1" table:formula="of:=[.E2]/5" office:value-type="float" office:value="0">
            <text:p>0</text:p>
          </table:table-cell>
          <table:table-cell table:style-name="ce1" office:value-type="float" office:value="350">
            <text:p>350</text:p>
          </table:table-cell>
          <table:table-cell table:number-columns-repeated="5"/>
          <table:table-cell table:style-name="ce1" table:formula="of:=SUM([.M3:.M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tutors</text:p>
          </table:table-cell>
          <table:table-cell table:number-columns-repeated="2"/>
          <table:table-cell table:formula="of:=[.$G$2]*([.A3]/100)" office:value-type="float" office:value="0">
            <text:p>0</text:p>
          </table:table-cell>
          <table:table-cell table:formula="of:=[.E3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]*([.J3]+[.K3]+[.L3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temple</text:p>
          </table:table-cell>
          <table:table-cell table:number-columns-repeated="2"/>
          <table:table-cell table:formula="of:=[.$G$2]*([.A4]/100)" office:value-type="float" office:value="0">
            <text:p>0</text:p>
          </table:table-cell>
          <table:table-cell table:formula="of:=[.E4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4]*([.J4]+[.K4]+[.L4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wealthy samurai families</text:p>
          </table:table-cell>
          <table:table-cell table:number-columns-repeated="2"/>
          <table:table-cell table:formula="of:=[.$G$2]*([.A5]/100)" office:value-type="float" office:value="0">
            <text:p>0</text:p>
          </table:table-cell>
          <table:table-cell table:formula="of:=[.E5]/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5]*([.J5]+[.K5]+[.L5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wealthy merchant families</text:p>
          </table:table-cell>
          <table:table-cell table:number-columns-repeated="2"/>
          <table:table-cell table:formula="of:=[.$G$2]*([.A6]/100)" office:value-type="float" office:value="0">
            <text:p>0</text:p>
          </table:table-cell>
          <table:table-cell table:formula="of:=[.E6]/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6]*([.J6]+[.K6]+[.L6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non-wealthy samurai families</text:p>
          </table:table-cell>
          <table:table-cell table:number-columns-repeated="2"/>
          <table:table-cell table:formula="of:=[.$G$2]*([.A7]/100)" office:value-type="float" office:value="0">
            <text:p>0</text:p>
          </table:table-cell>
          <table:table-cell table:formula="of:=[.E7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7]*([.J7]+[.K7]+[.L7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non-wealthy merchant families</text:p>
          </table:table-cell>
          <table:table-cell table:number-columns-repeated="2"/>
          <table:table-cell table:formula="of:=[.$G$2]*([.A8]/100)" office:value-type="float" office:value="0">
            <text:p>0</text:p>
          </table:table-cell>
          <table:table-cell table:formula="of:=[.E8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8]*([.J8]+[.K8]+[.L8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miscellaneous</text:p>
          </table:table-cell>
          <table:table-cell table:number-columns-repeated="2"/>
          <table:table-cell table:formula="of:=[.$G$2]*([.A9]/100)" office:value-type="float" office:value="0">
            <text:p>0</text:p>
          </table:table-cell>
          <table:table-cell table:formula="of:=[.E9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9]*([.J9]+[.K9]+[.L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Laborers</text:p>
          </table:table-cell>
          <table:table-cell table:number-columns-repeated="2"/>
          <table:table-cell table:style-name="ce1" table:formula="of:=[.$G$2]*([.A11]/100)" office:value-type="float" office:value="0">
            <text:p>0</text:p>
          </table:table-cell>
          <table:table-cell table:style-name="ce1" table:formula="of:=[.E11]/5" office:value-type="float" office:value="0">
            <text:p>0</text:p>
          </table:table-cell>
          <table:table-cell table:number-columns-repeated="6"/>
          <table:table-cell table:style-name="ce1" table:formula="of:=SUM([.M12:.M14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aborers, master (rich)</text:p>
          </table:table-cell>
          <table:table-cell table:number-columns-repeated="2"/>
          <table:table-cell table:formula="of:=[.$G$2]*([.A12]/100)" office:value-type="float" office:value="0">
            <text:p>0</text:p>
          </table:table-cell>
          <table:table-cell table:formula="of:=[.E12]/5"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F12]*([.J12]+[.K12]+[.L1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aborers, poor</text:p>
          </table:table-cell>
          <table:table-cell table:number-columns-repeated="2"/>
          <table:table-cell table:formula="of:=[.$G$2]*([.A13]/100)" office:value-type="float" office:value="0">
            <text:p>0</text:p>
          </table:table-cell>
          <table:table-cell table:formula="of:=[.E13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13]*([.J13]+[.K13]+[.L13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aborers, other</text:p>
          </table:table-cell>
          <table:table-cell table:number-columns-repeated="2"/>
          <table:table-cell table:formula="of:=[.$G$2]*([.A14]/100)" office:value-type="float" office:value="0">
            <text:p>0</text:p>
          </table:table-cell>
          <table:table-cell table:formula="of:=[.E14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14]*([.J14]+[.K14]+[.L14])" office:value-type="float" office:value="0">
            <text:p>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Merchants</text:p>
          </table:table-cell>
          <table:table-cell table:number-columns-repeated="2"/>
          <table:table-cell table:style-name="ce1" table:formula="of:=[.$G$2]*([.A18]/100)" office:value-type="float" office:value="0">
            <text:p>0</text:p>
          </table:table-cell>
          <table:table-cell table:style-name="ce1" table:formula="of:=[.E18]/5" office:value-type="float" office:value="0">
            <text:p>0</text:p>
          </table:table-cell>
          <table:table-cell table:number-columns-repeated="6"/>
          <table:table-cell table:style-name="ce1" table:formula="of:=SUM([.M19:.M2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rchants, very rich</text:p>
          </table:table-cell>
          <table:table-cell table:number-columns-repeated="2"/>
          <table:table-cell table:formula="of:=[.$G$2]*([.A19]/100)" office:value-type="float" office:value="0">
            <text:p>0</text:p>
          </table:table-cell>
          <table:table-cell table:formula="of:=[.E19]/5" office:value-type="float" office:value="0">
            <text:p>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[.F19]*([.J19]+[.K19]+[.L1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rchants, rich</text:p>
          </table:table-cell>
          <table:table-cell table:number-columns-repeated="2"/>
          <table:table-cell table:formula="of:=[.$G$2]*([.A20]/100)" office:value-type="float" office:value="0">
            <text:p>0</text:p>
          </table:table-cell>
          <table:table-cell table:formula="of:=[.E20]/5"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F20]*([.J20]+[.K20]+[.L20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rchants, poor</text:p>
          </table:table-cell>
          <table:table-cell table:number-columns-repeated="2"/>
          <table:table-cell table:formula="of:=[.$G$2]*([.A21]/100)" office:value-type="float" office:value="0">
            <text:p>0</text:p>
          </table:table-cell>
          <table:table-cell table:formula="of:=[.E21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F21]*([.J21]+[.K21]+[.L2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rchants, other</text:p>
          </table:table-cell>
          <table:table-cell table:number-columns-repeated="2"/>
          <table:table-cell table:formula="of:=[.$G$2]*([.A22]/100)" office:value-type="float" office:value="0">
            <text:p>0</text:p>
          </table:table-cell>
          <table:table-cell table:formula="of:=[.E22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22]*([.J22]+[.K22]+[.L2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Eta</text:p>
          </table:table-cell>
          <table:table-cell table:number-columns-repeated="2"/>
          <table:table-cell table:style-name="ce1" table:formula="of:=[.$G$2]*([.A24]/100)" office:value-type="float" office:value="35">
            <text:p>35</text:p>
          </table:table-cell>
          <table:table-cell table:style-name="ce1" table:formula="of:=[.E24]/5" office:value-type="float" office:value="7">
            <text:p>7</text:p>
          </table:table-cell>
          <table:table-cell table:number-columns-repeated="6"/>
          <table:table-cell table:style-name="ce1" table:formula="of:=SUM([.M25:.M27])" office:value-type="float" office:value="11.9">
            <text:p>11.9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ta, well-off</text:p>
          </table:table-cell>
          <table:table-cell table:number-columns-repeated="2"/>
          <table:table-cell table:formula="of:=[.$G$2]*([.A25]/100)" office:value-type="float" office:value="3.5">
            <text:p>3.5</text:p>
          </table:table-cell>
          <table:table-cell table:formula="of:=[.E25]/5" office:value-type="float" office:value="0.7">
            <text:p>0.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25]*([.J25]+[.K25]+[.L25])" office:value-type="float" office:value="5.6">
            <text:p>5.6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ta, poor</text:p>
          </table:table-cell>
          <table:table-cell table:number-columns-repeated="2"/>
          <table:table-cell table:formula="of:=[.$G$2]*([.A26]/100)" office:value-type="float" office:value="24.5">
            <text:p>24.5</text:p>
          </table:table-cell>
          <table:table-cell table:formula="of:=[.E26]/5" office:value-type="float" office:value="4.9">
            <text:p>4.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6]*([.J26]+[.K26]+[.L26])" office:value-type="float" office:value="4.9">
            <text:p>4.9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ta, very poor</text:p>
          </table:table-cell>
          <table:table-cell table:number-columns-repeated="2"/>
          <table:table-cell table:formula="of:=[.$G$2]*([.A27]/100)" office:value-type="float" office:value="7">
            <text:p>7</text:p>
          </table:table-cell>
          <table:table-cell table:formula="of:=[.E27]/5" office:value-type="float" office:value="1.4">
            <text:p>1.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7]*([.J27]+[.K27]+[.L27])" office:value-type="float" office:value="1.4">
            <text:p>1.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float" office:value="90">
            <text:p>90</text:p>
          </table:table-cell>
          <table:table-cell table:style-name="ce4" office:value-type="string">
            <text:p>Farmers</text:p>
          </table:table-cell>
          <table:table-cell table:number-columns-repeated="2"/>
          <table:table-cell table:style-name="ce1" table:formula="of:=[.$G$2]*([.A30]/100)" office:value-type="float" office:value="315">
            <text:p>315</text:p>
          </table:table-cell>
          <table:table-cell table:style-name="ce1" table:formula="of:=[.E30]/5" office:value-type="float" office:value="63">
            <text:p>63</text:p>
          </table:table-cell>
          <table:table-cell table:formula="of:=6648+([.F30]*216)" office:value-type="float" office:value="20256">
            <text:p>20256</text:p>
          </table:table-cell>
          <table:table-cell table:number-columns-repeated="5"/>
          <table:table-cell table:style-name="ce1" table:formula="of:=SUM([.M31:.M36])" office:value-type="float" office:value="315">
            <text:p>315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urban tenant farmer</text:p>
          </table:table-cell>
          <table:table-cell table:number-columns-repeated="2"/>
          <table:table-cell table:formula="of:=[.$G$2]*([.A31]/100)" office:value-type="float" office:value="0">
            <text:p>0</text:p>
          </table:table-cell>
          <table:table-cell table:formula="of:=[.E31]/5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1]*([.J31]+[.K31]+[.L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temple urban tenant farmer</text:p>
          </table:table-cell>
          <table:table-cell table:number-columns-repeated="2"/>
          <table:table-cell table:formula="of:=[.$G$2]*([.A32]/100)" office:value-type="float" office:value="0">
            <text:p>0</text:p>
          </table:table-cell>
          <table:table-cell table:formula="of:=[.E32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2]*([.J32]+[.K32]+[.L3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armer, rural tenant farmer</text:p>
          </table:table-cell>
          <table:table-cell table:number-columns-repeated="2"/>
          <table:table-cell table:formula="of:=[.$G$2]*([.A33]/100)" office:value-type="float" office:value="245">
            <text:p>245</text:p>
          </table:table-cell>
          <table:table-cell table:formula="of:=[.E33]/5" office:value-type="float" office:value="49">
            <text:p>49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3]*([.J33]+[.K33]+[.L33])" office:value-type="float" office:value="245">
            <text:p>245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armer, poor freeholder</text:p>
          </table:table-cell>
          <table:table-cell table:number-columns-repeated="2"/>
          <table:table-cell table:formula="of:=[.$G$2]*([.A34]/100)" office:value-type="float" office:value="17.5">
            <text:p>17.5</text:p>
          </table:table-cell>
          <table:table-cell table:formula="of:=[.E34]/5" office:value-type="float" office:value="3.5">
            <text:p>3.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4]*([.J34]+[.K34]+[.L34])" office:value-type="float" office:value="17.5">
            <text:p>17.5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armer, freeholder</text:p>
          </table:table-cell>
          <table:table-cell table:number-columns-repeated="2"/>
          <table:table-cell table:formula="of:=[.$G$2]*([.A35]/100)" office:value-type="float" office:value="35">
            <text:p>35</text:p>
          </table:table-cell>
          <table:table-cell table:formula="of:=[.E35]/5" office:value-type="float" office:value="7">
            <text:p>7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5]*([.J35]+[.K35]+[.L35])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armer, wealthy landowner</text:p>
          </table:table-cell>
          <table:table-cell table:number-columns-repeated="2"/>
          <table:table-cell table:formula="of:=[.$G$2]*([.A36]/100)" office:value-type="float" office:value="17.5">
            <text:p>17.5</text:p>
          </table:table-cell>
          <table:table-cell table:formula="of:=[.E36]/5" office:value-type="float" office:value="3.5">
            <text:p>3.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6]*([.J36]+[.K36]+[.L36])" office:value-type="float" office:value="17.5">
            <text:p>17.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Samurai</text:p>
          </table:table-cell>
          <table:table-cell table:number-columns-repeated="2"/>
          <table:table-cell table:style-name="ce1" table:formula="of:=[.$G$2]*([.A38]/100)" office:value-type="float" office:value="0">
            <text:p>0</text:p>
          </table:table-cell>
          <table:table-cell table:style-name="ce1" table:formula="of:=[.E38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merchants</text:p>
          </table:table-cell>
          <table:table-cell table:number-columns-repeated="2"/>
          <table:table-cell table:formula="of:=[.$G$2]*([.A39]/100)" office:value-type="float" office:value="0">
            <text:p>0</text:p>
          </table:table-cell>
          <table:table-cell table:formula="of:=[.E39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courtiers</text:p>
          </table:table-cell>
          <table:table-cell table:number-columns-repeated="2"/>
          <table:table-cell table:formula="of:=[.$G$2]*([.A40]/100)" office:value-type="float" office:value="0">
            <text:p>0</text:p>
          </table:table-cell>
          <table:table-cell table:formula="of:=[.E40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bushi</text:p>
          </table:table-cell>
          <table:table-cell table:number-columns-repeated="2"/>
          <table:table-cell table:formula="of:=[.$G$2]*([.A41]/100)" office:value-type="float" office:value="0">
            <text:p>0</text:p>
          </table:table-cell>
          <table:table-cell table:formula="of:=[.E41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shugenja</text:p>
          </table:table-cell>
          <table:table-cell table:number-columns-repeated="2"/>
          <table:table-cell table:formula="of:=[.$G$2]*([.A42]/100)" office:value-type="float" office:value="0">
            <text:p>0</text:p>
          </table:table-cell>
          <table:table-cell table:formula="of:=[.E42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formula="of:=[.A2]+[.A11]+[.A18]+[.A24]+[.A30]+[.A38]" office:value-type="float" office:value="100">
            <text:p>100</text:p>
          </table:table-cell>
          <table:table-cell table:style-name="ce1" office:value-type="string">
            <text:p>Total</text:p>
          </table:table-cell>
          <table:table-cell table:number-columns-repeated="2"/>
          <table:table-cell table:style-name="ce1" table:formula="of:=[.$G$2]*([.A44]/100)" office:value-type="float" office:value="350">
            <text:p>350</text:p>
          </table:table-cell>
          <table:table-cell table:style-name="ce1" table:formula="of:=[.E44]/5" office:value-type="float" office:value="70">
            <text:p>70</text:p>
          </table:table-cell>
          <table:table-cell table:number-columns-repeated="6"/>
          <table:table-cell table:style-name="ce1" table:formula="of:=[.M2]+[.M11]+[.M18]+[.M24]+[.M30]" office:value-type="float" office:value="326.9">
            <text:p>326.9</text:p>
          </table:table-cell>
          <table:table-cell table:number-columns-repeated="1011"/>
        </table:table-row>
      </table:table>
      <table:table table:name="Hamlet" table:style-name="ta8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Caste</text:p>
          </table:table-cell>
          <table:table-cell/>
          <table:table-cell table:style-name="ce1" office:value-type="string">
            <text:p>Population of city</text:p>
          </table:table-cell>
          <table:table-cell/>
          <table:table-cell table:style-name="ce1" office:value-type="string">
            <text:p>Families</text:p>
          </table:table-cell>
          <table:table-cell table:style-name="ce1" office:value-type="string">
            <text:p>Total Population of Hamlet</text:p>
          </table:table-cell>
          <table:table-cell table:number-columns-repeated="2"/>
          <table:table-cell table:style-name="ce1" office:value-type="string">
            <text:p>Property</text:p>
          </table:table-cell>
          <table:table-cell table:style-name="ce1" office:value-type="string">
            <text:p>Business</text:p>
          </table:table-cell>
          <table:table-cell table:style-name="ce1" office:value-type="string">
            <text:p>Land</text:p>
          </table:table-cell>
          <table:table-cell table:style-name="ce1" office:value-type="string">
            <text:p>Total tax</text:p>
          </table:table-cell>
          <table:table-cell table:number-columns-repeated="1011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Servants</text:p>
          </table:table-cell>
          <table:table-cell table:number-columns-repeated="2"/>
          <table:table-cell table:style-name="ce1" table:formula="of:=[.$G$2]*([.A2]/100)" office:value-type="float" office:value="0">
            <text:p>0</text:p>
          </table:table-cell>
          <table:table-cell table:style-name="ce1" table:formula="of:=[.E2]/5" office:value-type="float" office:value="0">
            <text:p>0</text:p>
          </table:table-cell>
          <table:table-cell table:style-name="ce1" office:value-type="float" office:value="75">
            <text:p>75</text:p>
          </table:table-cell>
          <table:table-cell table:number-columns-repeated="5"/>
          <table:table-cell table:style-name="ce1" table:formula="of:=SUM([.M3:.M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tutors</text:p>
          </table:table-cell>
          <table:table-cell table:number-columns-repeated="2"/>
          <table:table-cell table:formula="of:=[.$G$2]*([.A3]/100)" office:value-type="float" office:value="0">
            <text:p>0</text:p>
          </table:table-cell>
          <table:table-cell table:formula="of:=[.E3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]*([.J3]+[.K3]+[.L3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temple</text:p>
          </table:table-cell>
          <table:table-cell table:number-columns-repeated="2"/>
          <table:table-cell table:formula="of:=[.$G$2]*([.A4]/100)" office:value-type="float" office:value="0">
            <text:p>0</text:p>
          </table:table-cell>
          <table:table-cell table:formula="of:=[.E4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4]*([.J4]+[.K4]+[.L4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wealthy samurai families</text:p>
          </table:table-cell>
          <table:table-cell table:number-columns-repeated="2"/>
          <table:table-cell table:formula="of:=[.$G$2]*([.A5]/100)" office:value-type="float" office:value="0">
            <text:p>0</text:p>
          </table:table-cell>
          <table:table-cell table:formula="of:=[.E5]/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5]*([.J5]+[.K5]+[.L5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wealthy merchant families</text:p>
          </table:table-cell>
          <table:table-cell table:number-columns-repeated="2"/>
          <table:table-cell table:formula="of:=[.$G$2]*([.A6]/100)" office:value-type="float" office:value="0">
            <text:p>0</text:p>
          </table:table-cell>
          <table:table-cell table:formula="of:=[.E6]/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F6]*([.J6]+[.K6]+[.L6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non-wealthy samurai families</text:p>
          </table:table-cell>
          <table:table-cell table:number-columns-repeated="2"/>
          <table:table-cell table:formula="of:=[.$G$2]*([.A7]/100)" office:value-type="float" office:value="0">
            <text:p>0</text:p>
          </table:table-cell>
          <table:table-cell table:formula="of:=[.E7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7]*([.J7]+[.K7]+[.L7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non-wealthy merchant families</text:p>
          </table:table-cell>
          <table:table-cell table:number-columns-repeated="2"/>
          <table:table-cell table:formula="of:=[.$G$2]*([.A8]/100)" office:value-type="float" office:value="0">
            <text:p>0</text:p>
          </table:table-cell>
          <table:table-cell table:formula="of:=[.E8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8]*([.J8]+[.K8]+[.L8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rvants, miscellaneous</text:p>
          </table:table-cell>
          <table:table-cell table:number-columns-repeated="2"/>
          <table:table-cell table:formula="of:=[.$G$2]*([.A9]/100)" office:value-type="float" office:value="0">
            <text:p>0</text:p>
          </table:table-cell>
          <table:table-cell table:formula="of:=[.E9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9]*([.J9]+[.K9]+[.L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Laborers</text:p>
          </table:table-cell>
          <table:table-cell table:number-columns-repeated="2"/>
          <table:table-cell table:style-name="ce1" table:formula="of:=[.$G$2]*([.A11]/100)" office:value-type="float" office:value="0">
            <text:p>0</text:p>
          </table:table-cell>
          <table:table-cell table:style-name="ce1" table:formula="of:=[.E11]/5" office:value-type="float" office:value="0">
            <text:p>0</text:p>
          </table:table-cell>
          <table:table-cell table:number-columns-repeated="6"/>
          <table:table-cell table:style-name="ce1" table:formula="of:=SUM([.M12:.M14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aborers, master (rich)</text:p>
          </table:table-cell>
          <table:table-cell table:number-columns-repeated="2"/>
          <table:table-cell table:formula="of:=[.$G$2]*([.A12]/100)" office:value-type="float" office:value="0">
            <text:p>0</text:p>
          </table:table-cell>
          <table:table-cell table:formula="of:=[.E12]/5"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F12]*([.J12]+[.K12]+[.L1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aborers, poor</text:p>
          </table:table-cell>
          <table:table-cell table:number-columns-repeated="2"/>
          <table:table-cell table:formula="of:=[.$G$2]*([.A13]/100)" office:value-type="float" office:value="0">
            <text:p>0</text:p>
          </table:table-cell>
          <table:table-cell table:formula="of:=[.E13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13]*([.J13]+[.K13]+[.L13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laborers, other</text:p>
          </table:table-cell>
          <table:table-cell table:number-columns-repeated="2"/>
          <table:table-cell table:formula="of:=[.$G$2]*([.A14]/100)" office:value-type="float" office:value="0">
            <text:p>0</text:p>
          </table:table-cell>
          <table:table-cell table:formula="of:=[.E14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14]*([.J14]+[.K14]+[.L14])" office:value-type="float" office:value="0">
            <text:p>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Merchants</text:p>
          </table:table-cell>
          <table:table-cell table:number-columns-repeated="2"/>
          <table:table-cell table:style-name="ce1" table:formula="of:=[.$G$2]*([.A18]/100)" office:value-type="float" office:value="0">
            <text:p>0</text:p>
          </table:table-cell>
          <table:table-cell table:style-name="ce1" table:formula="of:=[.E18]/5" office:value-type="float" office:value="0">
            <text:p>0</text:p>
          </table:table-cell>
          <table:table-cell table:number-columns-repeated="6"/>
          <table:table-cell table:style-name="ce1" table:formula="of:=SUM([.M19:.M2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rchants, very rich</text:p>
          </table:table-cell>
          <table:table-cell table:number-columns-repeated="2"/>
          <table:table-cell table:formula="of:=[.$G$2]*([.A19]/100)" office:value-type="float" office:value="0">
            <text:p>0</text:p>
          </table:table-cell>
          <table:table-cell table:formula="of:=[.E19]/5" office:value-type="float" office:value="0">
            <text:p>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[.F19]*([.J19]+[.K19]+[.L1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rchants, rich</text:p>
          </table:table-cell>
          <table:table-cell table:number-columns-repeated="2"/>
          <table:table-cell table:formula="of:=[.$G$2]*([.A20]/100)" office:value-type="float" office:value="0">
            <text:p>0</text:p>
          </table:table-cell>
          <table:table-cell table:formula="of:=[.E20]/5"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F20]*([.J20]+[.K20]+[.L20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rchants, poor</text:p>
          </table:table-cell>
          <table:table-cell table:number-columns-repeated="2"/>
          <table:table-cell table:formula="of:=[.$G$2]*([.A21]/100)" office:value-type="float" office:value="0">
            <text:p>0</text:p>
          </table:table-cell>
          <table:table-cell table:formula="of:=[.E21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F21]*([.J21]+[.K21]+[.L2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rchants, other</text:p>
          </table:table-cell>
          <table:table-cell table:number-columns-repeated="2"/>
          <table:table-cell table:formula="of:=[.$G$2]*([.A22]/100)" office:value-type="float" office:value="0">
            <text:p>0</text:p>
          </table:table-cell>
          <table:table-cell table:formula="of:=[.E22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22]*([.J22]+[.K22]+[.L2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Eta</text:p>
          </table:table-cell>
          <table:table-cell table:number-columns-repeated="2"/>
          <table:table-cell table:style-name="ce1" table:formula="of:=[.$G$2]*([.A24]/100)" office:value-type="float" office:value="7.5">
            <text:p>7.5</text:p>
          </table:table-cell>
          <table:table-cell table:style-name="ce1" table:formula="of:=[.E24]/5" office:value-type="float" office:value="1.5">
            <text:p>1.5</text:p>
          </table:table-cell>
          <table:table-cell table:number-columns-repeated="6"/>
          <table:table-cell table:style-name="ce1" table:formula="of:=SUM([.M25:.M27])" office:value-type="float" office:value="1.5">
            <text:p>1.5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ta, well-off</text:p>
          </table:table-cell>
          <table:table-cell table:number-columns-repeated="2"/>
          <table:table-cell table:formula="of:=[.$G$2]*([.A25]/100)" office:value-type="float" office:value="0">
            <text:p>0</text:p>
          </table:table-cell>
          <table:table-cell table:formula="of:=[.E25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F25]*([.J25]+[.K25]+[.L25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ta, poor</text:p>
          </table:table-cell>
          <table:table-cell table:number-columns-repeated="2"/>
          <table:table-cell table:formula="of:=[.$G$2]*([.A26]/100)" office:value-type="float" office:value="7.5">
            <text:p>7.5</text:p>
          </table:table-cell>
          <table:table-cell table:formula="of:=[.E26]/5" office:value-type="float" office:value="1.5">
            <text:p>1.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6]*([.J26]+[.K26]+[.L26])" office:value-type="float" office:value="1.5">
            <text:p>1.5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ta, very poor</text:p>
          </table:table-cell>
          <table:table-cell table:number-columns-repeated="2"/>
          <table:table-cell table:formula="of:=[.$G$2]*([.A27]/100)" office:value-type="float" office:value="0">
            <text:p>0</text:p>
          </table:table-cell>
          <table:table-cell table:formula="of:=[.E27]/5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F27]*([.J27]+[.K27]+[.L27])" office:value-type="float" office:value="0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float" office:value="90">
            <text:p>90</text:p>
          </table:table-cell>
          <table:table-cell table:style-name="ce4" office:value-type="string">
            <text:p>Farmers</text:p>
          </table:table-cell>
          <table:table-cell table:number-columns-repeated="2"/>
          <table:table-cell table:style-name="ce1" table:formula="of:=[.$G$2]*([.A30]/100)" office:value-type="float" office:value="67.5">
            <text:p>67.5</text:p>
          </table:table-cell>
          <table:table-cell table:style-name="ce1" table:formula="of:=[.E30]/5" office:value-type="float" office:value="13.5">
            <text:p>13.5</text:p>
          </table:table-cell>
          <table:table-cell table:number-columns-repeated="6"/>
          <table:table-cell table:style-name="ce1" table:formula="of:=SUM([.M31:.M36])" office:value-type="float" office:value="67.5">
            <text:p>67.5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urban tenant farmer</text:p>
          </table:table-cell>
          <table:table-cell table:number-columns-repeated="2"/>
          <table:table-cell table:formula="of:=[.$G$2]*([.A31]/100)" office:value-type="float" office:value="0">
            <text:p>0</text:p>
          </table:table-cell>
          <table:table-cell table:formula="of:=[.E31]/5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1]*([.J31]+[.K31]+[.L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armer, temple urban tenant farmer</text:p>
          </table:table-cell>
          <table:table-cell table:number-columns-repeated="2"/>
          <table:table-cell table:formula="of:=[.$G$2]*([.A32]/100)" office:value-type="float" office:value="0">
            <text:p>0</text:p>
          </table:table-cell>
          <table:table-cell table:formula="of:=[.E32]/5"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formula="of:=[.F32]*([.J32]+[.K32]+[.L3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armer, rural tenant farmer</text:p>
          </table:table-cell>
          <table:table-cell table:number-columns-repeated="2"/>
          <table:table-cell table:formula="of:=[.$G$2]*([.A33]/100)" office:value-type="float" office:value="52.5">
            <text:p>52.5</text:p>
          </table:table-cell>
          <table:table-cell table:formula="of:=[.E33]/5" office:value-type="float" office:value="10.5">
            <text:p>10.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3]*([.J33]+[.K33]+[.L33])" office:value-type="float" office:value="52.5">
            <text:p>52.5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armer, poor freeholder</text:p>
          </table:table-cell>
          <table:table-cell table:number-columns-repeated="2"/>
          <table:table-cell table:formula="of:=[.$G$2]*([.A34]/100)" office:value-type="float" office:value="3.75">
            <text:p>3.75</text:p>
          </table:table-cell>
          <table:table-cell table:formula="of:=[.E34]/5" office:value-type="float" office:value="0.75">
            <text:p>0.7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4]*([.J34]+[.K34]+[.L34])" office:value-type="float" office:value="3.75">
            <text:p>3.75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armer, freeholder</text:p>
          </table:table-cell>
          <table:table-cell table:number-columns-repeated="2"/>
          <table:table-cell table:formula="of:=[.$G$2]*([.A35]/100)" office:value-type="float" office:value="7.5">
            <text:p>7.5</text:p>
          </table:table-cell>
          <table:table-cell table:formula="of:=[.E35]/5" office:value-type="float" office:value="1.5">
            <text:p>1.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5]*([.J35]+[.K35]+[.L35])" office:value-type="float" office:value="7.5">
            <text:p>7.5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armer, wealthy landowner</text:p>
          </table:table-cell>
          <table:table-cell table:number-columns-repeated="2"/>
          <table:table-cell table:formula="of:=[.$G$2]*([.A36]/100)" office:value-type="float" office:value="3.75">
            <text:p>3.75</text:p>
          </table:table-cell>
          <table:table-cell table:formula="of:=[.E36]/5" office:value-type="float" office:value="0.75">
            <text:p>0.7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F36]*([.J36]+[.K36]+[.L36])" office:value-type="float" office:value="3.75">
            <text:p>3.7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string">
            <text:p>Samurai</text:p>
          </table:table-cell>
          <table:table-cell table:number-columns-repeated="2"/>
          <table:table-cell table:style-name="ce1" table:formula="of:=[.$G$2]*([.A38]/100)" office:value-type="float" office:value="0">
            <text:p>0</text:p>
          </table:table-cell>
          <table:table-cell table:style-name="ce1" table:formula="of:=[.E38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merchants</text:p>
          </table:table-cell>
          <table:table-cell table:number-columns-repeated="2"/>
          <table:table-cell table:formula="of:=[.$G$2]*([.A39]/100)" office:value-type="float" office:value="0">
            <text:p>0</text:p>
          </table:table-cell>
          <table:table-cell table:formula="of:=[.E39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courtiers</text:p>
          </table:table-cell>
          <table:table-cell table:number-columns-repeated="2"/>
          <table:table-cell table:formula="of:=[.$G$2]*([.A40]/100)" office:value-type="float" office:value="0">
            <text:p>0</text:p>
          </table:table-cell>
          <table:table-cell table:formula="of:=[.E40]/5" office:value-type="float" office:value="0">
            <text:p>0</text:p>
          </table:table-cell>
          <table:table-cell table:number-columns-repeated="6"/>
          <table:table-cell table:style-name="ce1" table:formula="of:=[.M2]+[.M11]+[.M18]+[.M24]+[.M30]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bushi</text:p>
          </table:table-cell>
          <table:table-cell table:number-columns-repeated="2"/>
          <table:table-cell table:formula="of:=[.$G$2]*([.A41]/100)" office:value-type="float" office:value="0">
            <text:p>0</text:p>
          </table:table-cell>
          <table:table-cell table:formula="of:=[.E41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amurai, shugenja</text:p>
          </table:table-cell>
          <table:table-cell table:number-columns-repeated="2"/>
          <table:table-cell table:formula="of:=[.$G$2]*([.A42]/100)" office:value-type="float" office:value="0">
            <text:p>0</text:p>
          </table:table-cell>
          <table:table-cell table:formula="of:=[.E42]/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formula="of:=[.A2]+[.A11]+[.A18]+[.A24]+[.A30]+[.A38]" office:value-type="float" office:value="100">
            <text:p>100</text:p>
          </table:table-cell>
          <table:table-cell table:style-name="ce1" office:value-type="string">
            <text:p>Total</text:p>
          </table:table-cell>
          <table:table-cell table:number-columns-repeated="2"/>
          <table:table-cell table:style-name="ce1" table:formula="of:=[.$G$2]*([.A44]/100)" office:value-type="float" office:value="75">
            <text:p>75</text:p>
          </table:table-cell>
          <table:table-cell table:style-name="ce1" table:formula="of:=[.E44]/5" office:value-type="float" office:value="15">
            <text:p>15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8"/>
          <table:table-cell table:style-name="ce5"/>
          <table:table-cell table:number-columns-repeated="1015"/>
        </table:table-row>
      </table:table>
      <table:table table:name="Ogres" table:style-name="ta9" table:print="false">
        <office:forms form:automatic-focus="false" form:apply-design-mode="false"/>
        <table:table-column table:style-name="co7" table:number-columns-repeated="8" table:default-cell-style-name="ce2"/>
        <table:table-column table:style-name="co2" table:number-columns-repeated="1016" table:default-cell-style-name="Default"/>
        <table:table-row table:style-name="ro1">
          <table:table-cell table:style-name="ce3" office:value-type="string">
            <text:p>Year</text:p>
          </table:table-cell>
          <table:table-cell table:style-name="ce3" office:value-type="string">
            <text:p>Migrant</text:p>
          </table:table-cell>
          <table:table-cell table:style-name="ce3" office:value-type="string">
            <text:p>Native adult</text:p>
          </table:table-cell>
          <table:table-cell table:style-name="ce3" office:value-type="string">
            <text:p>Old</text:p>
          </table:table-cell>
          <table:table-cell table:style-name="ce3" office:value-type="string">
            <text:p>Dying</text:p>
          </table:table-cell>
          <table:table-cell table:style-name="ce3" office:value-type="string">
            <text:p>Killed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Change</text:p>
          </table:table-cell>
          <table:table-cell table:style-name="ce3" office:value-type="string">
            <text:p>Birthrate</text:p>
          </table:table-cell>
          <table:table-cell table:style-name="ce3" office:value-type="string">
            <text:p>Kill rate</text:p>
          </table:table-cell>
          <table:table-cell table:style-name="ce3" office:value-type="string">
            <text:p>Ogre Pair Density</text:p>
          </table:table-cell>
          <table:table-cell/>
          <table:table-cell table:style-name="ce3" office:value-type="string">
            <text:p>Land Area</text:p>
          </table:table-cell>
          <table:table-cell table:number-columns-repeated="1011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3" table:formula="of:=[.B2]+[.C2]+[.D2]-[.E2]-[.F2]" office:value-type="float" office:value="200">
            <text:p>200</text:p>
          </table:table-cell>
          <table:table-cell table:style-name="ce6" office:value-type="float" office:value="140">
            <text:p>14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]/[.$M$2])/2" office:value-type="float" office:value="0.000444444444444444">
            <text:p>0</text:p>
          </table:table-cell>
          <table:table-cell table:style-name="ce10" table:formula="of:=1/[.K2]" office:value-type="float" office:value="2250">
            <text:p>2250</text:p>
          </table:table-cell>
          <table:table-cell table:formula="of:=3750*60" office:value-type="float" office:value="225000">
            <text:p>225000</text:p>
          </table:table-cell>
          <table:table-cell table:number-columns-repeated="1011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2];0)" office:value-type="float" office:value="200">
            <text:p>200</text:p>
          </table:table-cell>
          <table:table-cell table:style-name="ce8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3" table:formula="of:=[.B3]+[.C3]+[.D3]-[.E3]-[.F3]" office:value-type="float" office:value="400">
            <text:p>400</text:p>
          </table:table-cell>
          <table:table-cell table:style-name="ce6" table:formula="of:=[.G3]-[.G2]" office:value-type="float" office:value="200">
            <text:p>20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3]/[.$M$2])/2" office:value-type="float" office:value="0.000888888888888889">
            <text:p>0</text:p>
          </table:table-cell>
          <table:table-cell table:style-name="ce10" table:formula="of:=1/[.K3]" office:value-type="float" office:value="1125">
            <text:p>1125</text:p>
          </table:table-cell>
          <table:table-cell table:number-columns-repeated="1012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3];0)" office:value-type="float" office:value="400">
            <text:p>400</text:p>
          </table:table-cell>
          <table:table-cell table:style-name="ce8" office:value-type="float" office:value="0">
            <text:p>0</text:p>
          </table:table-cell>
          <table:table-cell table:style-name="ce9" table:formula="of:=0.05*MAX([.G3];0)" office:value-type="float" office:value="20">
            <text:p>20</text:p>
          </table:table-cell>
          <table:table-cell table:style-name="ce3" table:formula="of:=[.B4]+[.C4]+[.D4]-[.E4]-[.F4]" office:value-type="float" office:value="580">
            <text:p>580</text:p>
          </table:table-cell>
          <table:table-cell table:style-name="ce6" table:formula="of:=[.G4]-[.G3]" office:value-type="float" office:value="180">
            <text:p>18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4]/[.$M$2])/2" office:value-type="float" office:value="0.00128888888888889">
            <text:p>0</text:p>
          </table:table-cell>
          <table:table-cell table:style-name="ce10" table:formula="of:=1/[.K4]" office:value-type="float" office:value="775.862068965517">
            <text:p>775.86</text:p>
          </table:table-cell>
          <table:table-cell table:number-columns-repeated="1012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4];0)" office:value-type="float" office:value="580">
            <text:p>580</text:p>
          </table:table-cell>
          <table:table-cell table:style-name="ce8" office:value-type="float" office:value="0">
            <text:p>0</text:p>
          </table:table-cell>
          <table:table-cell table:style-name="ce9" table:formula="of:=0.05*MAX([.G4];0)" office:value-type="float" office:value="29">
            <text:p>29</text:p>
          </table:table-cell>
          <table:table-cell table:style-name="ce3" table:formula="of:=[.B5]+[.C5]+[.D5]-[.E5]-[.F5]" office:value-type="float" office:value="751">
            <text:p>751</text:p>
          </table:table-cell>
          <table:table-cell table:style-name="ce6" table:formula="of:=[.G5]-[.G4]" office:value-type="float" office:value="171">
            <text:p>171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5]/[.$M$2])/2" office:value-type="float" office:value="0.00166888888888889">
            <text:p>0</text:p>
          </table:table-cell>
          <table:table-cell table:style-name="ce10" table:formula="of:=1/[.K5]" office:value-type="float" office:value="599.201065246338">
            <text:p>599.2</text:p>
          </table:table-cell>
          <table:table-cell table:number-columns-repeated="1012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5];0)" office:value-type="float" office:value="751">
            <text:p>751</text:p>
          </table:table-cell>
          <table:table-cell table:style-name="ce8" office:value-type="float" office:value="0">
            <text:p>0</text:p>
          </table:table-cell>
          <table:table-cell table:style-name="ce9" table:formula="of:=0.05*MAX([.G5];0)" office:value-type="float" office:value="37.55">
            <text:p>38</text:p>
          </table:table-cell>
          <table:table-cell table:style-name="ce3" table:formula="of:=[.B6]+[.C6]+[.D6]-[.E6]-[.F6]" office:value-type="float" office:value="913.45">
            <text:p>913</text:p>
          </table:table-cell>
          <table:table-cell table:style-name="ce6" table:formula="of:=[.G6]-[.G5]" office:value-type="float" office:value="162.45">
            <text:p>162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6]/[.$M$2])/2" office:value-type="float" office:value="0.00202988888888889">
            <text:p>0</text:p>
          </table:table-cell>
          <table:table-cell table:style-name="ce10" table:formula="of:=1/[.K6]" office:value-type="float" office:value="492.637801740654">
            <text:p>492.64</text:p>
          </table:table-cell>
          <table:table-cell table:number-columns-repeated="1012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6];0)" office:value-type="float" office:value="913.45">
            <text:p>913</text:p>
          </table:table-cell>
          <table:table-cell table:style-name="ce8" office:value-type="float" office:value="0">
            <text:p>0</text:p>
          </table:table-cell>
          <table:table-cell table:style-name="ce9" table:formula="of:=0.05*MAX([.G6];0)" office:value-type="float" office:value="45.6725">
            <text:p>46</text:p>
          </table:table-cell>
          <table:table-cell table:style-name="ce3" table:formula="of:=[.B7]+[.C7]+[.D7]-[.E7]-[.F7]" office:value-type="float" office:value="1067.7775">
            <text:p>1068</text:p>
          </table:table-cell>
          <table:table-cell table:style-name="ce6" table:formula="of:=[.G7]-[.G6]" office:value-type="float" office:value="154.3275">
            <text:p>15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7]/[.$M$2])/2" office:value-type="float" office:value="0.00237283888888889">
            <text:p>0</text:p>
          </table:table-cell>
          <table:table-cell table:style-name="ce10" table:formula="of:=1/[.K7]" office:value-type="float" office:value="421.436113797116">
            <text:p>421.44</text:p>
          </table:table-cell>
          <table:table-cell table:number-columns-repeated="1012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7];0)" office:value-type="float" office:value="1067.7775">
            <text:p>1068</text:p>
          </table:table-cell>
          <table:table-cell table:style-name="ce8" office:value-type="float" office:value="0">
            <text:p>0</text:p>
          </table:table-cell>
          <table:table-cell table:style-name="ce9" table:formula="of:=0.05*MAX([.G7];0)" office:value-type="float" office:value="53.388875">
            <text:p>53</text:p>
          </table:table-cell>
          <table:table-cell table:style-name="ce3" table:formula="of:=[.B8]+[.C8]+[.D8]-[.E8]-[.F8]" office:value-type="float" office:value="1214.388625">
            <text:p>1214</text:p>
          </table:table-cell>
          <table:table-cell table:style-name="ce6" table:formula="of:=[.G8]-[.G7]" office:value-type="float" office:value="146.611125">
            <text:p>14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8]/[.$M$2])/2" office:value-type="float" office:value="0.00269864138888889">
            <text:p>0</text:p>
          </table:table-cell>
          <table:table-cell table:style-name="ce10" table:formula="of:=1/[.K8]" office:value-type="float" office:value="370.556830602724">
            <text:p>370.56</text:p>
          </table:table-cell>
          <table:table-cell table:number-columns-repeated="1012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8];0)" office:value-type="float" office:value="1214.388625">
            <text:p>1214</text:p>
          </table:table-cell>
          <table:table-cell table:style-name="ce8" office:value-type="float" office:value="0">
            <text:p>0</text:p>
          </table:table-cell>
          <table:table-cell table:style-name="ce9" table:formula="of:=0.05*MAX([.G8];0)" office:value-type="float" office:value="60.71943125">
            <text:p>61</text:p>
          </table:table-cell>
          <table:table-cell table:style-name="ce3" table:formula="of:=[.B9]+[.C9]+[.D9]-[.E9]-[.F9]" office:value-type="float" office:value="1353.66919375">
            <text:p>1354</text:p>
          </table:table-cell>
          <table:table-cell table:style-name="ce6" table:formula="of:=[.G9]-[.G8]" office:value-type="float" office:value="139.28056875">
            <text:p>139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9]/[.$M$2])/2" office:value-type="float" office:value="0.00300815376388889">
            <text:p>0</text:p>
          </table:table-cell>
          <table:table-cell table:style-name="ce10" table:formula="of:=1/[.K9]" office:value-type="float" office:value="332.429815258917">
            <text:p>332.43</text:p>
          </table:table-cell>
          <table:table-cell table:number-columns-repeated="1012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0">
            <text:p>0</text:p>
          </table:table-cell>
          <table:table-cell table:style-name="ce6" table:formula="of:=MAX([.G9];0)" office:value-type="float" office:value="1353.66919375">
            <text:p>1354</text:p>
          </table:table-cell>
          <table:table-cell table:style-name="ce8" office:value-type="float" office:value="0">
            <text:p>0</text:p>
          </table:table-cell>
          <table:table-cell table:style-name="ce9" table:formula="of:=0.05*MAX([.G9];0)" office:value-type="float" office:value="67.6834596875">
            <text:p>68</text:p>
          </table:table-cell>
          <table:table-cell table:style-name="ce3" table:formula="of:=[.B10]+[.C10]+[.D10]-[.E10]-[.F10]" office:value-type="float" office:value="1585.9857340625">
            <text:p>1586</text:p>
          </table:table-cell>
          <table:table-cell table:style-name="ce6" table:formula="of:=[.G10]-[.G9]" office:value-type="float" office:value="232.3165403125">
            <text:p>232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0]/[.$M$2])/2" office:value-type="float" office:value="0.00352441274236111">
            <text:p>0</text:p>
          </table:table-cell>
          <table:table-cell table:style-name="ce10" table:formula="of:=1/[.K10]" office:value-type="float" office:value="283.735212956377">
            <text:p>283.74</text:p>
          </table:table-cell>
          <table:table-cell table:number-columns-repeated="1012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0">
            <text:p>0</text:p>
          </table:table-cell>
          <table:table-cell table:style-name="ce6" table:formula="of:=MAX([.G10];0)" office:value-type="float" office:value="1585.9857340625">
            <text:p>1586</text:p>
          </table:table-cell>
          <table:table-cell table:style-name="ce8" office:value-type="float" office:value="0">
            <text:p>0</text:p>
          </table:table-cell>
          <table:table-cell table:style-name="ce9" table:formula="of:=0.05*MAX([.G10];0)" office:value-type="float" office:value="79.299286703125">
            <text:p>79</text:p>
          </table:table-cell>
          <table:table-cell table:style-name="ce3" table:formula="of:=[.B11]+[.C11]+[.D11]-[.E11]-[.F11]" office:value-type="float" office:value="2006.68644735937">
            <text:p>2007</text:p>
          </table:table-cell>
          <table:table-cell table:style-name="ce6" table:formula="of:=[.G11]-[.G10]" office:value-type="float" office:value="420.700713296875">
            <text:p>421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1]/[.$M$2])/2" office:value-type="float" office:value="0.00445930321635417">
            <text:p>0</text:p>
          </table:table-cell>
          <table:table-cell table:style-name="ce10" table:formula="of:=1/[.K11]" office:value-type="float" office:value="224.250281149883">
            <text:p>224.25</text:p>
          </table:table-cell>
          <table:table-cell table:number-columns-repeated="1012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0">
            <text:p>0</text:p>
          </table:table-cell>
          <table:table-cell table:style-name="ce6" table:formula="of:=MAX([.G11];0)" office:value-type="float" office:value="2006.68644735937">
            <text:p>2007</text:p>
          </table:table-cell>
          <table:table-cell table:style-name="ce8" office:value-type="float" office:value="0">
            <text:p>0</text:p>
          </table:table-cell>
          <table:table-cell table:style-name="ce9" table:formula="of:=0.05*MAX([.G11];0)" office:value-type="float" office:value="100.334322367969">
            <text:p>100</text:p>
          </table:table-cell>
          <table:table-cell table:style-name="ce3" table:formula="of:=[.B12]+[.C12]+[.D12]-[.E12]-[.F12]" office:value-type="float" office:value="2206.35212499141">
            <text:p>2206</text:p>
          </table:table-cell>
          <table:table-cell table:style-name="ce6" table:formula="of:=[.G12]-[.G11]" office:value-type="float" office:value="199.665677632032">
            <text:p>20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2]/[.$M$2])/2" office:value-type="float" office:value="0.00490300472220313">
            <text:p>0</text:p>
          </table:table-cell>
          <table:table-cell table:style-name="ce10" table:formula="of:=1/[.K12]" office:value-type="float" office:value="203.956564730914">
            <text:p>203.96</text:p>
          </table:table-cell>
          <table:table-cell table:number-columns-repeated="1012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12];0)" office:value-type="float" office:value="2206.35212499141">
            <text:p>2206</text:p>
          </table:table-cell>
          <table:table-cell table:style-name="ce8" office:value-type="float" office:value="0">
            <text:p>0</text:p>
          </table:table-cell>
          <table:table-cell table:style-name="ce9" table:formula="of:=0.05*MAX([.G12];0)" office:value-type="float" office:value="110.31760624957">
            <text:p>110</text:p>
          </table:table-cell>
          <table:table-cell table:style-name="ce3" table:formula="of:=[.B13]+[.C13]+[.D13]-[.E13]-[.F13]" office:value-type="float" office:value="2296.03451874184">
            <text:p>2296</text:p>
          </table:table-cell>
          <table:table-cell table:style-name="ce6" table:formula="of:=[.G13]-[.G12]" office:value-type="float" office:value="89.6823937504296">
            <text:p>9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3]/[.$M$2])/2" office:value-type="float" office:value="0.00510229893053741">
            <text:p>0.01</text:p>
          </table:table-cell>
          <table:table-cell table:style-name="ce10" table:formula="of:=1/[.K13]" office:value-type="float" office:value="195.990084786089">
            <text:p>195.99</text:p>
          </table:table-cell>
          <table:table-cell table:number-columns-repeated="1012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13];0)" office:value-type="float" office:value="2296.03451874184">
            <text:p>2296</text:p>
          </table:table-cell>
          <table:table-cell table:style-name="ce8" office:value-type="float" office:value="0">
            <text:p>0</text:p>
          </table:table-cell>
          <table:table-cell table:style-name="ce9" table:formula="of:=0.05*MAX([.G13];0)" office:value-type="float" office:value="114.801725937092">
            <text:p>115</text:p>
          </table:table-cell>
          <table:table-cell table:style-name="ce3" table:formula="of:=[.B14]+[.C14]+[.D14]-[.E14]-[.F14]" office:value-type="float" office:value="2381.23279280474">
            <text:p>2381</text:p>
          </table:table-cell>
          <table:table-cell table:style-name="ce6" table:formula="of:=[.G14]-[.G13]" office:value-type="float" office:value="85.1982740629082">
            <text:p>8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4]/[.$M$2])/2" office:value-type="float" office:value="0.00529162842845499">
            <text:p>0.01</text:p>
          </table:table-cell>
          <table:table-cell table:style-name="ce10" table:formula="of:=1/[.K14]" office:value-type="float" office:value="188.97774352837">
            <text:p>188.98</text:p>
          </table:table-cell>
          <table:table-cell table:number-columns-repeated="1012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14];0)" office:value-type="float" office:value="2381.23279280474">
            <text:p>2381</text:p>
          </table:table-cell>
          <table:table-cell table:style-name="ce8" office:value-type="float" office:value="0">
            <text:p>0</text:p>
          </table:table-cell>
          <table:table-cell table:style-name="ce9" table:formula="of:=0.05*MAX([.G14];0)" office:value-type="float" office:value="119.061639640237">
            <text:p>119</text:p>
          </table:table-cell>
          <table:table-cell table:style-name="ce3" table:formula="of:=[.B15]+[.C15]+[.D15]-[.E15]-[.F15]" office:value-type="float" office:value="2462.17115316451">
            <text:p>2462</text:p>
          </table:table-cell>
          <table:table-cell table:style-name="ce6" table:formula="of:=[.G15]-[.G14]" office:value-type="float" office:value="80.9383603597626">
            <text:p>81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5]/[.$M$2])/2" office:value-type="float" office:value="0.00547149145147668">
            <text:p>0.01</text:p>
          </table:table-cell>
          <table:table-cell table:style-name="ce10" table:formula="of:=1/[.K15]" office:value-type="float" office:value="182.765523599624">
            <text:p>182.77</text:p>
          </table:table-cell>
          <table:table-cell table:number-columns-repeated="1012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15];0)" office:value-type="float" office:value="2462.17115316451">
            <text:p>2462</text:p>
          </table:table-cell>
          <table:table-cell table:style-name="ce8" office:value-type="float" office:value="0">
            <text:p>0</text:p>
          </table:table-cell>
          <table:table-cell table:style-name="ce9" table:formula="of:=0.05*MAX([.G15];0)" office:value-type="float" office:value="123.108557658225">
            <text:p>123</text:p>
          </table:table-cell>
          <table:table-cell table:style-name="ce3" table:formula="of:=[.B16]+[.C16]+[.D16]-[.E16]-[.F16]" office:value-type="float" office:value="2539.06259550628">
            <text:p>2539</text:p>
          </table:table-cell>
          <table:table-cell table:style-name="ce6" table:formula="of:=[.G16]-[.G15]" office:value-type="float" office:value="76.8914423417746">
            <text:p>7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6]/[.$M$2])/2" office:value-type="float" office:value="0.00564236132334729">
            <text:p>0.01</text:p>
          </table:table-cell>
          <table:table-cell table:style-name="ce10" table:formula="of:=1/[.K16]" office:value-type="float" office:value="177.230762564273">
            <text:p>177.23</text:p>
          </table:table-cell>
          <table:table-cell table:number-columns-repeated="1012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16];0)" office:value-type="float" office:value="2539.06259550628">
            <text:p>2539</text:p>
          </table:table-cell>
          <table:table-cell table:style-name="ce8" office:value-type="float" office:value="0">
            <text:p>0</text:p>
          </table:table-cell>
          <table:table-cell table:style-name="ce9" table:formula="of:=0.05*MAX([.G16];0)" office:value-type="float" office:value="126.953129775314">
            <text:p>127</text:p>
          </table:table-cell>
          <table:table-cell table:style-name="ce3" table:formula="of:=[.B17]+[.C17]+[.D17]-[.E17]-[.F17]" office:value-type="float" office:value="2612.10946573097">
            <text:p>2612</text:p>
          </table:table-cell>
          <table:table-cell table:style-name="ce6" table:formula="of:=[.G17]-[.G16]" office:value-type="float" office:value="73.0468702246858">
            <text:p>73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7]/[.$M$2])/2" office:value-type="float" office:value="0.00580468770162437">
            <text:p>0.01</text:p>
          </table:table-cell>
          <table:table-cell table:style-name="ce10" table:formula="of:=1/[.K17]" office:value-type="float" office:value="172.274556600205">
            <text:p>172.27</text:p>
          </table:table-cell>
          <table:table-cell table:number-columns-repeated="1012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17];0)" office:value-type="float" office:value="2612.10946573097">
            <text:p>2612</text:p>
          </table:table-cell>
          <table:table-cell table:style-name="ce8" office:value-type="float" office:value="0">
            <text:p>0</text:p>
          </table:table-cell>
          <table:table-cell table:style-name="ce9" table:formula="of:=0.05*MAX([.G17];0)" office:value-type="float" office:value="130.605473286548">
            <text:p>131</text:p>
          </table:table-cell>
          <table:table-cell table:style-name="ce3" table:formula="of:=[.B18]+[.C18]+[.D18]-[.E18]-[.F18]" office:value-type="float" office:value="2681.50399244442">
            <text:p>2682</text:p>
          </table:table-cell>
          <table:table-cell table:style-name="ce6" table:formula="of:=[.G18]-[.G17]" office:value-type="float" office:value="69.3945267134518">
            <text:p>69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8]/[.$M$2])/2" office:value-type="float" office:value="0.0059588977609876">
            <text:p>0.01</text:p>
          </table:table-cell>
          <table:table-cell table:style-name="ce10" table:formula="of:=1/[.K18]" office:value-type="float" office:value="167.816270745056">
            <text:p>167.82</text:p>
          </table:table-cell>
          <table:table-cell table:number-columns-repeated="1012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0">
            <text:p>0</text:p>
          </table:table-cell>
          <table:table-cell table:style-name="ce6" table:formula="of:=MAX([.G18];0)" office:value-type="float" office:value="2681.50399244442">
            <text:p>2682</text:p>
          </table:table-cell>
          <table:table-cell table:style-name="ce8" office:value-type="float" office:value="0">
            <text:p>0</text:p>
          </table:table-cell>
          <table:table-cell table:style-name="ce9" table:formula="of:=0.05*MAX([.G18];0)" office:value-type="float" office:value="134.075199622221">
            <text:p>134</text:p>
          </table:table-cell>
          <table:table-cell table:style-name="ce3" table:formula="of:=[.B19]+[.C19]+[.D19]-[.E19]-[.F19]" office:value-type="float" office:value="2747.4287928222">
            <text:p>2747</text:p>
          </table:table-cell>
          <table:table-cell table:style-name="ce6" table:formula="of:=[.G19]-[.G18]" office:value-type="float" office:value="65.9248003777789">
            <text:p>6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9]/[.$M$2])/2" office:value-type="float" office:value="0.00610539731738266">
            <text:p>0.01</text:p>
          </table:table-cell>
          <table:table-cell table:style-name="ce10" table:formula="of:=1/[.K19]" office:value-type="float" office:value="163.789504272376">
            <text:p>163.79</text:p>
          </table:table-cell>
          <table:table-cell table:number-columns-repeated="1012"/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7" office:value-type="float" office:value="300">
            <text:p>300</text:p>
          </table:table-cell>
          <table:table-cell table:style-name="ce7" office:value-type="float" office:value="0">
            <text:p>0</text:p>
          </table:table-cell>
          <table:table-cell table:style-name="ce6" table:formula="of:=MAX([.G19];0)" office:value-type="float" office:value="2747.4287928222">
            <text:p>2747</text:p>
          </table:table-cell>
          <table:table-cell table:style-name="ce8" office:value-type="float" office:value="0">
            <text:p>0</text:p>
          </table:table-cell>
          <table:table-cell table:style-name="ce9" table:formula="of:=0.05*MAX([.G19];0)" office:value-type="float" office:value="137.37143964111">
            <text:p>137</text:p>
          </table:table-cell>
          <table:table-cell table:style-name="ce3" table:formula="of:=[.B20]+[.C20]+[.D20]-[.E20]-[.F20]" office:value-type="float" office:value="2910.05735318109">
            <text:p>2910</text:p>
          </table:table-cell>
          <table:table-cell table:style-name="ce6" table:formula="of:=[.G20]-[.G19]" office:value-type="float" office:value="162.62856035889">
            <text:p>163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0]/[.$M$2])/2" office:value-type="float" office:value="0.0064667941181802">
            <text:p>0.01</text:p>
          </table:table-cell>
          <table:table-cell table:style-name="ce10" table:formula="of:=1/[.K20]" office:value-type="float" office:value="154.636127534768">
            <text:p>154.64</text:p>
          </table:table-cell>
          <table:table-cell table:number-columns-repeated="1012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7" office:value-type="float" office:value="500">
            <text:p>500</text:p>
          </table:table-cell>
          <table:table-cell table:style-name="ce7" table:formula="of:=([.I21]/100)*MAX([.G2];0)" office:value-type="float" office:value="10">
            <text:p>10</text:p>
          </table:table-cell>
          <table:table-cell table:style-name="ce6" table:formula="of:=MAX([.G20];0)" office:value-type="float" office:value="2910.05735318109">
            <text:p>2910</text:p>
          </table:table-cell>
          <table:table-cell table:style-name="ce8" office:value-type="float" office:value="0">
            <text:p>0</text:p>
          </table:table-cell>
          <table:table-cell table:style-name="ce9" table:formula="of:=0.05*MAX([.G20];0)" office:value-type="float" office:value="145.502867659054">
            <text:p>146</text:p>
          </table:table-cell>
          <table:table-cell table:style-name="ce3" table:formula="of:=[.B21]+[.C21]+[.D21]-[.E21]-[.F21]" office:value-type="float" office:value="3274.55448552203">
            <text:p>3275</text:p>
          </table:table-cell>
          <table:table-cell table:style-name="ce6" table:formula="of:=[.G21]-[.G20]" office:value-type="float" office:value="364.497132340945">
            <text:p>36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1]/[.$M$2])/2" office:value-type="float" office:value="0.00727678774560452">
            <text:p>0.01</text:p>
          </table:table-cell>
          <table:table-cell table:style-name="ce10" table:formula="of:=1/[.K21]" office:value-type="float" office:value="137.423274521652">
            <text:p>137.42</text:p>
          </table:table-cell>
          <table:table-cell table:number-columns-repeated="1012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7" office:value-type="float" office:value="300">
            <text:p>300</text:p>
          </table:table-cell>
          <table:table-cell table:style-name="ce7" table:formula="of:=([.I22]/100)*MAX([.G3];0)" office:value-type="float" office:value="20">
            <text:p>20</text:p>
          </table:table-cell>
          <table:table-cell table:style-name="ce6" table:formula="of:=MAX([.G21];0)" office:value-type="float" office:value="3274.55448552203">
            <text:p>3275</text:p>
          </table:table-cell>
          <table:table-cell table:style-name="ce8" office:value-type="float" office:value="0">
            <text:p>0</text:p>
          </table:table-cell>
          <table:table-cell table:style-name="ce9" table:formula="of:=0.05*MAX([.G21];0)" office:value-type="float" office:value="163.727724276102">
            <text:p>164</text:p>
          </table:table-cell>
          <table:table-cell table:style-name="ce3" table:formula="of:=[.B22]+[.C22]+[.D22]-[.E22]-[.F22]" office:value-type="float" office:value="3430.82676124593">
            <text:p>3431</text:p>
          </table:table-cell>
          <table:table-cell table:style-name="ce6" table:formula="of:=[.G22]-[.G21]" office:value-type="float" office:value="156.272275723898">
            <text:p>15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2]/[.$M$2])/2" office:value-type="float" office:value="0.0076240594694354">
            <text:p>0.01</text:p>
          </table:table-cell>
          <table:table-cell table:style-name="ce10" table:formula="of:=1/[.K22]" office:value-type="float" office:value="131.163719801631">
            <text:p>131.16</text:p>
          </table:table-cell>
          <table:table-cell table:number-columns-repeated="1012"/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7" office:value-type="float" office:value="200">
            <text:p>200</text:p>
          </table:table-cell>
          <table:table-cell table:style-name="ce7" table:formula="of:=([.I23]/100)*MAX([.G4];0)" office:value-type="float" office:value="29">
            <text:p>29</text:p>
          </table:table-cell>
          <table:table-cell table:style-name="ce6" table:formula="of:=MAX([.G22];0)" office:value-type="float" office:value="3430.82676124593">
            <text:p>3431</text:p>
          </table:table-cell>
          <table:table-cell table:style-name="ce8" office:value-type="float" office:value="0">
            <text:p>0</text:p>
          </table:table-cell>
          <table:table-cell table:style-name="ce9" table:formula="of:=0.05*MAX([.G22];0)" office:value-type="float" office:value="171.541338062297">
            <text:p>172</text:p>
          </table:table-cell>
          <table:table-cell table:style-name="ce3" table:formula="of:=[.B23]+[.C23]+[.D23]-[.E23]-[.F23]" office:value-type="float" office:value="3488.28542318363">
            <text:p>3488</text:p>
          </table:table-cell>
          <table:table-cell table:style-name="ce6" table:formula="of:=[.G23]-[.G22]" office:value-type="float" office:value="57.4586619377033">
            <text:p>5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3]/[.$M$2])/2" office:value-type="float" office:value="0.00775174538485252">
            <text:p>0.01</text:p>
          </table:table-cell>
          <table:table-cell table:style-name="ce10" table:formula="of:=1/[.K23]" office:value-type="float" office:value="129.003205130302">
            <text:p>129</text:p>
          </table:table-cell>
          <table:table-cell table:number-columns-repeated="1012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7" office:value-type="float" office:value="200">
            <text:p>200</text:p>
          </table:table-cell>
          <table:table-cell table:style-name="ce7" table:formula="of:=([.I24]/100)*MAX([.G5];0)" office:value-type="float" office:value="37.55">
            <text:p>38</text:p>
          </table:table-cell>
          <table:table-cell table:style-name="ce6" table:formula="of:=MAX([.G23];0)" office:value-type="float" office:value="3488.28542318363">
            <text:p>3488</text:p>
          </table:table-cell>
          <table:table-cell table:style-name="ce8" office:value-type="float" office:value="0">
            <text:p>0</text:p>
          </table:table-cell>
          <table:table-cell table:style-name="ce9" table:formula="of:=0.05*MAX([.G23];0)" office:value-type="float" office:value="174.414271159182">
            <text:p>174</text:p>
          </table:table-cell>
          <table:table-cell table:style-name="ce3" table:formula="of:=[.B24]+[.C24]+[.D24]-[.E24]-[.F24]" office:value-type="float" office:value="3551.42115202445">
            <text:p>3551</text:p>
          </table:table-cell>
          <table:table-cell table:style-name="ce6" table:formula="of:=[.G24]-[.G23]" office:value-type="float" office:value="63.1357288408185">
            <text:p>63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4]/[.$M$2])/2" office:value-type="float" office:value="0.00789204700449879">
            <text:p>0.01</text:p>
          </table:table-cell>
          <table:table-cell table:style-name="ce10" table:formula="of:=1/[.K24]" office:value-type="float" office:value="126.709838325844">
            <text:p>126.71</text:p>
          </table:table-cell>
          <table:table-cell table:number-columns-repeated="1012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7" office:value-type="float" office:value="200">
            <text:p>200</text:p>
          </table:table-cell>
          <table:table-cell table:style-name="ce7" table:formula="of:=([.I25]/100)*MAX([.G6];0)" office:value-type="float" office:value="45.6725">
            <text:p>46</text:p>
          </table:table-cell>
          <table:table-cell table:style-name="ce6" table:formula="of:=MAX([.G24];0)" office:value-type="float" office:value="3551.42115202445">
            <text:p>3551</text:p>
          </table:table-cell>
          <table:table-cell table:style-name="ce8" office:value-type="float" office:value="0">
            <text:p>0</text:p>
          </table:table-cell>
          <table:table-cell table:style-name="ce9" table:formula="of:=0.05*MAX([.G24];0)" office:value-type="float" office:value="177.571057601223">
            <text:p>178</text:p>
          </table:table-cell>
          <table:table-cell table:style-name="ce3" table:formula="of:=[.B25]+[.C25]+[.D25]-[.E25]-[.F25]" office:value-type="float" office:value="3619.52259442323">
            <text:p>3620</text:p>
          </table:table-cell>
          <table:table-cell table:style-name="ce6" table:formula="of:=[.G25]-[.G24]" office:value-type="float" office:value="68.1014423987776">
            <text:p>68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5]/[.$M$2])/2" office:value-type="float" office:value="0.00804338354316274">
            <text:p>0.01</text:p>
          </table:table-cell>
          <table:table-cell table:style-name="ce10" table:formula="of:=1/[.K25]" office:value-type="float" office:value="124.325788349363">
            <text:p>124.33</text:p>
          </table:table-cell>
          <table:table-cell table:number-columns-repeated="1012"/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7" office:value-type="float" office:value="200">
            <text:p>200</text:p>
          </table:table-cell>
          <table:table-cell table:style-name="ce7" table:formula="of:=([.I26]/100)*MAX([.G7];0)" office:value-type="float" office:value="53.388875">
            <text:p>53</text:p>
          </table:table-cell>
          <table:table-cell table:style-name="ce6" table:formula="of:=MAX([.G25];0)" office:value-type="float" office:value="3619.52259442323">
            <text:p>3620</text:p>
          </table:table-cell>
          <table:table-cell table:style-name="ce8" office:value-type="float" office:value="0">
            <text:p>0</text:p>
          </table:table-cell>
          <table:table-cell table:style-name="ce9" table:formula="of:=0.05*MAX([.G25];0)" office:value-type="float" office:value="180.976129721162">
            <text:p>181</text:p>
          </table:table-cell>
          <table:table-cell table:style-name="ce3" table:formula="of:=[.B26]+[.C26]+[.D26]-[.E26]-[.F26]" office:value-type="float" office:value="3691.93533970207">
            <text:p>3692</text:p>
          </table:table-cell>
          <table:table-cell table:style-name="ce6" table:formula="of:=[.G26]-[.G25]" office:value-type="float" office:value="72.4127452788384">
            <text:p>72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6]/[.$M$2])/2" office:value-type="float" office:value="0.00820430075489349">
            <text:p>0.01</text:p>
          </table:table-cell>
          <table:table-cell table:style-name="ce10" table:formula="of:=1/[.K26]" office:value-type="float" office:value="121.887291784561">
            <text:p>121.89</text:p>
          </table:table-cell>
          <table:table-cell table:number-columns-repeated="1012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7" office:value-type="float" office:value="200">
            <text:p>200</text:p>
          </table:table-cell>
          <table:table-cell table:style-name="ce7" table:formula="of:=([.I27]/100)*MAX([.G8];0)" office:value-type="float" office:value="60.71943125">
            <text:p>61</text:p>
          </table:table-cell>
          <table:table-cell table:style-name="ce6" table:formula="of:=MAX([.G26];0)" office:value-type="float" office:value="3691.93533970207">
            <text:p>3692</text:p>
          </table:table-cell>
          <table:table-cell table:style-name="ce8" office:value-type="float" office:value="0">
            <text:p>0</text:p>
          </table:table-cell>
          <table:table-cell table:style-name="ce9" table:formula="of:=0.05*MAX([.G26];0)" office:value-type="float" office:value="184.596766985104">
            <text:p>185</text:p>
          </table:table-cell>
          <table:table-cell table:style-name="ce3" table:formula="of:=[.B27]+[.C27]+[.D27]-[.E27]-[.F27]" office:value-type="float" office:value="3768.05800396697">
            <text:p>3768</text:p>
          </table:table-cell>
          <table:table-cell table:style-name="ce6" table:formula="of:=[.G27]-[.G26]" office:value-type="float" office:value="76.1226642648967">
            <text:p>7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7]/[.$M$2])/2" office:value-type="float" office:value="0.0083734622310377">
            <text:p>0.01</text:p>
          </table:table-cell>
          <table:table-cell table:style-name="ce10" table:formula="of:=1/[.K27]" office:value-type="float" office:value="119.424913185053">
            <text:p>119.42</text:p>
          </table:table-cell>
          <table:table-cell table:number-columns-repeated="1012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7" office:value-type="float" office:value="200">
            <text:p>200</text:p>
          </table:table-cell>
          <table:table-cell table:style-name="ce7" table:formula="of:=([.I28]/100)*MAX([.G9];0)" office:value-type="float" office:value="67.6834596875">
            <text:p>68</text:p>
          </table:table-cell>
          <table:table-cell table:style-name="ce6" table:formula="of:=MAX([.G27];0)" office:value-type="float" office:value="3768.05800396697">
            <text:p>3768</text:p>
          </table:table-cell>
          <table:table-cell table:style-name="ce8" office:value-type="float" office:value="0">
            <text:p>0</text:p>
          </table:table-cell>
          <table:table-cell table:style-name="ce9" table:formula="of:=0.05*MAX([.G27];0)" office:value-type="float" office:value="188.402900198348">
            <text:p>188</text:p>
          </table:table-cell>
          <table:table-cell table:style-name="ce3" table:formula="of:=[.B28]+[.C28]+[.D28]-[.E28]-[.F28]" office:value-type="float" office:value="3847.33856345612">
            <text:p>3847</text:p>
          </table:table-cell>
          <table:table-cell table:style-name="ce6" table:formula="of:=[.G28]-[.G27]" office:value-type="float" office:value="79.280559489152">
            <text:p>79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8]/[.$M$2])/2" office:value-type="float" office:value="0.00854964125212471">
            <text:p>0.01</text:p>
          </table:table-cell>
          <table:table-cell table:style-name="ce10" table:formula="of:=1/[.K28]" office:value-type="float" office:value="116.963971997244">
            <text:p>116.96</text:p>
          </table:table-cell>
          <table:table-cell table:number-columns-repeated="1012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7" office:value-type="float" office:value="200">
            <text:p>200</text:p>
          </table:table-cell>
          <table:table-cell table:style-name="ce7" table:formula="of:=([.I29]/100)*MAX([.G10];0)" office:value-type="float" office:value="79.299286703125">
            <text:p>79</text:p>
          </table:table-cell>
          <table:table-cell table:style-name="ce6" table:formula="of:=MAX([.G28];0)" office:value-type="float" office:value="3847.33856345612">
            <text:p>3847</text:p>
          </table:table-cell>
          <table:table-cell table:style-name="ce8" office:value-type="float" office:value="0">
            <text:p>0</text:p>
          </table:table-cell>
          <table:table-cell table:style-name="ce9" table:formula="of:=0.05*MAX([.G28];0)" office:value-type="float" office:value="192.366928172806">
            <text:p>192</text:p>
          </table:table-cell>
          <table:table-cell table:style-name="ce3" table:formula="of:=[.B29]+[.C29]+[.D29]-[.E29]-[.F29]" office:value-type="float" office:value="3934.27092198644">
            <text:p>3934</text:p>
          </table:table-cell>
          <table:table-cell table:style-name="ce6" table:formula="of:=[.G29]-[.G28]" office:value-type="float" office:value="86.9323585303196">
            <text:p>8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9]/[.$M$2])/2" office:value-type="float" office:value="0.00874282427108097">
            <text:p>0.01</text:p>
          </table:table-cell>
          <table:table-cell table:style-name="ce10" table:formula="of:=1/[.K29]" office:value-type="float" office:value="114.379515016417">
            <text:p>114.38</text:p>
          </table:table-cell>
          <table:table-cell table:number-columns-repeated="1012"/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7" office:value-type="float" office:value="300">
            <text:p>300</text:p>
          </table:table-cell>
          <table:table-cell table:style-name="ce7" table:formula="of:=([.I30]/100)*MAX([.G11];0)" office:value-type="float" office:value="100.334322367969">
            <text:p>100</text:p>
          </table:table-cell>
          <table:table-cell table:style-name="ce6" table:formula="of:=MAX([.G29];0)" office:value-type="float" office:value="3934.27092198644">
            <text:p>3934</text:p>
          </table:table-cell>
          <table:table-cell table:style-name="ce8" office:value-type="float" office:value="0">
            <text:p>0</text:p>
          </table:table-cell>
          <table:table-cell table:style-name="ce9" table:formula="of:=0.05*MAX([.G29];0)" office:value-type="float" office:value="196.713546099322">
            <text:p>197</text:p>
          </table:table-cell>
          <table:table-cell table:style-name="ce3" table:formula="of:=[.B30]+[.C30]+[.D30]-[.E30]-[.F30]" office:value-type="float" office:value="4137.89169825508">
            <text:p>4138</text:p>
          </table:table-cell>
          <table:table-cell table:style-name="ce6" table:formula="of:=[.G30]-[.G29]" office:value-type="float" office:value="203.620776268647">
            <text:p>20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30]/[.$M$2])/2" office:value-type="float" office:value="0.0091953148850113">
            <text:p>0.01</text:p>
          </table:table-cell>
          <table:table-cell table:style-name="ce10" table:formula="of:=1/[.K30]" office:value-type="float" office:value="108.751033815061">
            <text:p>108.75</text:p>
          </table:table-cell>
          <table:table-cell table:number-columns-repeated="1012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7" office:value-type="float" office:value="500">
            <text:p>500</text:p>
          </table:table-cell>
          <table:table-cell table:style-name="ce7" table:formula="of:=([.I31]/100)*MAX([.G12];0)" office:value-type="float" office:value="110.31760624957">
            <text:p>110</text:p>
          </table:table-cell>
          <table:table-cell table:style-name="ce6" table:formula="of:=MAX([.G30];0)" office:value-type="float" office:value="4137.89169825508">
            <text:p>4138</text:p>
          </table:table-cell>
          <table:table-cell table:style-name="ce8" office:value-type="float" office:value="0">
            <text:p>0</text:p>
          </table:table-cell>
          <table:table-cell table:style-name="ce9" table:formula="of:=0.05*MAX([.G30];0)" office:value-type="float" office:value="206.894584912754">
            <text:p>207</text:p>
          </table:table-cell>
          <table:table-cell table:style-name="ce3" table:formula="of:=[.B31]+[.C31]+[.D31]-[.E31]-[.F31]" office:value-type="float" office:value="4541.3147195919">
            <text:p>4541</text:p>
          </table:table-cell>
          <table:table-cell table:style-name="ce6" table:formula="of:=[.G31]-[.G30]" office:value-type="float" office:value="403.423021336816">
            <text:p>403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31]/[.$M$2])/2" office:value-type="float" office:value="0.010091810487982">
            <text:p>0.01</text:p>
          </table:table-cell>
          <table:table-cell table:style-name="ce10" table:formula="of:=1/[.K31]" office:value-type="float" office:value="99.0902476013463">
            <text:p>99.09</text:p>
          </table:table-cell>
          <table:table-cell table:number-columns-repeated="1012"/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7" office:value-type="float" office:value="300">
            <text:p>300</text:p>
          </table:table-cell>
          <table:table-cell table:style-name="ce7" table:formula="of:=([.I32]/100)*MAX([.G13];0)" office:value-type="float" office:value="114.801725937092">
            <text:p>115</text:p>
          </table:table-cell>
          <table:table-cell table:style-name="ce6" table:formula="of:=MAX([.G31];0)" office:value-type="float" office:value="4541.3147195919">
            <text:p>4541</text:p>
          </table:table-cell>
          <table:table-cell table:style-name="ce8" table:formula="of:=[.B2]" office:value-type="float" office:value="200">
            <text:p>200</text:p>
          </table:table-cell>
          <table:table-cell table:style-name="ce9" table:formula="of:=0.05*MAX([.G31];0)" office:value-type="float" office:value="227.065735979595">
            <text:p>227</text:p>
          </table:table-cell>
          <table:table-cell table:style-name="ce3" table:formula="of:=[.B32]+[.C32]+[.D32]-[.E32]-[.F32]" office:value-type="float" office:value="4529.0507095494">
            <text:p>4529</text:p>
          </table:table-cell>
          <table:table-cell table:style-name="ce6" table:formula="of:=[.G32]-[.G31]" office:value-type="float" office:value="-12.2640100425033">
            <text:p>-12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32]/[.$M$2])/2" office:value-type="float" office:value="0.010064557132332">
            <text:p>0.01</text:p>
          </table:table-cell>
          <table:table-cell table:style-name="ce10" table:formula="of:=1/[.K32]" office:value-type="float" office:value="99.3585695676106">
            <text:p>99.36</text:p>
          </table:table-cell>
          <table:table-cell table:number-columns-repeated="1012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7" office:value-type="float" office:value="200">
            <text:p>200</text:p>
          </table:table-cell>
          <table:table-cell table:style-name="ce7" table:formula="of:=([.I33]/100)*MAX([.G14];0)" office:value-type="float" office:value="119.061639640237">
            <text:p>119</text:p>
          </table:table-cell>
          <table:table-cell table:style-name="ce6" table:formula="of:=MAX([.G32];0)" office:value-type="float" office:value="4529.0507095494">
            <text:p>4529</text:p>
          </table:table-cell>
          <table:table-cell table:style-name="ce8" table:formula="of:=[.B3]" office:value-type="float" office:value="200">
            <text:p>200</text:p>
          </table:table-cell>
          <table:table-cell table:style-name="ce9" table:formula="of:=0.05*MAX([.G32];0)" office:value-type="float" office:value="226.45253547747">
            <text:p>226</text:p>
          </table:table-cell>
          <table:table-cell table:style-name="ce3" table:formula="of:=[.B33]+[.C33]+[.D33]-[.E33]-[.F33]" office:value-type="float" office:value="4421.65981371217">
            <text:p>4422</text:p>
          </table:table-cell>
          <table:table-cell table:style-name="ce6" table:formula="of:=[.G33]-[.G32]" office:value-type="float" office:value="-107.390895837232">
            <text:p>-10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33]/[.$M$2])/2" office:value-type="float" office:value="0.00982591069713815">
            <text:p>0.01</text:p>
          </table:table-cell>
          <table:table-cell table:style-name="ce10" table:formula="of:=1/[.K33]" office:value-type="float" office:value="101.771737075858">
            <text:p>101.77</text:p>
          </table:table-cell>
          <table:table-cell table:number-columns-repeated="1012"/>
        </table:table-row>
        <table:table-row table:style-name="ro1">
          <table:table-cell table:style-name="ce6" office:value-type="float" office:value="33">
            <text:p>33</text:p>
          </table:table-cell>
          <table:table-cell table:style-name="ce7" office:value-type="float" office:value="200">
            <text:p>200</text:p>
          </table:table-cell>
          <table:table-cell table:style-name="ce7" table:formula="of:=([.I34]/100)*MAX([.G15];0)" office:value-type="float" office:value="123.108557658225">
            <text:p>123</text:p>
          </table:table-cell>
          <table:table-cell table:style-name="ce6" table:formula="of:=MAX([.G33];0)" office:value-type="float" office:value="4421.65981371217">
            <text:p>4422</text:p>
          </table:table-cell>
          <table:table-cell table:style-name="ce8" table:formula="of:=[.B4]" office:value-type="float" office:value="200">
            <text:p>200</text:p>
          </table:table-cell>
          <table:table-cell table:style-name="ce9" table:formula="of:=0.05*MAX([.G33];0)" office:value-type="float" office:value="221.082990685608">
            <text:p>221</text:p>
          </table:table-cell>
          <table:table-cell table:style-name="ce3" table:formula="of:=[.B34]+[.C34]+[.D34]-[.E34]-[.F34]" office:value-type="float" office:value="4323.68538068478">
            <text:p>4324</text:p>
          </table:table-cell>
          <table:table-cell table:style-name="ce6" table:formula="of:=[.G34]-[.G33]" office:value-type="float" office:value="-97.9744330273825">
            <text:p>-98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34]/[.$M$2])/2" office:value-type="float" office:value="0.00960818973485507">
            <text:p>0.01</text:p>
          </table:table-cell>
          <table:table-cell table:style-name="ce10" table:formula="of:=1/[.K34]" office:value-type="float" office:value="104.077878101466">
            <text:p>104.08</text:p>
          </table:table-cell>
          <table:table-cell table:number-columns-repeated="1012"/>
        </table:table-row>
        <table:table-row table:style-name="ro1">
          <table:table-cell table:style-name="ce6" office:value-type="float" office:value="34">
            <text:p>34</text:p>
          </table:table-cell>
          <table:table-cell table:style-name="ce7" office:value-type="float" office:value="200">
            <text:p>200</text:p>
          </table:table-cell>
          <table:table-cell table:style-name="ce7" table:formula="of:=([.I35]/100)*MAX([.G16];0)" office:value-type="float" office:value="126.953129775314">
            <text:p>127</text:p>
          </table:table-cell>
          <table:table-cell table:style-name="ce6" table:formula="of:=MAX([.G34];0)" office:value-type="float" office:value="4323.68538068478">
            <text:p>4324</text:p>
          </table:table-cell>
          <table:table-cell table:style-name="ce8" table:formula="of:=[.B5]" office:value-type="float" office:value="200">
            <text:p>200</text:p>
          </table:table-cell>
          <table:table-cell table:style-name="ce9" table:formula="of:=0.05*MAX([.G34];0)" office:value-type="float" office:value="216.184269034239">
            <text:p>216</text:p>
          </table:table-cell>
          <table:table-cell table:style-name="ce3" table:formula="of:=[.B35]+[.C35]+[.D35]-[.E35]-[.F35]" office:value-type="float" office:value="4234.45424142586">
            <text:p>4234</text:p>
          </table:table-cell>
          <table:table-cell table:style-name="ce6" table:formula="of:=[.G35]-[.G34]" office:value-type="float" office:value="-89.2311392589254">
            <text:p>-89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35]/[.$M$2])/2" office:value-type="float" office:value="0.00940989831427968">
            <text:p>0.01</text:p>
          </table:table-cell>
          <table:table-cell table:style-name="ce10" table:formula="of:=1/[.K35]" office:value-type="float" office:value="106.271073990511">
            <text:p>106.27</text:p>
          </table:table-cell>
          <table:table-cell table:number-columns-repeated="1012"/>
        </table:table-row>
        <table:table-row table:style-name="ro1">
          <table:table-cell table:style-name="ce6" office:value-type="float" office:value="35">
            <text:p>35</text:p>
          </table:table-cell>
          <table:table-cell table:style-name="ce7" office:value-type="float" office:value="200">
            <text:p>200</text:p>
          </table:table-cell>
          <table:table-cell table:style-name="ce7" table:formula="of:=([.I36]/100)*MAX([.G17];0)" office:value-type="float" office:value="130.605473286548">
            <text:p>131</text:p>
          </table:table-cell>
          <table:table-cell table:style-name="ce6" table:formula="of:=MAX([.G35];0)" office:value-type="float" office:value="4234.45424142586">
            <text:p>4234</text:p>
          </table:table-cell>
          <table:table-cell table:style-name="ce8" table:formula="of:=[.B6]" office:value-type="float" office:value="200">
            <text:p>200</text:p>
          </table:table-cell>
          <table:table-cell table:style-name="ce9" table:formula="of:=0.05*MAX([.G35];0)" office:value-type="float" office:value="211.722712071293">
            <text:p>212</text:p>
          </table:table-cell>
          <table:table-cell table:style-name="ce3" table:formula="of:=[.B36]+[.C36]+[.D36]-[.E36]-[.F36]" office:value-type="float" office:value="4153.33700264111">
            <text:p>4153</text:p>
          </table:table-cell>
          <table:table-cell table:style-name="ce6" table:formula="of:=[.G36]-[.G35]" office:value-type="float" office:value="-81.1172387847446">
            <text:p>-81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36]/[.$M$2])/2" office:value-type="float" office:value="0.00922963778364692">
            <text:p>0.01</text:p>
          </table:table-cell>
          <table:table-cell table:style-name="ce10" table:formula="of:=1/[.K36]" office:value-type="float" office:value="108.346613750304">
            <text:p>108.35</text:p>
          </table:table-cell>
          <table:table-cell table:number-columns-repeated="1012"/>
        </table:table-row>
        <table:table-row table:style-name="ro1">
          <table:table-cell table:style-name="ce6" office:value-type="float" office:value="36">
            <text:p>36</text:p>
          </table:table-cell>
          <table:table-cell table:style-name="ce7" office:value-type="float" office:value="200">
            <text:p>200</text:p>
          </table:table-cell>
          <table:table-cell table:style-name="ce7" table:formula="of:=([.I37]/100)*MAX([.G18];0)" office:value-type="float" office:value="134.075199622221">
            <text:p>134</text:p>
          </table:table-cell>
          <table:table-cell table:style-name="ce6" table:formula="of:=MAX([.G36];0)" office:value-type="float" office:value="4153.33700264111">
            <text:p>4153</text:p>
          </table:table-cell>
          <table:table-cell table:style-name="ce8" table:formula="of:=[.B7]" office:value-type="float" office:value="200">
            <text:p>200</text:p>
          </table:table-cell>
          <table:table-cell table:style-name="ce9" table:formula="of:=0.05*MAX([.G36];0)" office:value-type="float" office:value="207.666850132056">
            <text:p>208</text:p>
          </table:table-cell>
          <table:table-cell table:style-name="ce3" table:formula="of:=[.B37]+[.C37]+[.D37]-[.E37]-[.F37]" office:value-type="float" office:value="4079.74535213128">
            <text:p>4080</text:p>
          </table:table-cell>
          <table:table-cell table:style-name="ce6" table:formula="of:=[.G37]-[.G36]" office:value-type="float" office:value="-73.5916505098348">
            <text:p>-7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37]/[.$M$2])/2" office:value-type="float" office:value="0.00906610078251395">
            <text:p>0.01</text:p>
          </table:table-cell>
          <table:table-cell table:style-name="ce10" table:formula="of:=1/[.K37]" office:value-type="float" office:value="110.301001939966">
            <text:p>110.3</text:p>
          </table:table-cell>
          <table:table-cell table:number-columns-repeated="1012"/>
        </table:table-row>
        <table:table-row table:style-name="ro1">
          <table:table-cell table:style-name="ce6" office:value-type="float" office:value="37">
            <text:p>37</text:p>
          </table:table-cell>
          <table:table-cell table:style-name="ce7" office:value-type="float" office:value="200">
            <text:p>200</text:p>
          </table:table-cell>
          <table:table-cell table:style-name="ce7" table:formula="of:=([.I38]/100)*MAX([.G19];0)" office:value-type="float" office:value="137.37143964111">
            <text:p>137</text:p>
          </table:table-cell>
          <table:table-cell table:style-name="ce6" table:formula="of:=MAX([.G37];0)" office:value-type="float" office:value="4079.74535213128">
            <text:p>4080</text:p>
          </table:table-cell>
          <table:table-cell table:style-name="ce8" table:formula="of:=[.B8]" office:value-type="float" office:value="200">
            <text:p>200</text:p>
          </table:table-cell>
          <table:table-cell table:style-name="ce9" table:formula="of:=0.05*MAX([.G37];0)" office:value-type="float" office:value="203.987267606564">
            <text:p>204</text:p>
          </table:table-cell>
          <table:table-cell table:style-name="ce3" table:formula="of:=[.B38]+[.C38]+[.D38]-[.E38]-[.F38]" office:value-type="float" office:value="4013.12952416582">
            <text:p>4013</text:p>
          </table:table-cell>
          <table:table-cell table:style-name="ce6" table:formula="of:=[.G38]-[.G37]" office:value-type="float" office:value="-66.6158279654542">
            <text:p>-6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38]/[.$M$2])/2" office:value-type="float" office:value="0.00891806560925739">
            <text:p>0.01</text:p>
          </table:table-cell>
          <table:table-cell table:style-name="ce10" table:formula="of:=1/[.K38]" office:value-type="float" office:value="112.131940245197">
            <text:p>112.13</text:p>
          </table:table-cell>
          <table:table-cell table:number-columns-repeated="1012"/>
        </table:table-row>
        <table:table-row table:style-name="ro1">
          <table:table-cell table:style-name="ce6" office:value-type="float" office:value="38">
            <text:p>38</text:p>
          </table:table-cell>
          <table:table-cell table:style-name="ce7" office:value-type="float" office:value="200">
            <text:p>200</text:p>
          </table:table-cell>
          <table:table-cell table:style-name="ce7" table:formula="of:=([.I39]/100)*MAX([.G20];0)" office:value-type="float" office:value="145.502867659054">
            <text:p>146</text:p>
          </table:table-cell>
          <table:table-cell table:style-name="ce6" table:formula="of:=MAX([.G38];0)" office:value-type="float" office:value="4013.12952416582">
            <text:p>4013</text:p>
          </table:table-cell>
          <table:table-cell table:style-name="ce8" table:formula="of:=[.B9]" office:value-type="float" office:value="200">
            <text:p>200</text:p>
          </table:table-cell>
          <table:table-cell table:style-name="ce9" table:formula="of:=0.05*MAX([.G38];0)" office:value-type="float" office:value="200.656476208291">
            <text:p>201</text:p>
          </table:table-cell>
          <table:table-cell table:style-name="ce3" table:formula="of:=[.B39]+[.C39]+[.D39]-[.E39]-[.F39]" office:value-type="float" office:value="3957.97591561659">
            <text:p>3958</text:p>
          </table:table-cell>
          <table:table-cell table:style-name="ce6" table:formula="of:=[.G39]-[.G38]" office:value-type="float" office:value="-55.1536085492371">
            <text:p>-5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39]/[.$M$2])/2" office:value-type="float" office:value="0.00879550203470353">
            <text:p>0.01</text:p>
          </table:table-cell>
          <table:table-cell table:style-name="ce10" table:formula="of:=1/[.K39]" office:value-type="float" office:value="113.694476569319">
            <text:p>113.69</text:p>
          </table:table-cell>
          <table:table-cell table:number-columns-repeated="1012"/>
        </table:table-row>
        <table:table-row table:style-name="ro1">
          <table:table-cell table:style-name="ce6" office:value-type="float" office:value="39">
            <text:p>39</text:p>
          </table:table-cell>
          <table:table-cell table:style-name="ce7" office:value-type="float" office:value="300">
            <text:p>300</text:p>
          </table:table-cell>
          <table:table-cell table:style-name="ce7" table:formula="of:=([.I40]/100)*MAX([.G21];0)" office:value-type="float" office:value="163.727724276102">
            <text:p>164</text:p>
          </table:table-cell>
          <table:table-cell table:style-name="ce6" table:formula="of:=MAX([.G39];0)" office:value-type="float" office:value="3957.97591561659">
            <text:p>3958</text:p>
          </table:table-cell>
          <table:table-cell table:style-name="ce8" table:formula="of:=[.B10]" office:value-type="float" office:value="300">
            <text:p>300</text:p>
          </table:table-cell>
          <table:table-cell table:style-name="ce9" table:formula="of:=0.05*MAX([.G39];0)" office:value-type="float" office:value="197.898795780829">
            <text:p>198</text:p>
          </table:table-cell>
          <table:table-cell table:style-name="ce3" table:formula="of:=[.B40]+[.C40]+[.D40]-[.E40]-[.F40]" office:value-type="float" office:value="3923.80484411186">
            <text:p>3924</text:p>
          </table:table-cell>
          <table:table-cell table:style-name="ce6" table:formula="of:=[.G40]-[.G39]" office:value-type="float" office:value="-34.1710715047279">
            <text:p>-3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40]/[.$M$2])/2" office:value-type="float" office:value="0.00871956632024858">
            <text:p>0.01</text:p>
          </table:table-cell>
          <table:table-cell table:style-name="ce10" table:formula="of:=1/[.K40]" office:value-type="float" office:value="114.684602797022">
            <text:p>114.68</text:p>
          </table:table-cell>
          <table:table-cell table:number-columns-repeated="1012"/>
        </table:table-row>
        <table:table-row table:style-name="ro1">
          <table:table-cell table:style-name="ce6" office:value-type="float" office:value="40">
            <text:p>40</text:p>
          </table:table-cell>
          <table:table-cell table:style-name="ce7" office:value-type="float" office:value="500">
            <text:p>500</text:p>
          </table:table-cell>
          <table:table-cell table:style-name="ce7" table:formula="of:=([.I41]/100)*MAX([.G22];0)" office:value-type="float" office:value="171.541338062297">
            <text:p>172</text:p>
          </table:table-cell>
          <table:table-cell table:style-name="ce6" table:formula="of:=MAX([.G40];0)" office:value-type="float" office:value="3923.80484411186">
            <text:p>3924</text:p>
          </table:table-cell>
          <table:table-cell table:style-name="ce8" table:formula="of:=[.B11]" office:value-type="float" office:value="500">
            <text:p>500</text:p>
          </table:table-cell>
          <table:table-cell table:style-name="ce9" table:formula="of:=0.05*MAX([.G40];0)" office:value-type="float" office:value="196.190242205593">
            <text:p>196</text:p>
          </table:table-cell>
          <table:table-cell table:style-name="ce3" table:formula="of:=[.B41]+[.C41]+[.D41]-[.E41]-[.F41]" office:value-type="float" office:value="3899.15593996856">
            <text:p>3899</text:p>
          </table:table-cell>
          <table:table-cell table:style-name="ce6" table:formula="of:=[.G41]-[.G40]" office:value-type="float" office:value="-24.648904143296">
            <text:p>-2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41]/[.$M$2])/2" office:value-type="float" office:value="0.00866479097770792">
            <text:p>0.01</text:p>
          </table:table-cell>
          <table:table-cell table:style-name="ce10" table:formula="of:=1/[.K41]" office:value-type="float" office:value="115.409592980687">
            <text:p>115.41</text:p>
          </table:table-cell>
          <table:table-cell table:number-columns-repeated="1012"/>
        </table:table-row>
        <table:table-row table:style-name="ro1">
          <table:table-cell table:style-name="ce6" office:value-type="float" office:value="41">
            <text:p>41</text:p>
          </table:table-cell>
          <table:table-cell table:style-name="ce7" office:value-type="float" office:value="300">
            <text:p>300</text:p>
          </table:table-cell>
          <table:table-cell table:style-name="ce7" table:formula="of:=([.I42]/100)*MAX([.G23];0)" office:value-type="float" office:value="174.414271159182">
            <text:p>174</text:p>
          </table:table-cell>
          <table:table-cell table:style-name="ce6" table:formula="of:=MAX([.G41];0)" office:value-type="float" office:value="3899.15593996856">
            <text:p>3899</text:p>
          </table:table-cell>
          <table:table-cell table:style-name="ce8" table:formula="of:=[.B12]" office:value-type="float" office:value="300">
            <text:p>300</text:p>
          </table:table-cell>
          <table:table-cell table:style-name="ce9" table:formula="of:=0.05*MAX([.G41];0)" office:value-type="float" office:value="194.957796998428">
            <text:p>195</text:p>
          </table:table-cell>
          <table:table-cell table:style-name="ce3" table:formula="of:=[.B42]+[.C42]+[.D42]-[.E42]-[.F42]" office:value-type="float" office:value="3878.61241412932">
            <text:p>3879</text:p>
          </table:table-cell>
          <table:table-cell table:style-name="ce6" table:formula="of:=[.G42]-[.G41]" office:value-type="float" office:value="-20.5435258392458">
            <text:p>-21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42]/[.$M$2])/2" office:value-type="float" office:value="0.00861913869806515">
            <text:p>0.01</text:p>
          </table:table-cell>
          <table:table-cell table:style-name="ce10" table:formula="of:=1/[.K42]" office:value-type="float" office:value="116.020873434196">
            <text:p>116.02</text:p>
          </table:table-cell>
          <table:table-cell table:number-columns-repeated="1012"/>
        </table:table-row>
        <table:table-row table:style-name="ro1">
          <table:table-cell table:style-name="ce6" office:value-type="float" office:value="42">
            <text:p>42</text:p>
          </table:table-cell>
          <table:table-cell table:style-name="ce7" office:value-type="float" office:value="200">
            <text:p>200</text:p>
          </table:table-cell>
          <table:table-cell table:style-name="ce7" table:formula="of:=([.I43]/100)*MAX([.G24];0)" office:value-type="float" office:value="177.571057601223">
            <text:p>178</text:p>
          </table:table-cell>
          <table:table-cell table:style-name="ce6" table:formula="of:=MAX([.G42];0)" office:value-type="float" office:value="3878.61241412932">
            <text:p>3879</text:p>
          </table:table-cell>
          <table:table-cell table:style-name="ce8" table:formula="of:=[.B13]" office:value-type="float" office:value="200">
            <text:p>200</text:p>
          </table:table-cell>
          <table:table-cell table:style-name="ce9" table:formula="of:=0.05*MAX([.G42];0)" office:value-type="float" office:value="193.930620706466">
            <text:p>194</text:p>
          </table:table-cell>
          <table:table-cell table:style-name="ce3" table:formula="of:=[.B43]+[.C43]+[.D43]-[.E43]-[.F43]" office:value-type="float" office:value="3862.25285102407">
            <text:p>3862</text:p>
          </table:table-cell>
          <table:table-cell table:style-name="ce6" table:formula="of:=[.G43]-[.G42]" office:value-type="float" office:value="-16.3595631052431">
            <text:p>-1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43]/[.$M$2])/2" office:value-type="float" office:value="0.00858278411338683">
            <text:p>0.01</text:p>
          </table:table-cell>
          <table:table-cell table:style-name="ce10" table:formula="of:=1/[.K43]" office:value-type="float" office:value="116.512309617606">
            <text:p>116.51</text:p>
          </table:table-cell>
          <table:table-cell table:number-columns-repeated="1012"/>
        </table:table-row>
        <table:table-row table:style-name="ro1">
          <table:table-cell table:style-name="ce6" office:value-type="float" office:value="43">
            <text:p>43</text:p>
          </table:table-cell>
          <table:table-cell table:style-name="ce7" office:value-type="float" office:value="200">
            <text:p>200</text:p>
          </table:table-cell>
          <table:table-cell table:style-name="ce7" table:formula="of:=([.I44]/100)*MAX([.G25];0)" office:value-type="float" office:value="180.976129721162">
            <text:p>181</text:p>
          </table:table-cell>
          <table:table-cell table:style-name="ce6" table:formula="of:=MAX([.G43];0)" office:value-type="float" office:value="3862.25285102407">
            <text:p>3862</text:p>
          </table:table-cell>
          <table:table-cell table:style-name="ce8" table:formula="of:=[.B14]" office:value-type="float" office:value="200">
            <text:p>200</text:p>
          </table:table-cell>
          <table:table-cell table:style-name="ce9" table:formula="of:=0.05*MAX([.G43];0)" office:value-type="float" office:value="193.112642551204">
            <text:p>193</text:p>
          </table:table-cell>
          <table:table-cell table:style-name="ce3" table:formula="of:=[.B44]+[.C44]+[.D44]-[.E44]-[.F44]" office:value-type="float" office:value="3850.11633819403">
            <text:p>3850</text:p>
          </table:table-cell>
          <table:table-cell table:style-name="ce6" table:formula="of:=[.G44]-[.G43]" office:value-type="float" office:value="-12.1365128300426">
            <text:p>-12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44]/[.$M$2])/2" office:value-type="float" office:value="0.00855581408487563">
            <text:p>0.01</text:p>
          </table:table-cell>
          <table:table-cell table:style-name="ce10" table:formula="of:=1/[.K44]" office:value-type="float" office:value="116.879585049391">
            <text:p>116.88</text:p>
          </table:table-cell>
          <table:table-cell table:number-columns-repeated="1012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7" office:value-type="float" office:value="200">
            <text:p>200</text:p>
          </table:table-cell>
          <table:table-cell table:style-name="ce7" table:formula="of:=([.I45]/100)*MAX([.G26];0)" office:value-type="float" office:value="184.596766985104">
            <text:p>185</text:p>
          </table:table-cell>
          <table:table-cell table:style-name="ce6" table:formula="of:=MAX([.G44];0)" office:value-type="float" office:value="3850.11633819403">
            <text:p>3850</text:p>
          </table:table-cell>
          <table:table-cell table:style-name="ce8" table:formula="of:=[.B15]" office:value-type="float" office:value="200">
            <text:p>200</text:p>
          </table:table-cell>
          <table:table-cell table:style-name="ce9" table:formula="of:=0.05*MAX([.G44];0)" office:value-type="float" office:value="192.505816909702">
            <text:p>193</text:p>
          </table:table-cell>
          <table:table-cell table:style-name="ce3" table:formula="of:=[.B45]+[.C45]+[.D45]-[.E45]-[.F45]" office:value-type="float" office:value="3842.20728826943">
            <text:p>3842</text:p>
          </table:table-cell>
          <table:table-cell table:style-name="ce6" table:formula="of:=[.G45]-[.G44]" office:value-type="float" office:value="-7.90904992459809">
            <text:p>-8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45]/[.$M$2])/2" office:value-type="float" office:value="0.00853823841837652">
            <text:p>0.01</text:p>
          </table:table-cell>
          <table:table-cell table:style-name="ce10" table:formula="of:=1/[.K45]" office:value-type="float" office:value="117.120177605692">
            <text:p>117.12</text:p>
          </table:table-cell>
          <table:table-cell table:number-columns-repeated="1012"/>
        </table:table-row>
        <table:table-row table:style-name="ro1">
          <table:table-cell table:style-name="ce6" office:value-type="float" office:value="45">
            <text:p>45</text:p>
          </table:table-cell>
          <table:table-cell table:style-name="ce7" office:value-type="float" office:value="200">
            <text:p>200</text:p>
          </table:table-cell>
          <table:table-cell table:style-name="ce7" table:formula="of:=([.I46]/100)*MAX([.G27];0)" office:value-type="float" office:value="188.402900198348">
            <text:p>188</text:p>
          </table:table-cell>
          <table:table-cell table:style-name="ce6" table:formula="of:=MAX([.G45];0)" office:value-type="float" office:value="3842.20728826943">
            <text:p>3842</text:p>
          </table:table-cell>
          <table:table-cell table:style-name="ce8" table:formula="of:=[.B16]" office:value-type="float" office:value="200">
            <text:p>200</text:p>
          </table:table-cell>
          <table:table-cell table:style-name="ce9" table:formula="of:=0.05*MAX([.G45];0)" office:value-type="float" office:value="192.110364413472">
            <text:p>192</text:p>
          </table:table-cell>
          <table:table-cell table:style-name="ce3" table:formula="of:=[.B46]+[.C46]+[.D46]-[.E46]-[.F46]" office:value-type="float" office:value="3838.49982405431">
            <text:p>3838</text:p>
          </table:table-cell>
          <table:table-cell table:style-name="ce6" table:formula="of:=[.G46]-[.G45]" office:value-type="float" office:value="-3.70746421512331">
            <text:p>-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46]/[.$M$2])/2" office:value-type="float" office:value="0.00852999960900958">
            <text:p>0.01</text:p>
          </table:table-cell>
          <table:table-cell table:style-name="ce10" table:formula="of:=1/[.K46]" office:value-type="float" office:value="117.233299629203">
            <text:p>117.23</text:p>
          </table:table-cell>
          <table:table-cell table:number-columns-repeated="1012"/>
        </table:table-row>
        <table:table-row table:style-name="ro1">
          <table:table-cell table:style-name="ce6" office:value-type="float" office:value="46">
            <text:p>46</text:p>
          </table:table-cell>
          <table:table-cell table:style-name="ce7" office:value-type="float" office:value="200">
            <text:p>200</text:p>
          </table:table-cell>
          <table:table-cell table:style-name="ce7" table:formula="of:=([.I47]/100)*MAX([.G28];0)" office:value-type="float" office:value="192.366928172806">
            <text:p>192</text:p>
          </table:table-cell>
          <table:table-cell table:style-name="ce6" table:formula="of:=MAX([.G46];0)" office:value-type="float" office:value="3838.49982405431">
            <text:p>3838</text:p>
          </table:table-cell>
          <table:table-cell table:style-name="ce8" table:formula="of:=[.B17]" office:value-type="float" office:value="200">
            <text:p>200</text:p>
          </table:table-cell>
          <table:table-cell table:style-name="ce9" table:formula="of:=0.05*MAX([.G46];0)" office:value-type="float" office:value="191.924991202716">
            <text:p>192</text:p>
          </table:table-cell>
          <table:table-cell table:style-name="ce3" table:formula="of:=[.B47]+[.C47]+[.D47]-[.E47]-[.F47]" office:value-type="float" office:value="3838.9417610244">
            <text:p>3839</text:p>
          </table:table-cell>
          <table:table-cell table:style-name="ce6" table:formula="of:=[.G47]-[.G46]" office:value-type="float" office:value="0.441936970090865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47]/[.$M$2])/2" office:value-type="float" office:value="0.00853098169116534">
            <text:p>0.01</text:p>
          </table:table-cell>
          <table:table-cell table:style-name="ce10" table:formula="of:=1/[.K47]" office:value-type="float" office:value="117.219803792991">
            <text:p>117.22</text:p>
          </table:table-cell>
          <table:table-cell table:number-columns-repeated="1012"/>
        </table:table-row>
        <table:table-row table:style-name="ro1">
          <table:table-cell table:style-name="ce6" office:value-type="float" office:value="47">
            <text:p>47</text:p>
          </table:table-cell>
          <table:table-cell table:style-name="ce7" office:value-type="float" office:value="200">
            <text:p>200</text:p>
          </table:table-cell>
          <table:table-cell table:style-name="ce7" table:formula="of:=([.I48]/100)*MAX([.G29];0)" office:value-type="float" office:value="196.713546099322">
            <text:p>197</text:p>
          </table:table-cell>
          <table:table-cell table:style-name="ce6" table:formula="of:=MAX([.G47];0)" office:value-type="float" office:value="3838.9417610244">
            <text:p>3839</text:p>
          </table:table-cell>
          <table:table-cell table:style-name="ce8" table:formula="of:=[.B18]" office:value-type="float" office:value="200">
            <text:p>200</text:p>
          </table:table-cell>
          <table:table-cell table:style-name="ce9" table:formula="of:=0.05*MAX([.G47];0)" office:value-type="float" office:value="191.94708805122">
            <text:p>192</text:p>
          </table:table-cell>
          <table:table-cell table:style-name="ce3" table:formula="of:=[.B48]+[.C48]+[.D48]-[.E48]-[.F48]" office:value-type="float" office:value="3843.7082190725">
            <text:p>3844</text:p>
          </table:table-cell>
          <table:table-cell table:style-name="ce6" table:formula="of:=[.G48]-[.G47]" office:value-type="float" office:value="4.76645804810232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48]/[.$M$2])/2" office:value-type="float" office:value="0.00854157382016112">
            <text:p>0.01</text:p>
          </table:table-cell>
          <table:table-cell table:style-name="ce10" table:formula="of:=1/[.K48]" office:value-type="float" office:value="117.074443311565">
            <text:p>117.07</text:p>
          </table:table-cell>
          <table:table-cell table:number-columns-repeated="1012"/>
        </table:table-row>
        <table:table-row table:style-name="ro1">
          <table:table-cell table:style-name="ce6" office:value-type="float" office:value="48">
            <text:p>48</text:p>
          </table:table-cell>
          <table:table-cell table:style-name="ce7" office:value-type="float" office:value="200">
            <text:p>200</text:p>
          </table:table-cell>
          <table:table-cell table:style-name="ce7" table:formula="of:=([.I49]/100)*MAX([.G30];0)" office:value-type="float" office:value="206.894584912754">
            <text:p>207</text:p>
          </table:table-cell>
          <table:table-cell table:style-name="ce6" table:formula="of:=MAX([.G48];0)" office:value-type="float" office:value="3843.7082190725">
            <text:p>3844</text:p>
          </table:table-cell>
          <table:table-cell table:style-name="ce8" table:formula="of:=[.B19]" office:value-type="float" office:value="200">
            <text:p>200</text:p>
          </table:table-cell>
          <table:table-cell table:style-name="ce9" table:formula="of:=0.05*MAX([.G48];0)" office:value-type="float" office:value="192.185410953625">
            <text:p>192</text:p>
          </table:table-cell>
          <table:table-cell table:style-name="ce3" table:formula="of:=[.B49]+[.C49]+[.D49]-[.E49]-[.F49]" office:value-type="float" office:value="3858.41739303163">
            <text:p>3858</text:p>
          </table:table-cell>
          <table:table-cell table:style-name="ce6" table:formula="of:=[.G49]-[.G48]" office:value-type="float" office:value="14.7091739591287">
            <text:p>1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49]/[.$M$2])/2" office:value-type="float" office:value="0.00857426087340363">
            <text:p>0.01</text:p>
          </table:table-cell>
          <table:table-cell table:style-name="ce10" table:formula="of:=1/[.K49]" office:value-type="float" office:value="116.628128624111">
            <text:p>116.63</text:p>
          </table:table-cell>
          <table:table-cell table:number-columns-repeated="1012"/>
        </table:table-row>
        <table:table-row table:style-name="ro1">
          <table:table-cell table:style-name="ce6" office:value-type="float" office:value="49">
            <text:p>49</text:p>
          </table:table-cell>
          <table:table-cell table:style-name="ce7" office:value-type="float" office:value="300">
            <text:p>300</text:p>
          </table:table-cell>
          <table:table-cell table:style-name="ce7" table:formula="of:=([.I50]/100)*MAX([.G31];0)" office:value-type="float" office:value="227.065735979595">
            <text:p>227</text:p>
          </table:table-cell>
          <table:table-cell table:style-name="ce6" table:formula="of:=MAX([.G49];0)" office:value-type="float" office:value="3858.41739303163">
            <text:p>3858</text:p>
          </table:table-cell>
          <table:table-cell table:style-name="ce8" table:formula="of:=[.B20]" office:value-type="float" office:value="300">
            <text:p>300</text:p>
          </table:table-cell>
          <table:table-cell table:style-name="ce9" table:formula="of:=0.05*MAX([.G49];0)" office:value-type="float" office:value="192.920869651582">
            <text:p>193</text:p>
          </table:table-cell>
          <table:table-cell table:style-name="ce3" table:formula="of:=[.B50]+[.C50]+[.D50]-[.E50]-[.F50]" office:value-type="float" office:value="3892.56225935965">
            <text:p>3893</text:p>
          </table:table-cell>
          <table:table-cell table:style-name="ce6" table:formula="of:=[.G50]-[.G49]" office:value-type="float" office:value="34.1448663280134">
            <text:p>3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50]/[.$M$2])/2" office:value-type="float" office:value="0.00865013835413255">
            <text:p>0.01</text:p>
          </table:table-cell>
          <table:table-cell table:style-name="ce10" table:formula="of:=1/[.K50]" office:value-type="float" office:value="115.605087347794">
            <text:p>115.61</text:p>
          </table:table-cell>
          <table:table-cell table:number-columns-repeated="1012"/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7" table:formula="of:=([.I51]/100)*MAX([.G32];0)" office:value-type="float" office:value="226.45253547747">
            <text:p>226</text:p>
          </table:table-cell>
          <table:table-cell table:style-name="ce6" table:formula="of:=MAX([.G50];0)" office:value-type="float" office:value="3892.56225935965">
            <text:p>3893</text:p>
          </table:table-cell>
          <table:table-cell table:style-name="ce8" table:formula="of:=[.B21]" office:value-type="float" office:value="500">
            <text:p>500</text:p>
          </table:table-cell>
          <table:table-cell table:style-name="ce9" table:formula="of:=0.05*MAX([.G50];0)" office:value-type="float" office:value="194.628112967982">
            <text:p>195</text:p>
          </table:table-cell>
          <table:table-cell table:style-name="ce3" table:formula="of:=[.B51]+[.C51]+[.D51]-[.E51]-[.F51]" office:value-type="float" office:value="3924.38668186913">
            <text:p>3924</text:p>
          </table:table-cell>
          <table:table-cell table:style-name="ce6" table:formula="of:=[.G51]-[.G50]" office:value-type="float" office:value="31.8244225094872">
            <text:p>32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51]/[.$M$2])/2" office:value-type="float" office:value="0.00872085929304252">
            <text:p>0.01</text:p>
          </table:table-cell>
          <table:table-cell table:style-name="ce10" table:formula="of:=1/[.K51]" office:value-type="float" office:value="114.667599418534">
            <text:p>114.67</text:p>
          </table:table-cell>
          <table:table-cell table:number-columns-repeated="1012"/>
        </table:table-row>
        <table:table-row table:style-name="ro1">
          <table:table-cell table:style-name="ce6" office:value-type="float" office:value="51">
            <text:p>51</text:p>
          </table:table-cell>
          <table:table-cell table:style-name="ce7" office:value-type="float" office:value="300">
            <text:p>300</text:p>
          </table:table-cell>
          <table:table-cell table:style-name="ce7" table:formula="of:=([.I52]/100)*MAX([.G33];0)" office:value-type="float" office:value="221.082990685608">
            <text:p>221</text:p>
          </table:table-cell>
          <table:table-cell table:style-name="ce6" table:formula="of:=MAX([.G51];0)" office:value-type="float" office:value="3924.38668186913">
            <text:p>3924</text:p>
          </table:table-cell>
          <table:table-cell table:style-name="ce8" table:formula="of:=[.B22]+[.C21]" office:value-type="float" office:value="310">
            <text:p>310</text:p>
          </table:table-cell>
          <table:table-cell table:style-name="ce9" table:formula="of:=0.05*MAX([.G51];0)" office:value-type="float" office:value="196.219334093457">
            <text:p>196</text:p>
          </table:table-cell>
          <table:table-cell table:style-name="ce3" table:formula="of:=[.B52]+[.C52]+[.D52]-[.E52]-[.F52]" office:value-type="float" office:value="3939.25033846128">
            <text:p>3939</text:p>
          </table:table-cell>
          <table:table-cell table:style-name="ce6" table:formula="of:=[.G52]-[.G51]" office:value-type="float" office:value="14.8636565921515">
            <text:p>1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52]/[.$M$2])/2" office:value-type="float" office:value="0.00875388964102508">
            <text:p>0.01</text:p>
          </table:table-cell>
          <table:table-cell table:style-name="ce10" table:formula="of:=1/[.K52]" office:value-type="float" office:value="114.234933384755">
            <text:p>114.23</text:p>
          </table:table-cell>
          <table:table-cell table:number-columns-repeated="1012"/>
        </table:table-row>
        <table:table-row table:style-name="ro1">
          <table:table-cell table:style-name="ce6" office:value-type="float" office:value="52">
            <text:p>52</text:p>
          </table:table-cell>
          <table:table-cell table:style-name="ce7" office:value-type="float" office:value="200">
            <text:p>200</text:p>
          </table:table-cell>
          <table:table-cell table:style-name="ce7" table:formula="of:=([.I53]/100)*MAX([.G34];0)" office:value-type="float" office:value="216.184269034239">
            <text:p>216</text:p>
          </table:table-cell>
          <table:table-cell table:style-name="ce6" table:formula="of:=MAX([.G52];0)" office:value-type="float" office:value="3939.25033846128">
            <text:p>3939</text:p>
          </table:table-cell>
          <table:table-cell table:style-name="ce8" table:formula="of:=[.B23]+[.C22]" office:value-type="float" office:value="220">
            <text:p>220</text:p>
          </table:table-cell>
          <table:table-cell table:style-name="ce9" table:formula="of:=0.05*MAX([.G52];0)" office:value-type="float" office:value="196.962516923064">
            <text:p>197</text:p>
          </table:table-cell>
          <table:table-cell table:style-name="ce3" table:formula="of:=[.B53]+[.C53]+[.D53]-[.E53]-[.F53]" office:value-type="float" office:value="3938.47209057246">
            <text:p>3938</text:p>
          </table:table-cell>
          <table:table-cell table:style-name="ce6" table:formula="of:=[.G53]-[.G52]" office:value-type="float" office:value="-0.778247888825717">
            <text:p>-1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53]/[.$M$2])/2" office:value-type="float" office:value="0.00875216020127213">
            <text:p>0.01</text:p>
          </table:table-cell>
          <table:table-cell table:style-name="ce10" table:formula="of:=1/[.K53]" office:value-type="float" office:value="114.257506375929">
            <text:p>114.26</text:p>
          </table:table-cell>
          <table:table-cell table:number-columns-repeated="1012"/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7" office:value-type="float" office:value="200">
            <text:p>200</text:p>
          </table:table-cell>
          <table:table-cell table:style-name="ce7" table:formula="of:=([.I54]/100)*MAX([.G35];0)" office:value-type="float" office:value="211.722712071293">
            <text:p>212</text:p>
          </table:table-cell>
          <table:table-cell table:style-name="ce6" table:formula="of:=MAX([.G53];0)" office:value-type="float" office:value="3938.47209057246">
            <text:p>3938</text:p>
          </table:table-cell>
          <table:table-cell table:style-name="ce8" table:formula="of:=[.B24]+[.C23]" office:value-type="float" office:value="229">
            <text:p>229</text:p>
          </table:table-cell>
          <table:table-cell table:style-name="ce9" table:formula="of:=0.05*MAX([.G53];0)" office:value-type="float" office:value="196.923604528623">
            <text:p>197</text:p>
          </table:table-cell>
          <table:table-cell table:style-name="ce3" table:formula="of:=[.B54]+[.C54]+[.D54]-[.E54]-[.F54]" office:value-type="float" office:value="3924.27119811513">
            <text:p>3924</text:p>
          </table:table-cell>
          <table:table-cell table:style-name="ce6" table:formula="of:=[.G54]-[.G53]" office:value-type="float" office:value="-14.2008924573302">
            <text:p>-1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54]/[.$M$2])/2" office:value-type="float" office:value="0.00872060266247806">
            <text:p>0.01</text:p>
          </table:table-cell>
          <table:table-cell table:style-name="ce10" table:formula="of:=1/[.K54]" office:value-type="float" office:value="114.670973865451">
            <text:p>114.67</text:p>
          </table:table-cell>
          <table:table-cell table:number-columns-repeated="1012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7" office:value-type="float" office:value="200">
            <text:p>200</text:p>
          </table:table-cell>
          <table:table-cell table:style-name="ce7" table:formula="of:=([.I55]/100)*MAX([.G36];0)" office:value-type="float" office:value="207.666850132056">
            <text:p>208</text:p>
          </table:table-cell>
          <table:table-cell table:style-name="ce6" table:formula="of:=MAX([.G54];0)" office:value-type="float" office:value="3924.27119811513">
            <text:p>3924</text:p>
          </table:table-cell>
          <table:table-cell table:style-name="ce8" table:formula="of:=[.B25]+[.C24]" office:value-type="float" office:value="237.55">
            <text:p>238</text:p>
          </table:table-cell>
          <table:table-cell table:style-name="ce9" table:formula="of:=0.05*MAX([.G54];0)" office:value-type="float" office:value="196.213559905756">
            <text:p>196</text:p>
          </table:table-cell>
          <table:table-cell table:style-name="ce3" table:formula="of:=[.B55]+[.C55]+[.D55]-[.E55]-[.F55]" office:value-type="float" office:value="3898.17448834143">
            <text:p>3898</text:p>
          </table:table-cell>
          <table:table-cell table:style-name="ce6" table:formula="of:=[.G55]-[.G54]" office:value-type="float" office:value="-26.0967097737007">
            <text:p>-2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55]/[.$M$2])/2" office:value-type="float" office:value="0.00866260997409206">
            <text:p>0.01</text:p>
          </table:table-cell>
          <table:table-cell table:style-name="ce10" table:formula="of:=1/[.K55]" office:value-type="float" office:value="115.438649897753">
            <text:p>115.44</text:p>
          </table:table-cell>
          <table:table-cell table:number-columns-repeated="1012"/>
        </table:table-row>
        <table:table-row table:style-name="ro1">
          <table:table-cell table:style-name="ce6" office:value-type="float" office:value="55">
            <text:p>55</text:p>
          </table:table-cell>
          <table:table-cell table:style-name="ce7" office:value-type="float" office:value="200">
            <text:p>200</text:p>
          </table:table-cell>
          <table:table-cell table:style-name="ce7" table:formula="of:=([.I56]/100)*MAX([.G37];0)" office:value-type="float" office:value="203.987267606564">
            <text:p>204</text:p>
          </table:table-cell>
          <table:table-cell table:style-name="ce6" table:formula="of:=MAX([.G55];0)" office:value-type="float" office:value="3898.17448834143">
            <text:p>3898</text:p>
          </table:table-cell>
          <table:table-cell table:style-name="ce8" table:formula="of:=[.B26]+[.C25]" office:value-type="float" office:value="245.6725">
            <text:p>246</text:p>
          </table:table-cell>
          <table:table-cell table:style-name="ce9" table:formula="of:=0.05*MAX([.G55];0)" office:value-type="float" office:value="194.908724417071">
            <text:p>195</text:p>
          </table:table-cell>
          <table:table-cell table:style-name="ce3" table:formula="of:=[.B56]+[.C56]+[.D56]-[.E56]-[.F56]" office:value-type="float" office:value="3861.58053153092">
            <text:p>3862</text:p>
          </table:table-cell>
          <table:table-cell table:style-name="ce6" table:formula="of:=[.G56]-[.G55]" office:value-type="float" office:value="-36.5939568105073">
            <text:p>-3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56]/[.$M$2])/2" office:value-type="float" office:value="0.00858129007006871">
            <text:p>0.01</text:p>
          </table:table-cell>
          <table:table-cell table:style-name="ce10" table:formula="of:=1/[.K56]" office:value-type="float" office:value="116.532594963544">
            <text:p>116.53</text:p>
          </table:table-cell>
          <table:table-cell table:number-columns-repeated="1012"/>
        </table:table-row>
        <table:table-row table:style-name="ro1">
          <table:table-cell table:style-name="ce6" office:value-type="float" office:value="56">
            <text:p>56</text:p>
          </table:table-cell>
          <table:table-cell table:style-name="ce7" office:value-type="float" office:value="200">
            <text:p>200</text:p>
          </table:table-cell>
          <table:table-cell table:style-name="ce7" table:formula="of:=([.I57]/100)*MAX([.G38];0)" office:value-type="float" office:value="200.656476208291">
            <text:p>201</text:p>
          </table:table-cell>
          <table:table-cell table:style-name="ce6" table:formula="of:=MAX([.G56];0)" office:value-type="float" office:value="3861.58053153092">
            <text:p>3862</text:p>
          </table:table-cell>
          <table:table-cell table:style-name="ce8" table:formula="of:=[.B27]+[.C26]" office:value-type="float" office:value="253.388875">
            <text:p>253</text:p>
          </table:table-cell>
          <table:table-cell table:style-name="ce9" table:formula="of:=0.05*MAX([.G56];0)" office:value-type="float" office:value="193.079026576546">
            <text:p>193</text:p>
          </table:table-cell>
          <table:table-cell table:style-name="ce3" table:formula="of:=[.B57]+[.C57]+[.D57]-[.E57]-[.F57]" office:value-type="float" office:value="3815.76910616267">
            <text:p>3816</text:p>
          </table:table-cell>
          <table:table-cell table:style-name="ce6" table:formula="of:=[.G57]-[.G56]" office:value-type="float" office:value="-45.8114253682547">
            <text:p>-4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57]/[.$M$2])/2" office:value-type="float" office:value="0.0084794869025837">
            <text:p>0.01</text:p>
          </table:table-cell>
          <table:table-cell table:style-name="ce10" table:formula="of:=1/[.K57]" office:value-type="float" office:value="117.931663966047">
            <text:p>117.93</text:p>
          </table:table-cell>
          <table:table-cell table:number-columns-repeated="1012"/>
        </table:table-row>
        <table:table-row table:style-name="ro1">
          <table:table-cell table:style-name="ce6" office:value-type="float" office:value="57">
            <text:p>57</text:p>
          </table:table-cell>
          <table:table-cell table:style-name="ce7" office:value-type="float" office:value="200">
            <text:p>200</text:p>
          </table:table-cell>
          <table:table-cell table:style-name="ce7" table:formula="of:=([.I58]/100)*MAX([.G39];0)" office:value-type="float" office:value="197.898795780829">
            <text:p>198</text:p>
          </table:table-cell>
          <table:table-cell table:style-name="ce6" table:formula="of:=MAX([.G57];0)" office:value-type="float" office:value="3815.76910616267">
            <text:p>3816</text:p>
          </table:table-cell>
          <table:table-cell table:style-name="ce8" table:formula="of:=[.B28]+[.C27]" office:value-type="float" office:value="260.71943125">
            <text:p>261</text:p>
          </table:table-cell>
          <table:table-cell table:style-name="ce9" table:formula="of:=0.05*MAX([.G57];0)" office:value-type="float" office:value="190.788455308133">
            <text:p>191</text:p>
          </table:table-cell>
          <table:table-cell table:style-name="ce3" table:formula="of:=[.B58]+[.C58]+[.D58]-[.E58]-[.F58]" office:value-type="float" office:value="3762.16001538536">
            <text:p>3762</text:p>
          </table:table-cell>
          <table:table-cell table:style-name="ce6" table:formula="of:=[.G58]-[.G57]" office:value-type="float" office:value="-53.6090907773041">
            <text:p>-5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58]/[.$M$2])/2" office:value-type="float" office:value="0.00836035558974525">
            <text:p>0.01</text:p>
          </table:table-cell>
          <table:table-cell table:style-name="ce10" table:formula="of:=1/[.K58]" office:value-type="float" office:value="119.612137218971">
            <text:p>119.61</text:p>
          </table:table-cell>
          <table:table-cell table:number-columns-repeated="1012"/>
        </table:table-row>
        <table:table-row table:style-name="ro1">
          <table:table-cell table:style-name="ce6" office:value-type="float" office:value="58">
            <text:p>58</text:p>
          </table:table-cell>
          <table:table-cell table:style-name="ce7" office:value-type="float" office:value="200">
            <text:p>200</text:p>
          </table:table-cell>
          <table:table-cell table:style-name="ce7" table:formula="of:=([.I59]/100)*MAX([.G40];0)" office:value-type="float" office:value="196.190242205593">
            <text:p>196</text:p>
          </table:table-cell>
          <table:table-cell table:style-name="ce6" table:formula="of:=MAX([.G58];0)" office:value-type="float" office:value="3762.16001538536">
            <text:p>3762</text:p>
          </table:table-cell>
          <table:table-cell table:style-name="ce8" table:formula="of:=[.B29]+[.C28]" office:value-type="float" office:value="267.6834596875">
            <text:p>268</text:p>
          </table:table-cell>
          <table:table-cell table:style-name="ce9" table:formula="of:=0.05*MAX([.G58];0)" office:value-type="float" office:value="188.108000769268">
            <text:p>188</text:p>
          </table:table-cell>
          <table:table-cell table:style-name="ce3" table:formula="of:=[.B59]+[.C59]+[.D59]-[.E59]-[.F59]" office:value-type="float" office:value="3702.55879713419">
            <text:p>3703</text:p>
          </table:table-cell>
          <table:table-cell table:style-name="ce6" table:formula="of:=[.G59]-[.G58]" office:value-type="float" office:value="-59.6012182511754">
            <text:p>-6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59]/[.$M$2])/2" office:value-type="float" office:value="0.00822790843807597">
            <text:p>0.01</text:p>
          </table:table-cell>
          <table:table-cell table:style-name="ce10" table:formula="of:=1/[.K59]" office:value-type="float" office:value="121.537570273915">
            <text:p>121.54</text:p>
          </table:table-cell>
          <table:table-cell table:number-columns-repeated="1012"/>
        </table:table-row>
        <table:table-row table:style-name="ro1">
          <table:table-cell table:style-name="ce6" office:value-type="float" office:value="59">
            <text:p>59</text:p>
          </table:table-cell>
          <table:table-cell table:style-name="ce7" office:value-type="float" office:value="300">
            <text:p>300</text:p>
          </table:table-cell>
          <table:table-cell table:style-name="ce7" table:formula="of:=([.I60]/100)*MAX([.G41];0)" office:value-type="float" office:value="194.957796998428">
            <text:p>195</text:p>
          </table:table-cell>
          <table:table-cell table:style-name="ce6" table:formula="of:=MAX([.G59];0)" office:value-type="float" office:value="3702.55879713419">
            <text:p>3703</text:p>
          </table:table-cell>
          <table:table-cell table:style-name="ce8" table:formula="of:=[.B30]+[.C29]" office:value-type="float" office:value="379.299286703125">
            <text:p>379</text:p>
          </table:table-cell>
          <table:table-cell table:style-name="ce9" table:formula="of:=0.05*MAX([.G59];0)" office:value-type="float" office:value="185.127939856709">
            <text:p>185</text:p>
          </table:table-cell>
          <table:table-cell table:style-name="ce3" table:formula="of:=[.B60]+[.C60]+[.D60]-[.E60]-[.F60]" office:value-type="float" office:value="3633.08936757278">
            <text:p>3633</text:p>
          </table:table-cell>
          <table:table-cell table:style-name="ce6" table:formula="of:=[.G60]-[.G59]" office:value-type="float" office:value="-69.4694295614063">
            <text:p>-69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60]/[.$M$2])/2" office:value-type="float" office:value="0.00807353192793951">
            <text:p>0.01</text:p>
          </table:table-cell>
          <table:table-cell table:style-name="ce10" table:formula="of:=1/[.K60]" office:value-type="float" office:value="123.861527882161">
            <text:p>123.86</text:p>
          </table:table-cell>
          <table:table-cell table:number-columns-repeated="1012"/>
        </table:table-row>
        <table:table-row table:style-name="ro1">
          <table:table-cell table:style-name="ce6" office:value-type="float" office:value="60">
            <text:p>60</text:p>
          </table:table-cell>
          <table:table-cell table:style-name="ce7" office:value-type="float" office:value="500">
            <text:p>500</text:p>
          </table:table-cell>
          <table:table-cell table:style-name="ce7" table:formula="of:=([.I61]/100)*MAX([.G42];0)" office:value-type="float" office:value="193.930620706466">
            <text:p>194</text:p>
          </table:table-cell>
          <table:table-cell table:style-name="ce6" table:formula="of:=MAX([.G60];0)" office:value-type="float" office:value="3633.08936757278">
            <text:p>3633</text:p>
          </table:table-cell>
          <table:table-cell table:style-name="ce8" table:formula="of:=[.B31]+[.C30]" office:value-type="float" office:value="600.334322367969">
            <text:p>600</text:p>
          </table:table-cell>
          <table:table-cell table:style-name="ce9" table:formula="of:=0.05*MAX([.G60];0)" office:value-type="float" office:value="181.654468378639">
            <text:p>182</text:p>
          </table:table-cell>
          <table:table-cell table:style-name="ce3" table:formula="of:=[.B61]+[.C61]+[.D61]-[.E61]-[.F61]" office:value-type="float" office:value="3545.03119753264">
            <text:p>3545</text:p>
          </table:table-cell>
          <table:table-cell table:style-name="ce6" table:formula="of:=[.G61]-[.G60]" office:value-type="float" office:value="-88.0581700401417">
            <text:p>-88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61]/[.$M$2])/2" office:value-type="float" office:value="0.00787784710562809">
            <text:p>0.01</text:p>
          </table:table-cell>
          <table:table-cell table:style-name="ce10" table:formula="of:=1/[.K61]" office:value-type="float" office:value="126.938234087531">
            <text:p>126.94</text:p>
          </table:table-cell>
          <table:table-cell table:number-columns-repeated="1012"/>
        </table:table-row>
        <table:table-row table:style-name="ro1">
          <table:table-cell table:style-name="ce6" office:value-type="float" office:value="61">
            <text:p>61</text:p>
          </table:table-cell>
          <table:table-cell table:style-name="ce7" office:value-type="float" office:value="300">
            <text:p>300</text:p>
          </table:table-cell>
          <table:table-cell table:style-name="ce7" table:formula="of:=([.I62]/100)*MAX([.G43];0)" office:value-type="float" office:value="193.112642551204">
            <text:p>193</text:p>
          </table:table-cell>
          <table:table-cell table:style-name="ce6" table:formula="of:=MAX([.G61];0)" office:value-type="float" office:value="3545.03119753264">
            <text:p>3545</text:p>
          </table:table-cell>
          <table:table-cell table:style-name="ce8" table:formula="of:=[.B32]+[.C31]" office:value-type="float" office:value="410.31760624957">
            <text:p>410</text:p>
          </table:table-cell>
          <table:table-cell table:style-name="ce9" table:formula="of:=0.05*MAX([.G61];0)" office:value-type="float" office:value="177.251559876632">
            <text:p>177</text:p>
          </table:table-cell>
          <table:table-cell table:style-name="ce3" table:formula="of:=[.B62]+[.C62]+[.D62]-[.E62]-[.F62]" office:value-type="float" office:value="3450.57467395764">
            <text:p>3451</text:p>
          </table:table-cell>
          <table:table-cell table:style-name="ce6" table:formula="of:=[.G62]-[.G61]" office:value-type="float" office:value="-94.4565235749983">
            <text:p>-9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62]/[.$M$2])/2" office:value-type="float" office:value="0.00766794371990587">
            <text:p>0.01</text:p>
          </table:table-cell>
          <table:table-cell table:style-name="ce10" table:formula="of:=1/[.K62]" office:value-type="float" office:value="130.413059423482">
            <text:p>130.41</text:p>
          </table:table-cell>
          <table:table-cell table:number-columns-repeated="1012"/>
        </table:table-row>
        <table:table-row table:style-name="ro1">
          <table:table-cell table:style-name="ce6" office:value-type="float" office:value="62">
            <text:p>62</text:p>
          </table:table-cell>
          <table:table-cell table:style-name="ce7" office:value-type="float" office:value="200">
            <text:p>200</text:p>
          </table:table-cell>
          <table:table-cell table:style-name="ce7" table:formula="of:=([.I63]/100)*MAX([.G44];0)" office:value-type="float" office:value="192.505816909702">
            <text:p>193</text:p>
          </table:table-cell>
          <table:table-cell table:style-name="ce6" table:formula="of:=MAX([.G62];0)" office:value-type="float" office:value="3450.57467395764">
            <text:p>3451</text:p>
          </table:table-cell>
          <table:table-cell table:style-name="ce8" table:formula="of:=[.B33]+[.C32]" office:value-type="float" office:value="314.801725937092">
            <text:p>315</text:p>
          </table:table-cell>
          <table:table-cell table:style-name="ce9" table:formula="of:=0.05*MAX([.G62];0)" office:value-type="float" office:value="172.528733697882">
            <text:p>173</text:p>
          </table:table-cell>
          <table:table-cell table:style-name="ce3" table:formula="of:=[.B63]+[.C63]+[.D63]-[.E63]-[.F63]" office:value-type="float" office:value="3355.75003123237">
            <text:p>3356</text:p>
          </table:table-cell>
          <table:table-cell table:style-name="ce6" table:formula="of:=[.G63]-[.G62]" office:value-type="float" office:value="-94.8246427252725">
            <text:p>-9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63]/[.$M$2])/2" office:value-type="float" office:value="0.00745722229162748">
            <text:p>0.01</text:p>
          </table:table-cell>
          <table:table-cell table:style-name="ce10" table:formula="of:=1/[.K63]" office:value-type="float" office:value="134.098188426372">
            <text:p>134.1</text:p>
          </table:table-cell>
          <table:table-cell table:number-columns-repeated="1012"/>
        </table:table-row>
        <table:table-row table:style-name="ro1">
          <table:table-cell table:style-name="ce6" office:value-type="float" office:value="63">
            <text:p>63</text:p>
          </table:table-cell>
          <table:table-cell table:style-name="ce7" office:value-type="float" office:value="200">
            <text:p>200</text:p>
          </table:table-cell>
          <table:table-cell table:style-name="ce7" table:formula="of:=([.I64]/100)*MAX([.G45];0)" office:value-type="float" office:value="192.110364413472">
            <text:p>192</text:p>
          </table:table-cell>
          <table:table-cell table:style-name="ce6" table:formula="of:=MAX([.G63];0)" office:value-type="float" office:value="3355.75003123237">
            <text:p>3356</text:p>
          </table:table-cell>
          <table:table-cell table:style-name="ce8" table:formula="of:=[.B34]+[.C33]" office:value-type="float" office:value="319.061639640237">
            <text:p>319</text:p>
          </table:table-cell>
          <table:table-cell table:style-name="ce9" table:formula="of:=0.05*MAX([.G63];0)" office:value-type="float" office:value="167.787501561618">
            <text:p>168</text:p>
          </table:table-cell>
          <table:table-cell table:style-name="ce3" table:formula="of:=[.B64]+[.C64]+[.D64]-[.E64]-[.F64]" office:value-type="float" office:value="3261.01125444398">
            <text:p>3261</text:p>
          </table:table-cell>
          <table:table-cell table:style-name="ce6" table:formula="of:=[.G64]-[.G63]" office:value-type="float" office:value="-94.7387767883838">
            <text:p>-9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64]/[.$M$2])/2" office:value-type="float" office:value="0.00724669167654219">
            <text:p>0.01</text:p>
          </table:table-cell>
          <table:table-cell table:style-name="ce10" table:formula="of:=1/[.K64]" office:value-type="float" office:value="137.994003972466">
            <text:p>137.99</text:p>
          </table:table-cell>
          <table:table-cell table:number-columns-repeated="1012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7" office:value-type="float" office:value="200">
            <text:p>200</text:p>
          </table:table-cell>
          <table:table-cell table:style-name="ce7" table:formula="of:=([.I65]/100)*MAX([.G46];0)" office:value-type="float" office:value="191.924991202716">
            <text:p>192</text:p>
          </table:table-cell>
          <table:table-cell table:style-name="ce6" table:formula="of:=MAX([.G64];0)" office:value-type="float" office:value="3261.01125444398">
            <text:p>3261</text:p>
          </table:table-cell>
          <table:table-cell table:style-name="ce8" table:formula="of:=[.B35]+[.C34]" office:value-type="float" office:value="323.108557658225">
            <text:p>323</text:p>
          </table:table-cell>
          <table:table-cell table:style-name="ce9" table:formula="of:=0.05*MAX([.G64];0)" office:value-type="float" office:value="163.050562722199">
            <text:p>163</text:p>
          </table:table-cell>
          <table:table-cell table:style-name="ce3" table:formula="of:=[.B65]+[.C65]+[.D65]-[.E65]-[.F65]" office:value-type="float" office:value="3166.77712526627">
            <text:p>3167</text:p>
          </table:table-cell>
          <table:table-cell table:style-name="ce6" table:formula="of:=[.G65]-[.G64]" office:value-type="float" office:value="-94.2341291777093">
            <text:p>-9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65]/[.$M$2])/2" office:value-type="float" office:value="0.00703728250059172">
            <text:p>0.01</text:p>
          </table:table-cell>
          <table:table-cell table:style-name="ce10" table:formula="of:=1/[.K65]" office:value-type="float" office:value="142.100306462888">
            <text:p>142.1</text:p>
          </table:table-cell>
          <table:table-cell table:number-columns-repeated="1012"/>
        </table:table-row>
        <table:table-row table:style-name="ro1">
          <table:table-cell table:style-name="ce6" office:value-type="float" office:value="65">
            <text:p>65</text:p>
          </table:table-cell>
          <table:table-cell table:style-name="ce7" office:value-type="float" office:value="200">
            <text:p>200</text:p>
          </table:table-cell>
          <table:table-cell table:style-name="ce7" table:formula="of:=([.I66]/100)*MAX([.G47];0)" office:value-type="float" office:value="191.94708805122">
            <text:p>192</text:p>
          </table:table-cell>
          <table:table-cell table:style-name="ce6" table:formula="of:=MAX([.G65];0)" office:value-type="float" office:value="3166.77712526627">
            <text:p>3167</text:p>
          </table:table-cell>
          <table:table-cell table:style-name="ce8" table:formula="of:=[.B36]+[.C35]" office:value-type="float" office:value="326.953129775314">
            <text:p>327</text:p>
          </table:table-cell>
          <table:table-cell table:style-name="ce9" table:formula="of:=0.05*MAX([.G65];0)" office:value-type="float" office:value="158.338856263314">
            <text:p>158</text:p>
          </table:table-cell>
          <table:table-cell table:style-name="ce3" table:formula="of:=[.B66]+[.C66]+[.D66]-[.E66]-[.F66]" office:value-type="float" office:value="3073.43222727887">
            <text:p>3073</text:p>
          </table:table-cell>
          <table:table-cell table:style-name="ce6" table:formula="of:=[.G66]-[.G65]" office:value-type="float" office:value="-93.3448979874079">
            <text:p>-93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66]/[.$M$2])/2" office:value-type="float" office:value="0.00682984939395304">
            <text:p>0.01</text:p>
          </table:table-cell>
          <table:table-cell table:style-name="ce10" table:formula="of:=1/[.K66]" office:value-type="float" office:value="146.416112906585">
            <text:p>146.42</text:p>
          </table:table-cell>
          <table:table-cell table:number-columns-repeated="1012"/>
        </table:table-row>
        <table:table-row table:style-name="ro1">
          <table:table-cell table:style-name="ce6" office:value-type="float" office:value="66">
            <text:p>66</text:p>
          </table:table-cell>
          <table:table-cell table:style-name="ce7" office:value-type="float" office:value="200">
            <text:p>200</text:p>
          </table:table-cell>
          <table:table-cell table:style-name="ce7" table:formula="of:=([.I67]/100)*MAX([.G48];0)" office:value-type="float" office:value="192.185410953625">
            <text:p>192</text:p>
          </table:table-cell>
          <table:table-cell table:style-name="ce6" table:formula="of:=MAX([.G66];0)" office:value-type="float" office:value="3073.43222727887">
            <text:p>3073</text:p>
          </table:table-cell>
          <table:table-cell table:style-name="ce8" table:formula="of:=[.B37]+[.C36]" office:value-type="float" office:value="330.605473286548">
            <text:p>331</text:p>
          </table:table-cell>
          <table:table-cell table:style-name="ce9" table:formula="of:=0.05*MAX([.G66];0)" office:value-type="float" office:value="153.671611363943">
            <text:p>154</text:p>
          </table:table-cell>
          <table:table-cell table:style-name="ce3" table:formula="of:=[.B67]+[.C67]+[.D67]-[.E67]-[.F67]" office:value-type="float" office:value="2981.340553582">
            <text:p>2981</text:p>
          </table:table-cell>
          <table:table-cell table:style-name="ce6" table:formula="of:=[.G67]-[.G66]" office:value-type="float" office:value="-92.0916736968661">
            <text:p>-92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67]/[.$M$2])/2" office:value-type="float" office:value="0.00662520123018222">
            <text:p>0.01</text:p>
          </table:table-cell>
          <table:table-cell table:style-name="ce10" table:formula="of:=1/[.K67]" office:value-type="float" office:value="150.938811555539">
            <text:p>150.94</text:p>
          </table:table-cell>
          <table:table-cell table:number-columns-repeated="1012"/>
        </table:table-row>
        <table:table-row table:style-name="ro1">
          <table:table-cell table:style-name="ce6" office:value-type="float" office:value="67">
            <text:p>67</text:p>
          </table:table-cell>
          <table:table-cell table:style-name="ce7" office:value-type="float" office:value="200">
            <text:p>200</text:p>
          </table:table-cell>
          <table:table-cell table:style-name="ce7" table:formula="of:=([.I68]/100)*MAX([.G49];0)" office:value-type="float" office:value="192.920869651582">
            <text:p>193</text:p>
          </table:table-cell>
          <table:table-cell table:style-name="ce6" table:formula="of:=MAX([.G67];0)" office:value-type="float" office:value="2981.340553582">
            <text:p>2981</text:p>
          </table:table-cell>
          <table:table-cell table:style-name="ce8" table:formula="of:=[.B38]+[.C37]" office:value-type="float" office:value="334.075199622221">
            <text:p>334</text:p>
          </table:table-cell>
          <table:table-cell table:style-name="ce9" table:formula="of:=0.05*MAX([.G67];0)" office:value-type="float" office:value="149.0670276791">
            <text:p>149</text:p>
          </table:table-cell>
          <table:table-cell table:style-name="ce3" table:formula="of:=[.B68]+[.C68]+[.D68]-[.E68]-[.F68]" office:value-type="float" office:value="2891.11919593226">
            <text:p>2891</text:p>
          </table:table-cell>
          <table:table-cell table:style-name="ce6" table:formula="of:=[.G68]-[.G67]" office:value-type="float" office:value="-90.2213576497397">
            <text:p>-9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68]/[.$M$2])/2" office:value-type="float" office:value="0.00642470932429391">
            <text:p>0.01</text:p>
          </table:table-cell>
          <table:table-cell table:style-name="ce10" table:formula="of:=1/[.K68]" office:value-type="float" office:value="155.649065120919">
            <text:p>155.65</text:p>
          </table:table-cell>
          <table:table-cell table:number-columns-repeated="1012"/>
        </table:table-row>
        <table:table-row table:style-name="ro1">
          <table:table-cell table:style-name="ce6" office:value-type="float" office:value="68">
            <text:p>68</text:p>
          </table:table-cell>
          <table:table-cell table:style-name="ce7" office:value-type="float" office:value="200">
            <text:p>200</text:p>
          </table:table-cell>
          <table:table-cell table:style-name="ce7" table:formula="of:=([.I69]/100)*MAX([.G50];0)" office:value-type="float" office:value="194.628112967982">
            <text:p>195</text:p>
          </table:table-cell>
          <table:table-cell table:style-name="ce6" table:formula="of:=MAX([.G68];0)" office:value-type="float" office:value="2891.11919593226">
            <text:p>2891</text:p>
          </table:table-cell>
          <table:table-cell table:style-name="ce8" table:formula="of:=[.B39]+[.C38]" office:value-type="float" office:value="337.37143964111">
            <text:p>337</text:p>
          </table:table-cell>
          <table:table-cell table:style-name="ce9" table:formula="of:=0.05*MAX([.G68];0)" office:value-type="float" office:value="144.555959796613">
            <text:p>145</text:p>
          </table:table-cell>
          <table:table-cell table:style-name="ce3" table:formula="of:=[.B69]+[.C69]+[.D69]-[.E69]-[.F69]" office:value-type="float" office:value="2803.81990946252">
            <text:p>2804</text:p>
          </table:table-cell>
          <table:table-cell table:style-name="ce6" table:formula="of:=[.G69]-[.G68]" office:value-type="float" office:value="-87.2992864697408">
            <text:p>-8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69]/[.$M$2])/2" office:value-type="float" office:value="0.00623071090991671">
            <text:p>0.01</text:p>
          </table:table-cell>
          <table:table-cell table:style-name="ce10" table:formula="of:=1/[.K69]" office:value-type="float" office:value="160.495329418737">
            <text:p>160.5</text:p>
          </table:table-cell>
          <table:table-cell table:number-columns-repeated="1012"/>
        </table:table-row>
        <table:table-row table:style-name="ro1">
          <table:table-cell table:style-name="ce6" office:value-type="float" office:value="69">
            <text:p>69</text:p>
          </table:table-cell>
          <table:table-cell table:style-name="ce7" office:value-type="float" office:value="300">
            <text:p>300</text:p>
          </table:table-cell>
          <table:table-cell table:style-name="ce7" table:formula="of:=([.I70]/100)*MAX([.G51];0)" office:value-type="float" office:value="196.219334093457">
            <text:p>196</text:p>
          </table:table-cell>
          <table:table-cell table:style-name="ce6" table:formula="of:=MAX([.G69];0)" office:value-type="float" office:value="2803.81990946252">
            <text:p>2804</text:p>
          </table:table-cell>
          <table:table-cell table:style-name="ce8" table:formula="of:=[.B40]+[.C39]" office:value-type="float" office:value="445.502867659054">
            <text:p>446</text:p>
          </table:table-cell>
          <table:table-cell table:style-name="ce9" table:formula="of:=0.05*MAX([.G69];0)" office:value-type="float" office:value="140.190995473126">
            <text:p>140</text:p>
          </table:table-cell>
          <table:table-cell table:style-name="ce3" table:formula="of:=[.B70]+[.C70]+[.D70]-[.E70]-[.F70]" office:value-type="float" office:value="2714.3453804238">
            <text:p>2714</text:p>
          </table:table-cell>
          <table:table-cell table:style-name="ce6" table:formula="of:=[.G70]-[.G69]" office:value-type="float" office:value="-89.4745290387241">
            <text:p>-89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70]/[.$M$2])/2" office:value-type="float" office:value="0.00603187862316399">
            <text:p>0.01</text:p>
          </table:table-cell>
          <table:table-cell table:style-name="ce10" table:formula="of:=1/[.K70]" office:value-type="float" office:value="165.785829336774">
            <text:p>165.79</text:p>
          </table:table-cell>
          <table:table-cell table:number-columns-repeated="1012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7" office:value-type="float" office:value="500">
            <text:p>500</text:p>
          </table:table-cell>
          <table:table-cell table:style-name="ce7" table:formula="of:=([.I71]/100)*MAX([.G52];0)" office:value-type="float" office:value="196.962516923064">
            <text:p>197</text:p>
          </table:table-cell>
          <table:table-cell table:style-name="ce6" table:formula="of:=MAX([.G70];0)" office:value-type="float" office:value="2714.3453804238">
            <text:p>2714</text:p>
          </table:table-cell>
          <table:table-cell table:style-name="ce8" table:formula="of:=[.B41]+[.C40]" office:value-type="float" office:value="663.727724276102">
            <text:p>664</text:p>
          </table:table-cell>
          <table:table-cell table:style-name="ce9" table:formula="of:=0.05*MAX([.G70];0)" office:value-type="float" office:value="135.71726902119">
            <text:p>136</text:p>
          </table:table-cell>
          <table:table-cell table:style-name="ce3" table:formula="of:=[.B71]+[.C71]+[.D71]-[.E71]-[.F71]" office:value-type="float" office:value="2611.86290404957">
            <text:p>2612</text:p>
          </table:table-cell>
          <table:table-cell table:style-name="ce6" table:formula="of:=[.G71]-[.G70]" office:value-type="float" office:value="-102.482476374227">
            <text:p>-102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71]/[.$M$2])/2" office:value-type="float" office:value="0.00580413978677682">
            <text:p>0.01</text:p>
          </table:table-cell>
          <table:table-cell table:style-name="ce10" table:formula="of:=1/[.K71]" office:value-type="float" office:value="172.290819438607">
            <text:p>172.29</text:p>
          </table:table-cell>
          <table:table-cell table:number-columns-repeated="1012"/>
        </table:table-row>
        <table:table-row table:style-name="ro1">
          <table:table-cell table:style-name="ce6" office:value-type="float" office:value="71">
            <text:p>71</text:p>
          </table:table-cell>
          <table:table-cell table:style-name="ce7" office:value-type="float" office:value="300">
            <text:p>300</text:p>
          </table:table-cell>
          <table:table-cell table:style-name="ce7" table:formula="of:=([.I72]/100)*MAX([.G53];0)" office:value-type="float" office:value="196.923604528623">
            <text:p>197</text:p>
          </table:table-cell>
          <table:table-cell table:style-name="ce6" table:formula="of:=MAX([.G71];0)" office:value-type="float" office:value="2611.86290404957">
            <text:p>2612</text:p>
          </table:table-cell>
          <table:table-cell table:style-name="ce8" table:formula="of:=[.B42]+[.C41]" office:value-type="float" office:value="471.541338062297">
            <text:p>472</text:p>
          </table:table-cell>
          <table:table-cell table:style-name="ce9" table:formula="of:=0.05*MAX([.G71];0)" office:value-type="float" office:value="130.593145202478">
            <text:p>131</text:p>
          </table:table-cell>
          <table:table-cell table:style-name="ce3" table:formula="of:=[.B72]+[.C72]+[.D72]-[.E72]-[.F72]" office:value-type="float" office:value="2506.65202531342">
            <text:p>2507</text:p>
          </table:table-cell>
          <table:table-cell table:style-name="ce6" table:formula="of:=[.G72]-[.G71]" office:value-type="float" office:value="-105.210878736152">
            <text:p>-10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72]/[.$M$2])/2" office:value-type="float" office:value="0.00557033783402981">
            <text:p>0.01</text:p>
          </table:table-cell>
          <table:table-cell table:style-name="ce10" table:formula="of:=1/[.K72]" office:value-type="float" office:value="179.522325179433">
            <text:p>179.52</text:p>
          </table:table-cell>
          <table:table-cell table:number-columns-repeated="1012"/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7" office:value-type="float" office:value="200">
            <text:p>200</text:p>
          </table:table-cell>
          <table:table-cell table:style-name="ce7" table:formula="of:=([.I73]/100)*MAX([.G54];0)" office:value-type="float" office:value="196.213559905756">
            <text:p>196</text:p>
          </table:table-cell>
          <table:table-cell table:style-name="ce6" table:formula="of:=MAX([.G72];0)" office:value-type="float" office:value="2506.65202531342">
            <text:p>2507</text:p>
          </table:table-cell>
          <table:table-cell table:style-name="ce8" table:formula="of:=[.B43]+[.C42]" office:value-type="float" office:value="374.414271159182">
            <text:p>374</text:p>
          </table:table-cell>
          <table:table-cell table:style-name="ce9" table:formula="of:=0.05*MAX([.G72];0)" office:value-type="float" office:value="125.332601265671">
            <text:p>125</text:p>
          </table:table-cell>
          <table:table-cell table:style-name="ce3" table:formula="of:=[.B73]+[.C73]+[.D73]-[.E73]-[.F73]" office:value-type="float" office:value="2403.11871279432">
            <text:p>2403</text:p>
          </table:table-cell>
          <table:table-cell table:style-name="ce6" table:formula="of:=[.G73]-[.G72]" office:value-type="float" office:value="-103.533312519096">
            <text:p>-10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73]/[.$M$2])/2" office:value-type="float" office:value="0.0053402638062096">
            <text:p>0.01</text:p>
          </table:table-cell>
          <table:table-cell table:style-name="ce10" table:formula="of:=1/[.K73]" office:value-type="float" office:value="187.25666676564">
            <text:p>187.26</text:p>
          </table:table-cell>
          <table:table-cell table:number-columns-repeated="1012"/>
        </table:table-row>
        <table:table-row table:style-name="ro1">
          <table:table-cell table:style-name="ce6" office:value-type="float" office:value="73">
            <text:p>73</text:p>
          </table:table-cell>
          <table:table-cell table:style-name="ce7" office:value-type="float" office:value="200">
            <text:p>200</text:p>
          </table:table-cell>
          <table:table-cell table:style-name="ce7" table:formula="of:=([.I74]/100)*MAX([.G55];0)" office:value-type="float" office:value="194.908724417071">
            <text:p>195</text:p>
          </table:table-cell>
          <table:table-cell table:style-name="ce6" table:formula="of:=MAX([.G73];0)" office:value-type="float" office:value="2403.11871279432">
            <text:p>2403</text:p>
          </table:table-cell>
          <table:table-cell table:style-name="ce8" table:formula="of:=[.B44]+[.C43]" office:value-type="float" office:value="377.571057601223">
            <text:p>378</text:p>
          </table:table-cell>
          <table:table-cell table:style-name="ce9" table:formula="of:=0.05*MAX([.G73];0)" office:value-type="float" office:value="120.155935639716">
            <text:p>120</text:p>
          </table:table-cell>
          <table:table-cell table:style-name="ce3" table:formula="of:=[.B74]+[.C74]+[.D74]-[.E74]-[.F74]" office:value-type="float" office:value="2300.30044397045">
            <text:p>2300</text:p>
          </table:table-cell>
          <table:table-cell table:style-name="ce6" table:formula="of:=[.G74]-[.G73]" office:value-type="float" office:value="-102.818268823868">
            <text:p>-103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74]/[.$M$2])/2" office:value-type="float" office:value="0.00511177876437879">
            <text:p>0.01</text:p>
          </table:table-cell>
          <table:table-cell table:style-name="ce10" table:formula="of:=1/[.K74]" office:value-type="float" office:value="195.626619635509">
            <text:p>195.63</text:p>
          </table:table-cell>
          <table:table-cell table:number-columns-repeated="1012"/>
        </table:table-row>
        <table:table-row table:style-name="ro1">
          <table:table-cell table:style-name="ce6" office:value-type="float" office:value="74">
            <text:p>74</text:p>
          </table:table-cell>
          <table:table-cell table:style-name="ce7" office:value-type="float" office:value="200">
            <text:p>200</text:p>
          </table:table-cell>
          <table:table-cell table:style-name="ce7" table:formula="of:=([.I75]/100)*MAX([.G56];0)" office:value-type="float" office:value="193.079026576546">
            <text:p>193</text:p>
          </table:table-cell>
          <table:table-cell table:style-name="ce6" table:formula="of:=MAX([.G74];0)" office:value-type="float" office:value="2300.30044397045">
            <text:p>2300</text:p>
          </table:table-cell>
          <table:table-cell table:style-name="ce8" table:formula="of:=[.B45]+[.C44]" office:value-type="float" office:value="380.976129721162">
            <text:p>381</text:p>
          </table:table-cell>
          <table:table-cell table:style-name="ce9" table:formula="of:=0.05*MAX([.G74];0)" office:value-type="float" office:value="115.015022198523">
            <text:p>115</text:p>
          </table:table-cell>
          <table:table-cell table:style-name="ce3" table:formula="of:=[.B75]+[.C75]+[.D75]-[.E75]-[.F75]" office:value-type="float" office:value="2197.38831862731">
            <text:p>2197</text:p>
          </table:table-cell>
          <table:table-cell table:style-name="ce6" table:formula="of:=[.G75]-[.G74]" office:value-type="float" office:value="-102.912125343139">
            <text:p>-103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75]/[.$M$2])/2" office:value-type="float" office:value="0.00488308515250514">
            <text:p>0</text:p>
          </table:table-cell>
          <table:table-cell table:style-name="ce10" table:formula="of:=1/[.K75]" office:value-type="float" office:value="204.788564763605">
            <text:p>204.79</text:p>
          </table:table-cell>
          <table:table-cell table:number-columns-repeated="1012"/>
        </table:table-row>
        <table:table-row table:style-name="ro1">
          <table:table-cell table:style-name="ce6" office:value-type="float" office:value="75">
            <text:p>75</text:p>
          </table:table-cell>
          <table:table-cell table:style-name="ce7" office:value-type="float" office:value="200">
            <text:p>200</text:p>
          </table:table-cell>
          <table:table-cell table:style-name="ce7" table:formula="of:=([.I76]/100)*MAX([.G57];0)" office:value-type="float" office:value="190.788455308133">
            <text:p>191</text:p>
          </table:table-cell>
          <table:table-cell table:style-name="ce6" table:formula="of:=MAX([.G75];0)" office:value-type="float" office:value="2197.38831862731">
            <text:p>2197</text:p>
          </table:table-cell>
          <table:table-cell table:style-name="ce8" table:formula="of:=[.B46]+[.C45]" office:value-type="float" office:value="384.596766985103">
            <text:p>385</text:p>
          </table:table-cell>
          <table:table-cell table:style-name="ce9" table:formula="of:=0.05*MAX([.G75];0)" office:value-type="float" office:value="109.869415931366">
            <text:p>110</text:p>
          </table:table-cell>
          <table:table-cell table:style-name="ce3" table:formula="of:=[.B76]+[.C76]+[.D76]-[.E76]-[.F76]" office:value-type="float" office:value="2093.71059101898">
            <text:p>2094</text:p>
          </table:table-cell>
          <table:table-cell table:style-name="ce6" table:formula="of:=[.G76]-[.G75]" office:value-type="float" office:value="-103.677727608336">
            <text:p>-10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76]/[.$M$2])/2" office:value-type="float" office:value="0.0046526902022644">
            <text:p>0</text:p>
          </table:table-cell>
          <table:table-cell table:style-name="ce10" table:formula="of:=1/[.K76]" office:value-type="float" office:value="214.929418578807">
            <text:p>214.93</text:p>
          </table:table-cell>
          <table:table-cell table:number-columns-repeated="1012"/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7" office:value-type="float" office:value="200">
            <text:p>200</text:p>
          </table:table-cell>
          <table:table-cell table:style-name="ce7" table:formula="of:=([.I77]/100)*MAX([.G58];0)" office:value-type="float" office:value="188.108000769268">
            <text:p>188</text:p>
          </table:table-cell>
          <table:table-cell table:style-name="ce6" table:formula="of:=MAX([.G76];0)" office:value-type="float" office:value="2093.71059101898">
            <text:p>2094</text:p>
          </table:table-cell>
          <table:table-cell table:style-name="ce8" table:formula="of:=[.B47]+[.C46]" office:value-type="float" office:value="388.402900198348">
            <text:p>388</text:p>
          </table:table-cell>
          <table:table-cell table:style-name="ce9" table:formula="of:=0.05*MAX([.G76];0)" office:value-type="float" office:value="104.685529550949">
            <text:p>105</text:p>
          </table:table-cell>
          <table:table-cell table:style-name="ce3" table:formula="of:=[.B77]+[.C77]+[.D77]-[.E77]-[.F77]" office:value-type="float" office:value="1988.73016203895">
            <text:p>1989</text:p>
          </table:table-cell>
          <table:table-cell table:style-name="ce6" table:formula="of:=[.G77]-[.G76]" office:value-type="float" office:value="-104.98042898003">
            <text:p>-10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77]/[.$M$2])/2" office:value-type="float" office:value="0.00441940036008655">
            <text:p>0</text:p>
          </table:table-cell>
          <table:table-cell table:style-name="ce10" table:formula="of:=1/[.K77]" office:value-type="float" office:value="226.275041526316">
            <text:p>226.28</text:p>
          </table:table-cell>
          <table:table-cell table:number-columns-repeated="1012"/>
        </table:table-row>
        <table:table-row table:style-name="ro1">
          <table:table-cell table:style-name="ce6" office:value-type="float" office:value="77">
            <text:p>77</text:p>
          </table:table-cell>
          <table:table-cell table:style-name="ce7" office:value-type="float" office:value="200">
            <text:p>200</text:p>
          </table:table-cell>
          <table:table-cell table:style-name="ce7" table:formula="of:=([.I78]/100)*MAX([.G59];0)" office:value-type="float" office:value="185.127939856709">
            <text:p>185</text:p>
          </table:table-cell>
          <table:table-cell table:style-name="ce6" table:formula="of:=MAX([.G77];0)" office:value-type="float" office:value="1988.73016203895">
            <text:p>1989</text:p>
          </table:table-cell>
          <table:table-cell table:style-name="ce8" table:formula="of:=[.B48]+[.C47]" office:value-type="float" office:value="392.366928172806">
            <text:p>392</text:p>
          </table:table-cell>
          <table:table-cell table:style-name="ce9" table:formula="of:=0.05*MAX([.G77];0)" office:value-type="float" office:value="99.4365081019475">
            <text:p>99</text:p>
          </table:table-cell>
          <table:table-cell table:style-name="ce3" table:formula="of:=[.B78]+[.C78]+[.D78]-[.E78]-[.F78]" office:value-type="float" office:value="1882.05466562091">
            <text:p>1882</text:p>
          </table:table-cell>
          <table:table-cell table:style-name="ce6" table:formula="of:=[.G78]-[.G77]" office:value-type="float" office:value="-106.675496418044">
            <text:p>-10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78]/[.$M$2])/2" office:value-type="float" office:value="0.00418234370137979">
            <text:p>0</text:p>
          </table:table-cell>
          <table:table-cell table:style-name="ce10" table:formula="of:=1/[.K78]" office:value-type="float" office:value="239.10038758175">
            <text:p>239.1</text:p>
          </table:table-cell>
          <table:table-cell table:number-columns-repeated="1012"/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7" office:value-type="float" office:value="200">
            <text:p>200</text:p>
          </table:table-cell>
          <table:table-cell table:style-name="ce7" table:formula="of:=([.I79]/100)*MAX([.G60];0)" office:value-type="float" office:value="181.654468378639">
            <text:p>182</text:p>
          </table:table-cell>
          <table:table-cell table:style-name="ce6" table:formula="of:=MAX([.G78];0)" office:value-type="float" office:value="1882.05466562091">
            <text:p>1882</text:p>
          </table:table-cell>
          <table:table-cell table:style-name="ce8" table:formula="of:=[.B49]+[.C48]" office:value-type="float" office:value="396.713546099322">
            <text:p>397</text:p>
          </table:table-cell>
          <table:table-cell table:style-name="ce9" table:formula="of:=0.05*MAX([.G78];0)" office:value-type="float" office:value="94.1027332810453">
            <text:p>94</text:p>
          </table:table-cell>
          <table:table-cell table:style-name="ce3" table:formula="of:=[.B79]+[.C79]+[.D79]-[.E79]-[.F79]" office:value-type="float" office:value="1772.89285461918">
            <text:p>1773</text:p>
          </table:table-cell>
          <table:table-cell table:style-name="ce6" table:formula="of:=[.G79]-[.G78]" office:value-type="float" office:value="-109.161811001728">
            <text:p>-109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79]/[.$M$2])/2" office:value-type="float" office:value="0.00393976189915373">
            <text:p>0</text:p>
          </table:table-cell>
          <table:table-cell table:style-name="ce10" table:formula="of:=1/[.K79]" office:value-type="float" office:value="253.822445517533">
            <text:p>253.82</text:p>
          </table:table-cell>
          <table:table-cell table:number-columns-repeated="1012"/>
        </table:table-row>
        <table:table-row table:style-name="ro1">
          <table:table-cell table:style-name="ce6" office:value-type="float" office:value="79">
            <text:p>79</text:p>
          </table:table-cell>
          <table:table-cell table:style-name="ce7" office:value-type="float" office:value="300">
            <text:p>300</text:p>
          </table:table-cell>
          <table:table-cell table:style-name="ce7" table:formula="of:=([.I80]/100)*MAX([.G61];0)" office:value-type="float" office:value="177.251559876632">
            <text:p>177</text:p>
          </table:table-cell>
          <table:table-cell table:style-name="ce6" table:formula="of:=MAX([.G79];0)" office:value-type="float" office:value="1772.89285461918">
            <text:p>1773</text:p>
          </table:table-cell>
          <table:table-cell table:style-name="ce8" table:formula="of:=[.B50]+[.C49]" office:value-type="float" office:value="506.894584912754">
            <text:p>507</text:p>
          </table:table-cell>
          <table:table-cell table:style-name="ce9" table:formula="of:=0.05*MAX([.G79];0)" office:value-type="float" office:value="88.6446427309589">
            <text:p>89</text:p>
          </table:table-cell>
          <table:table-cell table:style-name="ce3" table:formula="of:=[.B80]+[.C80]+[.D80]-[.E80]-[.F80]" office:value-type="float" office:value="1654.6051868521">
            <text:p>1655</text:p>
          </table:table-cell>
          <table:table-cell table:style-name="ce6" table:formula="of:=[.G80]-[.G79]" office:value-type="float" office:value="-118.287667767081">
            <text:p>-118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80]/[.$M$2])/2" office:value-type="float" office:value="0.00367690041522688">
            <text:p>0</text:p>
          </table:table-cell>
          <table:table-cell table:style-name="ce10" table:formula="of:=1/[.K80]" office:value-type="float" office:value="271.968203397289">
            <text:p>271.97</text:p>
          </table:table-cell>
          <table:table-cell table:number-columns-repeated="1012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7" office:value-type="float" office:value="500">
            <text:p>500</text:p>
          </table:table-cell>
          <table:table-cell table:style-name="ce7" table:formula="of:=([.I81]/100)*MAX([.G62];0)" office:value-type="float" office:value="172.528733697882">
            <text:p>173</text:p>
          </table:table-cell>
          <table:table-cell table:style-name="ce6" table:formula="of:=MAX([.G80];0)" office:value-type="float" office:value="1654.6051868521">
            <text:p>1655</text:p>
          </table:table-cell>
          <table:table-cell table:style-name="ce8" table:formula="of:=[.B51]+[.C50]" office:value-type="float" office:value="727.065735979595">
            <text:p>727</text:p>
          </table:table-cell>
          <table:table-cell table:style-name="ce9" table:formula="of:=0.05*MAX([.G80];0)" office:value-type="float" office:value="82.7302593426048">
            <text:p>83</text:p>
          </table:table-cell>
          <table:table-cell table:style-name="ce3" table:formula="of:=[.B81]+[.C81]+[.D81]-[.E81]-[.F81]" office:value-type="float" office:value="1517.33792522778">
            <text:p>1517</text:p>
          </table:table-cell>
          <table:table-cell table:style-name="ce6" table:formula="of:=[.G81]-[.G80]" office:value-type="float" office:value="-137.267261624318">
            <text:p>-13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81]/[.$M$2])/2" office:value-type="float" office:value="0.00337186205606173">
            <text:p>0</text:p>
          </table:table-cell>
          <table:table-cell table:style-name="ce10" table:formula="of:=1/[.K81]" office:value-type="float" office:value="296.572037459913">
            <text:p>296.57</text:p>
          </table:table-cell>
          <table:table-cell table:number-columns-repeated="1012"/>
        </table:table-row>
        <table:table-row table:style-name="ro1">
          <table:table-cell table:style-name="ce6" office:value-type="float" office:value="81">
            <text:p>81</text:p>
          </table:table-cell>
          <table:table-cell table:style-name="ce7" office:value-type="float" office:value="300">
            <text:p>300</text:p>
          </table:table-cell>
          <table:table-cell table:style-name="ce7" table:formula="of:=([.I82]/100)*MAX([.G63];0)" office:value-type="float" office:value="167.787501561618">
            <text:p>168</text:p>
          </table:table-cell>
          <table:table-cell table:style-name="ce6" table:formula="of:=MAX([.G81];0)" office:value-type="float" office:value="1517.33792522778">
            <text:p>1517</text:p>
          </table:table-cell>
          <table:table-cell table:style-name="ce8" table:formula="of:=[.B52]+[.C51]" office:value-type="float" office:value="526.45253547747">
            <text:p>526</text:p>
          </table:table-cell>
          <table:table-cell table:style-name="ce9" table:formula="of:=0.05*MAX([.G81];0)" office:value-type="float" office:value="75.8668962613889">
            <text:p>76</text:p>
          </table:table-cell>
          <table:table-cell table:style-name="ce3" table:formula="of:=[.B82]+[.C82]+[.D82]-[.E82]-[.F82]" office:value-type="float" office:value="1382.80599505054">
            <text:p>1383</text:p>
          </table:table-cell>
          <table:table-cell table:style-name="ce6" table:formula="of:=[.G82]-[.G81]" office:value-type="float" office:value="-134.531930177241">
            <text:p>-13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82]/[.$M$2])/2" office:value-type="float" office:value="0.00307290221122342">
            <text:p>0</text:p>
          </table:table-cell>
          <table:table-cell table:style-name="ce10" table:formula="of:=1/[.K82]" office:value-type="float" office:value="325.425259660921">
            <text:p>325.43</text:p>
          </table:table-cell>
          <table:table-cell table:number-columns-repeated="1012"/>
        </table:table-row>
        <table:table-row table:style-name="ro1">
          <table:table-cell table:style-name="ce6" office:value-type="float" office:value="82">
            <text:p>82</text:p>
          </table:table-cell>
          <table:table-cell table:style-name="ce7" office:value-type="float" office:value="200">
            <text:p>200</text:p>
          </table:table-cell>
          <table:table-cell table:style-name="ce7" table:formula="of:=([.I83]/100)*MAX([.G64];0)" office:value-type="float" office:value="163.050562722199">
            <text:p>163</text:p>
          </table:table-cell>
          <table:table-cell table:style-name="ce6" table:formula="of:=MAX([.G82];0)" office:value-type="float" office:value="1382.80599505054">
            <text:p>1383</text:p>
          </table:table-cell>
          <table:table-cell table:style-name="ce8" table:formula="of:=[.B53]+[.C52]" office:value-type="float" office:value="421.082990685608">
            <text:p>421</text:p>
          </table:table-cell>
          <table:table-cell table:style-name="ce9" table:formula="of:=0.05*MAX([.G82];0)" office:value-type="float" office:value="69.1402997525269">
            <text:p>69</text:p>
          </table:table-cell>
          <table:table-cell table:style-name="ce3" table:formula="of:=[.B83]+[.C83]+[.D83]-[.E83]-[.F83]" office:value-type="float" office:value="1255.6332673346">
            <text:p>1256</text:p>
          </table:table-cell>
          <table:table-cell table:style-name="ce6" table:formula="of:=[.G83]-[.G82]" office:value-type="float" office:value="-127.172727715936">
            <text:p>-12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83]/[.$M$2])/2" office:value-type="float" office:value="0.00279029614963245">
            <text:p>0</text:p>
          </table:table-cell>
          <table:table-cell table:style-name="ce10" table:formula="of:=1/[.K83]" office:value-type="float" office:value="358.384897650282">
            <text:p>358.38</text:p>
          </table:table-cell>
          <table:table-cell table:number-columns-repeated="1012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7" office:value-type="float" office:value="200">
            <text:p>200</text:p>
          </table:table-cell>
          <table:table-cell table:style-name="ce7" table:formula="of:=([.I84]/100)*MAX([.G65];0)" office:value-type="float" office:value="158.338856263314">
            <text:p>158</text:p>
          </table:table-cell>
          <table:table-cell table:style-name="ce6" table:formula="of:=MAX([.G83];0)" office:value-type="float" office:value="1255.6332673346">
            <text:p>1256</text:p>
          </table:table-cell>
          <table:table-cell table:style-name="ce8" table:formula="of:=[.B54]+[.C53]" office:value-type="float" office:value="416.184269034239">
            <text:p>416</text:p>
          </table:table-cell>
          <table:table-cell table:style-name="ce9" table:formula="of:=0.05*MAX([.G83];0)" office:value-type="float" office:value="62.7816633667301">
            <text:p>63</text:p>
          </table:table-cell>
          <table:table-cell table:style-name="ce3" table:formula="of:=[.B84]+[.C84]+[.D84]-[.E84]-[.F84]" office:value-type="float" office:value="1135.00619119695">
            <text:p>1135</text:p>
          </table:table-cell>
          <table:table-cell table:style-name="ce6" table:formula="of:=[.G84]-[.G83]" office:value-type="float" office:value="-120.627076137656">
            <text:p>-121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84]/[.$M$2])/2" office:value-type="float" office:value="0.00252223598043766">
            <text:p>0</text:p>
          </table:table-cell>
          <table:table-cell table:style-name="ce10" table:formula="of:=1/[.K84]" office:value-type="float" office:value="396.47360824124">
            <text:p>396.47</text:p>
          </table:table-cell>
          <table:table-cell table:number-columns-repeated="1012"/>
        </table:table-row>
        <table:table-row table:style-name="ro1">
          <table:table-cell table:style-name="ce6" office:value-type="float" office:value="84">
            <text:p>84</text:p>
          </table:table-cell>
          <table:table-cell table:style-name="ce7" office:value-type="float" office:value="200">
            <text:p>200</text:p>
          </table:table-cell>
          <table:table-cell table:style-name="ce7" table:formula="of:=([.I85]/100)*MAX([.G66];0)" office:value-type="float" office:value="153.671611363943">
            <text:p>154</text:p>
          </table:table-cell>
          <table:table-cell table:style-name="ce6" table:formula="of:=MAX([.G84];0)" office:value-type="float" office:value="1135.00619119695">
            <text:p>1135</text:p>
          </table:table-cell>
          <table:table-cell table:style-name="ce8" table:formula="of:=[.B55]+[.C54]" office:value-type="float" office:value="411.722712071293">
            <text:p>412</text:p>
          </table:table-cell>
          <table:table-cell table:style-name="ce9" table:formula="of:=0.05*MAX([.G84];0)" office:value-type="float" office:value="56.7503095598473">
            <text:p>57</text:p>
          </table:table-cell>
          <table:table-cell table:style-name="ce3" table:formula="of:=[.B85]+[.C85]+[.D85]-[.E85]-[.F85]" office:value-type="float" office:value="1020.20478092975">
            <text:p>1020</text:p>
          </table:table-cell>
          <table:table-cell table:style-name="ce6" table:formula="of:=[.G85]-[.G84]" office:value-type="float" office:value="-114.801410267197">
            <text:p>-11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85]/[.$M$2])/2" office:value-type="float" office:value="0.00226712173539944">
            <text:p>0</text:p>
          </table:table-cell>
          <table:table-cell table:style-name="ce10" table:formula="of:=1/[.K85]" office:value-type="float" office:value="441.087915300592">
            <text:p>441.09</text:p>
          </table:table-cell>
          <table:table-cell table:number-columns-repeated="1012"/>
        </table:table-row>
        <table:table-row table:style-name="ro1">
          <table:table-cell table:style-name="ce6" office:value-type="float" office:value="85">
            <text:p>85</text:p>
          </table:table-cell>
          <table:table-cell table:style-name="ce7" office:value-type="float" office:value="200">
            <text:p>200</text:p>
          </table:table-cell>
          <table:table-cell table:style-name="ce7" table:formula="of:=([.I86]/100)*MAX([.G67];0)" office:value-type="float" office:value="149.0670276791">
            <text:p>149</text:p>
          </table:table-cell>
          <table:table-cell table:style-name="ce6" table:formula="of:=MAX([.G85];0)" office:value-type="float" office:value="1020.20478092975">
            <text:p>1020</text:p>
          </table:table-cell>
          <table:table-cell table:style-name="ce8" table:formula="of:=[.B56]+[.C55]" office:value-type="float" office:value="407.666850132056">
            <text:p>408</text:p>
          </table:table-cell>
          <table:table-cell table:style-name="ce9" table:formula="of:=0.05*MAX([.G85];0)" office:value-type="float" office:value="51.0102390464875">
            <text:p>51</text:p>
          </table:table-cell>
          <table:table-cell table:style-name="ce3" table:formula="of:=[.B86]+[.C86]+[.D86]-[.E86]-[.F86]" office:value-type="float" office:value="910.594719430306">
            <text:p>911</text:p>
          </table:table-cell>
          <table:table-cell table:style-name="ce6" table:formula="of:=[.G86]-[.G85]" office:value-type="float" office:value="-109.610061499443">
            <text:p>-11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86]/[.$M$2])/2" office:value-type="float" office:value="0.00202354382095624">
            <text:p>0</text:p>
          </table:table-cell>
          <table:table-cell table:style-name="ce10" table:formula="of:=1/[.K86]" office:value-type="float" office:value="494.182527526113">
            <text:p>494.18</text:p>
          </table:table-cell>
          <table:table-cell table:number-columns-repeated="1012"/>
        </table:table-row>
        <table:table-row table:style-name="ro1">
          <table:table-cell table:style-name="ce6" office:value-type="float" office:value="86">
            <text:p>86</text:p>
          </table:table-cell>
          <table:table-cell table:style-name="ce7" office:value-type="float" office:value="200">
            <text:p>200</text:p>
          </table:table-cell>
          <table:table-cell table:style-name="ce7" table:formula="of:=([.I87]/100)*MAX([.G68];0)" office:value-type="float" office:value="144.555959796613">
            <text:p>145</text:p>
          </table:table-cell>
          <table:table-cell table:style-name="ce6" table:formula="of:=MAX([.G86];0)" office:value-type="float" office:value="910.594719430306">
            <text:p>911</text:p>
          </table:table-cell>
          <table:table-cell table:style-name="ce8" table:formula="of:=[.B57]+[.C56]" office:value-type="float" office:value="403.987267606564">
            <text:p>404</text:p>
          </table:table-cell>
          <table:table-cell table:style-name="ce9" table:formula="of:=0.05*MAX([.G86];0)" office:value-type="float" office:value="45.5297359715153">
            <text:p>46</text:p>
          </table:table-cell>
          <table:table-cell table:style-name="ce3" table:formula="of:=[.B87]+[.C87]+[.D87]-[.E87]-[.F87]" office:value-type="float" office:value="805.63367564884">
            <text:p>806</text:p>
          </table:table-cell>
          <table:table-cell table:style-name="ce6" table:formula="of:=[.G87]-[.G86]" office:value-type="float" office:value="-104.961043781466">
            <text:p>-10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87]/[.$M$2])/2" office:value-type="float" office:value="0.00179029705699742">
            <text:p>0</text:p>
          </table:table-cell>
          <table:table-cell table:style-name="ce10" table:formula="of:=1/[.K87]" office:value-type="float" office:value="558.566521735303">
            <text:p>558.57</text:p>
          </table:table-cell>
          <table:table-cell table:number-columns-repeated="1012"/>
        </table:table-row>
        <table:table-row table:style-name="ro1">
          <table:table-cell table:style-name="ce6" office:value-type="float" office:value="87">
            <text:p>87</text:p>
          </table:table-cell>
          <table:table-cell table:style-name="ce7" office:value-type="float" office:value="200">
            <text:p>200</text:p>
          </table:table-cell>
          <table:table-cell table:style-name="ce7" table:formula="of:=([.I88]/100)*MAX([.G69];0)" office:value-type="float" office:value="140.190995473126">
            <text:p>140</text:p>
          </table:table-cell>
          <table:table-cell table:style-name="ce6" table:formula="of:=MAX([.G87];0)" office:value-type="float" office:value="805.63367564884">
            <text:p>806</text:p>
          </table:table-cell>
          <table:table-cell table:style-name="ce8" table:formula="of:=[.B58]+[.C57]" office:value-type="float" office:value="400.656476208291">
            <text:p>401</text:p>
          </table:table-cell>
          <table:table-cell table:style-name="ce9" table:formula="of:=0.05*MAX([.G87];0)" office:value-type="float" office:value="40.281683782442">
            <text:p>40</text:p>
          </table:table-cell>
          <table:table-cell table:style-name="ce3" table:formula="of:=[.B88]+[.C88]+[.D88]-[.E88]-[.F88]" office:value-type="float" office:value="704.886511131233">
            <text:p>705</text:p>
          </table:table-cell>
          <table:table-cell table:style-name="ce6" table:formula="of:=[.G88]-[.G87]" office:value-type="float" office:value="-100.747164517607">
            <text:p>-101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88]/[.$M$2])/2" office:value-type="float" office:value="0.00156641446918052">
            <text:p>0</text:p>
          </table:table-cell>
          <table:table-cell table:style-name="ce10" table:formula="of:=1/[.K88]" office:value-type="float" office:value="638.400640236143">
            <text:p>638.4</text:p>
          </table:table-cell>
          <table:table-cell table:number-columns-repeated="1012"/>
        </table:table-row>
        <table:table-row table:style-name="ro1">
          <table:table-cell table:style-name="ce6" office:value-type="float" office:value="88">
            <text:p>88</text:p>
          </table:table-cell>
          <table:table-cell table:style-name="ce7" office:value-type="float" office:value="200">
            <text:p>200</text:p>
          </table:table-cell>
          <table:table-cell table:style-name="ce7" table:formula="of:=([.I89]/100)*MAX([.G70];0)" office:value-type="float" office:value="135.71726902119">
            <text:p>136</text:p>
          </table:table-cell>
          <table:table-cell table:style-name="ce6" table:formula="of:=MAX([.G88];0)" office:value-type="float" office:value="704.886511131233">
            <text:p>705</text:p>
          </table:table-cell>
          <table:table-cell table:style-name="ce8" table:formula="of:=[.B59]+[.C58]" office:value-type="float" office:value="397.898795780829">
            <text:p>398</text:p>
          </table:table-cell>
          <table:table-cell table:style-name="ce9" table:formula="of:=0.05*MAX([.G88];0)" office:value-type="float" office:value="35.2443255565616">
            <text:p>35</text:p>
          </table:table-cell>
          <table:table-cell table:style-name="ce3" table:formula="of:=[.B89]+[.C89]+[.D89]-[.E89]-[.F89]" office:value-type="float" office:value="607.460658815032">
            <text:p>607</text:p>
          </table:table-cell>
          <table:table-cell table:style-name="ce6" table:formula="of:=[.G89]-[.G88]" office:value-type="float" office:value="-97.4258523162013">
            <text:p>-9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89]/[.$M$2])/2" office:value-type="float" office:value="0.00134991257514451">
            <text:p>0</text:p>
          </table:table-cell>
          <table:table-cell table:style-name="ce10" table:formula="of:=1/[.K89]" office:value-type="float" office:value="740.788713589801">
            <text:p>740.79</text:p>
          </table:table-cell>
          <table:table-cell table:number-columns-repeated="1012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7" office:value-type="float" office:value="300">
            <text:p>300</text:p>
          </table:table-cell>
          <table:table-cell table:style-name="ce7" table:formula="of:=([.I90]/100)*MAX([.G71];0)" office:value-type="float" office:value="130.593145202478">
            <text:p>131</text:p>
          </table:table-cell>
          <table:table-cell table:style-name="ce6" table:formula="of:=MAX([.G89];0)" office:value-type="float" office:value="607.460658815032">
            <text:p>607</text:p>
          </table:table-cell>
          <table:table-cell table:style-name="ce8" table:formula="of:=[.B60]+[.C59]" office:value-type="float" office:value="496.190242205593">
            <text:p>496</text:p>
          </table:table-cell>
          <table:table-cell table:style-name="ce9" table:formula="of:=0.05*MAX([.G89];0)" office:value-type="float" office:value="30.3730329407516">
            <text:p>30</text:p>
          </table:table-cell>
          <table:table-cell table:style-name="ce3" table:formula="of:=[.B90]+[.C90]+[.D90]-[.E90]-[.F90]" office:value-type="float" office:value="511.490528871166">
            <text:p>511</text:p>
          </table:table-cell>
          <table:table-cell table:style-name="ce6" table:formula="of:=[.G90]-[.G89]" office:value-type="float" office:value="-95.970129943866">
            <text:p>-9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90]/[.$M$2])/2" office:value-type="float" office:value="0.0011366456197137">
            <text:p>0</text:p>
          </table:table-cell>
          <table:table-cell table:style-name="ce10" table:formula="of:=1/[.K90]" office:value-type="float" office:value="879.781686267247">
            <text:p>879.78</text:p>
          </table:table-cell>
          <table:table-cell table:number-columns-repeated="1012"/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7" office:value-type="float" office:value="500">
            <text:p>500</text:p>
          </table:table-cell>
          <table:table-cell table:style-name="ce7" table:formula="of:=([.I91]/100)*MAX([.G72];0)" office:value-type="float" office:value="125.332601265671">
            <text:p>125</text:p>
          </table:table-cell>
          <table:table-cell table:style-name="ce6" table:formula="of:=MAX([.G90];0)" office:value-type="float" office:value="511.490528871166">
            <text:p>511</text:p>
          </table:table-cell>
          <table:table-cell table:style-name="ce8" table:formula="of:=[.B61]+[.C60]" office:value-type="float" office:value="694.957796998428">
            <text:p>695</text:p>
          </table:table-cell>
          <table:table-cell table:style-name="ce9" table:formula="of:=0.05*MAX([.G90];0)" office:value-type="float" office:value="25.5745264435583">
            <text:p>26</text:p>
          </table:table-cell>
          <table:table-cell table:style-name="ce3" table:formula="of:=[.B91]+[.C91]+[.D91]-[.E91]-[.F91]" office:value-type="float" office:value="416.29080669485">
            <text:p>416</text:p>
          </table:table-cell>
          <table:table-cell table:style-name="ce6" table:formula="of:=[.G91]-[.G90]" office:value-type="float" office:value="-95.1997221763157">
            <text:p>-9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91]/[.$M$2])/2" office:value-type="float" office:value="0.000925090681544111">
            <text:p>0</text:p>
          </table:table-cell>
          <table:table-cell table:style-name="ce10" table:formula="of:=1/[.K91]" office:value-type="float" office:value="1080.9751086573">
            <text:p>1080.98</text:p>
          </table:table-cell>
          <table:table-cell table:number-columns-repeated="1012"/>
        </table:table-row>
        <table:table-row table:style-name="ro1">
          <table:table-cell table:style-name="ce6" office:value-type="float" office:value="91">
            <text:p>91</text:p>
          </table:table-cell>
          <table:table-cell table:style-name="ce7" office:value-type="float" office:value="300">
            <text:p>300</text:p>
          </table:table-cell>
          <table:table-cell table:style-name="ce7" table:formula="of:=([.I92]/100)*MAX([.G73];0)" office:value-type="float" office:value="120.155935639716">
            <text:p>120</text:p>
          </table:table-cell>
          <table:table-cell table:style-name="ce6" table:formula="of:=MAX([.G91];0)" office:value-type="float" office:value="416.29080669485">
            <text:p>416</text:p>
          </table:table-cell>
          <table:table-cell table:style-name="ce8" table:formula="of:=[.B62]+[.C61]" office:value-type="float" office:value="493.930620706466">
            <text:p>494</text:p>
          </table:table-cell>
          <table:table-cell table:style-name="ce9" table:formula="of:=0.05*MAX([.G91];0)" office:value-type="float" office:value="20.8145403347425">
            <text:p>21</text:p>
          </table:table-cell>
          <table:table-cell table:style-name="ce3" table:formula="of:=[.B92]+[.C92]+[.D92]-[.E92]-[.F92]" office:value-type="float" office:value="321.701581293358">
            <text:p>322</text:p>
          </table:table-cell>
          <table:table-cell table:style-name="ce6" table:formula="of:=[.G92]-[.G91]" office:value-type="float" office:value="-94.5892254014924">
            <text:p>-9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92]/[.$M$2])/2" office:value-type="float" office:value="0.000714892402874128">
            <text:p>0</text:p>
          </table:table-cell>
          <table:table-cell table:style-name="ce10" table:formula="of:=1/[.K92]" office:value-type="float" office:value="1398.81189949653">
            <text:p>1398.81</text:p>
          </table:table-cell>
          <table:table-cell table:number-columns-repeated="1012"/>
        </table:table-row>
        <table:table-row table:style-name="ro1">
          <table:table-cell table:style-name="ce6" office:value-type="float" office:value="92">
            <text:p>92</text:p>
          </table:table-cell>
          <table:table-cell table:style-name="ce7" office:value-type="float" office:value="200">
            <text:p>200</text:p>
          </table:table-cell>
          <table:table-cell table:style-name="ce7" table:formula="of:=([.I93]/100)*MAX([.G74];0)" office:value-type="float" office:value="115.015022198523">
            <text:p>115</text:p>
          </table:table-cell>
          <table:table-cell table:style-name="ce6" table:formula="of:=MAX([.G92];0)" office:value-type="float" office:value="321.701581293358">
            <text:p>322</text:p>
          </table:table-cell>
          <table:table-cell table:style-name="ce8" table:formula="of:=[.B63]+[.C62]" office:value-type="float" office:value="393.112642551204">
            <text:p>393</text:p>
          </table:table-cell>
          <table:table-cell table:style-name="ce9" table:formula="of:=0.05*MAX([.G92];0)" office:value-type="float" office:value="16.0850790646679">
            <text:p>16</text:p>
          </table:table-cell>
          <table:table-cell table:style-name="ce3" table:formula="of:=[.B93]+[.C93]+[.D93]-[.E93]-[.F93]" office:value-type="float" office:value="227.518881876009">
            <text:p>228</text:p>
          </table:table-cell>
          <table:table-cell table:style-name="ce6" table:formula="of:=[.G93]-[.G92]" office:value-type="float" office:value="-94.182699417349">
            <text:p>-9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93]/[.$M$2])/2" office:value-type="float" office:value="0.000505597515280019">
            <text:p>0</text:p>
          </table:table-cell>
          <table:table-cell table:style-name="ce10" table:formula="of:=1/[.K93]" office:value-type="float" office:value="1977.85782124772">
            <text:p>1977.86</text:p>
          </table:table-cell>
          <table:table-cell table:number-columns-repeated="1012"/>
        </table:table-row>
        <table:table-row table:style-name="ro1">
          <table:table-cell table:style-name="ce6" office:value-type="float" office:value="93">
            <text:p>93</text:p>
          </table:table-cell>
          <table:table-cell table:style-name="ce7" office:value-type="float" office:value="200">
            <text:p>200</text:p>
          </table:table-cell>
          <table:table-cell table:style-name="ce7" table:formula="of:=([.I94]/100)*MAX([.G75];0)" office:value-type="float" office:value="109.869415931366">
            <text:p>110</text:p>
          </table:table-cell>
          <table:table-cell table:style-name="ce6" table:formula="of:=MAX([.G93];0)" office:value-type="float" office:value="227.518881876009">
            <text:p>228</text:p>
          </table:table-cell>
          <table:table-cell table:style-name="ce8" table:formula="of:=[.B64]+[.C63]" office:value-type="float" office:value="392.505816909702">
            <text:p>393</text:p>
          </table:table-cell>
          <table:table-cell table:style-name="ce9" table:formula="of:=0.05*MAX([.G93];0)" office:value-type="float" office:value="11.3759440938004">
            <text:p>11</text:p>
          </table:table-cell>
          <table:table-cell table:style-name="ce3" table:formula="of:=[.B94]+[.C94]+[.D94]-[.E94]-[.F94]" office:value-type="float" office:value="133.506536803872">
            <text:p>134</text:p>
          </table:table-cell>
          <table:table-cell table:style-name="ce6" table:formula="of:=[.G94]-[.G93]" office:value-type="float" office:value="-94.0123450721364">
            <text:p>-9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94]/[.$M$2])/2" office:value-type="float" office:value="0.000296681192897494">
            <text:p>0</text:p>
          </table:table-cell>
          <table:table-cell table:style-name="ce10" table:formula="of:=1/[.K94]" office:value-type="float" office:value="3370.62147496996">
            <text:p>3370.62</text:p>
          </table:table-cell>
          <table:table-cell table:number-columns-repeated="1012"/>
        </table:table-row>
        <table:table-row table:style-name="ro1">
          <table:table-cell table:style-name="ce6" office:value-type="float" office:value="94">
            <text:p>94</text:p>
          </table:table-cell>
          <table:table-cell table:style-name="ce7" office:value-type="float" office:value="200">
            <text:p>200</text:p>
          </table:table-cell>
          <table:table-cell table:style-name="ce7" table:formula="of:=([.I95]/100)*MAX([.G76];0)" office:value-type="float" office:value="104.685529550949">
            <text:p>105</text:p>
          </table:table-cell>
          <table:table-cell table:style-name="ce6" table:formula="of:=MAX([.G94];0)" office:value-type="float" office:value="133.506536803872">
            <text:p>134</text:p>
          </table:table-cell>
          <table:table-cell table:style-name="ce8" table:formula="of:=[.B65]+[.C64]" office:value-type="float" office:value="392.110364413472">
            <text:p>392</text:p>
          </table:table-cell>
          <table:table-cell table:style-name="ce9" table:formula="of:=0.05*MAX([.G94];0)" office:value-type="float" office:value="6.67532684019362">
            <text:p>7</text:p>
          </table:table-cell>
          <table:table-cell table:style-name="ce3" table:formula="of:=[.B95]+[.C95]+[.D95]-[.E95]-[.F95]" office:value-type="float" office:value="39.406375101156">
            <text:p>39</text:p>
          </table:table-cell>
          <table:table-cell table:style-name="ce6" table:formula="of:=[.G95]-[.G94]" office:value-type="float" office:value="-94.1001617027163">
            <text:p>-9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95]/[.$M$2])/2" office:value-type="float" office:value="0.0000875697224470133">
            <text:p>0</text:p>
          </table:table-cell>
          <table:table-cell table:style-name="ce10" table:formula="of:=1/[.K95]" office:value-type="float" office:value="11419.4720738675">
            <text:p>11419.47</text:p>
          </table:table-cell>
          <table:table-cell table:number-columns-repeated="1012"/>
        </table:table-row>
        <table:table-row table:style-name="ro1">
          <table:table-cell table:style-name="ce6" office:value-type="float" office:value="95">
            <text:p>95</text:p>
          </table:table-cell>
          <table:table-cell table:style-name="ce7" office:value-type="float" office:value="200">
            <text:p>200</text:p>
          </table:table-cell>
          <table:table-cell table:style-name="ce7" table:formula="of:=([.I96]/100)*MAX([.G77];0)" office:value-type="float" office:value="99.4365081019475">
            <text:p>99</text:p>
          </table:table-cell>
          <table:table-cell table:style-name="ce6" table:formula="of:=MAX([.G95];0)" office:value-type="float" office:value="39.406375101156">
            <text:p>39</text:p>
          </table:table-cell>
          <table:table-cell table:style-name="ce8" table:formula="of:=[.B66]+[.C65]" office:value-type="float" office:value="391.924991202716">
            <text:p>392</text:p>
          </table:table-cell>
          <table:table-cell table:style-name="ce9" table:formula="of:=0.05*MAX([.G95];0)" office:value-type="float" office:value="1.9703187550578">
            <text:p>2</text:p>
          </table:table-cell>
          <table:table-cell table:style-name="ce3" table:formula="of:=[.B96]+[.C96]+[.D96]-[.E96]-[.F96]" office:value-type="float" office:value="-55.0524267546699">
            <text:p>-55</text:p>
          </table:table-cell>
          <table:table-cell table:style-name="ce6" table:formula="of:=[.G96]-[.G95]" office:value-type="float" office:value="-94.4588018558259">
            <text:p>-9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96]/[.$M$2])/2" office:value-type="float" office:value="-0.000122338726121489">
            <text:p>0</text:p>
          </table:table-cell>
          <table:table-cell table:style-name="ce10" table:formula="of:=1/[.K96]" office:value-type="float" office:value="-8174.02658751693">
            <text:p>-8174.03</text:p>
          </table:table-cell>
          <table:table-cell table:number-columns-repeated="1012"/>
        </table:table-row>
        <table:table-row table:style-name="ro1">
          <table:table-cell table:style-name="ce6" office:value-type="float" office:value="96">
            <text:p>96</text:p>
          </table:table-cell>
          <table:table-cell table:style-name="ce7" office:value-type="float" office:value="200">
            <text:p>200</text:p>
          </table:table-cell>
          <table:table-cell table:style-name="ce7" table:formula="of:=([.I97]/100)*MAX([.G78];0)" office:value-type="float" office:value="94.1027332810453">
            <text:p>94</text:p>
          </table:table-cell>
          <table:table-cell table:style-name="ce6" table:formula="of:=MAX([.G96];0)" office:value-type="float" office:value="0">
            <text:p>0</text:p>
          </table:table-cell>
          <table:table-cell table:style-name="ce8" table:formula="of:=[.B67]+[.C66]" office:value-type="float" office:value="391.94708805122">
            <text:p>392</text:p>
          </table:table-cell>
          <table:table-cell table:style-name="ce9" table:formula="of:=0.05*MAX([.G96];0)" office:value-type="float" office:value="0">
            <text:p>0</text:p>
          </table:table-cell>
          <table:table-cell table:style-name="ce3" table:formula="of:=[.B97]+[.C97]+[.D97]-[.E97]-[.F97]" office:value-type="float" office:value="-97.8443547701747">
            <text:p>-98</text:p>
          </table:table-cell>
          <table:table-cell table:style-name="ce6" table:formula="of:=[.G97]-[.G96]" office:value-type="float" office:value="-42.7919280155048">
            <text:p>-43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97]/[.$M$2])/2" office:value-type="float" office:value="-0.000217431899489277">
            <text:p>0</text:p>
          </table:table-cell>
          <table:table-cell table:style-name="ce10" table:formula="of:=1/[.K97]" office:value-type="float" office:value="-4599.14116718332">
            <text:p>-4599.14</text:p>
          </table:table-cell>
          <table:table-cell table:number-columns-repeated="1012"/>
        </table:table-row>
        <table:table-row table:style-name="ro1">
          <table:table-cell table:style-name="ce6" office:value-type="float" office:value="97">
            <text:p>97</text:p>
          </table:table-cell>
          <table:table-cell table:style-name="ce7" office:value-type="float" office:value="200">
            <text:p>200</text:p>
          </table:table-cell>
          <table:table-cell table:style-name="ce7" table:formula="of:=([.I98]/100)*MAX([.G79];0)" office:value-type="float" office:value="88.6446427309589">
            <text:p>89</text:p>
          </table:table-cell>
          <table:table-cell table:style-name="ce6" table:formula="of:=MAX([.G97];0)" office:value-type="float" office:value="0">
            <text:p>0</text:p>
          </table:table-cell>
          <table:table-cell table:style-name="ce8" table:formula="of:=[.B68]+[.C67]" office:value-type="float" office:value="392.185410953625">
            <text:p>392</text:p>
          </table:table-cell>
          <table:table-cell table:style-name="ce9" table:formula="of:=0.05*MAX([.G97];0)" office:value-type="float" office:value="0">
            <text:p>0</text:p>
          </table:table-cell>
          <table:table-cell table:style-name="ce3" table:formula="of:=[.B98]+[.C98]+[.D98]-[.E98]-[.F98]" office:value-type="float" office:value="-103.540768222666">
            <text:p>-104</text:p>
          </table:table-cell>
          <table:table-cell table:style-name="ce6" table:formula="of:=[.G98]-[.G97]" office:value-type="float" office:value="-5.69641345249153">
            <text:p>-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98]/[.$M$2])/2" office:value-type="float" office:value="-0.000230090596050369">
            <text:p>0</text:p>
          </table:table-cell>
          <table:table-cell table:style-name="ce10" table:formula="of:=1/[.K98]" office:value-type="float" office:value="-4346.11417052911">
            <text:p>-4346.11</text:p>
          </table:table-cell>
          <table:table-cell table:number-columns-repeated="1012"/>
        </table:table-row>
        <table:table-row table:style-name="ro1">
          <table:table-cell table:style-name="ce6" office:value-type="float" office:value="98">
            <text:p>98</text:p>
          </table:table-cell>
          <table:table-cell table:style-name="ce7" office:value-type="float" office:value="200">
            <text:p>200</text:p>
          </table:table-cell>
          <table:table-cell table:style-name="ce7" table:formula="of:=([.I99]/100)*MAX([.G80];0)" office:value-type="float" office:value="82.7302593426048">
            <text:p>83</text:p>
          </table:table-cell>
          <table:table-cell table:style-name="ce6" table:formula="of:=MAX([.G98];0)" office:value-type="float" office:value="0">
            <text:p>0</text:p>
          </table:table-cell>
          <table:table-cell table:style-name="ce8" table:formula="of:=[.B69]+[.C68]" office:value-type="float" office:value="392.920869651582">
            <text:p>393</text:p>
          </table:table-cell>
          <table:table-cell table:style-name="ce9" table:formula="of:=0.05*MAX([.G98];0)" office:value-type="float" office:value="0">
            <text:p>0</text:p>
          </table:table-cell>
          <table:table-cell table:style-name="ce3" table:formula="of:=[.B99]+[.C99]+[.D99]-[.E99]-[.F99]" office:value-type="float" office:value="-110.190610308977">
            <text:p>-110</text:p>
          </table:table-cell>
          <table:table-cell table:style-name="ce6" table:formula="of:=[.G99]-[.G98]" office:value-type="float" office:value="-6.64984208631051">
            <text:p>-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99]/[.$M$2])/2" office:value-type="float" office:value="-0.000244868022908837">
            <text:p>0</text:p>
          </table:table-cell>
          <table:table-cell table:style-name="ce10" table:formula="of:=1/[.K99]" office:value-type="float" office:value="-4083.83254016101">
            <text:p>-4083.83</text:p>
          </table:table-cell>
          <table:table-cell table:number-columns-repeated="1012"/>
        </table:table-row>
        <table:table-row table:style-name="ro1">
          <table:table-cell table:style-name="ce6" office:value-type="float" office:value="99">
            <text:p>99</text:p>
          </table:table-cell>
          <table:table-cell table:style-name="ce7" office:value-type="float" office:value="300">
            <text:p>300</text:p>
          </table:table-cell>
          <table:table-cell table:style-name="ce7" table:formula="of:=([.I100]/100)*MAX([.G81];0)" office:value-type="float" office:value="75.8668962613889">
            <text:p>76</text:p>
          </table:table-cell>
          <table:table-cell table:style-name="ce6" table:formula="of:=MAX([.G99];0)" office:value-type="float" office:value="0">
            <text:p>0</text:p>
          </table:table-cell>
          <table:table-cell table:style-name="ce8" table:formula="of:=[.B70]+[.C69]" office:value-type="float" office:value="494.628112967982">
            <text:p>495</text:p>
          </table:table-cell>
          <table:table-cell table:style-name="ce9" table:formula="of:=0.05*MAX([.G99];0)" office:value-type="float" office:value="0">
            <text:p>0</text:p>
          </table:table-cell>
          <table:table-cell table:style-name="ce3" table:formula="of:=[.B100]+[.C100]+[.D100]-[.E100]-[.F100]" office:value-type="float" office:value="-118.761216706593">
            <text:p>-119</text:p>
          </table:table-cell>
          <table:table-cell table:style-name="ce6" table:formula="of:=[.G100]-[.G99]" office:value-type="float" office:value="-8.57060639761659">
            <text:p>-9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00]/[.$M$2])/2" office:value-type="float" office:value="-0.000263913814903541">
            <text:p>0</text:p>
          </table:table-cell>
          <table:table-cell table:style-name="ce10" table:formula="of:=1/[.K100]" office:value-type="float" office:value="-3789.11577768483">
            <text:p>-3789.12</text:p>
          </table:table-cell>
          <table:table-cell table:number-columns-repeated="1012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7" office:value-type="float" office:value="500">
            <text:p>500</text:p>
          </table:table-cell>
          <table:table-cell table:style-name="ce7" table:formula="of:=([.I101]/100)*MAX([.G82];0)" office:value-type="float" office:value="69.1402997525269">
            <text:p>69</text:p>
          </table:table-cell>
          <table:table-cell table:style-name="ce6" table:formula="of:=MAX([.G100];0)" office:value-type="float" office:value="0">
            <text:p>0</text:p>
          </table:table-cell>
          <table:table-cell table:style-name="ce8" table:formula="of:=[.B71]+[.C70]" office:value-type="float" office:value="696.219334093457">
            <text:p>696</text:p>
          </table:table-cell>
          <table:table-cell table:style-name="ce9" table:formula="of:=0.05*MAX([.G100];0)" office:value-type="float" office:value="0">
            <text:p>0</text:p>
          </table:table-cell>
          <table:table-cell table:style-name="ce3" table:formula="of:=[.B101]+[.C101]+[.D101]-[.E101]-[.F101]" office:value-type="float" office:value="-127.07903434093">
            <text:p>-127</text:p>
          </table:table-cell>
          <table:table-cell table:style-name="ce6" table:formula="of:=[.G101]-[.G100]" office:value-type="float" office:value="-8.31781763433639">
            <text:p>-8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01]/[.$M$2])/2" office:value-type="float" office:value="-0.000282397854090955">
            <text:p>0</text:p>
          </table:table-cell>
          <table:table-cell table:style-name="ce10" table:formula="of:=1/[.K101]" office:value-type="float" office:value="-3541.10339548798">
            <text:p>-3541.1</text:p>
          </table:table-cell>
          <table:table-cell table:number-columns-repeated="1012"/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7" office:value-type="float" office:value="300">
            <text:p>300</text:p>
          </table:table-cell>
          <table:table-cell table:style-name="ce7" table:formula="of:=([.I102]/100)*MAX([.G83];0)" office:value-type="float" office:value="62.7816633667301">
            <text:p>63</text:p>
          </table:table-cell>
          <table:table-cell table:style-name="ce6" table:formula="of:=MAX([.G101];0)" office:value-type="float" office:value="0">
            <text:p>0</text:p>
          </table:table-cell>
          <table:table-cell table:style-name="ce8" table:formula="of:=[.B72]+[.C71]" office:value-type="float" office:value="496.962516923064">
            <text:p>497</text:p>
          </table:table-cell>
          <table:table-cell table:style-name="ce9" table:formula="of:=0.05*MAX([.G101];0)" office:value-type="float" office:value="0">
            <text:p>0</text:p>
          </table:table-cell>
          <table:table-cell table:style-name="ce3" table:formula="of:=[.B102]+[.C102]+[.D102]-[.E102]-[.F102]" office:value-type="float" office:value="-134.180853556334">
            <text:p>-134</text:p>
          </table:table-cell>
          <table:table-cell table:style-name="ce6" table:formula="of:=[.G102]-[.G101]" office:value-type="float" office:value="-7.10181921540436">
            <text:p>-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02]/[.$M$2])/2" office:value-type="float" office:value="-0.000298179674569631">
            <text:p>0</text:p>
          </table:table-cell>
          <table:table-cell table:style-name="ce10" table:formula="of:=1/[.K102]" office:value-type="float" office:value="-3353.68264601979">
            <text:p>-3353.68</text:p>
          </table:table-cell>
          <table:table-cell table:number-columns-repeated="1012"/>
        </table:table-row>
        <table:table-row table:style-name="ro1">
          <table:table-cell table:style-name="ce6" office:value-type="float" office:value="102">
            <text:p>102</text:p>
          </table:table-cell>
          <table:table-cell table:style-name="ce7" office:value-type="float" office:value="200">
            <text:p>200</text:p>
          </table:table-cell>
          <table:table-cell table:style-name="ce7" table:formula="of:=([.I103]/100)*MAX([.G84];0)" office:value-type="float" office:value="56.7503095598473">
            <text:p>57</text:p>
          </table:table-cell>
          <table:table-cell table:style-name="ce6" table:formula="of:=MAX([.G102];0)" office:value-type="float" office:value="0">
            <text:p>0</text:p>
          </table:table-cell>
          <table:table-cell table:style-name="ce8" table:formula="of:=[.B73]+[.C72]" office:value-type="float" office:value="396.923604528623">
            <text:p>397</text:p>
          </table:table-cell>
          <table:table-cell table:style-name="ce9" table:formula="of:=0.05*MAX([.G102];0)" office:value-type="float" office:value="0">
            <text:p>0</text:p>
          </table:table-cell>
          <table:table-cell table:style-name="ce3" table:formula="of:=[.B103]+[.C103]+[.D103]-[.E103]-[.F103]" office:value-type="float" office:value="-140.173294968776">
            <text:p>-140</text:p>
          </table:table-cell>
          <table:table-cell table:style-name="ce6" table:formula="of:=[.G103]-[.G102]" office:value-type="float" office:value="-5.99244141244151">
            <text:p>-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03]/[.$M$2])/2" office:value-type="float" office:value="-0.000311496211041724">
            <text:p>0</text:p>
          </table:table-cell>
          <table:table-cell table:style-name="ce10" table:formula="of:=1/[.K103]" office:value-type="float" office:value="-3210.31192211213">
            <text:p>-3210.31</text:p>
          </table:table-cell>
          <table:table-cell table:number-columns-repeated="1012"/>
        </table:table-row>
        <table:table-row table:style-name="ro1">
          <table:table-cell table:style-name="ce6" office:value-type="float" office:value="103">
            <text:p>103</text:p>
          </table:table-cell>
          <table:table-cell table:style-name="ce7" office:value-type="float" office:value="200">
            <text:p>200</text:p>
          </table:table-cell>
          <table:table-cell table:style-name="ce7" table:formula="of:=([.I104]/100)*MAX([.G85];0)" office:value-type="float" office:value="51.0102390464875">
            <text:p>51</text:p>
          </table:table-cell>
          <table:table-cell table:style-name="ce6" table:formula="of:=MAX([.G103];0)" office:value-type="float" office:value="0">
            <text:p>0</text:p>
          </table:table-cell>
          <table:table-cell table:style-name="ce8" table:formula="of:=[.B74]+[.C73]" office:value-type="float" office:value="396.213559905756">
            <text:p>396</text:p>
          </table:table-cell>
          <table:table-cell table:style-name="ce9" table:formula="of:=0.05*MAX([.G103];0)" office:value-type="float" office:value="0">
            <text:p>0</text:p>
          </table:table-cell>
          <table:table-cell table:style-name="ce3" table:formula="of:=[.B104]+[.C104]+[.D104]-[.E104]-[.F104]" office:value-type="float" office:value="-145.203320859269">
            <text:p>-145</text:p>
          </table:table-cell>
          <table:table-cell table:style-name="ce6" table:formula="of:=[.G104]-[.G103]" office:value-type="float" office:value="-5.03002589049333">
            <text:p>-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04]/[.$M$2])/2" office:value-type="float" office:value="-0.000322674046353931">
            <text:p>0</text:p>
          </table:table-cell>
          <table:table-cell table:style-name="ce10" table:formula="of:=1/[.K104]" office:value-type="float" office:value="-3099.10267435371">
            <text:p>-3099.1</text:p>
          </table:table-cell>
          <table:table-cell table:number-columns-repeated="1012"/>
        </table:table-row>
        <table:table-row table:style-name="ro1">
          <table:table-cell table:style-name="ce6" office:value-type="float" office:value="104">
            <text:p>104</text:p>
          </table:table-cell>
          <table:table-cell table:style-name="ce7" office:value-type="float" office:value="200">
            <text:p>200</text:p>
          </table:table-cell>
          <table:table-cell table:style-name="ce7" table:formula="of:=([.I105]/100)*MAX([.G86];0)" office:value-type="float" office:value="45.5297359715153">
            <text:p>46</text:p>
          </table:table-cell>
          <table:table-cell table:style-name="ce6" table:formula="of:=MAX([.G104];0)" office:value-type="float" office:value="0">
            <text:p>0</text:p>
          </table:table-cell>
          <table:table-cell table:style-name="ce8" table:formula="of:=[.B75]+[.C74]" office:value-type="float" office:value="394.908724417071">
            <text:p>395</text:p>
          </table:table-cell>
          <table:table-cell table:style-name="ce9" table:formula="of:=0.05*MAX([.G104];0)" office:value-type="float" office:value="0">
            <text:p>0</text:p>
          </table:table-cell>
          <table:table-cell table:style-name="ce3" table:formula="of:=[.B105]+[.C105]+[.D105]-[.E105]-[.F105]" office:value-type="float" office:value="-149.378988445556">
            <text:p>-149</text:p>
          </table:table-cell>
          <table:table-cell table:style-name="ce6" table:formula="of:=[.G105]-[.G104]" office:value-type="float" office:value="-4.17566758628715">
            <text:p>-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05]/[.$M$2])/2" office:value-type="float" office:value="-0.000331953307656791">
            <text:p>0</text:p>
          </table:table-cell>
          <table:table-cell table:style-name="ce10" table:formula="of:=1/[.K105]" office:value-type="float" office:value="-3012.47186557305">
            <text:p>-3012.47</text:p>
          </table:table-cell>
          <table:table-cell table:number-columns-repeated="1012"/>
        </table:table-row>
        <table:table-row table:style-name="ro1">
          <table:table-cell table:style-name="ce6" office:value-type="float" office:value="105">
            <text:p>105</text:p>
          </table:table-cell>
          <table:table-cell table:style-name="ce7" office:value-type="float" office:value="200">
            <text:p>200</text:p>
          </table:table-cell>
          <table:table-cell table:style-name="ce7" table:formula="of:=([.I106]/100)*MAX([.G87];0)" office:value-type="float" office:value="40.281683782442">
            <text:p>40</text:p>
          </table:table-cell>
          <table:table-cell table:style-name="ce6" table:formula="of:=MAX([.G105];0)" office:value-type="float" office:value="0">
            <text:p>0</text:p>
          </table:table-cell>
          <table:table-cell table:style-name="ce8" table:formula="of:=[.B76]+[.C75]" office:value-type="float" office:value="393.079026576546">
            <text:p>393</text:p>
          </table:table-cell>
          <table:table-cell table:style-name="ce9" table:formula="of:=0.05*MAX([.G105];0)" office:value-type="float" office:value="0">
            <text:p>0</text:p>
          </table:table-cell>
          <table:table-cell table:style-name="ce3" table:formula="of:=[.B106]+[.C106]+[.D106]-[.E106]-[.F106]" office:value-type="float" office:value="-152.797342794104">
            <text:p>-153</text:p>
          </table:table-cell>
          <table:table-cell table:style-name="ce6" table:formula="of:=[.G106]-[.G105]" office:value-type="float" office:value="-3.41835434854792">
            <text:p>-3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06]/[.$M$2])/2" office:value-type="float" office:value="-0.000339549650653564">
            <text:p>0</text:p>
          </table:table-cell>
          <table:table-cell table:style-name="ce10" table:formula="of:=1/[.K106]" office:value-type="float" office:value="-2945.07739317417">
            <text:p>-2945.08</text:p>
          </table:table-cell>
          <table:table-cell table:number-columns-repeated="1012"/>
        </table:table-row>
        <table:table-row table:style-name="ro1">
          <table:table-cell table:style-name="ce6" office:value-type="float" office:value="106">
            <text:p>106</text:p>
          </table:table-cell>
          <table:table-cell table:style-name="ce7" office:value-type="float" office:value="200">
            <text:p>200</text:p>
          </table:table-cell>
          <table:table-cell table:style-name="ce7" table:formula="of:=([.I107]/100)*MAX([.G88];0)" office:value-type="float" office:value="35.2443255565616">
            <text:p>35</text:p>
          </table:table-cell>
          <table:table-cell table:style-name="ce6" table:formula="of:=MAX([.G106];0)" office:value-type="float" office:value="0">
            <text:p>0</text:p>
          </table:table-cell>
          <table:table-cell table:style-name="ce8" table:formula="of:=[.B77]+[.C76]" office:value-type="float" office:value="390.788455308133">
            <text:p>391</text:p>
          </table:table-cell>
          <table:table-cell table:style-name="ce9" table:formula="of:=0.05*MAX([.G106];0)" office:value-type="float" office:value="0">
            <text:p>0</text:p>
          </table:table-cell>
          <table:table-cell table:style-name="ce3" table:formula="of:=[.B107]+[.C107]+[.D107]-[.E107]-[.F107]" office:value-type="float" office:value="-155.544129751572">
            <text:p>-156</text:p>
          </table:table-cell>
          <table:table-cell table:style-name="ce6" table:formula="of:=[.G107]-[.G106]" office:value-type="float" office:value="-2.74678695746761">
            <text:p>-3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07]/[.$M$2])/2" office:value-type="float" office:value="-0.000345653621670159">
            <text:p>0</text:p>
          </table:table-cell>
          <table:table-cell table:style-name="ce10" table:formula="of:=1/[.K107]" office:value-type="float" office:value="-2893.0696434428">
            <text:p>-2893.07</text:p>
          </table:table-cell>
          <table:table-cell table:number-columns-repeated="1012"/>
        </table:table-row>
        <table:table-row table:style-name="ro1">
          <table:table-cell table:style-name="ce6" office:value-type="float" office:value="107">
            <text:p>107</text:p>
          </table:table-cell>
          <table:table-cell table:style-name="ce7" office:value-type="float" office:value="200">
            <text:p>200</text:p>
          </table:table-cell>
          <table:table-cell table:style-name="ce7" table:formula="of:=([.I108]/100)*MAX([.G89];0)" office:value-type="float" office:value="30.3730329407516">
            <text:p>30</text:p>
          </table:table-cell>
          <table:table-cell table:style-name="ce6" table:formula="of:=MAX([.G107];0)" office:value-type="float" office:value="0">
            <text:p>0</text:p>
          </table:table-cell>
          <table:table-cell table:style-name="ce8" table:formula="of:=[.B78]+[.C77]" office:value-type="float" office:value="388.108000769268">
            <text:p>388</text:p>
          </table:table-cell>
          <table:table-cell table:style-name="ce9" table:formula="of:=0.05*MAX([.G107];0)" office:value-type="float" office:value="0">
            <text:p>0</text:p>
          </table:table-cell>
          <table:table-cell table:style-name="ce3" table:formula="of:=[.B108]+[.C108]+[.D108]-[.E108]-[.F108]" office:value-type="float" office:value="-157.734967828516">
            <text:p>-158</text:p>
          </table:table-cell>
          <table:table-cell table:style-name="ce6" table:formula="of:=[.G108]-[.G107]" office:value-type="float" office:value="-2.19083807694486">
            <text:p>-2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08]/[.$M$2])/2" office:value-type="float" office:value="-0.000350522150730037">
            <text:p>0</text:p>
          </table:table-cell>
          <table:table-cell table:style-name="ce10" table:formula="of:=1/[.K108]" office:value-type="float" office:value="-2852.88675171394">
            <text:p>-2852.89</text:p>
          </table:table-cell>
          <table:table-cell table:number-columns-repeated="1012"/>
        </table:table-row>
        <table:table-row table:style-name="ro1">
          <table:table-cell table:style-name="ce6" office:value-type="float" office:value="108">
            <text:p>108</text:p>
          </table:table-cell>
          <table:table-cell table:style-name="ce7" office:value-type="float" office:value="200">
            <text:p>200</text:p>
          </table:table-cell>
          <table:table-cell table:style-name="ce7" table:formula="of:=([.I109]/100)*MAX([.G90];0)" office:value-type="float" office:value="25.5745264435583">
            <text:p>26</text:p>
          </table:table-cell>
          <table:table-cell table:style-name="ce6" table:formula="of:=MAX([.G108];0)" office:value-type="float" office:value="0">
            <text:p>0</text:p>
          </table:table-cell>
          <table:table-cell table:style-name="ce8" table:formula="of:=[.B79]+[.C78]" office:value-type="float" office:value="385.127939856709">
            <text:p>385</text:p>
          </table:table-cell>
          <table:table-cell table:style-name="ce9" table:formula="of:=0.05*MAX([.G108];0)" office:value-type="float" office:value="0">
            <text:p>0</text:p>
          </table:table-cell>
          <table:table-cell table:style-name="ce3" table:formula="of:=[.B109]+[.C109]+[.D109]-[.E109]-[.F109]" office:value-type="float" office:value="-159.553413413151">
            <text:p>-160</text:p>
          </table:table-cell>
          <table:table-cell table:style-name="ce6" table:formula="of:=[.G109]-[.G108]" office:value-type="float" office:value="-1.81844558463453">
            <text:p>-2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09]/[.$M$2])/2" office:value-type="float" office:value="-0.000354563140918113">
            <text:p>0</text:p>
          </table:table-cell>
          <table:table-cell table:style-name="ce10" table:formula="of:=1/[.K109]" office:value-type="float" office:value="-2820.37212726224">
            <text:p>-2820.37</text:p>
          </table:table-cell>
          <table:table-cell table:number-columns-repeated="1012"/>
        </table:table-row>
        <table:table-row table:style-name="ro1">
          <table:table-cell table:style-name="ce6" office:value-type="float" office:value="109">
            <text:p>109</text:p>
          </table:table-cell>
          <table:table-cell table:style-name="ce7" office:value-type="float" office:value="300">
            <text:p>300</text:p>
          </table:table-cell>
          <table:table-cell table:style-name="ce7" table:formula="of:=([.I110]/100)*MAX([.G91];0)" office:value-type="float" office:value="20.8145403347425">
            <text:p>21</text:p>
          </table:table-cell>
          <table:table-cell table:style-name="ce6" table:formula="of:=MAX([.G109];0)" office:value-type="float" office:value="0">
            <text:p>0</text:p>
          </table:table-cell>
          <table:table-cell table:style-name="ce8" table:formula="of:=[.B80]+[.C79]" office:value-type="float" office:value="481.654468378639">
            <text:p>482</text:p>
          </table:table-cell>
          <table:table-cell table:style-name="ce9" table:formula="of:=0.05*MAX([.G109];0)" office:value-type="float" office:value="0">
            <text:p>0</text:p>
          </table:table-cell>
          <table:table-cell table:style-name="ce3" table:formula="of:=[.B110]+[.C110]+[.D110]-[.E110]-[.F110]" office:value-type="float" office:value="-160.839928043896">
            <text:p>-161</text:p>
          </table:table-cell>
          <table:table-cell table:style-name="ce6" table:formula="of:=[.G110]-[.G109]" office:value-type="float" office:value="-1.28651463074544">
            <text:p>-1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10]/[.$M$2])/2" office:value-type="float" office:value="-0.00035742206231977">
            <text:p>0</text:p>
          </table:table-cell>
          <table:table-cell table:style-name="ce10" table:formula="of:=1/[.K110]" office:value-type="float" office:value="-2797.81274135603">
            <text:p>-2797.81</text:p>
          </table:table-cell>
          <table:table-cell table:number-columns-repeated="1012"/>
        </table:table-row>
        <table:table-row table:style-name="ro1">
          <table:table-cell table:style-name="ce6" office:value-type="float" office:value="110">
            <text:p>110</text:p>
          </table:table-cell>
          <table:table-cell table:style-name="ce7" office:value-type="float" office:value="500">
            <text:p>500</text:p>
          </table:table-cell>
          <table:table-cell table:style-name="ce7" table:formula="of:=([.I111]/100)*MAX([.G92];0)" office:value-type="float" office:value="16.0850790646679">
            <text:p>16</text:p>
          </table:table-cell>
          <table:table-cell table:style-name="ce6" table:formula="of:=MAX([.G110];0)" office:value-type="float" office:value="0">
            <text:p>0</text:p>
          </table:table-cell>
          <table:table-cell table:style-name="ce8" table:formula="of:=[.B81]+[.C80]" office:value-type="float" office:value="677.251559876632">
            <text:p>677</text:p>
          </table:table-cell>
          <table:table-cell table:style-name="ce9" table:formula="of:=0.05*MAX([.G110];0)" office:value-type="float" office:value="0">
            <text:p>0</text:p>
          </table:table-cell>
          <table:table-cell table:style-name="ce3" table:formula="of:=[.B111]+[.C111]+[.D111]-[.E111]-[.F111]" office:value-type="float" office:value="-161.166480811964">
            <text:p>-161</text:p>
          </table:table-cell>
          <table:table-cell table:style-name="ce6" table:formula="of:=[.G111]-[.G110]" office:value-type="float" office:value="-0.326552768067643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11]/[.$M$2])/2" office:value-type="float" office:value="-0.000358147735137698">
            <text:p>0</text:p>
          </table:table-cell>
          <table:table-cell table:style-name="ce10" table:formula="of:=1/[.K111]" office:value-type="float" office:value="-2792.14386101179">
            <text:p>-2792.14</text:p>
          </table:table-cell>
          <table:table-cell table:number-columns-repeated="1012"/>
        </table:table-row>
        <table:table-row table:style-name="ro1">
          <table:table-cell table:style-name="ce6" office:value-type="float" office:value="111">
            <text:p>111</text:p>
          </table:table-cell>
          <table:table-cell table:style-name="ce7" office:value-type="float" office:value="300">
            <text:p>300</text:p>
          </table:table-cell>
          <table:table-cell table:style-name="ce7" table:formula="of:=([.I112]/100)*MAX([.G93];0)" office:value-type="float" office:value="11.3759440938004">
            <text:p>11</text:p>
          </table:table-cell>
          <table:table-cell table:style-name="ce6" table:formula="of:=MAX([.G111];0)" office:value-type="float" office:value="0">
            <text:p>0</text:p>
          </table:table-cell>
          <table:table-cell table:style-name="ce8" table:formula="of:=[.B82]+[.C81]" office:value-type="float" office:value="472.528733697882">
            <text:p>473</text:p>
          </table:table-cell>
          <table:table-cell table:style-name="ce9" table:formula="of:=0.05*MAX([.G111];0)" office:value-type="float" office:value="0">
            <text:p>0</text:p>
          </table:table-cell>
          <table:table-cell table:style-name="ce3" table:formula="of:=[.B112]+[.C112]+[.D112]-[.E112]-[.F112]" office:value-type="float" office:value="-161.152789604082">
            <text:p>-161</text:p>
          </table:table-cell>
          <table:table-cell table:style-name="ce6" table:formula="of:=[.G112]-[.G111]" office:value-type="float" office:value="0.0136912078825731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12]/[.$M$2])/2" office:value-type="float" office:value="-0.000358117310231292">
            <text:p>0</text:p>
          </table:table-cell>
          <table:table-cell table:style-name="ce10" table:formula="of:=1/[.K112]" office:value-type="float" office:value="-2792.38107578252">
            <text:p>-2792.38</text:p>
          </table:table-cell>
          <table:table-cell table:number-columns-repeated="1012"/>
        </table:table-row>
        <table:table-row table:style-name="ro1">
          <table:table-cell table:style-name="ce6" office:value-type="float" office:value="112">
            <text:p>112</text:p>
          </table:table-cell>
          <table:table-cell table:style-name="ce7" office:value-type="float" office:value="200">
            <text:p>200</text:p>
          </table:table-cell>
          <table:table-cell table:style-name="ce7" table:formula="of:=([.I113]/100)*MAX([.G94];0)" office:value-type="float" office:value="6.67532684019362">
            <text:p>7</text:p>
          </table:table-cell>
          <table:table-cell table:style-name="ce6" table:formula="of:=MAX([.G112];0)" office:value-type="float" office:value="0">
            <text:p>0</text:p>
          </table:table-cell>
          <table:table-cell table:style-name="ce8" table:formula="of:=[.B83]+[.C82]" office:value-type="float" office:value="367.787501561618">
            <text:p>368</text:p>
          </table:table-cell>
          <table:table-cell table:style-name="ce9" table:formula="of:=0.05*MAX([.G112];0)" office:value-type="float" office:value="0">
            <text:p>0</text:p>
          </table:table-cell>
          <table:table-cell table:style-name="ce3" table:formula="of:=[.B113]+[.C113]+[.D113]-[.E113]-[.F113]" office:value-type="float" office:value="-161.112174721425">
            <text:p>-161</text:p>
          </table:table-cell>
          <table:table-cell table:style-name="ce6" table:formula="of:=[.G113]-[.G112]" office:value-type="float" office:value="0.0406148826567971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13]/[.$M$2])/2" office:value-type="float" office:value="-0.000358027054936499">
            <text:p>0</text:p>
          </table:table-cell>
          <table:table-cell table:style-name="ce10" table:formula="of:=1/[.K113]" office:value-type="float" office:value="-2793.08500911296">
            <text:p>-2793.09</text:p>
          </table:table-cell>
          <table:table-cell table:number-columns-repeated="1012"/>
        </table:table-row>
        <table:table-row table:style-name="ro1">
          <table:table-cell table:style-name="ce6" office:value-type="float" office:value="113">
            <text:p>113</text:p>
          </table:table-cell>
          <table:table-cell table:style-name="ce7" office:value-type="float" office:value="200">
            <text:p>200</text:p>
          </table:table-cell>
          <table:table-cell table:style-name="ce7" table:formula="of:=([.I114]/100)*MAX([.G95];0)" office:value-type="float" office:value="1.9703187550578">
            <text:p>2</text:p>
          </table:table-cell>
          <table:table-cell table:style-name="ce6" table:formula="of:=MAX([.G113];0)" office:value-type="float" office:value="0">
            <text:p>0</text:p>
          </table:table-cell>
          <table:table-cell table:style-name="ce8" table:formula="of:=[.B84]+[.C83]" office:value-type="float" office:value="363.050562722199">
            <text:p>363</text:p>
          </table:table-cell>
          <table:table-cell table:style-name="ce9" table:formula="of:=0.05*MAX([.G113];0)" office:value-type="float" office:value="0">
            <text:p>0</text:p>
          </table:table-cell>
          <table:table-cell table:style-name="ce3" table:formula="of:=[.B114]+[.C114]+[.D114]-[.E114]-[.F114]" office:value-type="float" office:value="-161.080243967141">
            <text:p>-161</text:p>
          </table:table-cell>
          <table:table-cell table:style-name="ce6" table:formula="of:=[.G114]-[.G113]" office:value-type="float" office:value="0.0319307542833656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14]/[.$M$2])/2" office:value-type="float" office:value="-0.000357956097704759">
            <text:p>0</text:p>
          </table:table-cell>
          <table:table-cell table:style-name="ce10" table:formula="of:=1/[.K114]" office:value-type="float" office:value="-2793.6386791902">
            <text:p>-2793.64</text:p>
          </table:table-cell>
          <table:table-cell table:number-columns-repeated="1012"/>
        </table:table-row>
        <table:table-row table:style-name="ro1">
          <table:table-cell table:style-name="ce6" office:value-type="float" office:value="114">
            <text:p>114</text:p>
          </table:table-cell>
          <table:table-cell table:style-name="ce7" office:value-type="float" office:value="200">
            <text:p>200</text:p>
          </table:table-cell>
          <table:table-cell table:style-name="ce7" table:formula="of:=([.I115]/100)*MAX([.G96];0)" office:value-type="float" office:value="0">
            <text:p>0</text:p>
          </table:table-cell>
          <table:table-cell table:style-name="ce6" table:formula="of:=MAX([.G114];0)" office:value-type="float" office:value="0">
            <text:p>0</text:p>
          </table:table-cell>
          <table:table-cell table:style-name="ce8" table:formula="of:=[.B85]+[.C84]" office:value-type="float" office:value="358.338856263314">
            <text:p>358</text:p>
          </table:table-cell>
          <table:table-cell table:style-name="ce9" table:formula="of:=0.05*MAX([.G114];0)" office:value-type="float" office:value="0">
            <text:p>0</text:p>
          </table:table-cell>
          <table:table-cell table:style-name="ce3" table:formula="of:=[.B115]+[.C115]+[.D115]-[.E115]-[.F115]" office:value-type="float" office:value="-158.338856263314">
            <text:p>-158</text:p>
          </table:table-cell>
          <table:table-cell table:style-name="ce6" table:formula="of:=[.G115]-[.G114]" office:value-type="float" office:value="2.74138770382768">
            <text:p>3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15]/[.$M$2])/2" office:value-type="float" office:value="-0.000351864125029586">
            <text:p>0</text:p>
          </table:table-cell>
          <table:table-cell table:style-name="ce10" table:formula="of:=1/[.K115]" office:value-type="float" office:value="-2842.00612925775">
            <text:p>-2842.01</text:p>
          </table:table-cell>
          <table:table-cell table:number-columns-repeated="1012"/>
        </table:table-row>
        <table:table-row table:style-name="ro1">
          <table:table-cell table:style-name="ce6" office:value-type="float" office:value="115">
            <text:p>115</text:p>
          </table:table-cell>
          <table:table-cell table:style-name="ce7" office:value-type="float" office:value="200">
            <text:p>200</text:p>
          </table:table-cell>
          <table:table-cell table:style-name="ce7" table:formula="of:=([.I116]/100)*MAX([.G97];0)" office:value-type="float" office:value="0">
            <text:p>0</text:p>
          </table:table-cell>
          <table:table-cell table:style-name="ce6" table:formula="of:=MAX([.G115];0)" office:value-type="float" office:value="0">
            <text:p>0</text:p>
          </table:table-cell>
          <table:table-cell table:style-name="ce8" table:formula="of:=[.B86]+[.C85]" office:value-type="float" office:value="353.671611363943">
            <text:p>354</text:p>
          </table:table-cell>
          <table:table-cell table:style-name="ce9" table:formula="of:=0.05*MAX([.G115];0)" office:value-type="float" office:value="0">
            <text:p>0</text:p>
          </table:table-cell>
          <table:table-cell table:style-name="ce3" table:formula="of:=[.B116]+[.C116]+[.D116]-[.E116]-[.F116]" office:value-type="float" office:value="-153.671611363943">
            <text:p>-154</text:p>
          </table:table-cell>
          <table:table-cell table:style-name="ce6" table:formula="of:=[.G116]-[.G115]" office:value-type="float" office:value="4.66724489937036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16]/[.$M$2])/2" office:value-type="float" office:value="-0.000341492469697652">
            <text:p>0</text:p>
          </table:table-cell>
          <table:table-cell table:style-name="ce10" table:formula="of:=1/[.K116]" office:value-type="float" office:value="-2928.3222581317">
            <text:p>-2928.32</text:p>
          </table:table-cell>
          <table:table-cell table:number-columns-repeated="1012"/>
        </table:table-row>
        <table:table-row table:style-name="ro1">
          <table:table-cell table:style-name="ce6" office:value-type="float" office:value="116">
            <text:p>116</text:p>
          </table:table-cell>
          <table:table-cell table:style-name="ce7" office:value-type="float" office:value="200">
            <text:p>200</text:p>
          </table:table-cell>
          <table:table-cell table:style-name="ce7" table:formula="of:=([.I117]/100)*MAX([.G98];0)" office:value-type="float" office:value="0">
            <text:p>0</text:p>
          </table:table-cell>
          <table:table-cell table:style-name="ce6" table:formula="of:=MAX([.G116];0)" office:value-type="float" office:value="0">
            <text:p>0</text:p>
          </table:table-cell>
          <table:table-cell table:style-name="ce8" table:formula="of:=[.B87]+[.C86]" office:value-type="float" office:value="349.0670276791">
            <text:p>349</text:p>
          </table:table-cell>
          <table:table-cell table:style-name="ce9" table:formula="of:=0.05*MAX([.G116];0)" office:value-type="float" office:value="0">
            <text:p>0</text:p>
          </table:table-cell>
          <table:table-cell table:style-name="ce3" table:formula="of:=[.B117]+[.C117]+[.D117]-[.E117]-[.F117]" office:value-type="float" office:value="-149.0670276791">
            <text:p>-149</text:p>
          </table:table-cell>
          <table:table-cell table:style-name="ce6" table:formula="of:=[.G117]-[.G116]" office:value-type="float" office:value="4.60458368484331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17]/[.$M$2])/2" office:value-type="float" office:value="-0.000331260061509111">
            <text:p>0</text:p>
          </table:table-cell>
          <table:table-cell table:style-name="ce10" table:formula="of:=1/[.K117]" office:value-type="float" office:value="-3018.77623111078">
            <text:p>-3018.78</text:p>
          </table:table-cell>
          <table:table-cell table:number-columns-repeated="1012"/>
        </table:table-row>
        <table:table-row table:style-name="ro1">
          <table:table-cell table:style-name="ce6" office:value-type="float" office:value="117">
            <text:p>117</text:p>
          </table:table-cell>
          <table:table-cell table:style-name="ce7" office:value-type="float" office:value="200">
            <text:p>200</text:p>
          </table:table-cell>
          <table:table-cell table:style-name="ce7" table:formula="of:=([.I118]/100)*MAX([.G99];0)" office:value-type="float" office:value="0">
            <text:p>0</text:p>
          </table:table-cell>
          <table:table-cell table:style-name="ce6" table:formula="of:=MAX([.G117];0)" office:value-type="float" office:value="0">
            <text:p>0</text:p>
          </table:table-cell>
          <table:table-cell table:style-name="ce8" table:formula="of:=[.B88]+[.C87]" office:value-type="float" office:value="344.555959796613">
            <text:p>345</text:p>
          </table:table-cell>
          <table:table-cell table:style-name="ce9" table:formula="of:=0.05*MAX([.G117];0)" office:value-type="float" office:value="0">
            <text:p>0</text:p>
          </table:table-cell>
          <table:table-cell table:style-name="ce3" table:formula="of:=[.B118]+[.C118]+[.D118]-[.E118]-[.F118]" office:value-type="float" office:value="-144.555959796613">
            <text:p>-145</text:p>
          </table:table-cell>
          <table:table-cell table:style-name="ce6" table:formula="of:=[.G118]-[.G117]" office:value-type="float" office:value="4.511067882487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18]/[.$M$2])/2" office:value-type="float" office:value="-0.000321235466214696">
            <text:p>0</text:p>
          </table:table-cell>
          <table:table-cell table:style-name="ce10" table:formula="of:=1/[.K118]" office:value-type="float" office:value="-3112.98130241838">
            <text:p>-3112.98</text:p>
          </table:table-cell>
          <table:table-cell table:number-columns-repeated="1012"/>
        </table:table-row>
        <table:table-row table:style-name="ro1">
          <table:table-cell table:style-name="ce6" office:value-type="float" office:value="118">
            <text:p>118</text:p>
          </table:table-cell>
          <table:table-cell table:style-name="ce7" office:value-type="float" office:value="200">
            <text:p>200</text:p>
          </table:table-cell>
          <table:table-cell table:style-name="ce7" table:formula="of:=([.I119]/100)*MAX([.G100];0)" office:value-type="float" office:value="0">
            <text:p>0</text:p>
          </table:table-cell>
          <table:table-cell table:style-name="ce6" table:formula="of:=MAX([.G118];0)" office:value-type="float" office:value="0">
            <text:p>0</text:p>
          </table:table-cell>
          <table:table-cell table:style-name="ce8" table:formula="of:=[.B89]+[.C88]" office:value-type="float" office:value="340.190995473126">
            <text:p>340</text:p>
          </table:table-cell>
          <table:table-cell table:style-name="ce9" table:formula="of:=0.05*MAX([.G118];0)" office:value-type="float" office:value="0">
            <text:p>0</text:p>
          </table:table-cell>
          <table:table-cell table:style-name="ce3" table:formula="of:=[.B119]+[.C119]+[.D119]-[.E119]-[.F119]" office:value-type="float" office:value="-140.190995473126">
            <text:p>-140</text:p>
          </table:table-cell>
          <table:table-cell table:style-name="ce6" table:formula="of:=[.G119]-[.G118]" office:value-type="float" office:value="4.36496432348702">
            <text:p>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19]/[.$M$2])/2" office:value-type="float" office:value="-0.000311535545495836">
            <text:p>0</text:p>
          </table:table-cell>
          <table:table-cell table:style-name="ce10" table:formula="of:=1/[.K119]" office:value-type="float" office:value="-3209.90658837474">
            <text:p>-3209.91</text:p>
          </table:table-cell>
          <table:table-cell table:number-columns-repeated="1012"/>
        </table:table-row>
        <table:table-row table:style-name="ro1">
          <table:table-cell table:style-name="ce6" office:value-type="float" office:value="119">
            <text:p>119</text:p>
          </table:table-cell>
          <table:table-cell table:style-name="ce7" office:value-type="float" office:value="300">
            <text:p>300</text:p>
          </table:table-cell>
          <table:table-cell table:style-name="ce7" table:formula="of:=([.I120]/100)*MAX([.G101];0)" office:value-type="float" office:value="0">
            <text:p>0</text:p>
          </table:table-cell>
          <table:table-cell table:style-name="ce6" table:formula="of:=MAX([.G119];0)" office:value-type="float" office:value="0">
            <text:p>0</text:p>
          </table:table-cell>
          <table:table-cell table:style-name="ce8" table:formula="of:=[.B90]+[.C89]" office:value-type="float" office:value="435.71726902119">
            <text:p>436</text:p>
          </table:table-cell>
          <table:table-cell table:style-name="ce9" table:formula="of:=0.05*MAX([.G119];0)" office:value-type="float" office:value="0">
            <text:p>0</text:p>
          </table:table-cell>
          <table:table-cell table:style-name="ce3" table:formula="of:=[.B120]+[.C120]+[.D120]-[.E120]-[.F120]" office:value-type="float" office:value="-135.71726902119">
            <text:p>-136</text:p>
          </table:table-cell>
          <table:table-cell table:style-name="ce6" table:formula="of:=[.G120]-[.G119]" office:value-type="float" office:value="4.47372645193622">
            <text:p>4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20]/[.$M$2])/2" office:value-type="float" office:value="-0.0003015939311582">
            <text:p>0</text:p>
          </table:table-cell>
          <table:table-cell table:style-name="ce10" table:formula="of:=1/[.K120]" office:value-type="float" office:value="-3315.71658673548">
            <text:p>-3315.72</text:p>
          </table:table-cell>
          <table:table-cell table:number-columns-repeated="1012"/>
        </table:table-row>
        <table:table-row table:style-name="ro1">
          <table:table-cell table:style-name="ce6" office:value-type="float" office:value="120">
            <text:p>120</text:p>
          </table:table-cell>
          <table:table-cell table:style-name="ce7" office:value-type="float" office:value="500">
            <text:p>500</text:p>
          </table:table-cell>
          <table:table-cell table:style-name="ce7" table:formula="of:=([.I121]/100)*MAX([.G102];0)" office:value-type="float" office:value="0">
            <text:p>0</text:p>
          </table:table-cell>
          <table:table-cell table:style-name="ce6" table:formula="of:=MAX([.G120];0)" office:value-type="float" office:value="0">
            <text:p>0</text:p>
          </table:table-cell>
          <table:table-cell table:style-name="ce8" table:formula="of:=[.B91]+[.C90]" office:value-type="float" office:value="630.593145202479">
            <text:p>631</text:p>
          </table:table-cell>
          <table:table-cell table:style-name="ce9" table:formula="of:=0.05*MAX([.G120];0)" office:value-type="float" office:value="0">
            <text:p>0</text:p>
          </table:table-cell>
          <table:table-cell table:style-name="ce3" table:formula="of:=[.B121]+[.C121]+[.D121]-[.E121]-[.F121]" office:value-type="float" office:value="-130.593145202478">
            <text:p>-131</text:p>
          </table:table-cell>
          <table:table-cell table:style-name="ce6" table:formula="of:=[.G121]-[.G120]" office:value-type="float" office:value="5.12412381871133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21]/[.$M$2])/2" office:value-type="float" office:value="-0.000290206989338841">
            <text:p>0</text:p>
          </table:table-cell>
          <table:table-cell table:style-name="ce10" table:formula="of:=1/[.K121]" office:value-type="float" office:value="-3445.81638877214">
            <text:p>-3445.82</text:p>
          </table:table-cell>
          <table:table-cell table:number-columns-repeated="1012"/>
        </table:table-row>
        <table:table-row table:style-name="ro1">
          <table:table-cell table:style-name="ce6" office:value-type="float" office:value="121">
            <text:p>121</text:p>
          </table:table-cell>
          <table:table-cell table:style-name="ce7" office:value-type="float" office:value="300">
            <text:p>300</text:p>
          </table:table-cell>
          <table:table-cell table:style-name="ce7" table:formula="of:=([.I122]/100)*MAX([.G103];0)" office:value-type="float" office:value="0">
            <text:p>0</text:p>
          </table:table-cell>
          <table:table-cell table:style-name="ce6" table:formula="of:=MAX([.G121];0)" office:value-type="float" office:value="0">
            <text:p>0</text:p>
          </table:table-cell>
          <table:table-cell table:style-name="ce8" table:formula="of:=[.B92]+[.C91]" office:value-type="float" office:value="425.332601265671">
            <text:p>425</text:p>
          </table:table-cell>
          <table:table-cell table:style-name="ce9" table:formula="of:=0.05*MAX([.G121];0)" office:value-type="float" office:value="0">
            <text:p>0</text:p>
          </table:table-cell>
          <table:table-cell table:style-name="ce3" table:formula="of:=[.B122]+[.C122]+[.D122]-[.E122]-[.F122]" office:value-type="float" office:value="-125.332601265671">
            <text:p>-125</text:p>
          </table:table-cell>
          <table:table-cell table:style-name="ce6" table:formula="of:=[.G122]-[.G121]" office:value-type="float" office:value="5.26054393680761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22]/[.$M$2])/2" office:value-type="float" office:value="-0.000278516891701491">
            <text:p>0</text:p>
          </table:table-cell>
          <table:table-cell table:style-name="ce10" table:formula="of:=1/[.K122]" office:value-type="float" office:value="-3590.44650358866">
            <text:p>-3590.45</text:p>
          </table:table-cell>
          <table:table-cell table:number-columns-repeated="1012"/>
        </table:table-row>
        <table:table-row table:style-name="ro1">
          <table:table-cell table:style-name="ce6" office:value-type="float" office:value="122">
            <text:p>122</text:p>
          </table:table-cell>
          <table:table-cell table:style-name="ce7" office:value-type="float" office:value="200">
            <text:p>200</text:p>
          </table:table-cell>
          <table:table-cell table:style-name="ce7" table:formula="of:=([.I123]/100)*MAX([.G104];0)" office:value-type="float" office:value="0">
            <text:p>0</text:p>
          </table:table-cell>
          <table:table-cell table:style-name="ce6" table:formula="of:=MAX([.G122];0)" office:value-type="float" office:value="0">
            <text:p>0</text:p>
          </table:table-cell>
          <table:table-cell table:style-name="ce8" table:formula="of:=[.B93]+[.C92]" office:value-type="float" office:value="320.155935639716">
            <text:p>320</text:p>
          </table:table-cell>
          <table:table-cell table:style-name="ce9" table:formula="of:=0.05*MAX([.G122];0)" office:value-type="float" office:value="0">
            <text:p>0</text:p>
          </table:table-cell>
          <table:table-cell table:style-name="ce3" table:formula="of:=[.B123]+[.C123]+[.D123]-[.E123]-[.F123]" office:value-type="float" office:value="-120.155935639716">
            <text:p>-120</text:p>
          </table:table-cell>
          <table:table-cell table:style-name="ce6" table:formula="of:=[.G123]-[.G122]" office:value-type="float" office:value="5.1766656259548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23]/[.$M$2])/2" office:value-type="float" office:value="-0.00026701319031048">
            <text:p>0</text:p>
          </table:table-cell>
          <table:table-cell table:style-name="ce10" table:formula="of:=1/[.K123]" office:value-type="float" office:value="-3745.1333353128">
            <text:p>-3745.13</text:p>
          </table:table-cell>
          <table:table-cell table:number-columns-repeated="1012"/>
        </table:table-row>
        <table:table-row table:style-name="ro1">
          <table:table-cell table:style-name="ce6" office:value-type="float" office:value="123">
            <text:p>123</text:p>
          </table:table-cell>
          <table:table-cell table:style-name="ce7" office:value-type="float" office:value="200">
            <text:p>200</text:p>
          </table:table-cell>
          <table:table-cell table:style-name="ce7" table:formula="of:=([.I124]/100)*MAX([.G105];0)" office:value-type="float" office:value="0">
            <text:p>0</text:p>
          </table:table-cell>
          <table:table-cell table:style-name="ce6" table:formula="of:=MAX([.G123];0)" office:value-type="float" office:value="0">
            <text:p>0</text:p>
          </table:table-cell>
          <table:table-cell table:style-name="ce8" table:formula="of:=[.B94]+[.C93]" office:value-type="float" office:value="315.015022198523">
            <text:p>315</text:p>
          </table:table-cell>
          <table:table-cell table:style-name="ce9" table:formula="of:=0.05*MAX([.G123];0)" office:value-type="float" office:value="0">
            <text:p>0</text:p>
          </table:table-cell>
          <table:table-cell table:style-name="ce3" table:formula="of:=[.B124]+[.C124]+[.D124]-[.E124]-[.F124]" office:value-type="float" office:value="-115.015022198523">
            <text:p>-115</text:p>
          </table:table-cell>
          <table:table-cell table:style-name="ce6" table:formula="of:=[.G124]-[.G123]" office:value-type="float" office:value="5.14091344119339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24]/[.$M$2])/2" office:value-type="float" office:value="-0.000255588938218939">
            <text:p>0</text:p>
          </table:table-cell>
          <table:table-cell table:style-name="ce10" table:formula="of:=1/[.K124]" office:value-type="float" office:value="-3912.53239271018">
            <text:p>-3912.53</text:p>
          </table:table-cell>
          <table:table-cell table:number-columns-repeated="1012"/>
        </table:table-row>
        <table:table-row table:style-name="ro1">
          <table:table-cell table:style-name="ce6" office:value-type="float" office:value="124">
            <text:p>124</text:p>
          </table:table-cell>
          <table:table-cell table:style-name="ce7" office:value-type="float" office:value="200">
            <text:p>200</text:p>
          </table:table-cell>
          <table:table-cell table:style-name="ce7" table:formula="of:=([.I125]/100)*MAX([.G106];0)" office:value-type="float" office:value="0">
            <text:p>0</text:p>
          </table:table-cell>
          <table:table-cell table:style-name="ce6" table:formula="of:=MAX([.G124];0)" office:value-type="float" office:value="0">
            <text:p>0</text:p>
          </table:table-cell>
          <table:table-cell table:style-name="ce8" table:formula="of:=[.B95]+[.C94]" office:value-type="float" office:value="309.869415931366">
            <text:p>310</text:p>
          </table:table-cell>
          <table:table-cell table:style-name="ce9" table:formula="of:=0.05*MAX([.G124];0)" office:value-type="float" office:value="0">
            <text:p>0</text:p>
          </table:table-cell>
          <table:table-cell table:style-name="ce3" table:formula="of:=[.B125]+[.C125]+[.D125]-[.E125]-[.F125]" office:value-type="float" office:value="-109.869415931366">
            <text:p>-110</text:p>
          </table:table-cell>
          <table:table-cell table:style-name="ce6" table:formula="of:=[.G125]-[.G124]" office:value-type="float" office:value="5.14560626715695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25]/[.$M$2])/2" office:value-type="float" office:value="-0.000244154257625257">
            <text:p>0</text:p>
          </table:table-cell>
          <table:table-cell table:style-name="ce10" table:formula="of:=1/[.K125]" office:value-type="float" office:value="-4095.77129527211">
            <text:p>-4095.77</text:p>
          </table:table-cell>
          <table:table-cell table:number-columns-repeated="1012"/>
        </table:table-row>
        <table:table-row table:style-name="ro1">
          <table:table-cell table:style-name="ce6" office:value-type="float" office:value="125">
            <text:p>125</text:p>
          </table:table-cell>
          <table:table-cell table:style-name="ce7" office:value-type="float" office:value="200">
            <text:p>200</text:p>
          </table:table-cell>
          <table:table-cell table:style-name="ce7" table:formula="of:=([.I126]/100)*MAX([.G107];0)" office:value-type="float" office:value="0">
            <text:p>0</text:p>
          </table:table-cell>
          <table:table-cell table:style-name="ce6" table:formula="of:=MAX([.G125];0)" office:value-type="float" office:value="0">
            <text:p>0</text:p>
          </table:table-cell>
          <table:table-cell table:style-name="ce8" table:formula="of:=[.B96]+[.C95]" office:value-type="float" office:value="304.685529550949">
            <text:p>305</text:p>
          </table:table-cell>
          <table:table-cell table:style-name="ce9" table:formula="of:=0.05*MAX([.G125];0)" office:value-type="float" office:value="0">
            <text:p>0</text:p>
          </table:table-cell>
          <table:table-cell table:style-name="ce3" table:formula="of:=[.B126]+[.C126]+[.D126]-[.E126]-[.F126]" office:value-type="float" office:value="-104.685529550949">
            <text:p>-105</text:p>
          </table:table-cell>
          <table:table-cell table:style-name="ce6" table:formula="of:=[.G126]-[.G125]" office:value-type="float" office:value="5.18388638041677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26]/[.$M$2])/2" office:value-type="float" office:value="-0.00023263451011322">
            <text:p>0</text:p>
          </table:table-cell>
          <table:table-cell table:style-name="ce10" table:formula="of:=1/[.K126]" office:value-type="float" office:value="-4298.58837157614">
            <text:p>-4298.59</text:p>
          </table:table-cell>
          <table:table-cell table:number-columns-repeated="1012"/>
        </table:table-row>
        <table:table-row table:style-name="ro1">
          <table:table-cell table:style-name="ce6" office:value-type="float" office:value="126">
            <text:p>126</text:p>
          </table:table-cell>
          <table:table-cell table:style-name="ce7" office:value-type="float" office:value="200">
            <text:p>200</text:p>
          </table:table-cell>
          <table:table-cell table:style-name="ce7" table:formula="of:=([.I127]/100)*MAX([.G108];0)" office:value-type="float" office:value="0">
            <text:p>0</text:p>
          </table:table-cell>
          <table:table-cell table:style-name="ce6" table:formula="of:=MAX([.G126];0)" office:value-type="float" office:value="0">
            <text:p>0</text:p>
          </table:table-cell>
          <table:table-cell table:style-name="ce8" table:formula="of:=[.B97]+[.C96]" office:value-type="float" office:value="299.436508101947">
            <text:p>299</text:p>
          </table:table-cell>
          <table:table-cell table:style-name="ce9" table:formula="of:=0.05*MAX([.G126];0)" office:value-type="float" office:value="0">
            <text:p>0</text:p>
          </table:table-cell>
          <table:table-cell table:style-name="ce3" table:formula="of:=[.B127]+[.C127]+[.D127]-[.E127]-[.F127]" office:value-type="float" office:value="-99.4365081019475">
            <text:p>-99</text:p>
          </table:table-cell>
          <table:table-cell table:style-name="ce6" table:formula="of:=[.G127]-[.G126]" office:value-type="float" office:value="5.24902144900148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27]/[.$M$2])/2" office:value-type="float" office:value="-0.000220970018004328">
            <text:p>0</text:p>
          </table:table-cell>
          <table:table-cell table:style-name="ce10" table:formula="of:=1/[.K127]" office:value-type="float" office:value="-4525.50083052632">
            <text:p>-4525.5</text:p>
          </table:table-cell>
          <table:table-cell table:number-columns-repeated="1012"/>
        </table:table-row>
        <table:table-row table:style-name="ro1">
          <table:table-cell table:style-name="ce6" office:value-type="float" office:value="127">
            <text:p>127</text:p>
          </table:table-cell>
          <table:table-cell table:style-name="ce7" office:value-type="float" office:value="200">
            <text:p>200</text:p>
          </table:table-cell>
          <table:table-cell table:style-name="ce7" table:formula="of:=([.I128]/100)*MAX([.G109];0)" office:value-type="float" office:value="0">
            <text:p>0</text:p>
          </table:table-cell>
          <table:table-cell table:style-name="ce6" table:formula="of:=MAX([.G127];0)" office:value-type="float" office:value="0">
            <text:p>0</text:p>
          </table:table-cell>
          <table:table-cell table:style-name="ce8" table:formula="of:=[.B98]+[.C97]" office:value-type="float" office:value="294.102733281045">
            <text:p>294</text:p>
          </table:table-cell>
          <table:table-cell table:style-name="ce9" table:formula="of:=0.05*MAX([.G127];0)" office:value-type="float" office:value="0">
            <text:p>0</text:p>
          </table:table-cell>
          <table:table-cell table:style-name="ce3" table:formula="of:=[.B128]+[.C128]+[.D128]-[.E128]-[.F128]" office:value-type="float" office:value="-94.1027332810453">
            <text:p>-94</text:p>
          </table:table-cell>
          <table:table-cell table:style-name="ce6" table:formula="of:=[.G128]-[.G127]" office:value-type="float" office:value="5.33377482090219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28]/[.$M$2])/2" office:value-type="float" office:value="-0.000209117185068989">
            <text:p>0</text:p>
          </table:table-cell>
          <table:table-cell table:style-name="ce10" table:formula="of:=1/[.K128]" office:value-type="float" office:value="-4782.00775163501">
            <text:p>-4782.01</text:p>
          </table:table-cell>
          <table:table-cell table:number-columns-repeated="1012"/>
        </table:table-row>
        <table:table-row table:style-name="ro1">
          <table:table-cell table:style-name="ce6" office:value-type="float" office:value="128">
            <text:p>128</text:p>
          </table:table-cell>
          <table:table-cell table:style-name="ce7" office:value-type="float" office:value="200">
            <text:p>200</text:p>
          </table:table-cell>
          <table:table-cell table:style-name="ce7" table:formula="of:=([.I129]/100)*MAX([.G110];0)" office:value-type="float" office:value="0">
            <text:p>0</text:p>
          </table:table-cell>
          <table:table-cell table:style-name="ce6" table:formula="of:=MAX([.G128];0)" office:value-type="float" office:value="0">
            <text:p>0</text:p>
          </table:table-cell>
          <table:table-cell table:style-name="ce8" table:formula="of:=[.B99]+[.C98]" office:value-type="float" office:value="288.644642730959">
            <text:p>289</text:p>
          </table:table-cell>
          <table:table-cell table:style-name="ce9" table:formula="of:=0.05*MAX([.G128];0)" office:value-type="float" office:value="0">
            <text:p>0</text:p>
          </table:table-cell>
          <table:table-cell table:style-name="ce3" table:formula="of:=[.B129]+[.C129]+[.D129]-[.E129]-[.F129]" office:value-type="float" office:value="-88.6446427309589">
            <text:p>-89</text:p>
          </table:table-cell>
          <table:table-cell table:style-name="ce6" table:formula="of:=[.G129]-[.G128]" office:value-type="float" office:value="5.45809055008641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29]/[.$M$2])/2" office:value-type="float" office:value="-0.000196988094957686">
            <text:p>0</text:p>
          </table:table-cell>
          <table:table-cell table:style-name="ce10" table:formula="of:=1/[.K129]" office:value-type="float" office:value="-5076.44891035066">
            <text:p>-5076.45</text:p>
          </table:table-cell>
          <table:table-cell table:number-columns-repeated="1012"/>
        </table:table-row>
        <table:table-row table:style-name="ro1">
          <table:table-cell table:style-name="ce6" office:value-type="float" office:value="129">
            <text:p>129</text:p>
          </table:table-cell>
          <table:table-cell table:style-name="ce7" office:value-type="float" office:value="300">
            <text:p>300</text:p>
          </table:table-cell>
          <table:table-cell table:style-name="ce7" table:formula="of:=([.I130]/100)*MAX([.G111];0)" office:value-type="float" office:value="0">
            <text:p>0</text:p>
          </table:table-cell>
          <table:table-cell table:style-name="ce6" table:formula="of:=MAX([.G129];0)" office:value-type="float" office:value="0">
            <text:p>0</text:p>
          </table:table-cell>
          <table:table-cell table:style-name="ce8" table:formula="of:=[.B100]+[.C99]" office:value-type="float" office:value="382.730259342605">
            <text:p>383</text:p>
          </table:table-cell>
          <table:table-cell table:style-name="ce9" table:formula="of:=0.05*MAX([.G129];0)" office:value-type="float" office:value="0">
            <text:p>0</text:p>
          </table:table-cell>
          <table:table-cell table:style-name="ce3" table:formula="of:=[.B130]+[.C130]+[.D130]-[.E130]-[.F130]" office:value-type="float" office:value="-82.7302593426048">
            <text:p>-83</text:p>
          </table:table-cell>
          <table:table-cell table:style-name="ce6" table:formula="of:=[.G130]-[.G129]" office:value-type="float" office:value="5.91438338835405">
            <text:p>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30]/[.$M$2])/2" office:value-type="float" office:value="-0.000183845020761344">
            <text:p>0</text:p>
          </table:table-cell>
          <table:table-cell table:style-name="ce10" table:formula="of:=1/[.K130]" office:value-type="float" office:value="-5439.36406794578">
            <text:p>-5439.36</text:p>
          </table:table-cell>
          <table:table-cell table:number-columns-repeated="1012"/>
        </table:table-row>
        <table:table-row table:style-name="ro1">
          <table:table-cell table:style-name="ce6" office:value-type="float" office:value="130">
            <text:p>130</text:p>
          </table:table-cell>
          <table:table-cell table:style-name="ce7" office:value-type="float" office:value="500">
            <text:p>500</text:p>
          </table:table-cell>
          <table:table-cell table:style-name="ce7" table:formula="of:=([.I131]/100)*MAX([.G112];0)" office:value-type="float" office:value="0">
            <text:p>0</text:p>
          </table:table-cell>
          <table:table-cell table:style-name="ce6" table:formula="of:=MAX([.G130];0)" office:value-type="float" office:value="0">
            <text:p>0</text:p>
          </table:table-cell>
          <table:table-cell table:style-name="ce8" table:formula="of:=[.B101]+[.C100]" office:value-type="float" office:value="575.866896261389">
            <text:p>576</text:p>
          </table:table-cell>
          <table:table-cell table:style-name="ce9" table:formula="of:=0.05*MAX([.G130];0)" office:value-type="float" office:value="0">
            <text:p>0</text:p>
          </table:table-cell>
          <table:table-cell table:style-name="ce3" table:formula="of:=[.B131]+[.C131]+[.D131]-[.E131]-[.F131]" office:value-type="float" office:value="-75.8668962613889">
            <text:p>-76</text:p>
          </table:table-cell>
          <table:table-cell table:style-name="ce6" table:formula="of:=[.G131]-[.G130]" office:value-type="float" office:value="6.86336308121594">
            <text:p>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31]/[.$M$2])/2" office:value-type="float" office:value="-0.000168593102803086">
            <text:p>0</text:p>
          </table:table-cell>
          <table:table-cell table:style-name="ce10" table:formula="of:=1/[.K131]" office:value-type="float" office:value="-5931.44074919827">
            <text:p>-5931.44</text:p>
          </table:table-cell>
          <table:table-cell table:number-columns-repeated="1012"/>
        </table:table-row>
        <table:table-row table:style-name="ro1">
          <table:table-cell table:style-name="ce6" office:value-type="float" office:value="131">
            <text:p>131</text:p>
          </table:table-cell>
          <table:table-cell table:style-name="ce7" office:value-type="float" office:value="300">
            <text:p>300</text:p>
          </table:table-cell>
          <table:table-cell table:style-name="ce7" table:formula="of:=([.I132]/100)*MAX([.G113];0)" office:value-type="float" office:value="0">
            <text:p>0</text:p>
          </table:table-cell>
          <table:table-cell table:style-name="ce6" table:formula="of:=MAX([.G131];0)" office:value-type="float" office:value="0">
            <text:p>0</text:p>
          </table:table-cell>
          <table:table-cell table:style-name="ce8" table:formula="of:=[.B102]+[.C101]" office:value-type="float" office:value="369.140299752527">
            <text:p>369</text:p>
          </table:table-cell>
          <table:table-cell table:style-name="ce9" table:formula="of:=0.05*MAX([.G131];0)" office:value-type="float" office:value="0">
            <text:p>0</text:p>
          </table:table-cell>
          <table:table-cell table:style-name="ce3" table:formula="of:=[.B132]+[.C132]+[.D132]-[.E132]-[.F132]" office:value-type="float" office:value="-69.1402997525269">
            <text:p>-69</text:p>
          </table:table-cell>
          <table:table-cell table:style-name="ce6" table:formula="of:=[.G132]-[.G131]" office:value-type="float" office:value="6.72659650886203">
            <text:p>7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32]/[.$M$2])/2" office:value-type="float" office:value="-0.000153645110561171">
            <text:p>0</text:p>
          </table:table-cell>
          <table:table-cell table:style-name="ce10" table:formula="of:=1/[.K132]" office:value-type="float" office:value="-6508.50519321843">
            <text:p>-6508.51</text:p>
          </table:table-cell>
          <table:table-cell table:number-columns-repeated="1012"/>
        </table:table-row>
        <table:table-row table:style-name="ro1">
          <table:table-cell table:style-name="ce6" office:value-type="float" office:value="132">
            <text:p>132</text:p>
          </table:table-cell>
          <table:table-cell table:style-name="ce7" office:value-type="float" office:value="200">
            <text:p>200</text:p>
          </table:table-cell>
          <table:table-cell table:style-name="ce7" table:formula="of:=([.I133]/100)*MAX([.G114];0)" office:value-type="float" office:value="0">
            <text:p>0</text:p>
          </table:table-cell>
          <table:table-cell table:style-name="ce6" table:formula="of:=MAX([.G132];0)" office:value-type="float" office:value="0">
            <text:p>0</text:p>
          </table:table-cell>
          <table:table-cell table:style-name="ce8" table:formula="of:=[.B103]+[.C102]" office:value-type="float" office:value="262.78166336673">
            <text:p>263</text:p>
          </table:table-cell>
          <table:table-cell table:style-name="ce9" table:formula="of:=0.05*MAX([.G132];0)" office:value-type="float" office:value="0">
            <text:p>0</text:p>
          </table:table-cell>
          <table:table-cell table:style-name="ce3" table:formula="of:=[.B133]+[.C133]+[.D133]-[.E133]-[.F133]" office:value-type="float" office:value="-62.7816633667301">
            <text:p>-63</text:p>
          </table:table-cell>
          <table:table-cell table:style-name="ce6" table:formula="of:=[.G133]-[.G132]" office:value-type="float" office:value="6.35863638579679">
            <text:p>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33]/[.$M$2])/2" office:value-type="float" office:value="-0.000139514807481622">
            <text:p>0</text:p>
          </table:table-cell>
          <table:table-cell table:style-name="ce10" table:formula="of:=1/[.K133]" office:value-type="float" office:value="-7167.69795300564">
            <text:p>-7167.7</text:p>
          </table:table-cell>
          <table:table-cell table:number-columns-repeated="1012"/>
        </table:table-row>
        <table:table-row table:style-name="ro1">
          <table:table-cell table:style-name="ce6" office:value-type="float" office:value="133">
            <text:p>133</text:p>
          </table:table-cell>
          <table:table-cell table:style-name="ce7" office:value-type="float" office:value="200">
            <text:p>200</text:p>
          </table:table-cell>
          <table:table-cell table:style-name="ce7" table:formula="of:=([.I134]/100)*MAX([.G115];0)" office:value-type="float" office:value="0">
            <text:p>0</text:p>
          </table:table-cell>
          <table:table-cell table:style-name="ce6" table:formula="of:=MAX([.G133];0)" office:value-type="float" office:value="0">
            <text:p>0</text:p>
          </table:table-cell>
          <table:table-cell table:style-name="ce8" table:formula="of:=[.B104]+[.C103]" office:value-type="float" office:value="256.750309559847">
            <text:p>257</text:p>
          </table:table-cell>
          <table:table-cell table:style-name="ce9" table:formula="of:=0.05*MAX([.G133];0)" office:value-type="float" office:value="0">
            <text:p>0</text:p>
          </table:table-cell>
          <table:table-cell table:style-name="ce3" table:formula="of:=[.B134]+[.C134]+[.D134]-[.E134]-[.F134]" office:value-type="float" office:value="-56.7503095598473">
            <text:p>-57</text:p>
          </table:table-cell>
          <table:table-cell table:style-name="ce6" table:formula="of:=[.G134]-[.G133]" office:value-type="float" office:value="6.03135380688275">
            <text:p>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34]/[.$M$2])/2" office:value-type="float" office:value="-0.000126111799021883">
            <text:p>0</text:p>
          </table:table-cell>
          <table:table-cell table:style-name="ce10" table:formula="of:=1/[.K134]" office:value-type="float" office:value="-7929.4721648248">
            <text:p>-7929.47</text:p>
          </table:table-cell>
          <table:table-cell table:number-columns-repeated="1012"/>
        </table:table-row>
        <table:table-row table:style-name="ro1">
          <table:table-cell table:style-name="ce6" office:value-type="float" office:value="134">
            <text:p>134</text:p>
          </table:table-cell>
          <table:table-cell table:style-name="ce7" office:value-type="float" office:value="200">
            <text:p>200</text:p>
          </table:table-cell>
          <table:table-cell table:style-name="ce7" table:formula="of:=([.I135]/100)*MAX([.G116];0)" office:value-type="float" office:value="0">
            <text:p>0</text:p>
          </table:table-cell>
          <table:table-cell table:style-name="ce6" table:formula="of:=MAX([.G134];0)" office:value-type="float" office:value="0">
            <text:p>0</text:p>
          </table:table-cell>
          <table:table-cell table:style-name="ce8" table:formula="of:=[.B105]+[.C104]" office:value-type="float" office:value="251.010239046487">
            <text:p>251</text:p>
          </table:table-cell>
          <table:table-cell table:style-name="ce9" table:formula="of:=0.05*MAX([.G134];0)" office:value-type="float" office:value="0">
            <text:p>0</text:p>
          </table:table-cell>
          <table:table-cell table:style-name="ce3" table:formula="of:=[.B135]+[.C135]+[.D135]-[.E135]-[.F135]" office:value-type="float" office:value="-51.0102390464875">
            <text:p>-51</text:p>
          </table:table-cell>
          <table:table-cell table:style-name="ce6" table:formula="of:=[.G135]-[.G134]" office:value-type="float" office:value="5.74007051335985">
            <text:p>6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35]/[.$M$2])/2" office:value-type="float" office:value="-0.000113356086769972">
            <text:p>0</text:p>
          </table:table-cell>
          <table:table-cell table:style-name="ce10" table:formula="of:=1/[.K135]" office:value-type="float" office:value="-8821.75830601183">
            <text:p>-8821.76</text:p>
          </table:table-cell>
          <table:table-cell table:number-columns-repeated="1012"/>
        </table:table-row>
        <table:table-row table:style-name="ro1">
          <table:table-cell table:style-name="ce6" office:value-type="float" office:value="135">
            <text:p>135</text:p>
          </table:table-cell>
          <table:table-cell table:style-name="ce7" office:value-type="float" office:value="200">
            <text:p>200</text:p>
          </table:table-cell>
          <table:table-cell table:style-name="ce7" table:formula="of:=([.I136]/100)*MAX([.G117];0)" office:value-type="float" office:value="0">
            <text:p>0</text:p>
          </table:table-cell>
          <table:table-cell table:style-name="ce6" table:formula="of:=MAX([.G135];0)" office:value-type="float" office:value="0">
            <text:p>0</text:p>
          </table:table-cell>
          <table:table-cell table:style-name="ce8" table:formula="of:=[.B106]+[.C105]" office:value-type="float" office:value="245.529735971515">
            <text:p>246</text:p>
          </table:table-cell>
          <table:table-cell table:style-name="ce9" table:formula="of:=0.05*MAX([.G135];0)" office:value-type="float" office:value="0">
            <text:p>0</text:p>
          </table:table-cell>
          <table:table-cell table:style-name="ce3" table:formula="of:=[.B136]+[.C136]+[.D136]-[.E136]-[.F136]" office:value-type="float" office:value="-45.5297359715153">
            <text:p>-46</text:p>
          </table:table-cell>
          <table:table-cell table:style-name="ce6" table:formula="of:=[.G136]-[.G135]" office:value-type="float" office:value="5.48050307497215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36]/[.$M$2])/2" office:value-type="float" office:value="-0.000101177191047812">
            <text:p>0</text:p>
          </table:table-cell>
          <table:table-cell table:style-name="ce10" table:formula="of:=1/[.K136]" office:value-type="float" office:value="-9883.65055052225">
            <text:p>-9883.65</text:p>
          </table:table-cell>
          <table:table-cell table:number-columns-repeated="1012"/>
        </table:table-row>
        <table:table-row table:style-name="ro1">
          <table:table-cell table:style-name="ce6" office:value-type="float" office:value="136">
            <text:p>136</text:p>
          </table:table-cell>
          <table:table-cell table:style-name="ce7" office:value-type="float" office:value="200">
            <text:p>200</text:p>
          </table:table-cell>
          <table:table-cell table:style-name="ce7" table:formula="of:=([.I137]/100)*MAX([.G118];0)" office:value-type="float" office:value="0">
            <text:p>0</text:p>
          </table:table-cell>
          <table:table-cell table:style-name="ce6" table:formula="of:=MAX([.G136];0)" office:value-type="float" office:value="0">
            <text:p>0</text:p>
          </table:table-cell>
          <table:table-cell table:style-name="ce8" table:formula="of:=[.B107]+[.C106]" office:value-type="float" office:value="240.281683782442">
            <text:p>240</text:p>
          </table:table-cell>
          <table:table-cell table:style-name="ce9" table:formula="of:=0.05*MAX([.G136];0)" office:value-type="float" office:value="0">
            <text:p>0</text:p>
          </table:table-cell>
          <table:table-cell table:style-name="ce3" table:formula="of:=[.B137]+[.C137]+[.D137]-[.E137]-[.F137]" office:value-type="float" office:value="-40.281683782442">
            <text:p>-40</text:p>
          </table:table-cell>
          <table:table-cell table:style-name="ce6" table:formula="of:=[.G137]-[.G136]" office:value-type="float" office:value="5.24805218907332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37]/[.$M$2])/2" office:value-type="float" office:value="-0.0000895148528498711">
            <text:p>0</text:p>
          </table:table-cell>
          <table:table-cell table:style-name="ce10" table:formula="of:=1/[.K137]" office:value-type="float" office:value="-11171.3304347061">
            <text:p>-11171.33</text:p>
          </table:table-cell>
          <table:table-cell table:number-columns-repeated="1012"/>
        </table:table-row>
        <table:table-row table:style-name="ro1">
          <table:table-cell table:style-name="ce6" office:value-type="float" office:value="137">
            <text:p>137</text:p>
          </table:table-cell>
          <table:table-cell table:style-name="ce7" office:value-type="float" office:value="200">
            <text:p>200</text:p>
          </table:table-cell>
          <table:table-cell table:style-name="ce7" table:formula="of:=([.I138]/100)*MAX([.G119];0)" office:value-type="float" office:value="0">
            <text:p>0</text:p>
          </table:table-cell>
          <table:table-cell table:style-name="ce6" table:formula="of:=MAX([.G137];0)" office:value-type="float" office:value="0">
            <text:p>0</text:p>
          </table:table-cell>
          <table:table-cell table:style-name="ce8" table:formula="of:=[.B108]+[.C107]" office:value-type="float" office:value="235.244325556562">
            <text:p>235</text:p>
          </table:table-cell>
          <table:table-cell table:style-name="ce9" table:formula="of:=0.05*MAX([.G137];0)" office:value-type="float" office:value="0">
            <text:p>0</text:p>
          </table:table-cell>
          <table:table-cell table:style-name="ce3" table:formula="of:=[.B138]+[.C138]+[.D138]-[.E138]-[.F138]" office:value-type="float" office:value="-35.2443255565616">
            <text:p>-35</text:p>
          </table:table-cell>
          <table:table-cell table:style-name="ce6" table:formula="of:=[.G138]-[.G137]" office:value-type="float" office:value="5.03735822588035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38]/[.$M$2])/2" office:value-type="float" office:value="-0.0000783207234590259">
            <text:p>0</text:p>
          </table:table-cell>
          <table:table-cell table:style-name="ce10" table:formula="of:=1/[.K138]" office:value-type="float" office:value="-12768.0128047229">
            <text:p>-12768.01</text:p>
          </table:table-cell>
          <table:table-cell table:number-columns-repeated="1012"/>
        </table:table-row>
        <table:table-row table:style-name="ro1">
          <table:table-cell table:style-name="ce6" office:value-type="float" office:value="138">
            <text:p>138</text:p>
          </table:table-cell>
          <table:table-cell table:style-name="ce7" office:value-type="float" office:value="200">
            <text:p>200</text:p>
          </table:table-cell>
          <table:table-cell table:style-name="ce7" table:formula="of:=([.I139]/100)*MAX([.G120];0)" office:value-type="float" office:value="0">
            <text:p>0</text:p>
          </table:table-cell>
          <table:table-cell table:style-name="ce6" table:formula="of:=MAX([.G138];0)" office:value-type="float" office:value="0">
            <text:p>0</text:p>
          </table:table-cell>
          <table:table-cell table:style-name="ce8" table:formula="of:=[.B109]+[.C108]" office:value-type="float" office:value="230.373032940752">
            <text:p>230</text:p>
          </table:table-cell>
          <table:table-cell table:style-name="ce9" table:formula="of:=0.05*MAX([.G138];0)" office:value-type="float" office:value="0">
            <text:p>0</text:p>
          </table:table-cell>
          <table:table-cell table:style-name="ce3" table:formula="of:=[.B139]+[.C139]+[.D139]-[.E139]-[.F139]" office:value-type="float" office:value="-30.3730329407516">
            <text:p>-30</text:p>
          </table:table-cell>
          <table:table-cell table:style-name="ce6" table:formula="of:=[.G139]-[.G138]" office:value-type="float" office:value="4.87129261581006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39]/[.$M$2])/2" office:value-type="float" office:value="-0.0000674956287572257">
            <text:p>0</text:p>
          </table:table-cell>
          <table:table-cell table:style-name="ce10" table:formula="of:=1/[.K139]" office:value-type="float" office:value="-14815.774271796">
            <text:p>-14815.77</text:p>
          </table:table-cell>
          <table:table-cell table:number-columns-repeated="1012"/>
        </table:table-row>
        <table:table-row table:style-name="ro1">
          <table:table-cell table:style-name="ce6" office:value-type="float" office:value="139">
            <text:p>139</text:p>
          </table:table-cell>
          <table:table-cell table:style-name="ce7" office:value-type="float" office:value="300">
            <text:p>300</text:p>
          </table:table-cell>
          <table:table-cell table:style-name="ce7" table:formula="of:=([.I140]/100)*MAX([.G121];0)" office:value-type="float" office:value="0">
            <text:p>0</text:p>
          </table:table-cell>
          <table:table-cell table:style-name="ce6" table:formula="of:=MAX([.G139];0)" office:value-type="float" office:value="0">
            <text:p>0</text:p>
          </table:table-cell>
          <table:table-cell table:style-name="ce8" table:formula="of:=[.B110]+[.C109]" office:value-type="float" office:value="325.574526443558">
            <text:p>326</text:p>
          </table:table-cell>
          <table:table-cell table:style-name="ce9" table:formula="of:=0.05*MAX([.G139];0)" office:value-type="float" office:value="0">
            <text:p>0</text:p>
          </table:table-cell>
          <table:table-cell table:style-name="ce3" table:formula="of:=[.B140]+[.C140]+[.D140]-[.E140]-[.F140]" office:value-type="float" office:value="-25.5745264435583">
            <text:p>-26</text:p>
          </table:table-cell>
          <table:table-cell table:style-name="ce6" table:formula="of:=[.G140]-[.G139]" office:value-type="float" office:value="4.7985064971933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40]/[.$M$2])/2" office:value-type="float" office:value="-0.0000568322809856851">
            <text:p>0</text:p>
          </table:table-cell>
          <table:table-cell table:style-name="ce10" table:formula="of:=1/[.K140]" office:value-type="float" office:value="-17595.6337253449">
            <text:p>-17595.63</text:p>
          </table:table-cell>
          <table:table-cell table:number-columns-repeated="1012"/>
        </table:table-row>
        <table:table-row table:style-name="ro1">
          <table:table-cell table:style-name="ce6" office:value-type="float" office:value="140">
            <text:p>140</text:p>
          </table:table-cell>
          <table:table-cell table:style-name="ce7" office:value-type="float" office:value="500">
            <text:p>500</text:p>
          </table:table-cell>
          <table:table-cell table:style-name="ce7" table:formula="of:=([.I141]/100)*MAX([.G122];0)" office:value-type="float" office:value="0">
            <text:p>0</text:p>
          </table:table-cell>
          <table:table-cell table:style-name="ce6" table:formula="of:=MAX([.G140];0)" office:value-type="float" office:value="0">
            <text:p>0</text:p>
          </table:table-cell>
          <table:table-cell table:style-name="ce8" table:formula="of:=[.B111]+[.C110]" office:value-type="float" office:value="520.814540334743">
            <text:p>521</text:p>
          </table:table-cell>
          <table:table-cell table:style-name="ce9" table:formula="of:=0.05*MAX([.G140];0)" office:value-type="float" office:value="0">
            <text:p>0</text:p>
          </table:table-cell>
          <table:table-cell table:style-name="ce3" table:formula="of:=[.B141]+[.C141]+[.D141]-[.E141]-[.F141]" office:value-type="float" office:value="-20.8145403347424">
            <text:p>-21</text:p>
          </table:table-cell>
          <table:table-cell table:style-name="ce6" table:formula="of:=[.G141]-[.G140]" office:value-type="float" office:value="4.75998610881584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41]/[.$M$2])/2" office:value-type="float" office:value="-0.0000462545340772054">
            <text:p>0</text:p>
          </table:table-cell>
          <table:table-cell table:style-name="ce10" table:formula="of:=1/[.K141]" office:value-type="float" office:value="-21619.502173146">
            <text:p>-21619.5</text:p>
          </table:table-cell>
          <table:table-cell table:number-columns-repeated="1012"/>
        </table:table-row>
        <table:table-row table:style-name="ro1">
          <table:table-cell table:style-name="ce6" office:value-type="float" office:value="141">
            <text:p>141</text:p>
          </table:table-cell>
          <table:table-cell table:style-name="ce7" office:value-type="float" office:value="300">
            <text:p>300</text:p>
          </table:table-cell>
          <table:table-cell table:style-name="ce7" table:formula="of:=([.I142]/100)*MAX([.G123];0)" office:value-type="float" office:value="0">
            <text:p>0</text:p>
          </table:table-cell>
          <table:table-cell table:style-name="ce6" table:formula="of:=MAX([.G141];0)" office:value-type="float" office:value="0">
            <text:p>0</text:p>
          </table:table-cell>
          <table:table-cell table:style-name="ce8" table:formula="of:=[.B112]+[.C111]" office:value-type="float" office:value="316.085079064668">
            <text:p>316</text:p>
          </table:table-cell>
          <table:table-cell table:style-name="ce9" table:formula="of:=0.05*MAX([.G141];0)" office:value-type="float" office:value="0">
            <text:p>0</text:p>
          </table:table-cell>
          <table:table-cell table:style-name="ce3" table:formula="of:=[.B142]+[.C142]+[.D142]-[.E142]-[.F142]" office:value-type="float" office:value="-16.0850790646679">
            <text:p>-16</text:p>
          </table:table-cell>
          <table:table-cell table:style-name="ce6" table:formula="of:=[.G142]-[.G141]" office:value-type="float" office:value="4.72946127007458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42]/[.$M$2])/2" office:value-type="float" office:value="-0.0000357446201437064">
            <text:p>0</text:p>
          </table:table-cell>
          <table:table-cell table:style-name="ce10" table:formula="of:=1/[.K142]" office:value-type="float" office:value="-27976.2379899307">
            <text:p>-27976.24</text:p>
          </table:table-cell>
          <table:table-cell table:number-columns-repeated="1012"/>
        </table:table-row>
        <table:table-row table:style-name="ro1">
          <table:table-cell table:style-name="ce6" office:value-type="float" office:value="142">
            <text:p>142</text:p>
          </table:table-cell>
          <table:table-cell table:style-name="ce7" office:value-type="float" office:value="200">
            <text:p>200</text:p>
          </table:table-cell>
          <table:table-cell table:style-name="ce7" table:formula="of:=([.I143]/100)*MAX([.G124];0)" office:value-type="float" office:value="0">
            <text:p>0</text:p>
          </table:table-cell>
          <table:table-cell table:style-name="ce6" table:formula="of:=MAX([.G142];0)" office:value-type="float" office:value="0">
            <text:p>0</text:p>
          </table:table-cell>
          <table:table-cell table:style-name="ce8" table:formula="of:=[.B113]+[.C112]" office:value-type="float" office:value="211.3759440938">
            <text:p>211</text:p>
          </table:table-cell>
          <table:table-cell table:style-name="ce9" table:formula="of:=0.05*MAX([.G142];0)" office:value-type="float" office:value="0">
            <text:p>0</text:p>
          </table:table-cell>
          <table:table-cell table:style-name="ce3" table:formula="of:=[.B143]+[.C143]+[.D143]-[.E143]-[.F143]" office:value-type="float" office:value="-11.3759440938004">
            <text:p>-11</text:p>
          </table:table-cell>
          <table:table-cell table:style-name="ce6" table:formula="of:=[.G143]-[.G142]" office:value-type="float" office:value="4.70913497086744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43]/[.$M$2])/2" office:value-type="float" office:value="-0.0000252798757640009">
            <text:p>0</text:p>
          </table:table-cell>
          <table:table-cell table:style-name="ce10" table:formula="of:=1/[.K143]" office:value-type="float" office:value="-39557.1564249544">
            <text:p>-39557.16</text:p>
          </table:table-cell>
          <table:table-cell table:number-columns-repeated="1012"/>
        </table:table-row>
        <table:table-row table:style-name="ro1">
          <table:table-cell table:style-name="ce6" office:value-type="float" office:value="143">
            <text:p>143</text:p>
          </table:table-cell>
          <table:table-cell table:style-name="ce7" office:value-type="float" office:value="200">
            <text:p>200</text:p>
          </table:table-cell>
          <table:table-cell table:style-name="ce7" table:formula="of:=([.I144]/100)*MAX([.G125];0)" office:value-type="float" office:value="0">
            <text:p>0</text:p>
          </table:table-cell>
          <table:table-cell table:style-name="ce6" table:formula="of:=MAX([.G143];0)" office:value-type="float" office:value="0">
            <text:p>0</text:p>
          </table:table-cell>
          <table:table-cell table:style-name="ce8" table:formula="of:=[.B114]+[.C113]" office:value-type="float" office:value="206.675326840194">
            <text:p>207</text:p>
          </table:table-cell>
          <table:table-cell table:style-name="ce9" table:formula="of:=0.05*MAX([.G143];0)" office:value-type="float" office:value="0">
            <text:p>0</text:p>
          </table:table-cell>
          <table:table-cell table:style-name="ce3" table:formula="of:=[.B144]+[.C144]+[.D144]-[.E144]-[.F144]" office:value-type="float" office:value="-6.67532684019361">
            <text:p>-7</text:p>
          </table:table-cell>
          <table:table-cell table:style-name="ce6" table:formula="of:=[.G144]-[.G143]" office:value-type="float" office:value="4.70061725360682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44]/[.$M$2])/2" office:value-type="float" office:value="-0.0000148340596448747">
            <text:p>0</text:p>
          </table:table-cell>
          <table:table-cell table:style-name="ce10" table:formula="of:=1/[.K144]" office:value-type="float" office:value="-67412.4294993994">
            <text:p>-67412.43</text:p>
          </table:table-cell>
          <table:table-cell table:number-columns-repeated="1012"/>
        </table:table-row>
        <table:table-row table:style-name="ro1">
          <table:table-cell table:style-name="ce6" office:value-type="float" office:value="144">
            <text:p>144</text:p>
          </table:table-cell>
          <table:table-cell table:style-name="ce7" office:value-type="float" office:value="200">
            <text:p>200</text:p>
          </table:table-cell>
          <table:table-cell table:style-name="ce7" table:formula="of:=([.I145]/100)*MAX([.G126];0)" office:value-type="float" office:value="0">
            <text:p>0</text:p>
          </table:table-cell>
          <table:table-cell table:style-name="ce6" table:formula="of:=MAX([.G144];0)" office:value-type="float" office:value="0">
            <text:p>0</text:p>
          </table:table-cell>
          <table:table-cell table:style-name="ce8" table:formula="of:=[.B115]+[.C114]" office:value-type="float" office:value="201.970318755058">
            <text:p>202</text:p>
          </table:table-cell>
          <table:table-cell table:style-name="ce9" table:formula="of:=0.05*MAX([.G144];0)" office:value-type="float" office:value="0">
            <text:p>0</text:p>
          </table:table-cell>
          <table:table-cell table:style-name="ce3" table:formula="of:=[.B145]+[.C145]+[.D145]-[.E145]-[.F145]" office:value-type="float" office:value="-1.9703187550578">
            <text:p>-2</text:p>
          </table:table-cell>
          <table:table-cell table:style-name="ce6" table:formula="of:=[.G145]-[.G144]" office:value-type="float" office:value="4.7050080851358">
            <text:p>5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45]/[.$M$2])/2" office:value-type="float" office:value="-0.00000437848612235068">
            <text:p>0</text:p>
          </table:table-cell>
          <table:table-cell table:style-name="ce10" table:formula="of:=1/[.K145]" office:value-type="float" office:value="-228389.44147735">
            <text:p>-228389.44</text:p>
          </table:table-cell>
          <table:table-cell table:number-columns-repeated="1012"/>
        </table:table-row>
        <table:table-row table:style-name="ro1">
          <table:table-cell table:style-name="ce6" office:value-type="float" office:value="145">
            <text:p>145</text:p>
          </table:table-cell>
          <table:table-cell table:style-name="ce7" office:value-type="float" office:value="200">
            <text:p>200</text:p>
          </table:table-cell>
          <table:table-cell table:style-name="ce7" table:formula="of:=([.I146]/100)*MAX([.G127];0)" office:value-type="float" office:value="0">
            <text:p>0</text:p>
          </table:table-cell>
          <table:table-cell table:style-name="ce6" table:formula="of:=MAX([.G145];0)" office:value-type="float" office:value="0">
            <text:p>0</text:p>
          </table:table-cell>
          <table:table-cell table:style-name="ce8" table:formula="of:=[.B116]+[.C115]" office:value-type="float" office:value="200">
            <text:p>200</text:p>
          </table:table-cell>
          <table:table-cell table:style-name="ce9" table:formula="of:=0.05*MAX([.G145];0)" office:value-type="float" office:value="0">
            <text:p>0</text:p>
          </table:table-cell>
          <table:table-cell table:style-name="ce3" table:formula="of:=[.B146]+[.C146]+[.D146]-[.E146]-[.F146]" office:value-type="float" office:value="0">
            <text:p>0</text:p>
          </table:table-cell>
          <table:table-cell table:style-name="ce6" table:formula="of:=[.G146]-[.G145]" office:value-type="float" office:value="1.9703187550578">
            <text:p>2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46]/[.$M$2])/2" office:value-type="float" office:value="0">
            <text:p>0</text:p>
          </table:table-cell>
          <table:table-cell table:style-name="ce10" table:formula="of:=1/[.K146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46">
            <text:p>146</text:p>
          </table:table-cell>
          <table:table-cell table:style-name="ce7" office:value-type="float" office:value="200">
            <text:p>200</text:p>
          </table:table-cell>
          <table:table-cell table:style-name="ce7" table:formula="of:=([.I147]/100)*MAX([.G128];0)" office:value-type="float" office:value="0">
            <text:p>0</text:p>
          </table:table-cell>
          <table:table-cell table:style-name="ce6" table:formula="of:=MAX([.G146];0)" office:value-type="float" office:value="0">
            <text:p>0</text:p>
          </table:table-cell>
          <table:table-cell table:style-name="ce8" table:formula="of:=[.B117]+[.C116]" office:value-type="float" office:value="200">
            <text:p>200</text:p>
          </table:table-cell>
          <table:table-cell table:style-name="ce9" table:formula="of:=0.05*MAX([.G146];0)" office:value-type="float" office:value="0">
            <text:p>0</text:p>
          </table:table-cell>
          <table:table-cell table:style-name="ce3" table:formula="of:=[.B147]+[.C147]+[.D147]-[.E147]-[.F147]" office:value-type="float" office:value="0">
            <text:p>0</text:p>
          </table:table-cell>
          <table:table-cell table:style-name="ce6" table:formula="of:=[.G147]-[.G146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47]/[.$M$2])/2" office:value-type="float" office:value="0">
            <text:p>0</text:p>
          </table:table-cell>
          <table:table-cell table:style-name="ce10" table:formula="of:=1/[.K147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47">
            <text:p>147</text:p>
          </table:table-cell>
          <table:table-cell table:style-name="ce7" office:value-type="float" office:value="200">
            <text:p>200</text:p>
          </table:table-cell>
          <table:table-cell table:style-name="ce7" table:formula="of:=([.I148]/100)*MAX([.G129];0)" office:value-type="float" office:value="0">
            <text:p>0</text:p>
          </table:table-cell>
          <table:table-cell table:style-name="ce6" table:formula="of:=MAX([.G147];0)" office:value-type="float" office:value="0">
            <text:p>0</text:p>
          </table:table-cell>
          <table:table-cell table:style-name="ce8" table:formula="of:=[.B118]+[.C117]" office:value-type="float" office:value="200">
            <text:p>200</text:p>
          </table:table-cell>
          <table:table-cell table:style-name="ce9" table:formula="of:=0.05*MAX([.G147];0)" office:value-type="float" office:value="0">
            <text:p>0</text:p>
          </table:table-cell>
          <table:table-cell table:style-name="ce3" table:formula="of:=[.B148]+[.C148]+[.D148]-[.E148]-[.F148]" office:value-type="float" office:value="0">
            <text:p>0</text:p>
          </table:table-cell>
          <table:table-cell table:style-name="ce6" table:formula="of:=[.G148]-[.G147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48]/[.$M$2])/2" office:value-type="float" office:value="0">
            <text:p>0</text:p>
          </table:table-cell>
          <table:table-cell table:style-name="ce10" table:formula="of:=1/[.K148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48">
            <text:p>148</text:p>
          </table:table-cell>
          <table:table-cell table:style-name="ce7" office:value-type="float" office:value="200">
            <text:p>200</text:p>
          </table:table-cell>
          <table:table-cell table:style-name="ce7" table:formula="of:=([.I149]/100)*MAX([.G130];0)" office:value-type="float" office:value="0">
            <text:p>0</text:p>
          </table:table-cell>
          <table:table-cell table:style-name="ce6" table:formula="of:=MAX([.G148];0)" office:value-type="float" office:value="0">
            <text:p>0</text:p>
          </table:table-cell>
          <table:table-cell table:style-name="ce8" table:formula="of:=[.B119]+[.C118]" office:value-type="float" office:value="200">
            <text:p>200</text:p>
          </table:table-cell>
          <table:table-cell table:style-name="ce9" table:formula="of:=0.05*MAX([.G148];0)" office:value-type="float" office:value="0">
            <text:p>0</text:p>
          </table:table-cell>
          <table:table-cell table:style-name="ce3" table:formula="of:=[.B149]+[.C149]+[.D149]-[.E149]-[.F149]" office:value-type="float" office:value="0">
            <text:p>0</text:p>
          </table:table-cell>
          <table:table-cell table:style-name="ce6" table:formula="of:=[.G149]-[.G148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49]/[.$M$2])/2" office:value-type="float" office:value="0">
            <text:p>0</text:p>
          </table:table-cell>
          <table:table-cell table:style-name="ce10" table:formula="of:=1/[.K149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49">
            <text:p>149</text:p>
          </table:table-cell>
          <table:table-cell table:style-name="ce7" office:value-type="float" office:value="300">
            <text:p>300</text:p>
          </table:table-cell>
          <table:table-cell table:style-name="ce7" table:formula="of:=([.I150]/100)*MAX([.G131];0)" office:value-type="float" office:value="0">
            <text:p>0</text:p>
          </table:table-cell>
          <table:table-cell table:style-name="ce6" table:formula="of:=MAX([.G149];0)" office:value-type="float" office:value="0">
            <text:p>0</text:p>
          </table:table-cell>
          <table:table-cell table:style-name="ce8" table:formula="of:=[.B120]+[.C119]" office:value-type="float" office:value="300">
            <text:p>300</text:p>
          </table:table-cell>
          <table:table-cell table:style-name="ce9" table:formula="of:=0.05*MAX([.G149];0)" office:value-type="float" office:value="0">
            <text:p>0</text:p>
          </table:table-cell>
          <table:table-cell table:style-name="ce3" table:formula="of:=[.B150]+[.C150]+[.D150]-[.E150]-[.F150]" office:value-type="float" office:value="0">
            <text:p>0</text:p>
          </table:table-cell>
          <table:table-cell table:style-name="ce6" table:formula="of:=[.G150]-[.G149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50]/[.$M$2])/2" office:value-type="float" office:value="0">
            <text:p>0</text:p>
          </table:table-cell>
          <table:table-cell table:style-name="ce10" table:formula="of:=1/[.K150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7" office:value-type="float" office:value="500">
            <text:p>500</text:p>
          </table:table-cell>
          <table:table-cell table:style-name="ce7" table:formula="of:=([.I151]/100)*MAX([.G132];0)" office:value-type="float" office:value="0">
            <text:p>0</text:p>
          </table:table-cell>
          <table:table-cell table:style-name="ce6" table:formula="of:=MAX([.G150];0)" office:value-type="float" office:value="0">
            <text:p>0</text:p>
          </table:table-cell>
          <table:table-cell table:style-name="ce8" table:formula="of:=[.B121]+[.C120]" office:value-type="float" office:value="500">
            <text:p>500</text:p>
          </table:table-cell>
          <table:table-cell table:style-name="ce9" table:formula="of:=0.05*MAX([.G150];0)" office:value-type="float" office:value="0">
            <text:p>0</text:p>
          </table:table-cell>
          <table:table-cell table:style-name="ce3" table:formula="of:=[.B151]+[.C151]+[.D151]-[.E151]-[.F151]" office:value-type="float" office:value="0">
            <text:p>0</text:p>
          </table:table-cell>
          <table:table-cell table:style-name="ce6" table:formula="of:=[.G151]-[.G150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51]/[.$M$2])/2" office:value-type="float" office:value="0">
            <text:p>0</text:p>
          </table:table-cell>
          <table:table-cell table:style-name="ce10" table:formula="of:=1/[.K151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51">
            <text:p>151</text:p>
          </table:table-cell>
          <table:table-cell table:style-name="ce7" office:value-type="float" office:value="300">
            <text:p>300</text:p>
          </table:table-cell>
          <table:table-cell table:style-name="ce7" table:formula="of:=([.I152]/100)*MAX([.G133];0)" office:value-type="float" office:value="0">
            <text:p>0</text:p>
          </table:table-cell>
          <table:table-cell table:style-name="ce6" table:formula="of:=MAX([.G151];0)" office:value-type="float" office:value="0">
            <text:p>0</text:p>
          </table:table-cell>
          <table:table-cell table:style-name="ce8" table:formula="of:=[.B122]+[.C121]" office:value-type="float" office:value="300">
            <text:p>300</text:p>
          </table:table-cell>
          <table:table-cell table:style-name="ce9" table:formula="of:=0.05*MAX([.G151];0)" office:value-type="float" office:value="0">
            <text:p>0</text:p>
          </table:table-cell>
          <table:table-cell table:style-name="ce3" table:formula="of:=[.B152]+[.C152]+[.D152]-[.E152]-[.F152]" office:value-type="float" office:value="0">
            <text:p>0</text:p>
          </table:table-cell>
          <table:table-cell table:style-name="ce6" table:formula="of:=[.G152]-[.G151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52]/[.$M$2])/2" office:value-type="float" office:value="0">
            <text:p>0</text:p>
          </table:table-cell>
          <table:table-cell table:style-name="ce10" table:formula="of:=1/[.K152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52">
            <text:p>152</text:p>
          </table:table-cell>
          <table:table-cell table:style-name="ce7" office:value-type="float" office:value="200">
            <text:p>200</text:p>
          </table:table-cell>
          <table:table-cell table:style-name="ce7" table:formula="of:=([.I153]/100)*MAX([.G134];0)" office:value-type="float" office:value="0">
            <text:p>0</text:p>
          </table:table-cell>
          <table:table-cell table:style-name="ce6" table:formula="of:=MAX([.G152];0)" office:value-type="float" office:value="0">
            <text:p>0</text:p>
          </table:table-cell>
          <table:table-cell table:style-name="ce8" table:formula="of:=[.B123]+[.C122]" office:value-type="float" office:value="200">
            <text:p>200</text:p>
          </table:table-cell>
          <table:table-cell table:style-name="ce9" table:formula="of:=0.05*MAX([.G152];0)" office:value-type="float" office:value="0">
            <text:p>0</text:p>
          </table:table-cell>
          <table:table-cell table:style-name="ce3" table:formula="of:=[.B153]+[.C153]+[.D153]-[.E153]-[.F153]" office:value-type="float" office:value="0">
            <text:p>0</text:p>
          </table:table-cell>
          <table:table-cell table:style-name="ce6" table:formula="of:=[.G153]-[.G152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53]/[.$M$2])/2" office:value-type="float" office:value="0">
            <text:p>0</text:p>
          </table:table-cell>
          <table:table-cell table:style-name="ce10" table:formula="of:=1/[.K153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53">
            <text:p>153</text:p>
          </table:table-cell>
          <table:table-cell table:style-name="ce7" office:value-type="float" office:value="200">
            <text:p>200</text:p>
          </table:table-cell>
          <table:table-cell table:style-name="ce7" table:formula="of:=([.I154]/100)*MAX([.G135];0)" office:value-type="float" office:value="0">
            <text:p>0</text:p>
          </table:table-cell>
          <table:table-cell table:style-name="ce6" table:formula="of:=MAX([.G153];0)" office:value-type="float" office:value="0">
            <text:p>0</text:p>
          </table:table-cell>
          <table:table-cell table:style-name="ce8" table:formula="of:=[.B124]+[.C123]" office:value-type="float" office:value="200">
            <text:p>200</text:p>
          </table:table-cell>
          <table:table-cell table:style-name="ce9" table:formula="of:=0.05*MAX([.G153];0)" office:value-type="float" office:value="0">
            <text:p>0</text:p>
          </table:table-cell>
          <table:table-cell table:style-name="ce3" table:formula="of:=[.B154]+[.C154]+[.D154]-[.E154]-[.F154]" office:value-type="float" office:value="0">
            <text:p>0</text:p>
          </table:table-cell>
          <table:table-cell table:style-name="ce6" table:formula="of:=[.G154]-[.G153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54]/[.$M$2])/2" office:value-type="float" office:value="0">
            <text:p>0</text:p>
          </table:table-cell>
          <table:table-cell table:style-name="ce10" table:formula="of:=1/[.K154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54">
            <text:p>154</text:p>
          </table:table-cell>
          <table:table-cell table:style-name="ce7" office:value-type="float" office:value="200">
            <text:p>200</text:p>
          </table:table-cell>
          <table:table-cell table:style-name="ce7" table:formula="of:=([.I155]/100)*MAX([.G136];0)" office:value-type="float" office:value="0">
            <text:p>0</text:p>
          </table:table-cell>
          <table:table-cell table:style-name="ce6" table:formula="of:=MAX([.G154];0)" office:value-type="float" office:value="0">
            <text:p>0</text:p>
          </table:table-cell>
          <table:table-cell table:style-name="ce8" table:formula="of:=[.B125]+[.C124]" office:value-type="float" office:value="200">
            <text:p>200</text:p>
          </table:table-cell>
          <table:table-cell table:style-name="ce9" table:formula="of:=0.05*MAX([.G154];0)" office:value-type="float" office:value="0">
            <text:p>0</text:p>
          </table:table-cell>
          <table:table-cell table:style-name="ce3" table:formula="of:=[.B155]+[.C155]+[.D155]-[.E155]-[.F155]" office:value-type="float" office:value="0">
            <text:p>0</text:p>
          </table:table-cell>
          <table:table-cell table:style-name="ce6" table:formula="of:=[.G155]-[.G154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55]/[.$M$2])/2" office:value-type="float" office:value="0">
            <text:p>0</text:p>
          </table:table-cell>
          <table:table-cell table:style-name="ce10" table:formula="of:=1/[.K155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55">
            <text:p>155</text:p>
          </table:table-cell>
          <table:table-cell table:style-name="ce7" office:value-type="float" office:value="200">
            <text:p>200</text:p>
          </table:table-cell>
          <table:table-cell table:style-name="ce7" table:formula="of:=([.I156]/100)*MAX([.G137];0)" office:value-type="float" office:value="0">
            <text:p>0</text:p>
          </table:table-cell>
          <table:table-cell table:style-name="ce6" table:formula="of:=MAX([.G155];0)" office:value-type="float" office:value="0">
            <text:p>0</text:p>
          </table:table-cell>
          <table:table-cell table:style-name="ce8" table:formula="of:=[.B126]+[.C125]" office:value-type="float" office:value="200">
            <text:p>200</text:p>
          </table:table-cell>
          <table:table-cell table:style-name="ce9" table:formula="of:=0.05*MAX([.G155];0)" office:value-type="float" office:value="0">
            <text:p>0</text:p>
          </table:table-cell>
          <table:table-cell table:style-name="ce3" table:formula="of:=[.B156]+[.C156]+[.D156]-[.E156]-[.F156]" office:value-type="float" office:value="0">
            <text:p>0</text:p>
          </table:table-cell>
          <table:table-cell table:style-name="ce6" table:formula="of:=[.G156]-[.G155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56]/[.$M$2])/2" office:value-type="float" office:value="0">
            <text:p>0</text:p>
          </table:table-cell>
          <table:table-cell table:style-name="ce10" table:formula="of:=1/[.K156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56">
            <text:p>156</text:p>
          </table:table-cell>
          <table:table-cell table:style-name="ce7" office:value-type="float" office:value="200">
            <text:p>200</text:p>
          </table:table-cell>
          <table:table-cell table:style-name="ce7" table:formula="of:=([.I157]/100)*MAX([.G138];0)" office:value-type="float" office:value="0">
            <text:p>0</text:p>
          </table:table-cell>
          <table:table-cell table:style-name="ce6" table:formula="of:=MAX([.G156];0)" office:value-type="float" office:value="0">
            <text:p>0</text:p>
          </table:table-cell>
          <table:table-cell table:style-name="ce8" table:formula="of:=[.B127]+[.C126]" office:value-type="float" office:value="200">
            <text:p>200</text:p>
          </table:table-cell>
          <table:table-cell table:style-name="ce9" table:formula="of:=0.05*MAX([.G156];0)" office:value-type="float" office:value="0">
            <text:p>0</text:p>
          </table:table-cell>
          <table:table-cell table:style-name="ce3" table:formula="of:=[.B157]+[.C157]+[.D157]-[.E157]-[.F157]" office:value-type="float" office:value="0">
            <text:p>0</text:p>
          </table:table-cell>
          <table:table-cell table:style-name="ce6" table:formula="of:=[.G157]-[.G156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57]/[.$M$2])/2" office:value-type="float" office:value="0">
            <text:p>0</text:p>
          </table:table-cell>
          <table:table-cell table:style-name="ce10" table:formula="of:=1/[.K157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57">
            <text:p>157</text:p>
          </table:table-cell>
          <table:table-cell table:style-name="ce7" office:value-type="float" office:value="200">
            <text:p>200</text:p>
          </table:table-cell>
          <table:table-cell table:style-name="ce7" table:formula="of:=([.I158]/100)*MAX([.G139];0)" office:value-type="float" office:value="0">
            <text:p>0</text:p>
          </table:table-cell>
          <table:table-cell table:style-name="ce6" table:formula="of:=MAX([.G157];0)" office:value-type="float" office:value="0">
            <text:p>0</text:p>
          </table:table-cell>
          <table:table-cell table:style-name="ce8" table:formula="of:=[.B128]+[.C127]" office:value-type="float" office:value="200">
            <text:p>200</text:p>
          </table:table-cell>
          <table:table-cell table:style-name="ce9" table:formula="of:=0.05*MAX([.G157];0)" office:value-type="float" office:value="0">
            <text:p>0</text:p>
          </table:table-cell>
          <table:table-cell table:style-name="ce3" table:formula="of:=[.B158]+[.C158]+[.D158]-[.E158]-[.F158]" office:value-type="float" office:value="0">
            <text:p>0</text:p>
          </table:table-cell>
          <table:table-cell table:style-name="ce6" table:formula="of:=[.G158]-[.G157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58]/[.$M$2])/2" office:value-type="float" office:value="0">
            <text:p>0</text:p>
          </table:table-cell>
          <table:table-cell table:style-name="ce10" table:formula="of:=1/[.K158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58">
            <text:p>158</text:p>
          </table:table-cell>
          <table:table-cell table:style-name="ce7" office:value-type="float" office:value="200">
            <text:p>200</text:p>
          </table:table-cell>
          <table:table-cell table:style-name="ce7" table:formula="of:=([.I159]/100)*MAX([.G140];0)" office:value-type="float" office:value="0">
            <text:p>0</text:p>
          </table:table-cell>
          <table:table-cell table:style-name="ce6" table:formula="of:=MAX([.G158];0)" office:value-type="float" office:value="0">
            <text:p>0</text:p>
          </table:table-cell>
          <table:table-cell table:style-name="ce8" table:formula="of:=[.B129]+[.C128]" office:value-type="float" office:value="200">
            <text:p>200</text:p>
          </table:table-cell>
          <table:table-cell table:style-name="ce9" table:formula="of:=0.05*MAX([.G158];0)" office:value-type="float" office:value="0">
            <text:p>0</text:p>
          </table:table-cell>
          <table:table-cell table:style-name="ce3" table:formula="of:=[.B159]+[.C159]+[.D159]-[.E159]-[.F159]" office:value-type="float" office:value="0">
            <text:p>0</text:p>
          </table:table-cell>
          <table:table-cell table:style-name="ce6" table:formula="of:=[.G159]-[.G158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59]/[.$M$2])/2" office:value-type="float" office:value="0">
            <text:p>0</text:p>
          </table:table-cell>
          <table:table-cell table:style-name="ce10" table:formula="of:=1/[.K159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59">
            <text:p>159</text:p>
          </table:table-cell>
          <table:table-cell table:style-name="ce7" office:value-type="float" office:value="300">
            <text:p>300</text:p>
          </table:table-cell>
          <table:table-cell table:style-name="ce7" table:formula="of:=([.I160]/100)*MAX([.G141];0)" office:value-type="float" office:value="0">
            <text:p>0</text:p>
          </table:table-cell>
          <table:table-cell table:style-name="ce6" table:formula="of:=MAX([.G159];0)" office:value-type="float" office:value="0">
            <text:p>0</text:p>
          </table:table-cell>
          <table:table-cell table:style-name="ce8" table:formula="of:=[.B130]+[.C129]" office:value-type="float" office:value="300">
            <text:p>300</text:p>
          </table:table-cell>
          <table:table-cell table:style-name="ce9" table:formula="of:=0.05*MAX([.G159];0)" office:value-type="float" office:value="0">
            <text:p>0</text:p>
          </table:table-cell>
          <table:table-cell table:style-name="ce3" table:formula="of:=[.B160]+[.C160]+[.D160]-[.E160]-[.F160]" office:value-type="float" office:value="0">
            <text:p>0</text:p>
          </table:table-cell>
          <table:table-cell table:style-name="ce6" table:formula="of:=[.G160]-[.G159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60]/[.$M$2])/2" office:value-type="float" office:value="0">
            <text:p>0</text:p>
          </table:table-cell>
          <table:table-cell table:style-name="ce10" table:formula="of:=1/[.K160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60">
            <text:p>160</text:p>
          </table:table-cell>
          <table:table-cell table:style-name="ce7" office:value-type="float" office:value="500">
            <text:p>500</text:p>
          </table:table-cell>
          <table:table-cell table:style-name="ce7" table:formula="of:=([.I161]/100)*MAX([.G142];0)" office:value-type="float" office:value="0">
            <text:p>0</text:p>
          </table:table-cell>
          <table:table-cell table:style-name="ce6" table:formula="of:=MAX([.G160];0)" office:value-type="float" office:value="0">
            <text:p>0</text:p>
          </table:table-cell>
          <table:table-cell table:style-name="ce8" table:formula="of:=[.B131]+[.C130]" office:value-type="float" office:value="500">
            <text:p>500</text:p>
          </table:table-cell>
          <table:table-cell table:style-name="ce9" table:formula="of:=0.05*MAX([.G160];0)" office:value-type="float" office:value="0">
            <text:p>0</text:p>
          </table:table-cell>
          <table:table-cell table:style-name="ce3" table:formula="of:=[.B161]+[.C161]+[.D161]-[.E161]-[.F161]" office:value-type="float" office:value="0">
            <text:p>0</text:p>
          </table:table-cell>
          <table:table-cell table:style-name="ce6" table:formula="of:=[.G161]-[.G160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61]/[.$M$2])/2" office:value-type="float" office:value="0">
            <text:p>0</text:p>
          </table:table-cell>
          <table:table-cell table:style-name="ce10" table:formula="of:=1/[.K161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61">
            <text:p>161</text:p>
          </table:table-cell>
          <table:table-cell table:style-name="ce7" office:value-type="float" office:value="300">
            <text:p>300</text:p>
          </table:table-cell>
          <table:table-cell table:style-name="ce7" table:formula="of:=([.I162]/100)*MAX([.G143];0)" office:value-type="float" office:value="0">
            <text:p>0</text:p>
          </table:table-cell>
          <table:table-cell table:style-name="ce6" table:formula="of:=MAX([.G161];0)" office:value-type="float" office:value="0">
            <text:p>0</text:p>
          </table:table-cell>
          <table:table-cell table:style-name="ce8" table:formula="of:=[.B132]+[.C131]" office:value-type="float" office:value="300">
            <text:p>300</text:p>
          </table:table-cell>
          <table:table-cell table:style-name="ce9" table:formula="of:=0.05*MAX([.G161];0)" office:value-type="float" office:value="0">
            <text:p>0</text:p>
          </table:table-cell>
          <table:table-cell table:style-name="ce3" table:formula="of:=[.B162]+[.C162]+[.D162]-[.E162]-[.F162]" office:value-type="float" office:value="0">
            <text:p>0</text:p>
          </table:table-cell>
          <table:table-cell table:style-name="ce6" table:formula="of:=[.G162]-[.G161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62]/[.$M$2])/2" office:value-type="float" office:value="0">
            <text:p>0</text:p>
          </table:table-cell>
          <table:table-cell table:style-name="ce10" table:formula="of:=1/[.K162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62">
            <text:p>162</text:p>
          </table:table-cell>
          <table:table-cell table:style-name="ce7" office:value-type="float" office:value="200">
            <text:p>200</text:p>
          </table:table-cell>
          <table:table-cell table:style-name="ce7" table:formula="of:=([.I163]/100)*MAX([.G144];0)" office:value-type="float" office:value="0">
            <text:p>0</text:p>
          </table:table-cell>
          <table:table-cell table:style-name="ce6" table:formula="of:=MAX([.G162];0)" office:value-type="float" office:value="0">
            <text:p>0</text:p>
          </table:table-cell>
          <table:table-cell table:style-name="ce8" table:formula="of:=[.B133]+[.C132]" office:value-type="float" office:value="200">
            <text:p>200</text:p>
          </table:table-cell>
          <table:table-cell table:style-name="ce9" table:formula="of:=0.05*MAX([.G162];0)" office:value-type="float" office:value="0">
            <text:p>0</text:p>
          </table:table-cell>
          <table:table-cell table:style-name="ce3" table:formula="of:=[.B163]+[.C163]+[.D163]-[.E163]-[.F163]" office:value-type="float" office:value="0">
            <text:p>0</text:p>
          </table:table-cell>
          <table:table-cell table:style-name="ce6" table:formula="of:=[.G163]-[.G162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63]/[.$M$2])/2" office:value-type="float" office:value="0">
            <text:p>0</text:p>
          </table:table-cell>
          <table:table-cell table:style-name="ce10" table:formula="of:=1/[.K163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63">
            <text:p>163</text:p>
          </table:table-cell>
          <table:table-cell table:style-name="ce7" office:value-type="float" office:value="200">
            <text:p>200</text:p>
          </table:table-cell>
          <table:table-cell table:style-name="ce7" table:formula="of:=([.I164]/100)*MAX([.G145];0)" office:value-type="float" office:value="0">
            <text:p>0</text:p>
          </table:table-cell>
          <table:table-cell table:style-name="ce6" table:formula="of:=MAX([.G163];0)" office:value-type="float" office:value="0">
            <text:p>0</text:p>
          </table:table-cell>
          <table:table-cell table:style-name="ce8" table:formula="of:=[.B134]+[.C133]" office:value-type="float" office:value="200">
            <text:p>200</text:p>
          </table:table-cell>
          <table:table-cell table:style-name="ce9" table:formula="of:=0.05*MAX([.G163];0)" office:value-type="float" office:value="0">
            <text:p>0</text:p>
          </table:table-cell>
          <table:table-cell table:style-name="ce3" table:formula="of:=[.B164]+[.C164]+[.D164]-[.E164]-[.F164]" office:value-type="float" office:value="0">
            <text:p>0</text:p>
          </table:table-cell>
          <table:table-cell table:style-name="ce6" table:formula="of:=[.G164]-[.G163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64]/[.$M$2])/2" office:value-type="float" office:value="0">
            <text:p>0</text:p>
          </table:table-cell>
          <table:table-cell table:style-name="ce10" table:formula="of:=1/[.K164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64">
            <text:p>164</text:p>
          </table:table-cell>
          <table:table-cell table:style-name="ce7" office:value-type="float" office:value="200">
            <text:p>200</text:p>
          </table:table-cell>
          <table:table-cell table:style-name="ce7" table:formula="of:=([.I165]/100)*MAX([.G146];0)" office:value-type="float" office:value="0">
            <text:p>0</text:p>
          </table:table-cell>
          <table:table-cell table:style-name="ce6" table:formula="of:=MAX([.G164];0)" office:value-type="float" office:value="0">
            <text:p>0</text:p>
          </table:table-cell>
          <table:table-cell table:style-name="ce8" table:formula="of:=[.B135]+[.C134]" office:value-type="float" office:value="200">
            <text:p>200</text:p>
          </table:table-cell>
          <table:table-cell table:style-name="ce9" table:formula="of:=0.05*MAX([.G164];0)" office:value-type="float" office:value="0">
            <text:p>0</text:p>
          </table:table-cell>
          <table:table-cell table:style-name="ce3" table:formula="of:=[.B165]+[.C165]+[.D165]-[.E165]-[.F165]" office:value-type="float" office:value="0">
            <text:p>0</text:p>
          </table:table-cell>
          <table:table-cell table:style-name="ce6" table:formula="of:=[.G165]-[.G164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65]/[.$M$2])/2" office:value-type="float" office:value="0">
            <text:p>0</text:p>
          </table:table-cell>
          <table:table-cell table:style-name="ce10" table:formula="of:=1/[.K165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65">
            <text:p>165</text:p>
          </table:table-cell>
          <table:table-cell table:style-name="ce7" office:value-type="float" office:value="200">
            <text:p>200</text:p>
          </table:table-cell>
          <table:table-cell table:style-name="ce7" table:formula="of:=([.I166]/100)*MAX([.G147];0)" office:value-type="float" office:value="0">
            <text:p>0</text:p>
          </table:table-cell>
          <table:table-cell table:style-name="ce6" table:formula="of:=MAX([.G165];0)" office:value-type="float" office:value="0">
            <text:p>0</text:p>
          </table:table-cell>
          <table:table-cell table:style-name="ce8" table:formula="of:=[.B136]+[.C135]" office:value-type="float" office:value="200">
            <text:p>200</text:p>
          </table:table-cell>
          <table:table-cell table:style-name="ce9" table:formula="of:=0.05*MAX([.G165];0)" office:value-type="float" office:value="0">
            <text:p>0</text:p>
          </table:table-cell>
          <table:table-cell table:style-name="ce3" table:formula="of:=[.B166]+[.C166]+[.D166]-[.E166]-[.F166]" office:value-type="float" office:value="0">
            <text:p>0</text:p>
          </table:table-cell>
          <table:table-cell table:style-name="ce6" table:formula="of:=[.G166]-[.G165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66]/[.$M$2])/2" office:value-type="float" office:value="0">
            <text:p>0</text:p>
          </table:table-cell>
          <table:table-cell table:style-name="ce10" table:formula="of:=1/[.K166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66">
            <text:p>166</text:p>
          </table:table-cell>
          <table:table-cell table:style-name="ce7" office:value-type="float" office:value="200">
            <text:p>200</text:p>
          </table:table-cell>
          <table:table-cell table:style-name="ce7" table:formula="of:=([.I167]/100)*MAX([.G148];0)" office:value-type="float" office:value="0">
            <text:p>0</text:p>
          </table:table-cell>
          <table:table-cell table:style-name="ce6" table:formula="of:=MAX([.G166];0)" office:value-type="float" office:value="0">
            <text:p>0</text:p>
          </table:table-cell>
          <table:table-cell table:style-name="ce8" table:formula="of:=[.B137]+[.C136]" office:value-type="float" office:value="200">
            <text:p>200</text:p>
          </table:table-cell>
          <table:table-cell table:style-name="ce9" table:formula="of:=0.05*MAX([.G166];0)" office:value-type="float" office:value="0">
            <text:p>0</text:p>
          </table:table-cell>
          <table:table-cell table:style-name="ce3" table:formula="of:=[.B167]+[.C167]+[.D167]-[.E167]-[.F167]" office:value-type="float" office:value="0">
            <text:p>0</text:p>
          </table:table-cell>
          <table:table-cell table:style-name="ce6" table:formula="of:=[.G167]-[.G166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67]/[.$M$2])/2" office:value-type="float" office:value="0">
            <text:p>0</text:p>
          </table:table-cell>
          <table:table-cell table:style-name="ce10" table:formula="of:=1/[.K167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67">
            <text:p>167</text:p>
          </table:table-cell>
          <table:table-cell table:style-name="ce7" office:value-type="float" office:value="200">
            <text:p>200</text:p>
          </table:table-cell>
          <table:table-cell table:style-name="ce7" table:formula="of:=([.I168]/100)*MAX([.G149];0)" office:value-type="float" office:value="0">
            <text:p>0</text:p>
          </table:table-cell>
          <table:table-cell table:style-name="ce6" table:formula="of:=MAX([.G167];0)" office:value-type="float" office:value="0">
            <text:p>0</text:p>
          </table:table-cell>
          <table:table-cell table:style-name="ce8" table:formula="of:=[.B138]+[.C137]" office:value-type="float" office:value="200">
            <text:p>200</text:p>
          </table:table-cell>
          <table:table-cell table:style-name="ce9" table:formula="of:=0.05*MAX([.G167];0)" office:value-type="float" office:value="0">
            <text:p>0</text:p>
          </table:table-cell>
          <table:table-cell table:style-name="ce3" table:formula="of:=[.B168]+[.C168]+[.D168]-[.E168]-[.F168]" office:value-type="float" office:value="0">
            <text:p>0</text:p>
          </table:table-cell>
          <table:table-cell table:style-name="ce6" table:formula="of:=[.G168]-[.G167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68]/[.$M$2])/2" office:value-type="float" office:value="0">
            <text:p>0</text:p>
          </table:table-cell>
          <table:table-cell table:style-name="ce10" table:formula="of:=1/[.K168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68">
            <text:p>168</text:p>
          </table:table-cell>
          <table:table-cell table:style-name="ce7" office:value-type="float" office:value="200">
            <text:p>200</text:p>
          </table:table-cell>
          <table:table-cell table:style-name="ce7" table:formula="of:=([.I169]/100)*MAX([.G150];0)" office:value-type="float" office:value="0">
            <text:p>0</text:p>
          </table:table-cell>
          <table:table-cell table:style-name="ce6" table:formula="of:=MAX([.G168];0)" office:value-type="float" office:value="0">
            <text:p>0</text:p>
          </table:table-cell>
          <table:table-cell table:style-name="ce8" table:formula="of:=[.B139]+[.C138]" office:value-type="float" office:value="200">
            <text:p>200</text:p>
          </table:table-cell>
          <table:table-cell table:style-name="ce9" table:formula="of:=0.05*MAX([.G168];0)" office:value-type="float" office:value="0">
            <text:p>0</text:p>
          </table:table-cell>
          <table:table-cell table:style-name="ce3" table:formula="of:=[.B169]+[.C169]+[.D169]-[.E169]-[.F169]" office:value-type="float" office:value="0">
            <text:p>0</text:p>
          </table:table-cell>
          <table:table-cell table:style-name="ce6" table:formula="of:=[.G169]-[.G168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69]/[.$M$2])/2" office:value-type="float" office:value="0">
            <text:p>0</text:p>
          </table:table-cell>
          <table:table-cell table:style-name="ce10" table:formula="of:=1/[.K169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69">
            <text:p>169</text:p>
          </table:table-cell>
          <table:table-cell table:style-name="ce7" office:value-type="float" office:value="300">
            <text:p>300</text:p>
          </table:table-cell>
          <table:table-cell table:style-name="ce7" table:formula="of:=([.I170]/100)*MAX([.G151];0)" office:value-type="float" office:value="0">
            <text:p>0</text:p>
          </table:table-cell>
          <table:table-cell table:style-name="ce6" table:formula="of:=MAX([.G169];0)" office:value-type="float" office:value="0">
            <text:p>0</text:p>
          </table:table-cell>
          <table:table-cell table:style-name="ce8" table:formula="of:=[.B140]+[.C139]" office:value-type="float" office:value="300">
            <text:p>300</text:p>
          </table:table-cell>
          <table:table-cell table:style-name="ce9" table:formula="of:=0.05*MAX([.G169];0)" office:value-type="float" office:value="0">
            <text:p>0</text:p>
          </table:table-cell>
          <table:table-cell table:style-name="ce3" table:formula="of:=[.B170]+[.C170]+[.D170]-[.E170]-[.F170]" office:value-type="float" office:value="0">
            <text:p>0</text:p>
          </table:table-cell>
          <table:table-cell table:style-name="ce6" table:formula="of:=[.G170]-[.G169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70]/[.$M$2])/2" office:value-type="float" office:value="0">
            <text:p>0</text:p>
          </table:table-cell>
          <table:table-cell table:style-name="ce10" table:formula="of:=1/[.K170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70">
            <text:p>170</text:p>
          </table:table-cell>
          <table:table-cell table:style-name="ce7" office:value-type="float" office:value="500">
            <text:p>500</text:p>
          </table:table-cell>
          <table:table-cell table:style-name="ce7" table:formula="of:=([.I171]/100)*MAX([.G152];0)" office:value-type="float" office:value="0">
            <text:p>0</text:p>
          </table:table-cell>
          <table:table-cell table:style-name="ce6" table:formula="of:=MAX([.G170];0)" office:value-type="float" office:value="0">
            <text:p>0</text:p>
          </table:table-cell>
          <table:table-cell table:style-name="ce8" table:formula="of:=[.B141]+[.C140]" office:value-type="float" office:value="500">
            <text:p>500</text:p>
          </table:table-cell>
          <table:table-cell table:style-name="ce9" table:formula="of:=0.05*MAX([.G170];0)" office:value-type="float" office:value="0">
            <text:p>0</text:p>
          </table:table-cell>
          <table:table-cell table:style-name="ce3" table:formula="of:=[.B171]+[.C171]+[.D171]-[.E171]-[.F171]" office:value-type="float" office:value="0">
            <text:p>0</text:p>
          </table:table-cell>
          <table:table-cell table:style-name="ce6" table:formula="of:=[.G171]-[.G170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71]/[.$M$2])/2" office:value-type="float" office:value="0">
            <text:p>0</text:p>
          </table:table-cell>
          <table:table-cell table:style-name="ce10" table:formula="of:=1/[.K171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71">
            <text:p>171</text:p>
          </table:table-cell>
          <table:table-cell table:style-name="ce7" office:value-type="float" office:value="300">
            <text:p>300</text:p>
          </table:table-cell>
          <table:table-cell table:style-name="ce7" table:formula="of:=([.I172]/100)*MAX([.G153];0)" office:value-type="float" office:value="0">
            <text:p>0</text:p>
          </table:table-cell>
          <table:table-cell table:style-name="ce6" table:formula="of:=MAX([.G171];0)" office:value-type="float" office:value="0">
            <text:p>0</text:p>
          </table:table-cell>
          <table:table-cell table:style-name="ce8" table:formula="of:=[.B142]+[.C141]" office:value-type="float" office:value="300">
            <text:p>300</text:p>
          </table:table-cell>
          <table:table-cell table:style-name="ce9" table:formula="of:=0.05*MAX([.G171];0)" office:value-type="float" office:value="0">
            <text:p>0</text:p>
          </table:table-cell>
          <table:table-cell table:style-name="ce3" table:formula="of:=[.B172]+[.C172]+[.D172]-[.E172]-[.F172]" office:value-type="float" office:value="0">
            <text:p>0</text:p>
          </table:table-cell>
          <table:table-cell table:style-name="ce6" table:formula="of:=[.G172]-[.G171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72]/[.$M$2])/2" office:value-type="float" office:value="0">
            <text:p>0</text:p>
          </table:table-cell>
          <table:table-cell table:style-name="ce10" table:formula="of:=1/[.K172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72">
            <text:p>172</text:p>
          </table:table-cell>
          <table:table-cell table:style-name="ce7" office:value-type="float" office:value="200">
            <text:p>200</text:p>
          </table:table-cell>
          <table:table-cell table:style-name="ce7" table:formula="of:=([.I173]/100)*MAX([.G154];0)" office:value-type="float" office:value="0">
            <text:p>0</text:p>
          </table:table-cell>
          <table:table-cell table:style-name="ce6" table:formula="of:=MAX([.G172];0)" office:value-type="float" office:value="0">
            <text:p>0</text:p>
          </table:table-cell>
          <table:table-cell table:style-name="ce8" table:formula="of:=[.B143]+[.C142]" office:value-type="float" office:value="200">
            <text:p>200</text:p>
          </table:table-cell>
          <table:table-cell table:style-name="ce9" table:formula="of:=0.05*MAX([.G172];0)" office:value-type="float" office:value="0">
            <text:p>0</text:p>
          </table:table-cell>
          <table:table-cell table:style-name="ce3" table:formula="of:=[.B173]+[.C173]+[.D173]-[.E173]-[.F173]" office:value-type="float" office:value="0">
            <text:p>0</text:p>
          </table:table-cell>
          <table:table-cell table:style-name="ce6" table:formula="of:=[.G173]-[.G172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73]/[.$M$2])/2" office:value-type="float" office:value="0">
            <text:p>0</text:p>
          </table:table-cell>
          <table:table-cell table:style-name="ce10" table:formula="of:=1/[.K173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73">
            <text:p>173</text:p>
          </table:table-cell>
          <table:table-cell table:style-name="ce7" office:value-type="float" office:value="200">
            <text:p>200</text:p>
          </table:table-cell>
          <table:table-cell table:style-name="ce7" table:formula="of:=([.I174]/100)*MAX([.G155];0)" office:value-type="float" office:value="0">
            <text:p>0</text:p>
          </table:table-cell>
          <table:table-cell table:style-name="ce6" table:formula="of:=MAX([.G173];0)" office:value-type="float" office:value="0">
            <text:p>0</text:p>
          </table:table-cell>
          <table:table-cell table:style-name="ce8" table:formula="of:=[.B144]+[.C143]" office:value-type="float" office:value="200">
            <text:p>200</text:p>
          </table:table-cell>
          <table:table-cell table:style-name="ce9" table:formula="of:=0.05*MAX([.G173];0)" office:value-type="float" office:value="0">
            <text:p>0</text:p>
          </table:table-cell>
          <table:table-cell table:style-name="ce3" table:formula="of:=[.B174]+[.C174]+[.D174]-[.E174]-[.F174]" office:value-type="float" office:value="0">
            <text:p>0</text:p>
          </table:table-cell>
          <table:table-cell table:style-name="ce6" table:formula="of:=[.G174]-[.G173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74]/[.$M$2])/2" office:value-type="float" office:value="0">
            <text:p>0</text:p>
          </table:table-cell>
          <table:table-cell table:style-name="ce10" table:formula="of:=1/[.K174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74">
            <text:p>174</text:p>
          </table:table-cell>
          <table:table-cell table:style-name="ce7" office:value-type="float" office:value="200">
            <text:p>200</text:p>
          </table:table-cell>
          <table:table-cell table:style-name="ce7" table:formula="of:=([.I175]/100)*MAX([.G156];0)" office:value-type="float" office:value="0">
            <text:p>0</text:p>
          </table:table-cell>
          <table:table-cell table:style-name="ce6" table:formula="of:=MAX([.G174];0)" office:value-type="float" office:value="0">
            <text:p>0</text:p>
          </table:table-cell>
          <table:table-cell table:style-name="ce8" table:formula="of:=[.B145]+[.C144]" office:value-type="float" office:value="200">
            <text:p>200</text:p>
          </table:table-cell>
          <table:table-cell table:style-name="ce9" table:formula="of:=0.05*MAX([.G174];0)" office:value-type="float" office:value="0">
            <text:p>0</text:p>
          </table:table-cell>
          <table:table-cell table:style-name="ce3" table:formula="of:=[.B175]+[.C175]+[.D175]-[.E175]-[.F175]" office:value-type="float" office:value="0">
            <text:p>0</text:p>
          </table:table-cell>
          <table:table-cell table:style-name="ce6" table:formula="of:=[.G175]-[.G174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75]/[.$M$2])/2" office:value-type="float" office:value="0">
            <text:p>0</text:p>
          </table:table-cell>
          <table:table-cell table:style-name="ce10" table:formula="of:=1/[.K175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75">
            <text:p>175</text:p>
          </table:table-cell>
          <table:table-cell table:style-name="ce7" office:value-type="float" office:value="200">
            <text:p>200</text:p>
          </table:table-cell>
          <table:table-cell table:style-name="ce7" table:formula="of:=([.I176]/100)*MAX([.G157];0)" office:value-type="float" office:value="0">
            <text:p>0</text:p>
          </table:table-cell>
          <table:table-cell table:style-name="ce6" table:formula="of:=MAX([.G175];0)" office:value-type="float" office:value="0">
            <text:p>0</text:p>
          </table:table-cell>
          <table:table-cell table:style-name="ce8" table:formula="of:=[.B146]+[.C145]" office:value-type="float" office:value="200">
            <text:p>200</text:p>
          </table:table-cell>
          <table:table-cell table:style-name="ce9" table:formula="of:=0.05*MAX([.G175];0)" office:value-type="float" office:value="0">
            <text:p>0</text:p>
          </table:table-cell>
          <table:table-cell table:style-name="ce3" table:formula="of:=[.B176]+[.C176]+[.D176]-[.E176]-[.F176]" office:value-type="float" office:value="0">
            <text:p>0</text:p>
          </table:table-cell>
          <table:table-cell table:style-name="ce6" table:formula="of:=[.G176]-[.G175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76]/[.$M$2])/2" office:value-type="float" office:value="0">
            <text:p>0</text:p>
          </table:table-cell>
          <table:table-cell table:style-name="ce10" table:formula="of:=1/[.K176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76">
            <text:p>176</text:p>
          </table:table-cell>
          <table:table-cell table:style-name="ce7" office:value-type="float" office:value="200">
            <text:p>200</text:p>
          </table:table-cell>
          <table:table-cell table:style-name="ce7" table:formula="of:=([.I177]/100)*MAX([.G158];0)" office:value-type="float" office:value="0">
            <text:p>0</text:p>
          </table:table-cell>
          <table:table-cell table:style-name="ce6" table:formula="of:=MAX([.G176];0)" office:value-type="float" office:value="0">
            <text:p>0</text:p>
          </table:table-cell>
          <table:table-cell table:style-name="ce8" table:formula="of:=[.B147]+[.C146]" office:value-type="float" office:value="200">
            <text:p>200</text:p>
          </table:table-cell>
          <table:table-cell table:style-name="ce9" table:formula="of:=0.05*MAX([.G176];0)" office:value-type="float" office:value="0">
            <text:p>0</text:p>
          </table:table-cell>
          <table:table-cell table:style-name="ce3" table:formula="of:=[.B177]+[.C177]+[.D177]-[.E177]-[.F177]" office:value-type="float" office:value="0">
            <text:p>0</text:p>
          </table:table-cell>
          <table:table-cell table:style-name="ce6" table:formula="of:=[.G177]-[.G176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77]/[.$M$2])/2" office:value-type="float" office:value="0">
            <text:p>0</text:p>
          </table:table-cell>
          <table:table-cell table:style-name="ce10" table:formula="of:=1/[.K177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77">
            <text:p>177</text:p>
          </table:table-cell>
          <table:table-cell table:style-name="ce7" office:value-type="float" office:value="200">
            <text:p>200</text:p>
          </table:table-cell>
          <table:table-cell table:style-name="ce7" table:formula="of:=([.I178]/100)*MAX([.G159];0)" office:value-type="float" office:value="0">
            <text:p>0</text:p>
          </table:table-cell>
          <table:table-cell table:style-name="ce6" table:formula="of:=MAX([.G177];0)" office:value-type="float" office:value="0">
            <text:p>0</text:p>
          </table:table-cell>
          <table:table-cell table:style-name="ce8" table:formula="of:=[.B148]+[.C147]" office:value-type="float" office:value="200">
            <text:p>200</text:p>
          </table:table-cell>
          <table:table-cell table:style-name="ce9" table:formula="of:=0.05*MAX([.G177];0)" office:value-type="float" office:value="0">
            <text:p>0</text:p>
          </table:table-cell>
          <table:table-cell table:style-name="ce3" table:formula="of:=[.B178]+[.C178]+[.D178]-[.E178]-[.F178]" office:value-type="float" office:value="0">
            <text:p>0</text:p>
          </table:table-cell>
          <table:table-cell table:style-name="ce6" table:formula="of:=[.G178]-[.G177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78]/[.$M$2])/2" office:value-type="float" office:value="0">
            <text:p>0</text:p>
          </table:table-cell>
          <table:table-cell table:style-name="ce10" table:formula="of:=1/[.K178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78">
            <text:p>178</text:p>
          </table:table-cell>
          <table:table-cell table:style-name="ce7" office:value-type="float" office:value="200">
            <text:p>200</text:p>
          </table:table-cell>
          <table:table-cell table:style-name="ce7" table:formula="of:=([.I179]/100)*MAX([.G160];0)" office:value-type="float" office:value="0">
            <text:p>0</text:p>
          </table:table-cell>
          <table:table-cell table:style-name="ce6" table:formula="of:=MAX([.G178];0)" office:value-type="float" office:value="0">
            <text:p>0</text:p>
          </table:table-cell>
          <table:table-cell table:style-name="ce8" table:formula="of:=[.B149]+[.C148]" office:value-type="float" office:value="200">
            <text:p>200</text:p>
          </table:table-cell>
          <table:table-cell table:style-name="ce9" table:formula="of:=0.05*MAX([.G178];0)" office:value-type="float" office:value="0">
            <text:p>0</text:p>
          </table:table-cell>
          <table:table-cell table:style-name="ce3" table:formula="of:=[.B179]+[.C179]+[.D179]-[.E179]-[.F179]" office:value-type="float" office:value="0">
            <text:p>0</text:p>
          </table:table-cell>
          <table:table-cell table:style-name="ce6" table:formula="of:=[.G179]-[.G178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79]/[.$M$2])/2" office:value-type="float" office:value="0">
            <text:p>0</text:p>
          </table:table-cell>
          <table:table-cell table:style-name="ce10" table:formula="of:=1/[.K179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79">
            <text:p>179</text:p>
          </table:table-cell>
          <table:table-cell table:style-name="ce7" office:value-type="float" office:value="300">
            <text:p>300</text:p>
          </table:table-cell>
          <table:table-cell table:style-name="ce7" table:formula="of:=([.I180]/100)*MAX([.G161];0)" office:value-type="float" office:value="0">
            <text:p>0</text:p>
          </table:table-cell>
          <table:table-cell table:style-name="ce6" table:formula="of:=MAX([.G179];0)" office:value-type="float" office:value="0">
            <text:p>0</text:p>
          </table:table-cell>
          <table:table-cell table:style-name="ce8" table:formula="of:=[.B150]+[.C149]" office:value-type="float" office:value="300">
            <text:p>300</text:p>
          </table:table-cell>
          <table:table-cell table:style-name="ce9" table:formula="of:=0.05*MAX([.G179];0)" office:value-type="float" office:value="0">
            <text:p>0</text:p>
          </table:table-cell>
          <table:table-cell table:style-name="ce3" table:formula="of:=[.B180]+[.C180]+[.D180]-[.E180]-[.F180]" office:value-type="float" office:value="0">
            <text:p>0</text:p>
          </table:table-cell>
          <table:table-cell table:style-name="ce6" table:formula="of:=[.G180]-[.G179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80]/[.$M$2])/2" office:value-type="float" office:value="0">
            <text:p>0</text:p>
          </table:table-cell>
          <table:table-cell table:style-name="ce10" table:formula="of:=1/[.K180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80">
            <text:p>180</text:p>
          </table:table-cell>
          <table:table-cell table:style-name="ce7" office:value-type="float" office:value="500">
            <text:p>500</text:p>
          </table:table-cell>
          <table:table-cell table:style-name="ce7" table:formula="of:=([.I181]/100)*MAX([.G162];0)" office:value-type="float" office:value="0">
            <text:p>0</text:p>
          </table:table-cell>
          <table:table-cell table:style-name="ce6" table:formula="of:=MAX([.G180];0)" office:value-type="float" office:value="0">
            <text:p>0</text:p>
          </table:table-cell>
          <table:table-cell table:style-name="ce8" table:formula="of:=[.B151]+[.C150]" office:value-type="float" office:value="500">
            <text:p>500</text:p>
          </table:table-cell>
          <table:table-cell table:style-name="ce9" table:formula="of:=0.05*MAX([.G180];0)" office:value-type="float" office:value="0">
            <text:p>0</text:p>
          </table:table-cell>
          <table:table-cell table:style-name="ce3" table:formula="of:=[.B181]+[.C181]+[.D181]-[.E181]-[.F181]" office:value-type="float" office:value="0">
            <text:p>0</text:p>
          </table:table-cell>
          <table:table-cell table:style-name="ce6" table:formula="of:=[.G181]-[.G180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81]/[.$M$2])/2" office:value-type="float" office:value="0">
            <text:p>0</text:p>
          </table:table-cell>
          <table:table-cell table:style-name="ce10" table:formula="of:=1/[.K181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81">
            <text:p>181</text:p>
          </table:table-cell>
          <table:table-cell table:style-name="ce7" office:value-type="float" office:value="300">
            <text:p>300</text:p>
          </table:table-cell>
          <table:table-cell table:style-name="ce7" table:formula="of:=([.I182]/100)*MAX([.G163];0)" office:value-type="float" office:value="0">
            <text:p>0</text:p>
          </table:table-cell>
          <table:table-cell table:style-name="ce6" table:formula="of:=MAX([.G181];0)" office:value-type="float" office:value="0">
            <text:p>0</text:p>
          </table:table-cell>
          <table:table-cell table:style-name="ce8" table:formula="of:=[.B152]+[.C151]" office:value-type="float" office:value="300">
            <text:p>300</text:p>
          </table:table-cell>
          <table:table-cell table:style-name="ce9" table:formula="of:=0.05*MAX([.G181];0)" office:value-type="float" office:value="0">
            <text:p>0</text:p>
          </table:table-cell>
          <table:table-cell table:style-name="ce3" table:formula="of:=[.B182]+[.C182]+[.D182]-[.E182]-[.F182]" office:value-type="float" office:value="0">
            <text:p>0</text:p>
          </table:table-cell>
          <table:table-cell table:style-name="ce6" table:formula="of:=[.G182]-[.G181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82]/[.$M$2])/2" office:value-type="float" office:value="0">
            <text:p>0</text:p>
          </table:table-cell>
          <table:table-cell table:style-name="ce10" table:formula="of:=1/[.K182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82">
            <text:p>182</text:p>
          </table:table-cell>
          <table:table-cell table:style-name="ce7" office:value-type="float" office:value="200">
            <text:p>200</text:p>
          </table:table-cell>
          <table:table-cell table:style-name="ce7" table:formula="of:=([.I183]/100)*MAX([.G164];0)" office:value-type="float" office:value="0">
            <text:p>0</text:p>
          </table:table-cell>
          <table:table-cell table:style-name="ce6" table:formula="of:=MAX([.G182];0)" office:value-type="float" office:value="0">
            <text:p>0</text:p>
          </table:table-cell>
          <table:table-cell table:style-name="ce8" table:formula="of:=[.B153]+[.C152]" office:value-type="float" office:value="200">
            <text:p>200</text:p>
          </table:table-cell>
          <table:table-cell table:style-name="ce9" table:formula="of:=0.05*MAX([.G182];0)" office:value-type="float" office:value="0">
            <text:p>0</text:p>
          </table:table-cell>
          <table:table-cell table:style-name="ce3" table:formula="of:=[.B183]+[.C183]+[.D183]-[.E183]-[.F183]" office:value-type="float" office:value="0">
            <text:p>0</text:p>
          </table:table-cell>
          <table:table-cell table:style-name="ce6" table:formula="of:=[.G183]-[.G182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83]/[.$M$2])/2" office:value-type="float" office:value="0">
            <text:p>0</text:p>
          </table:table-cell>
          <table:table-cell table:style-name="ce10" table:formula="of:=1/[.K183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83">
            <text:p>183</text:p>
          </table:table-cell>
          <table:table-cell table:style-name="ce7" office:value-type="float" office:value="200">
            <text:p>200</text:p>
          </table:table-cell>
          <table:table-cell table:style-name="ce7" table:formula="of:=([.I184]/100)*MAX([.G165];0)" office:value-type="float" office:value="0">
            <text:p>0</text:p>
          </table:table-cell>
          <table:table-cell table:style-name="ce6" table:formula="of:=MAX([.G183];0)" office:value-type="float" office:value="0">
            <text:p>0</text:p>
          </table:table-cell>
          <table:table-cell table:style-name="ce8" table:formula="of:=[.B154]+[.C153]" office:value-type="float" office:value="200">
            <text:p>200</text:p>
          </table:table-cell>
          <table:table-cell table:style-name="ce9" table:formula="of:=0.05*MAX([.G183];0)" office:value-type="float" office:value="0">
            <text:p>0</text:p>
          </table:table-cell>
          <table:table-cell table:style-name="ce3" table:formula="of:=[.B184]+[.C184]+[.D184]-[.E184]-[.F184]" office:value-type="float" office:value="0">
            <text:p>0</text:p>
          </table:table-cell>
          <table:table-cell table:style-name="ce6" table:formula="of:=[.G184]-[.G183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84]/[.$M$2])/2" office:value-type="float" office:value="0">
            <text:p>0</text:p>
          </table:table-cell>
          <table:table-cell table:style-name="ce10" table:formula="of:=1/[.K184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84">
            <text:p>184</text:p>
          </table:table-cell>
          <table:table-cell table:style-name="ce7" office:value-type="float" office:value="200">
            <text:p>200</text:p>
          </table:table-cell>
          <table:table-cell table:style-name="ce7" table:formula="of:=([.I185]/100)*MAX([.G166];0)" office:value-type="float" office:value="0">
            <text:p>0</text:p>
          </table:table-cell>
          <table:table-cell table:style-name="ce6" table:formula="of:=MAX([.G184];0)" office:value-type="float" office:value="0">
            <text:p>0</text:p>
          </table:table-cell>
          <table:table-cell table:style-name="ce8" table:formula="of:=[.B155]+[.C154]" office:value-type="float" office:value="200">
            <text:p>200</text:p>
          </table:table-cell>
          <table:table-cell table:style-name="ce9" table:formula="of:=0.05*MAX([.G184];0)" office:value-type="float" office:value="0">
            <text:p>0</text:p>
          </table:table-cell>
          <table:table-cell table:style-name="ce3" table:formula="of:=[.B185]+[.C185]+[.D185]-[.E185]-[.F185]" office:value-type="float" office:value="0">
            <text:p>0</text:p>
          </table:table-cell>
          <table:table-cell table:style-name="ce6" table:formula="of:=[.G185]-[.G184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85]/[.$M$2])/2" office:value-type="float" office:value="0">
            <text:p>0</text:p>
          </table:table-cell>
          <table:table-cell table:style-name="ce10" table:formula="of:=1/[.K185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85">
            <text:p>185</text:p>
          </table:table-cell>
          <table:table-cell table:style-name="ce7" office:value-type="float" office:value="200">
            <text:p>200</text:p>
          </table:table-cell>
          <table:table-cell table:style-name="ce7" table:formula="of:=([.I186]/100)*MAX([.G167];0)" office:value-type="float" office:value="0">
            <text:p>0</text:p>
          </table:table-cell>
          <table:table-cell table:style-name="ce6" table:formula="of:=MAX([.G185];0)" office:value-type="float" office:value="0">
            <text:p>0</text:p>
          </table:table-cell>
          <table:table-cell table:style-name="ce8" table:formula="of:=[.B156]+[.C155]" office:value-type="float" office:value="200">
            <text:p>200</text:p>
          </table:table-cell>
          <table:table-cell table:style-name="ce9" table:formula="of:=0.05*MAX([.G185];0)" office:value-type="float" office:value="0">
            <text:p>0</text:p>
          </table:table-cell>
          <table:table-cell table:style-name="ce3" table:formula="of:=[.B186]+[.C186]+[.D186]-[.E186]-[.F186]" office:value-type="float" office:value="0">
            <text:p>0</text:p>
          </table:table-cell>
          <table:table-cell table:style-name="ce6" table:formula="of:=[.G186]-[.G185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86]/[.$M$2])/2" office:value-type="float" office:value="0">
            <text:p>0</text:p>
          </table:table-cell>
          <table:table-cell table:style-name="ce10" table:formula="of:=1/[.K186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86">
            <text:p>186</text:p>
          </table:table-cell>
          <table:table-cell table:style-name="ce7" office:value-type="float" office:value="200">
            <text:p>200</text:p>
          </table:table-cell>
          <table:table-cell table:style-name="ce7" table:formula="of:=([.I187]/100)*MAX([.G168];0)" office:value-type="float" office:value="0">
            <text:p>0</text:p>
          </table:table-cell>
          <table:table-cell table:style-name="ce6" table:formula="of:=MAX([.G186];0)" office:value-type="float" office:value="0">
            <text:p>0</text:p>
          </table:table-cell>
          <table:table-cell table:style-name="ce8" table:formula="of:=[.B157]+[.C156]" office:value-type="float" office:value="200">
            <text:p>200</text:p>
          </table:table-cell>
          <table:table-cell table:style-name="ce9" table:formula="of:=0.05*MAX([.G186];0)" office:value-type="float" office:value="0">
            <text:p>0</text:p>
          </table:table-cell>
          <table:table-cell table:style-name="ce3" table:formula="of:=[.B187]+[.C187]+[.D187]-[.E187]-[.F187]" office:value-type="float" office:value="0">
            <text:p>0</text:p>
          </table:table-cell>
          <table:table-cell table:style-name="ce6" table:formula="of:=[.G187]-[.G186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87]/[.$M$2])/2" office:value-type="float" office:value="0">
            <text:p>0</text:p>
          </table:table-cell>
          <table:table-cell table:style-name="ce10" table:formula="of:=1/[.K187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87">
            <text:p>187</text:p>
          </table:table-cell>
          <table:table-cell table:style-name="ce7" office:value-type="float" office:value="200">
            <text:p>200</text:p>
          </table:table-cell>
          <table:table-cell table:style-name="ce7" table:formula="of:=([.I188]/100)*MAX([.G169];0)" office:value-type="float" office:value="0">
            <text:p>0</text:p>
          </table:table-cell>
          <table:table-cell table:style-name="ce6" table:formula="of:=MAX([.G187];0)" office:value-type="float" office:value="0">
            <text:p>0</text:p>
          </table:table-cell>
          <table:table-cell table:style-name="ce8" table:formula="of:=[.B158]+[.C157]" office:value-type="float" office:value="200">
            <text:p>200</text:p>
          </table:table-cell>
          <table:table-cell table:style-name="ce9" table:formula="of:=0.05*MAX([.G187];0)" office:value-type="float" office:value="0">
            <text:p>0</text:p>
          </table:table-cell>
          <table:table-cell table:style-name="ce3" table:formula="of:=[.B188]+[.C188]+[.D188]-[.E188]-[.F188]" office:value-type="float" office:value="0">
            <text:p>0</text:p>
          </table:table-cell>
          <table:table-cell table:style-name="ce6" table:formula="of:=[.G188]-[.G187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88]/[.$M$2])/2" office:value-type="float" office:value="0">
            <text:p>0</text:p>
          </table:table-cell>
          <table:table-cell table:style-name="ce10" table:formula="of:=1/[.K188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88">
            <text:p>188</text:p>
          </table:table-cell>
          <table:table-cell table:style-name="ce7" office:value-type="float" office:value="200">
            <text:p>200</text:p>
          </table:table-cell>
          <table:table-cell table:style-name="ce7" table:formula="of:=([.I189]/100)*MAX([.G170];0)" office:value-type="float" office:value="0">
            <text:p>0</text:p>
          </table:table-cell>
          <table:table-cell table:style-name="ce6" table:formula="of:=MAX([.G188];0)" office:value-type="float" office:value="0">
            <text:p>0</text:p>
          </table:table-cell>
          <table:table-cell table:style-name="ce8" table:formula="of:=[.B159]+[.C158]" office:value-type="float" office:value="200">
            <text:p>200</text:p>
          </table:table-cell>
          <table:table-cell table:style-name="ce9" table:formula="of:=0.05*MAX([.G188];0)" office:value-type="float" office:value="0">
            <text:p>0</text:p>
          </table:table-cell>
          <table:table-cell table:style-name="ce3" table:formula="of:=[.B189]+[.C189]+[.D189]-[.E189]-[.F189]" office:value-type="float" office:value="0">
            <text:p>0</text:p>
          </table:table-cell>
          <table:table-cell table:style-name="ce6" table:formula="of:=[.G189]-[.G188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89]/[.$M$2])/2" office:value-type="float" office:value="0">
            <text:p>0</text:p>
          </table:table-cell>
          <table:table-cell table:style-name="ce10" table:formula="of:=1/[.K189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89">
            <text:p>189</text:p>
          </table:table-cell>
          <table:table-cell table:style-name="ce7" office:value-type="float" office:value="250">
            <text:p>250</text:p>
          </table:table-cell>
          <table:table-cell table:style-name="ce7" table:formula="of:=([.I190]/100)*MAX([.G171];0)" office:value-type="float" office:value="0">
            <text:p>0</text:p>
          </table:table-cell>
          <table:table-cell table:style-name="ce6" table:formula="of:=MAX([.G189];0)" office:value-type="float" office:value="0">
            <text:p>0</text:p>
          </table:table-cell>
          <table:table-cell table:style-name="ce8" table:formula="of:=[.B160]+[.C159]" office:value-type="float" office:value="300">
            <text:p>300</text:p>
          </table:table-cell>
          <table:table-cell table:style-name="ce9" table:formula="of:=0.05*MAX([.G189];0)" office:value-type="float" office:value="0">
            <text:p>0</text:p>
          </table:table-cell>
          <table:table-cell table:style-name="ce3" table:formula="of:=[.B190]+[.C190]+[.D190]-[.E190]-[.F190]" office:value-type="float" office:value="-50">
            <text:p>-50</text:p>
          </table:table-cell>
          <table:table-cell table:style-name="ce6" table:formula="of:=[.G190]-[.G189]" office:value-type="float" office:value="-50">
            <text:p>-5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90]/[.$M$2])/2" office:value-type="float" office:value="-0.000111111111111111">
            <text:p>0</text:p>
          </table:table-cell>
          <table:table-cell table:style-name="ce10" table:formula="of:=1/[.K190]" office:value-type="float" office:value="-9000">
            <text:p>-9000</text:p>
          </table:table-cell>
          <table:table-cell table:number-columns-repeated="1012"/>
        </table:table-row>
        <table:table-row table:style-name="ro1">
          <table:table-cell table:style-name="ce6" office:value-type="float" office:value="190">
            <text:p>190</text:p>
          </table:table-cell>
          <table:table-cell table:style-name="ce7" office:value-type="float" office:value="300">
            <text:p>300</text:p>
          </table:table-cell>
          <table:table-cell table:style-name="ce7" table:formula="of:=([.I191]/100)*MAX([.G172];0)" office:value-type="float" office:value="0">
            <text:p>0</text:p>
          </table:table-cell>
          <table:table-cell table:style-name="ce6" table:formula="of:=MAX([.G190];0)" office:value-type="float" office:value="0">
            <text:p>0</text:p>
          </table:table-cell>
          <table:table-cell table:style-name="ce8" table:formula="of:=[.B161]+[.C160]" office:value-type="float" office:value="500">
            <text:p>500</text:p>
          </table:table-cell>
          <table:table-cell table:style-name="ce9" table:formula="of:=0.05*MAX([.G190];0)" office:value-type="float" office:value="0">
            <text:p>0</text:p>
          </table:table-cell>
          <table:table-cell table:style-name="ce3" table:formula="of:=[.B191]+[.C191]+[.D191]-[.E191]-[.F191]" office:value-type="float" office:value="-200">
            <text:p>-200</text:p>
          </table:table-cell>
          <table:table-cell table:style-name="ce6" table:formula="of:=[.G191]-[.G190]" office:value-type="float" office:value="-150">
            <text:p>-15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91]/[.$M$2])/2" office:value-type="float" office:value="-0.000444444444444444">
            <text:p>0</text:p>
          </table:table-cell>
          <table:table-cell table:style-name="ce10" table:formula="of:=1/[.K191]" office:value-type="float" office:value="-2250">
            <text:p>-2250</text:p>
          </table:table-cell>
          <table:table-cell table:number-columns-repeated="1012"/>
        </table:table-row>
        <table:table-row table:style-name="ro1">
          <table:table-cell table:style-name="ce6" office:value-type="float" office:value="191">
            <text:p>191</text:p>
          </table:table-cell>
          <table:table-cell table:style-name="ce7" office:value-type="float" office:value="250">
            <text:p>250</text:p>
          </table:table-cell>
          <table:table-cell table:style-name="ce7" table:formula="of:=([.I192]/100)*MAX([.G173];0)" office:value-type="float" office:value="0">
            <text:p>0</text:p>
          </table:table-cell>
          <table:table-cell table:style-name="ce6" table:formula="of:=MAX([.G191];0)" office:value-type="float" office:value="0">
            <text:p>0</text:p>
          </table:table-cell>
          <table:table-cell table:style-name="ce8" table:formula="of:=[.B162]+[.C161]" office:value-type="float" office:value="300">
            <text:p>300</text:p>
          </table:table-cell>
          <table:table-cell table:style-name="ce9" table:formula="of:=0.05*MAX([.G191];0)" office:value-type="float" office:value="0">
            <text:p>0</text:p>
          </table:table-cell>
          <table:table-cell table:style-name="ce3" table:formula="of:=[.B192]+[.C192]+[.D192]-[.E192]-[.F192]" office:value-type="float" office:value="-50">
            <text:p>-50</text:p>
          </table:table-cell>
          <table:table-cell table:style-name="ce6" table:formula="of:=[.G192]-[.G191]" office:value-type="float" office:value="150">
            <text:p>15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92]/[.$M$2])/2" office:value-type="float" office:value="-0.000111111111111111">
            <text:p>0</text:p>
          </table:table-cell>
          <table:table-cell table:style-name="ce10" table:formula="of:=1/[.K192]" office:value-type="float" office:value="-9000">
            <text:p>-9000</text:p>
          </table:table-cell>
          <table:table-cell table:number-columns-repeated="1012"/>
        </table:table-row>
        <table:table-row table:style-name="ro1">
          <table:table-cell table:style-name="ce6" office:value-type="float" office:value="192">
            <text:p>192</text:p>
          </table:table-cell>
          <table:table-cell table:style-name="ce7" office:value-type="float" office:value="200">
            <text:p>200</text:p>
          </table:table-cell>
          <table:table-cell table:style-name="ce7" table:formula="of:=([.I193]/100)*MAX([.G174];0)" office:value-type="float" office:value="0">
            <text:p>0</text:p>
          </table:table-cell>
          <table:table-cell table:style-name="ce6" table:formula="of:=MAX([.G192];0)" office:value-type="float" office:value="0">
            <text:p>0</text:p>
          </table:table-cell>
          <table:table-cell table:style-name="ce8" table:formula="of:=[.B163]+[.C162]" office:value-type="float" office:value="200">
            <text:p>200</text:p>
          </table:table-cell>
          <table:table-cell table:style-name="ce9" table:formula="of:=0.05*MAX([.G192];0)" office:value-type="float" office:value="0">
            <text:p>0</text:p>
          </table:table-cell>
          <table:table-cell table:style-name="ce3" table:formula="of:=[.B193]+[.C193]+[.D193]-[.E193]-[.F193]" office:value-type="float" office:value="0">
            <text:p>0</text:p>
          </table:table-cell>
          <table:table-cell table:style-name="ce6" table:formula="of:=[.G193]-[.G192]" office:value-type="float" office:value="50">
            <text:p>5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93]/[.$M$2])/2" office:value-type="float" office:value="0">
            <text:p>0</text:p>
          </table:table-cell>
          <table:table-cell table:style-name="ce10" table:formula="of:=1/[.K193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93">
            <text:p>193</text:p>
          </table:table-cell>
          <table:table-cell table:style-name="ce7" office:value-type="float" office:value="200">
            <text:p>200</text:p>
          </table:table-cell>
          <table:table-cell table:style-name="ce7" table:formula="of:=([.I194]/100)*MAX([.G175];0)" office:value-type="float" office:value="0">
            <text:p>0</text:p>
          </table:table-cell>
          <table:table-cell table:style-name="ce6" table:formula="of:=MAX([.G193];0)" office:value-type="float" office:value="0">
            <text:p>0</text:p>
          </table:table-cell>
          <table:table-cell table:style-name="ce8" table:formula="of:=[.B164]+[.C163]" office:value-type="float" office:value="200">
            <text:p>200</text:p>
          </table:table-cell>
          <table:table-cell table:style-name="ce9" table:formula="of:=0.05*MAX([.G193];0)" office:value-type="float" office:value="0">
            <text:p>0</text:p>
          </table:table-cell>
          <table:table-cell table:style-name="ce3" table:formula="of:=[.B194]+[.C194]+[.D194]-[.E194]-[.F194]" office:value-type="float" office:value="0">
            <text:p>0</text:p>
          </table:table-cell>
          <table:table-cell table:style-name="ce6" table:formula="of:=[.G194]-[.G193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94]/[.$M$2])/2" office:value-type="float" office:value="0">
            <text:p>0</text:p>
          </table:table-cell>
          <table:table-cell table:style-name="ce10" table:formula="of:=1/[.K194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94">
            <text:p>194</text:p>
          </table:table-cell>
          <table:table-cell table:style-name="ce7" office:value-type="float" office:value="200">
            <text:p>200</text:p>
          </table:table-cell>
          <table:table-cell table:style-name="ce7" table:formula="of:=([.I195]/100)*MAX([.G176];0)" office:value-type="float" office:value="0">
            <text:p>0</text:p>
          </table:table-cell>
          <table:table-cell table:style-name="ce6" table:formula="of:=MAX([.G194];0)" office:value-type="float" office:value="0">
            <text:p>0</text:p>
          </table:table-cell>
          <table:table-cell table:style-name="ce8" table:formula="of:=[.B165]+[.C164]" office:value-type="float" office:value="200">
            <text:p>200</text:p>
          </table:table-cell>
          <table:table-cell table:style-name="ce9" table:formula="of:=0.05*MAX([.G194];0)" office:value-type="float" office:value="0">
            <text:p>0</text:p>
          </table:table-cell>
          <table:table-cell table:style-name="ce3" table:formula="of:=[.B195]+[.C195]+[.D195]-[.E195]-[.F195]" office:value-type="float" office:value="0">
            <text:p>0</text:p>
          </table:table-cell>
          <table:table-cell table:style-name="ce6" table:formula="of:=[.G195]-[.G194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95]/[.$M$2])/2" office:value-type="float" office:value="0">
            <text:p>0</text:p>
          </table:table-cell>
          <table:table-cell table:style-name="ce10" table:formula="of:=1/[.K195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95">
            <text:p>195</text:p>
          </table:table-cell>
          <table:table-cell table:style-name="ce7" office:value-type="float" office:value="200">
            <text:p>200</text:p>
          </table:table-cell>
          <table:table-cell table:style-name="ce7" table:formula="of:=([.I196]/100)*MAX([.G177];0)" office:value-type="float" office:value="0">
            <text:p>0</text:p>
          </table:table-cell>
          <table:table-cell table:style-name="ce6" table:formula="of:=MAX([.G195];0)" office:value-type="float" office:value="0">
            <text:p>0</text:p>
          </table:table-cell>
          <table:table-cell table:style-name="ce8" table:formula="of:=[.B166]+[.C165]" office:value-type="float" office:value="200">
            <text:p>200</text:p>
          </table:table-cell>
          <table:table-cell table:style-name="ce9" table:formula="of:=0.05*MAX([.G195];0)" office:value-type="float" office:value="0">
            <text:p>0</text:p>
          </table:table-cell>
          <table:table-cell table:style-name="ce3" table:formula="of:=[.B196]+[.C196]+[.D196]-[.E196]-[.F196]" office:value-type="float" office:value="0">
            <text:p>0</text:p>
          </table:table-cell>
          <table:table-cell table:style-name="ce6" table:formula="of:=[.G196]-[.G195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96]/[.$M$2])/2" office:value-type="float" office:value="0">
            <text:p>0</text:p>
          </table:table-cell>
          <table:table-cell table:style-name="ce10" table:formula="of:=1/[.K196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96">
            <text:p>196</text:p>
          </table:table-cell>
          <table:table-cell table:style-name="ce7" office:value-type="float" office:value="200">
            <text:p>200</text:p>
          </table:table-cell>
          <table:table-cell table:style-name="ce7" table:formula="of:=([.I197]/100)*MAX([.G178];0)" office:value-type="float" office:value="0">
            <text:p>0</text:p>
          </table:table-cell>
          <table:table-cell table:style-name="ce6" table:formula="of:=MAX([.G196];0)" office:value-type="float" office:value="0">
            <text:p>0</text:p>
          </table:table-cell>
          <table:table-cell table:style-name="ce8" table:formula="of:=[.B167]+[.C166]" office:value-type="float" office:value="200">
            <text:p>200</text:p>
          </table:table-cell>
          <table:table-cell table:style-name="ce9" table:formula="of:=0.05*MAX([.G196];0)" office:value-type="float" office:value="0">
            <text:p>0</text:p>
          </table:table-cell>
          <table:table-cell table:style-name="ce3" table:formula="of:=[.B197]+[.C197]+[.D197]-[.E197]-[.F197]" office:value-type="float" office:value="0">
            <text:p>0</text:p>
          </table:table-cell>
          <table:table-cell table:style-name="ce6" table:formula="of:=[.G197]-[.G196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97]/[.$M$2])/2" office:value-type="float" office:value="0">
            <text:p>0</text:p>
          </table:table-cell>
          <table:table-cell table:style-name="ce10" table:formula="of:=1/[.K197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97">
            <text:p>197</text:p>
          </table:table-cell>
          <table:table-cell table:style-name="ce7" office:value-type="float" office:value="200">
            <text:p>200</text:p>
          </table:table-cell>
          <table:table-cell table:style-name="ce7" table:formula="of:=([.I198]/100)*MAX([.G179];0)" office:value-type="float" office:value="0">
            <text:p>0</text:p>
          </table:table-cell>
          <table:table-cell table:style-name="ce6" table:formula="of:=MAX([.G197];0)" office:value-type="float" office:value="0">
            <text:p>0</text:p>
          </table:table-cell>
          <table:table-cell table:style-name="ce8" table:formula="of:=[.B168]+[.C167]" office:value-type="float" office:value="200">
            <text:p>200</text:p>
          </table:table-cell>
          <table:table-cell table:style-name="ce9" table:formula="of:=0.05*MAX([.G197];0)" office:value-type="float" office:value="0">
            <text:p>0</text:p>
          </table:table-cell>
          <table:table-cell table:style-name="ce3" table:formula="of:=[.B198]+[.C198]+[.D198]-[.E198]-[.F198]" office:value-type="float" office:value="0">
            <text:p>0</text:p>
          </table:table-cell>
          <table:table-cell table:style-name="ce6" table:formula="of:=[.G198]-[.G197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98]/[.$M$2])/2" office:value-type="float" office:value="0">
            <text:p>0</text:p>
          </table:table-cell>
          <table:table-cell table:style-name="ce10" table:formula="of:=1/[.K198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98">
            <text:p>198</text:p>
          </table:table-cell>
          <table:table-cell table:style-name="ce7" office:value-type="float" office:value="200">
            <text:p>200</text:p>
          </table:table-cell>
          <table:table-cell table:style-name="ce7" table:formula="of:=([.I199]/100)*MAX([.G180];0)" office:value-type="float" office:value="0">
            <text:p>0</text:p>
          </table:table-cell>
          <table:table-cell table:style-name="ce6" table:formula="of:=MAX([.G198];0)" office:value-type="float" office:value="0">
            <text:p>0</text:p>
          </table:table-cell>
          <table:table-cell table:style-name="ce8" table:formula="of:=[.B169]+[.C168]" office:value-type="float" office:value="200">
            <text:p>200</text:p>
          </table:table-cell>
          <table:table-cell table:style-name="ce9" table:formula="of:=0.05*MAX([.G198];0)" office:value-type="float" office:value="0">
            <text:p>0</text:p>
          </table:table-cell>
          <table:table-cell table:style-name="ce3" table:formula="of:=[.B199]+[.C199]+[.D199]-[.E199]-[.F199]" office:value-type="float" office:value="0">
            <text:p>0</text:p>
          </table:table-cell>
          <table:table-cell table:style-name="ce6" table:formula="of:=[.G199]-[.G198]" office:value-type="float" office:value="0">
            <text:p>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199]/[.$M$2])/2" office:value-type="float" office:value="0">
            <text:p>0</text:p>
          </table:table-cell>
          <table:table-cell table:style-name="ce10" table:formula="of:=1/[.K199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6" office:value-type="float" office:value="199">
            <text:p>199</text:p>
          </table:table-cell>
          <table:table-cell table:style-name="ce7" office:value-type="float" office:value="250">
            <text:p>250</text:p>
          </table:table-cell>
          <table:table-cell table:style-name="ce7" table:formula="of:=([.I200]/100)*MAX([.G181];0)" office:value-type="float" office:value="0">
            <text:p>0</text:p>
          </table:table-cell>
          <table:table-cell table:style-name="ce6" table:formula="of:=MAX([.G199];0)" office:value-type="float" office:value="0">
            <text:p>0</text:p>
          </table:table-cell>
          <table:table-cell table:style-name="ce8" table:formula="of:=[.B170]+[.C169]" office:value-type="float" office:value="300">
            <text:p>300</text:p>
          </table:table-cell>
          <table:table-cell table:style-name="ce9" table:formula="of:=0.05*MAX([.G199];0)" office:value-type="float" office:value="0">
            <text:p>0</text:p>
          </table:table-cell>
          <table:table-cell table:style-name="ce3" table:formula="of:=[.B200]+[.C200]+[.D200]-[.E200]-[.F200]" office:value-type="float" office:value="-50">
            <text:p>-50</text:p>
          </table:table-cell>
          <table:table-cell table:style-name="ce6" table:formula="of:=[.G200]-[.G199]" office:value-type="float" office:value="-50">
            <text:p>-5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00]/[.$M$2])/2" office:value-type="float" office:value="-0.000111111111111111">
            <text:p>0</text:p>
          </table:table-cell>
          <table:table-cell table:style-name="ce10" table:formula="of:=1/[.K200]" office:value-type="float" office:value="-9000">
            <text:p>-9000</text:p>
          </table:table-cell>
          <table:table-cell table:number-columns-repeated="1012"/>
        </table:table-row>
        <table:table-row table:style-name="ro1">
          <table:table-cell table:style-name="ce6" office:value-type="float" office:value="200">
            <text:p>200</text:p>
          </table:table-cell>
          <table:table-cell table:style-name="ce7" office:value-type="float" office:value="300">
            <text:p>300</text:p>
          </table:table-cell>
          <table:table-cell table:style-name="ce7" table:formula="of:=([.I201]/100)*MAX([.G182];0)" office:value-type="float" office:value="0">
            <text:p>0</text:p>
          </table:table-cell>
          <table:table-cell table:style-name="ce6" table:formula="of:=MAX([.G200];0)" office:value-type="float" office:value="0">
            <text:p>0</text:p>
          </table:table-cell>
          <table:table-cell table:style-name="ce8" table:formula="of:=[.B171]+[.C170]" office:value-type="float" office:value="500">
            <text:p>500</text:p>
          </table:table-cell>
          <table:table-cell table:style-name="ce9" table:formula="of:=0.05*MAX([.G200];0)" office:value-type="float" office:value="0">
            <text:p>0</text:p>
          </table:table-cell>
          <table:table-cell table:style-name="ce3" table:formula="of:=[.B201]+[.C201]+[.D201]-[.E201]-[.F201]" office:value-type="float" office:value="-200">
            <text:p>-200</text:p>
          </table:table-cell>
          <table:table-cell table:style-name="ce6" table:formula="of:=[.G201]-[.G200]" office:value-type="float" office:value="-150">
            <text:p>-15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01]/[.$M$2])/2" office:value-type="float" office:value="-0.000444444444444444">
            <text:p>0</text:p>
          </table:table-cell>
          <table:table-cell table:style-name="ce10" table:formula="of:=1/[.K201]" office:value-type="float" office:value="-2250">
            <text:p>-2250</text:p>
          </table:table-cell>
          <table:table-cell table:number-columns-repeated="1012"/>
        </table:table-row>
        <table:table-row table:style-name="ro1">
          <table:table-cell table:style-name="ce6" office:value-type="float" office:value="201">
            <text:p>201</text:p>
          </table:table-cell>
          <table:table-cell table:style-name="ce7" office:value-type="float" office:value="250">
            <text:p>250</text:p>
          </table:table-cell>
          <table:table-cell table:style-name="ce7" table:formula="of:=([.I202]/100)*MAX([.G183];0)" office:value-type="float" office:value="0">
            <text:p>0</text:p>
          </table:table-cell>
          <table:table-cell table:style-name="ce6" table:formula="of:=MAX([.G201];0)" office:value-type="float" office:value="0">
            <text:p>0</text:p>
          </table:table-cell>
          <table:table-cell table:style-name="ce8" table:formula="of:=[.B172]+[.C171]" office:value-type="float" office:value="300">
            <text:p>300</text:p>
          </table:table-cell>
          <table:table-cell table:style-name="ce9" table:formula="of:=0.05*MAX([.G201];0)" office:value-type="float" office:value="0">
            <text:p>0</text:p>
          </table:table-cell>
          <table:table-cell table:style-name="ce3" table:formula="of:=[.B202]+[.C202]+[.D202]-[.E202]-[.F202]" office:value-type="float" office:value="-50">
            <text:p>-50</text:p>
          </table:table-cell>
          <table:table-cell table:style-name="ce6" table:formula="of:=[.G202]-[.G201]" office:value-type="float" office:value="150">
            <text:p>150</text:p>
          </table:table-cell>
          <table:table-cell table:number-columns-repeated="2" table:style-name="ce6" office:value-type="float" office:value="5">
            <text:p>5</text:p>
          </table:table-cell>
          <table:table-cell table:style-name="ce10" table:formula="of:=([.G202]/[.$M$2])/2" office:value-type="float" office:value="-0.000111111111111111">
            <text:p>0</text:p>
          </table:table-cell>
          <table:table-cell table:style-name="ce10" table:formula="of:=1/[.K202]" office:value-type="float" office:value="-9000">
            <text:p>-9000</text:p>
          </table:table-cell>
          <table:table-cell table:number-columns-repeated="1012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x Pie" table:style-name="ta10" table:print="false">
        <office:forms form:automatic-focus="false" form:apply-design-mode="false"/>
        <table:table-column table:style-name="co4" table:default-cell-style-name="Default"/>
        <table:table-row table:style-name="ro1">
          <table:table-cell>
            <draw:frame table:end-cell-address="'Tax Pie'.J32" table:end-x="0.7161in" table:end-y="0.013in" draw:z-index="0" draw:name=" 0" draw:style-name="gr1" svg:width="8.3264in" svg:height="5.3476in" svg:x="0.3933in" svg:y="0.1764in">
              <draw:object draw:notify-on-update-of-ranges="Domain.E2:Domain.E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Land Productivity" table:style-name="ta11" table:print="false">
        <office:forms form:automatic-focus="false" form:apply-design-mode="false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9" table:default-cell-style-name="Default"/>
        <table:table-column table:style-name="co9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>
            <text:p>sq mi</text:p>
          </table:table-cell>
          <table:table-cell table:style-name="ce1" office:value-type="string">
            <text:p>koku</text:p>
          </table:table-cell>
          <table:table-cell table:style-name="ce1"/>
          <table:table-cell table:style-name="ce1" office:value-type="string">
            <text:p>acre</text:p>
          </table:table-cell>
          <table:table-cell table:style-name="ce1" office:value-type="string">
            <text:p>koku</text:p>
          </table:table-cell>
          <table:table-cell table:style-name="ce1"/>
          <table:table-cell table:style-name="ce1" office:value-type="string">
            <text:p>mu</text:p>
          </table:table-cell>
          <table:table-cell table:style-name="ce1" office:value-type="string">
            <text:p>koku</text:p>
          </table:table-cell>
          <table:table-cell table:style-name="ce1"/>
          <table:table-cell table:style-name="ce1" office:value-type="string">
            <text:p>hectare</text:p>
          </table:table-cell>
          <table:table-cell table:style-name="ce1" office:value-type="string">
            <text:p>koku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">
            <text:p>3000</text:p>
          </table:table-cell>
          <table:table-cell/>
          <table:table-cell office:value-type="float" office:value="1">
            <text:p>1</text:p>
          </table:table-cell>
          <table:table-cell table:formula="of:=[.B2]/640" office:value-type="float" office:value="4.6875">
            <text:p>4.69</text:p>
          </table:table-cell>
          <table:table-cell/>
          <table:table-cell office:value-type="float" office:value="1">
            <text:p>1</text:p>
          </table:table-cell>
          <table:table-cell table:formula="of:=[.E2]/40" office:value-type="float" office:value="0.1171875">
            <text:p>0.12</text:p>
          </table:table-cell>
          <table:table-cell/>
          <table:table-cell office:value-type="float" office:value="1">
            <text:p>1</text:p>
          </table:table-cell>
          <table:table-cell table:formula="of:=[.E2]*2.47" office:value-type="float" office:value="11.578125">
            <text:p>11.5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amily</text:p>
          </table:table-cell>
          <table:table-cell office:value-type="string">
            <text:p>A (acres)</text:p>
          </table:table-cell>
          <table:table-cell office:value-type="string">
            <text:p>koku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6]*[.E2]" office:value-type="float" office:value="9.375">
            <text:p>9.38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N</text:p>
          </table:table-cell>
          <table:table-cell office:value-type="string">
            <text:p>farm familie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formula="of:=[.A16]*[.B16]" office:value-type="float" office:value="240">
            <text:p>240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formula="of:=[.A17]*[.B17]" office:value-type="float" office:value="360">
            <text:p>360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table:formula="of:=[.A18]*[.B18]" office:value-type="float" office:value="5184">
            <text:p>5184</text:p>
          </table:table-cell>
          <table:table-cell table:number-columns-repeated="1021"/>
        </table:table-row>
        <table:table-row table:style-name="ro1">
          <table:table-cell table:formula="of:=36*6" office:value-type="float" office:value="216">
            <text:p>216</text:p>
          </table:table-cell>
          <table:table-cell office:value-type="float" office:value="84">
            <text:p>84</text:p>
          </table:table-cell>
          <table:table-cell table:formula="of:=[.A19]*[.B19]" office:value-type="float" office:value="18144">
            <text:p>18144</text:p>
          </table:table-cell>
          <table:table-cell table:number-columns-repeated="4"/>
          <table:table-cell office:value-type="string">
            <text:p>total land</text:p>
          </table:table-cell>
          <table:table-cell office:value-type="string">
            <text:p>arable area</text:p>
          </table:table-cell>
          <table:table-cell office:value-type="string">
            <text:p>arability</text:p>
          </table:table-cell>
          <table:table-cell office:value-type="string">
            <text:p>not fallow</text:p>
          </table:table-cell>
          <table:table-cell office:value-type="string">
            <text:p>use rate</text:p>
          </table:table-cell>
          <table:table-cell office:value-type="string">
            <text:p>in acres</text:p>
          </table:table-cell>
          <table:table-cell office:value-type="string">
            <text:p>families</text:p>
          </table:table-cell>
          <table:table-cell/>
          <table:table-cell office:value-type="string">
            <text:p>divided evenly</text:p>
          </table:table-cell>
          <table:table-cell/>
          <table:table-cell office:value-type="string">
            <text:p>yield</text:p>
          </table:table-cell>
          <table:table-cell office:value-type="string">
            <text:p>rice yield rate</text:p>
          </table:table-cell>
          <table:table-cell table:number-columns-repeated="1005"/>
        </table:table-row>
        <table:table-row table:style-name="ro1">
          <table:table-cell table:formula="of:=216*6" office:value-type="float" office:value="1296">
            <text:p>1296</text:p>
          </table:table-cell>
          <table:table-cell office:value-type="float" office:value="10.5">
            <text:p>10.5</text:p>
          </table:table-cell>
          <table:table-cell table:formula="of:=[.A20]*[.B20]" office:value-type="float" office:value="13608">
            <text:p>13608</text:p>
          </table:table-cell>
          <table:table-cell table:number-columns-repeated="3"/>
          <table:table-cell office:value-type="string">
            <text:p>rice</text:p>
          </table:table-cell>
          <table:table-cell office:value-type="float" office:value="3750">
            <text:p>3750</text:p>
          </table:table-cell>
          <table:table-cell table:formula="of:=[.H20]*[.J20]" office:value-type="float" office:value="187.5">
            <text:p>187.5</text:p>
          </table:table-cell>
          <table:table-cell office:value-type="float" office:value="0.05">
            <text:p>0.05</text:p>
          </table:table-cell>
          <table:table-cell table:formula="of:=[.I20]*[.L20]" office:value-type="float" office:value="178.125">
            <text:p>178.13</text:p>
          </table:table-cell>
          <table:table-cell office:value-type="float" office:value="0.95">
            <text:p>0.95</text:p>
          </table:table-cell>
          <table:table-cell table:formula="of:=[.K20]*640" office:value-type="float" office:value="114000">
            <text:p>114000</text:p>
          </table:table-cell>
          <table:table-cell office:value-type="float" office:value="37752">
            <text:p>37752</text:p>
          </table:table-cell>
          <table:table-cell/>
          <table:table-cell table:formula="of:=[.M20]/[.N20]" office:value-type="float" office:value="3.01970756516211">
            <text:p>3.02</text:p>
          </table:table-cell>
          <table:table-cell/>
          <table:table-cell table:formula="of:=[.S20]*[.P20]" office:value-type="float" office:value="15.0212899316593">
            <text:p>15.02</text:p>
          </table:table-cell>
          <table:table-cell table:formula="of:=[.I32]/640" office:value-type="float" office:value="4.97441875">
            <text:p>4.97</text:p>
          </table:table-cell>
          <table:table-cell table:number-columns-repeated="1005"/>
        </table:table-row>
        <table:table-row table:style-name="ro1">
          <table:table-cell office:value-type="float" office:value="400">
            <text:p>400</text:p>
          </table:table-cell>
          <table:table-cell/>
          <table:table-cell table:formula="of:=SUM([.C16:.C20])" office:value-type="float" office:value="37536">
            <text:p>37536</text:p>
          </table:table-cell>
          <table:table-cell table:formula="of:=[.A21]*[.C21]" office:value-type="float" office:value="15014400">
            <text:p>15014400</text:p>
          </table:table-cell>
          <table:table-cell table:formula="of:=[.D21]*10" office:value-type="float" office:value="150144000">
            <text:p>150144000</text:p>
          </table:table-cell>
          <table:table-cell/>
          <table:table-cell office:value-type="string">
            <text:p>non-rice</text:p>
          </table:table-cell>
          <table:table-cell office:value-type="float" office:value="3750">
            <text:p>3750</text:p>
          </table:table-cell>
          <table:table-cell table:formula="of:=[.H21]*[.J21]" office:value-type="float" office:value="375">
            <text:p>375</text:p>
          </table:table-cell>
          <table:table-cell office:value-type="float" office:value="0.1">
            <text:p>0.1</text:p>
          </table:table-cell>
          <table:table-cell table:formula="of:=[.I21]*[.L21]" office:value-type="float" office:value="356.25">
            <text:p>356.25</text:p>
          </table:table-cell>
          <table:table-cell office:value-type="float" office:value="0.95">
            <text:p>0.95</text:p>
          </table:table-cell>
          <table:table-cell table:formula="of:=[.K21]*640" office:value-type="float" office:value="228000">
            <text:p>228000</text:p>
          </table:table-cell>
          <table:table-cell office:value-type="float" office:value="37752">
            <text:p>37752</text:p>
          </table:table-cell>
          <table:table-cell/>
          <table:table-cell table:formula="of:=[.M21]/[.N21]" office:value-type="float" office:value="6.03941513032422">
            <text:p>6.04</text:p>
          </table:table-cell>
          <table:table-cell/>
          <table:table-cell table:formula="of:=[.S21]*[.P21]" office:value-type="float" office:value="18.1182453909727">
            <text:p>18.1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ric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>
            <text:p>land</text:p>
          </table:table-cell>
          <table:table-cell table:style-name="ce1" office:value-type="string">
            <text:p>k/ha</text:p>
          </table:table-cell>
          <table:table-cell table:style-name="ce1" office:value-type="string">
            <text:p>k/mi2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roportional production</text:p>
          </table:table-cell>
          <table:table-cell table:number-columns-repeated="2"/>
          <table:table-cell table:style-name="ce1" office:value-type="string">
            <text:p>k/acre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high</text:p>
          </table:table-cell>
          <table:table-cell office:value-type="float" office:value="20">
            <text:p>20</text:p>
          </table:table-cell>
          <table:table-cell table:formula="of:=[.H26]*259" office:value-type="float" office:value="5180">
            <text:p>5180</text:p>
          </table:table-cell>
          <table:table-cell office:value-type="float" office:value="0.27">
            <text:p>0.27</text:p>
          </table:table-cell>
          <table:table-cell table:formula="of:=[.I26]*[.J26]" office:value-type="float" office:value="1398.6">
            <text:p>1398.6</text:p>
          </table:table-cell>
          <table:table-cell table:number-columns-repeated="2"/>
          <table:table-cell table:formula="of:=[.H26]/2.5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medium</text:p>
          </table:table-cell>
          <table:table-cell office:value-type="float" office:value="15">
            <text:p>15</text:p>
          </table:table-cell>
          <table:table-cell table:formula="of:=[.H27]*259" office:value-type="float" office:value="3885">
            <text:p>3885</text:p>
          </table:table-cell>
          <table:table-cell office:value-type="float" office:value="0.17">
            <text:p>0.17</text:p>
          </table:table-cell>
          <table:table-cell table:formula="of:=[.I27]*[.J27]" office:value-type="float" office:value="660.45">
            <text:p>660.45</text:p>
          </table:table-cell>
          <table:table-cell table:number-columns-repeated="2"/>
          <table:table-cell table:formula="of:=[.H27]/2.5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med-low</text:p>
          </table:table-cell>
          <table:table-cell office:value-type="float" office:value="11.4">
            <text:p>11.4</text:p>
          </table:table-cell>
          <table:table-cell table:formula="of:=[.H28]*259" office:value-type="float" office:value="2952.6">
            <text:p>2952.6</text:p>
          </table:table-cell>
          <table:table-cell office:value-type="float" office:value="0.17">
            <text:p>0.17</text:p>
          </table:table-cell>
          <table:table-cell table:formula="of:=[.I28]*[.J28]" office:value-type="float" office:value="501.942">
            <text:p>501.94</text:p>
          </table:table-cell>
          <table:table-cell table:number-columns-repeated="2"/>
          <table:table-cell table:formula="of:=[.H28]/2.5" office:value-type="float" office:value="4.56">
            <text:p>4.56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table:formula="of:=[.H29]*259" office:value-type="float" office:value="2072">
            <text:p>2072</text:p>
          </table:table-cell>
          <table:table-cell office:value-type="float" office:value="0.26">
            <text:p>0.26</text:p>
          </table:table-cell>
          <table:table-cell table:formula="of:=[.I29]*[.J29]" office:value-type="float" office:value="538.72">
            <text:p>538.72</text:p>
          </table:table-cell>
          <table:table-cell table:number-columns-repeated="2"/>
          <table:table-cell table:formula="of:=[.H29]/2.5" office:value-type="float" office:value="3.2">
            <text:p>3.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awful</text:p>
          </table:table-cell>
          <table:table-cell office:value-type="float" office:value="5.4">
            <text:p>5.4</text:p>
          </table:table-cell>
          <table:table-cell table:formula="of:=[.H30]*259" office:value-type="float" office:value="1398.6">
            <text:p>1398.6</text:p>
          </table:table-cell>
          <table:table-cell office:value-type="float" office:value="0.06">
            <text:p>0.06</text:p>
          </table:table-cell>
          <table:table-cell table:formula="of:=[.I30]*[.J30]" office:value-type="float" office:value="83.916">
            <text:p>83.92</text:p>
          </table:table-cell>
          <table:table-cell table:number-columns-repeated="2"/>
          <table:table-cell table:formula="of:=[.H30]/2.5" office:value-type="float" office:value="2.16">
            <text:p>2.16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1" office:value-type="string">
            <text:p>total</text:p>
          </table:table-cell>
          <table:table-cell table:number-columns-repeated="3"/>
          <table:table-cell table:style-name="ce1" table:formula="of:=SUM([.K26:.K30])" office:value-type="float" office:value="3183.628">
            <text:p>3183.63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" office:value-type="string">
            <text:p>average</text:p>
          </table:table-cell>
          <table:table-cell table:formula="of:=[.I32]/259" office:value-type="float" office:value="12.292">
            <text:p>12.29</text:p>
          </table:table-cell>
          <table:table-cell table:style-name="ce1" office:value-type="float" office:value="3183.628">
            <text:p>3183.63</text:p>
          </table:table-cell>
          <table:table-cell/>
          <table:table-cell table:style-name="ce1" office:value-type="float" office:value="3183.628">
            <text:p>3183.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whea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bush/acre</text:p>
          </table:table-cell>
          <table:table-cell table:style-name="ce1" office:value-type="string">
            <text:p>land</text:p>
          </table:table-cell>
          <table:table-cell table:style-name="ce1" office:value-type="string">
            <text:p>bush/ha</text:p>
          </table:table-cell>
          <table:table-cell table:style-name="ce1" office:value-type="string">
            <text:p>bush/mi2</text:p>
          </table:table-cell>
          <table:table-cell table:style-name="ce1" office:value-type="string">
            <text:p>koku/ha</text:p>
          </table:table-cell>
          <table:table-cell table:style-name="ce1" office:value-type="string">
            <text:p>koku/mi2</text:p>
          </table:table-cell>
          <table:table-cell table:style-name="ce1" office:value-type="string">
            <text:p>koku/acre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0">
            <text:p>50</text:p>
          </table:table-cell>
          <table:table-cell office:value-type="string">
            <text:p>high</text:p>
          </table:table-cell>
          <table:table-cell table:formula="of:=[.I36]/259" office:value-type="float" office:value="123.552123552124">
            <text:p>123.55</text:p>
          </table:table-cell>
          <table:table-cell table:formula="of:=[.F36]*640" office:value-type="float" office:value="32000">
            <text:p>32000</text:p>
          </table:table-cell>
          <table:table-cell table:formula="of:=[.H36]/7" office:value-type="float" office:value="17.6503033645891">
            <text:p>17.65</text:p>
          </table:table-cell>
          <table:table-cell table:formula="of:=[.I36]/7" office:value-type="float" office:value="4571.42857142857">
            <text:p>4571.43</text:p>
          </table:table-cell>
          <table:table-cell table:formula="of:=[.K36]/640" office:value-type="float" office:value="7.14285714285714">
            <text:p>7.1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ushel of wheat</text:p>
          </table:table-cell>
          <table:table-cell/>
          <table:table-cell office:value-type="string">
            <text:p>lbs of wheat</text:p>
          </table:table-cell>
          <table:table-cell office:value-type="string">
            <text:p>loaves of bread</text:p>
          </table:table-cell>
          <table:table-cell office:value-type="float" office:value="40">
            <text:p>40</text:p>
          </table:table-cell>
          <table:table-cell office:value-type="string">
            <text:p>medium</text:p>
          </table:table-cell>
          <table:table-cell table:formula="of:=[.I37]/259" office:value-type="float" office:value="98.8416988416988">
            <text:p>98.84</text:p>
          </table:table-cell>
          <table:table-cell table:formula="of:=[.F37]*640" office:value-type="float" office:value="25600">
            <text:p>25600</text:p>
          </table:table-cell>
          <table:table-cell table:formula="of:=[.H37]/7" office:value-type="float" office:value="14.1202426916713">
            <text:p>14.12</text:p>
          </table:table-cell>
          <table:table-cell table:formula="of:=[.I37]/7" office:value-type="float" office:value="3657.14285714286">
            <text:p>3657.14</text:p>
          </table:table-cell>
          <table:table-cell table:formula="of:=[.K37]/640" office:value-type="float" office:value="5.71428571428571">
            <text:p>5.7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equals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string">
            <text:p>med-low</text:p>
          </table:table-cell>
          <table:table-cell table:formula="of:=[.I38]/259" office:value-type="float" office:value="74.1312741312741">
            <text:p>74.13</text:p>
          </table:table-cell>
          <table:table-cell table:formula="of:=[.F38]*640" office:value-type="float" office:value="19200">
            <text:p>19200</text:p>
          </table:table-cell>
          <table:table-cell table:formula="of:=[.H38]/7" office:value-type="float" office:value="10.5901820187534">
            <text:p>10.59</text:p>
          </table:table-cell>
          <table:table-cell table:formula="of:=[.I38]/7" office:value-type="float" office:value="2742.85714285714">
            <text:p>2742.86</text:p>
          </table:table-cell>
          <table:table-cell table:formula="of:=[.K38]/640" office:value-type="float" office:value="4.28571428571429">
            <text:p>4.29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string">
            <text:p>low</text:p>
          </table:table-cell>
          <table:table-cell table:formula="of:=[.I39]/259" office:value-type="float" office:value="49.4208494208494">
            <text:p>49.42</text:p>
          </table:table-cell>
          <table:table-cell table:formula="of:=[.F39]*640" office:value-type="float" office:value="12800">
            <text:p>12800</text:p>
          </table:table-cell>
          <table:table-cell table:formula="of:=[.H39]/7" office:value-type="float" office:value="7.06012134583563">
            <text:p>7.06</text:p>
          </table:table-cell>
          <table:table-cell table:formula="of:=[.I39]/7" office:value-type="float" office:value="1828.57142857143">
            <text:p>1828.57</text:p>
          </table:table-cell>
          <table:table-cell table:formula="of:=[.K39]/640" office:value-type="float" office:value="2.85714285714286">
            <text:p>2.8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1 koku rice = 7 bushels wheat</text:p>
          </table:table-cell>
          <table:table-cell table:number-columns-repeated="3"/>
          <table:table-cell table:style-name="ce1" office:value-type="float" office:value="10">
            <text:p>10</text:p>
          </table:table-cell>
          <table:table-cell table:style-name="ce1" office:value-type="string">
            <text:p>awful</text:p>
          </table:table-cell>
          <table:table-cell table:formula="of:=[.I40]/259" office:value-type="float" office:value="24.7104247104247">
            <text:p>24.71</text:p>
          </table:table-cell>
          <table:table-cell table:style-name="ce1" table:formula="of:=[.F40]*640" office:value-type="float" office:value="6400">
            <text:p>6400</text:p>
          </table:table-cell>
          <table:table-cell table:style-name="ce1" table:formula="of:=[.H40]/7" office:value-type="float" office:value="3.53006067291782">
            <text:p>3.53</text:p>
          </table:table-cell>
          <table:table-cell table:style-name="ce1" table:formula="of:=[.I40]/7" office:value-type="float" office:value="914.285714285714">
            <text:p>914.29</text:p>
          </table:table-cell>
          <table:table-cell table:style-name="ce1" table:formula="of:=[.K40]/640" office:value-type="float" office:value="1.42857142857143">
            <text:p>1.4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" office:value-type="string">
            <text:p>total</text:p>
          </table:table-cell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6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formula="of:=25/2.5" office:value-type="float" office:value="10">
            <text:p>1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 style:data-style-name="N2" text:time-value="0000-00-00T15:35: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main" style:display-name="PageStyle_Do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vince" style:display-name="PageStyle_Provi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y" style:display-name="PageStyle_Coun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City" style:display-name="PageStyle_Capital 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all_20_City" style:display-name="PageStyle_Small 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wn" style:display-name="PageStyle_T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llage" style:display-name="PageStyle_Vill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amlet" style:display-name="PageStyle_Ham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gres" style:display-name="PageStyle_Og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_20_Pie" style:display-name="PageStyle_Tax Pi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and_20_Productivity" style:display-name="PageStyle_Land Productiv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Thomas Bannister</meta:initial-creator>
    <meta:creation-date>2008-04-10T12:01:51</meta:creation-date>
    <dc:date>2013-07-13T15:54:21</dc:date>
    <meta:print-date>2008-05-15T12:41:15</meta:print-date>
    <meta:generator>LibreOffice/3.6$Linux_X86_64 LibreOffice_project/360m1$Build-2</meta:generator>
    <meta:editing-duration>PT6H12M29S</meta:editing-duration>
    <meta:editing-cycles>10</meta:editing-cycles>
    <meta:document-statistic meta:table-count="11" meta:cell-count="44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color="#1a1a1a" fo:font-family="Arial" fo:font-size="12pt" fo:font-weight="bold" style:font-size-asian="12pt" style:font-weight-asian="bold" style:font-size-complex="12pt" style:font-weight-complex="bold"/>
    </style:style>
    <style:style style:name="ch3" style:family="chart">
      <style:chart-properties chart:include-hidden-cells="false" chart:auto-position="true" chart:auto-size="true" chart:data-label-number="percentag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start"/>
      <style:graphic-properties svg:stroke-color="#1a1a1a"/>
      <style:text-properties fo:color="#1a1a1a" fo:font-family="Arial" fo:font-size="10pt" style:font-size-asian="10pt" style:font-size-complex="10pt"/>
    </style:style>
    <style:style style:name="ch5" style:family="chart" style:data-style-name="N1">
      <style:chart-properties chart:display-label="true" chart:tick-marks-major-inner="true" chart:tick-marks-major-outer="true" chart:logarithmic="false" chart:reverse-direction="true" text:line-break="false" chart:axis-position="start"/>
      <style:graphic-properties svg:stroke-color="#1a1a1a"/>
      <style:text-properties fo:color="#1a1a1a" fo:font-family="Arial" fo:font-size="10pt" style:font-size-asian="10pt" style:font-size-complex="10pt"/>
    </style:style>
    <style:style style:name="ch6" style:family="chart" style:data-style-name="N1">
      <style:chart-properties chart:data-label-number="percentage" chart:data-label-text="false" chart:data-label-symbol="false" chart:label-position="avoid-overlap"/>
      <style:graphic-properties svg:stroke-width="0.035cm" draw:fill-color="#9999ff"/>
      <style:text-properties fo:color="#1a1a1a" fo:font-family="Arial" fo:font-size="10pt" style:font-size-asian="10pt" style:font-size-complex="10pt"/>
    </style:style>
    <style:style style:name="ch7" style:family="chart">
      <style:chart-properties chart:solid-type="cuboid"/>
      <style:graphic-properties draw:fill-color="#9999ff"/>
    </style:style>
    <style:style style:name="ch8" style:family="chart">
      <style:chart-properties chart:solid-type="cuboid"/>
      <style:graphic-properties draw:fill-color="#993366"/>
    </style:style>
    <style:style style:name="ch9" style:family="chart">
      <style:chart-properties chart:solid-type="cuboid"/>
      <style:graphic-properties draw:fill-color="#ffffcc"/>
    </style:style>
    <style:style style:name="ch10" style:family="chart">
      <style:chart-properties chart:solid-type="cuboid"/>
      <style:graphic-properties draw:fill-color="#ccffff"/>
    </style:style>
    <style:style style:name="ch11" style:family="chart">
      <style:chart-properties chart:solid-type="cuboid"/>
      <style:graphic-properties draw:fill-color="#660066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1.144cm" svg:height="13.508cm" xlink:href=".." xlink:type="simple" chart:class="chart:circle" chart:style-name="ch1">
        <chart:title svg:x="8.921cm" svg:y="0.405cm" chart:style-name="ch2">
          <text:p>Taxes by Origin</text:p>
        </chart:title>
        <chart:plot-area chart:style-name="ch3" table:cell-range-address="Domain.E2:Domain.E6" svg:x="0.422cm" svg:y="1.65cm" svg:width="20.3cm" svg:height="11.588cm">
          <chartooo:coordinate-region svg:x="5.18cm" svg:y="2.117cm" svg:width="10.685cm" svg:height="10.685cm"/>
          <chart:axis chart:dimension="x" chart:name="primary-x" chart:style-name="ch4"/>
          <chart:axis chart:dimension="y" chart:name="primary-y" chart:style-name="ch5"/>
          <chart:series chart:style-name="ch6" chart:values-cell-range-address="Domain.E2:Domain.E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64">
                <text:p>24864</text:p>
                <draw:g>
                  <svg:desc>Domain.E2:Domain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296">
                <text:p>37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289.6">
                <text:p>5628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610.4">
                <text:p>706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424">
                <text:p>89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